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0</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政府现金告急加剧市场担忧 拜登团队称谈判取得“稳步进展”</text:span>
</text:h>
      <text:p text:style-name="P4">
Author: 联合早报 (Person)</text:p>
      <text:p text:style-name="P4">
Publisher: 联合早报 (Organization)</text:p>
      <text:p text:style-name="P4">
Published Time: 2023-05-19T-31:45</text:p>
      <text:p text:style-name="P4">
Modified Time: 2023-05-19T12:45</text:p>
      <text:p text:style-name="P4">
Description: 美国政府手头上可用于支付账单的现金额，已触及2021年12月以来的最低水平。而白宫官员说，总统拜登的谈判团队称，与众议院议长麦卡锡团队的谈判“取得稳步进展”。综合彭博社与路透社报道...</text:p>
      <text:p text:style-name="P4">
Videos: []</text:p>
      <text:p text:style-name="P4">
Audios: []</text:p>
      <text:p text:style-name="P4">
Images: []</text:p>
      <text:p text:style-name="P4">
Type: NewsArticle</text:p>
      <text:p text:style-name="P4">
Breadcrumbs: ['即时', '国际']</text:p>
      <text:p text:style-name="P4">
Keywords: ['美国', '债务违约', '拜登', '麦卡锡']</text:p>
      <!--METADATA-->
      <text:p text:style-name="P4">
美国政府手头上可用于支付账单的现金额，已触及2021年12月以来的最低水平。而白宫官员说，总统拜登的谈判团队称，与众议院议长麦卡锡团队的谈判“取得稳步进展”。</text:p>
      <text:p text:style-name="P4">
综合彭博社与路透社报道，星期四（5月18日）发布的数据显示，截至5月17日，美国财政部现金余额降至683亿美元（约920亿新元），此前一天为946亿美元，上周末为1400亿美元。</text:p>
      <text:p text:style-name="P4">
这加剧了市场的担忧，若白宫和国会领袖无法就提高或暂停政府债务上限达成协议，美国下月初就会陷入耗尽资金的困境，引发美国首次债务违约。</text:p>
      <text:p text:style-name="P4">
美国白宫官员说，正在日本参加 <text:a xlink:type="simple" xlink:href="https://www.zaobao.com/keywords/qi-guo-ji-tuan" text:style-name="Internet_20_link" text:visited-style-name="Visited_20_Internet_20_Link">
 </text:a>
峰会的拜登，星期五与他的债务上限谈判团队举行了电话会议。</text:p>
      <text:p text:style-name="P4">
其中一名官员说：“总统的团队告诉他，双方谈判正在取得稳步进展。”这名官员还说，拜登对国会领袖采取行动防止美国债务违约，依然抱有信心。</text:p>
      <text:p text:style-name="P4">
为化解联邦债务上限危机，拜登星期天就会返回华盛顿，他原定在G7峰会结束后，续程到巴布亚新几内亚和澳大利亚。</text:p>
      <text:p text:style-name="P4">
麦卡锡星期四说，他已看到双方可达成协议的“途径”，并暗示 <text:a xlink:type="simple" xlink:href="https://www.zaobao.com.sg/realtime/world/story20230518-1396036" text:style-name="Internet_20_link" text:visited-style-name="Visited_20_Internet_20_Link">
</text:a>
。这是麦卡锡迄今为止就债务上限谈判做出的最正面表态。</text:p>
      <text:p text:style-name="P4">
美国副总统哈里斯和白宫经济顾问雷纳德同日则再次警告，美国债务违约将使美国经济陷入衰退。</text:p>
      <text:p text:style-name="P4">
Source: <text:a xlink:type="simple" xlink:href="https://www.zaobao.com.sg/realtime/world/story20230519-1396126" text:style-name="Internet_20_link" text:visited-style-name="Visited_20_Internet_20_Link">
https://www.zaobao.com.sg/realtime/world/story20230519-1396126</text:a>
</text:p>
      <!--NEWS-->
      <text:h text:style-name="P10" text:outline-level="1">
<text:span text:style-name="T4">
TikTok遭蒙大拿州封殺 創作者提告控違憲</text:span>
</text:h>
      <text:p text:style-name="P4">
Author: None (Language: zh)</text:p>
      <text:p text:style-name="P4">
Publisher: None</text:p>
      <text:p text:style-name="P4">
Time: 2023-05-19T00:13:00Z</text:p>
      <text:p text:style-name="P4">
Description: 蒙大拿州開出全美第一槍，簽署立法全面禁止政府及一般用戶下載及使用TikTok，引發5名用戶兼創作者向法院提告，指控該禁令侵犯言論自由。該法案有何規定？為何執法困難？</text:p>
      <text:p text:style-name="P4">
Videos: []</text:p>
      <text:p text:style-name="P4">
Images: ["<text:a xlink:type="simple" xlink:href="https://static.dw.com/image/65003694_303.jpg" text:style-name="Internet_20_link" text:visited-style-name="Visited_20_Internet_20_Link">
65003694_303.jpg</text:a>
", "<text:a xlink:type="simple" xlink:href="https://static.dw.com/image/65096240_401.jpg" text:style-name="Internet_20_link" text:visited-style-name="Visited_20_Internet_20_Link">
65096240_401.jpg</text:a>
"]</text:p>
      <text:p text:style-name="P4">
Subject: 时政风云</text:p>
      <text:p text:style-name="P4">
Subjects: ['奥巴马', '专题报道：习近平访美', '岛屿主权争端', '专题报道：全景观看“习马会”', '中国', '中共十九大', '美国', '德中关系', '南希·佩洛西']</text:p>
      <text:p text:style-name="P4">
Keywords: ['中国', 'TikTok', '抖音', '美国', '中美关系']</text:p>
      <text:p text:style-name="P4">
ID: 65666897</text:p>
      <!--METADATA-->
      <text:p text:style-name="P4">
<text:a xlink:type="simple" xlink:href="https://www.dw.com/zh/overlay/image/article/65666897/65003694" text:style-name="Internet_20_link" text:visited-style-name="Visited_20_Internet_20_Link">
 <draw:frame draw:style-name="fr1" draw:name="Image2" text:anchor-type="as-char" svg:width="6.9236in" svg:height="3.896998in" draw:z-index="0">
<draw:image xlink:href="../Images/dwzh/2023-05-19T00-13-00Z/65003694_303.jpg" xlink:type="simple" xlink:show="embed" xlink:actuate="onLoad" draw:mime-type="image/jpeg"/>
</draw:frame>
</text:a>
</text:p>
      <text:p text:style-name="P4">
美國國會和州政府對TikTok的警戒日益升高，他們擔心中國政府對該平台具有潛在影響力</text:p>
      <text:p text:style-name="P4">
（德國之聲中文網）美國蒙大拿州通過法案全面禁用TikTok，促使5名TikTok用戶兼創作者週三（5月18日）向該州地區法院提起訴訟，盼能阻止這項禁令被實際執行。</text:p>
      <text:p text:style-name="P4">
提告TikTok用戶認為，該州試圖「行使蒙大拿州沒有的國家安全權力，並禁止蒙大拿州無權壓制的言論自由」，已侵犯了由美國憲法保障的公民基本權利。至截稿前，蒙大拿州總檢察長努森（AustinKnudsen）尚未回應路透社的置評請求。</text:p>
      <text:p text:style-name="P4">
該訴訟將交由民主黨法官莫羅伊（Donald Molloy）審理；莫羅伊在1995年被美國民主黨前總統人柯林頓（BillClinton）提名為法官。部分民主黨人士對TikTok態度較不強硬。</text:p>
      <text:p text:style-name="P4">
17日，TikTok發言人奧伯維特（BrookeOberwetter）發表聲明稱該法案違憲，「侵犯了蒙大拿州人民的言論自由」。她說：「我們想向蒙大拿州人民保證，他們可以繼續使用TikTok來表達自己、謀生、加入社群，因為我們繼續努力捍衛蒙大拿州內外用戶的權利。」</text:p>
      <text:p text:style-name="P4">
<draw:frame draw:style-name="fr1" draw:name="Image3" text:anchor-type="as-char" svg:width="6.9236in" svg:height="3.896998in" draw:z-index="0">
<draw:image xlink:href="../Images/dwzh/2023-05-19T00-13-00Z/65096240_401.jpg" xlink:type="simple" xlink:show="embed" xlink:actuate="onLoad" draw:mime-type="image/jpeg"/>
</draw:frame>
</text:p>
      <text:p text:style-name="P4">
今年3月，TikTok執行長周受資赴美國國會作證，聽證會長達近6小時</text:p>
      <text:p text:style-name="P4">
美國憲法第一修正案規定，國會制定的任何法律不得侵犯到公民的基本人權，其中包含了言論自由。</text:p>
      <text:p text:style-name="P4">
2020年，時任美國總統特朗普（DonaldTrump）試圖透過商務部的規範禁止下載TikTok和微信，就被多個法院阻止，從未生效；而美國公民自由聯盟（ACLU）等捍衛憲法團體和 <text:a xlink:type="simple" xlink:href="https://www.dw.com/zh/zh/全盘禁止tiktok-美国民主党内有反对声音/a-65213817" text:style-name="Internet_20_link" text:visited-style-name="Visited_20_Internet_20_Link">
</text:a>
，也都支持美國用戶保有使用TikTok的權利，以行使言論自由。</text:p>
      <text:p text:style-name="P4">
蒙大拿州州長吉安福特（Greg Gianforte）17日正式簽署立法，禁止TikTok在該州運營，稱此舉將進一步「保護蒙大拿人免受中共監控」。</text:p>
      <text:p text:style-name="P4">
該法案生效後， <text:a xlink:type="simple" xlink:href="https://www.dw.com/zh/zh/全面禁止tiktok美国蒙大拿州先行一步/a-65333928" text:style-name="Internet_20_link" text:visited-style-name="Visited_20_Internet_20_Link">
 </text:a>
。蒙大拿州司法部發言人弗勒（Emily Flower）17日公開表示：「我們預計會有法律挑戰，並已做好充分準備為法律辯護。」</text:p>
      <text:p text:style-name="P4">
禁令規定，蒙大拿州境內將不得下載TikTok，這意味著谷歌和蘋果等應用商店也不得「非法」提供TikTok。每當有人使用TikTok，不論是「被提供使用這個應用程式的能力」、或是「下載它」，TikTok或應用商店即觸法，將面臨每日高達1萬美元的罰款。</text:p>
      <text:p text:style-name="P4">
此法案預計2024年1月1日生效，懲罰將不適用於用戶端。</text:p>
      <text:h text:style-name="P12" text:outline-level="3">
<text:span text:style-name="T4">
TikTok禁令可行嗎？</text:span>
</text:h>
      <text:p text:style-name="P4">
美聯社援引網路安全專家說法分析，此禁令除了祭出罰款之外，沒有任何激勵措施使相關公司願意遵守規定，因此「充分執法將非常困難」。</text:p>
      <text:p text:style-name="P4">
此外，相較於中國對公民訪問網路的控制，美國並沒有任何類似的手段或工具。該法令也將網路服務提供商排除在外。</text:p>
      <text:p text:style-name="P4">
成員包含蘋果和谷歌的貿易集團TechNet的一名代表告訴美聯社，應用商店沒有能力在不同的州對特定應用進行「地理圍欄」，因此不可能阻止TikTok在蒙大拿州被下載。該組織還表示，應該由應用程式本身來決定運行範圍，而非應用商店。</text:p>
      <text:p text:style-name="P4">
網路安全公司Check Point的產品漏洞研究主管瓦努努（OdedVanunu）也認為，應用商店很難隔離單一國家的應用下載。他建議由TikTok來遵守規定更為可行，因為該應用本身才有權「根據用戶的地理位置或IP地址來調整設置」。</text:p>
      <text:h text:style-name="P12" text:outline-level="3">
<text:span text:style-name="T4">
禁用TikTok 印度早已先行一步</text:span>
</text:h>
      <text:h text:style-name="P12" text:outline-level="3">
<text:span text:style-name="T4">
美國加緊禁用TikTok</text:span>
</text:h>
      <text:p text:style-name="P4">
<text:a xlink:type="simple" xlink:href="https://www.dw.com/zh/zh/德语媒体不断升级的tiktok之争/a-65171272" text:style-name="Internet_20_link" text:visited-style-name="Visited_20_Internet_20_Link">
 </text:a>
，他們擔心中國政府對該平台具有潛在影響力，因而要求在全國範圍內禁止該應用程式。然而，光是要在人口超過100萬的蒙大拿州實行禁令，即面臨諸多困難；若要將禁令範圍擴大至全美超過1.5億TikTok用戶，絕非易事。</text:p>
      <text:p text:style-name="P4">
今年3月， <text:a xlink:type="simple" xlink:href="https://www.dw.com/zh/zh/抖音执行长赴美国会作证前夕-专家怎么说/a-65078532" text:style-name="Internet_20_link" text:visited-style-name="Visited_20_Internet_20_Link">
 </text:a>
，聽證會長達近6小時，氣氛劍拔弩張。國會兩黨議員都提出質疑，認為TikTok母公司字節跳動（ByteDance）將使中國政府能獲取用戶數據，或影響美國用戶在該應用上發表的內容。</text:p>
      <text:p text:style-name="P4">
對此，TikTok不斷否認它曾與中國政府共享數據，並表示如果被要求，該平台也不會這樣做。</text:p>
      <text:p text:style-name="P4">
目前，TikTok正在進行一項名為「德克薩斯項目」（ProjectTexas）的倡議，欲創建了一個獨立實體，將美國用戶的數據儲存在美國的服務器上，由美國科技公司甲骨文運營。</text:p>
      <text:p text:style-name="P4">
（綜合報導）</text:p>
      <text:p text:style-name="P4">
Source: <text:a xlink:type="simple" xlink:href="https://www.dw.com/zh/tiktok遭蒙大拿州封殺-創作者提告控違憲/a-65666897" text:style-name="Internet_20_link" text:visited-style-name="Visited_20_Internet_20_Link">
https://www.dw.com/zh/tiktok遭蒙大拿州封殺-創作者提告控違憲/a-65666897?maca=chi-rss-chi-all-1127-rdf</text:a>
</text:p>
      <!--NEWS-->
      <text:h text:style-name="P10" text:outline-level="1">
<text:span text:style-name="T4">
澤連斯基將現身廣島 親臨21日G7峰會</text:span>
</text:h>
      <text:p text:style-name="P4">
Author: None (Language: zh)</text:p>
      <text:p text:style-name="P4">
Publisher: None</text:p>
      <text:p text:style-name="P4">
Time: 2023-05-19T03:47:00Z</text:p>
      <text:p text:style-name="P4">
Description: G7廣島領袖峰會19日正式登場。據悉，烏克蘭總統將現身廣島，預計參加21日的峰會。他的閃電現身，將為此次會議帶來怎樣的影響？</text:p>
      <text:p text:style-name="P4">
Videos: []</text:p>
      <text:p text:style-name="P4">
Images: ["<text:a xlink:type="simple" xlink:href="https://static.dw.com/image/65675618_303.jpg" text:style-name="Internet_20_link" text:visited-style-name="Visited_20_Internet_20_Link">
65675618_303.jpg</text:a>
", "<text:a xlink:type="simple" xlink:href="https://static.dw.com/image/65613995_401.jpg" text:style-name="Internet_20_link" text:visited-style-name="Visited_20_Internet_20_Link">
65613995_401.jpg</text:a>
", "<text:a xlink:type="simple" xlink:href="https://static.dw.com/image/65673553_401.jpg" text:style-name="Internet_20_link" text:visited-style-name="Visited_20_Internet_20_Link">
65673553_401.jpg</text:a>
", "<text:a xlink:type="simple" xlink:href="https://static.dw.com/image/65672171_401.jpg" text:style-name="Internet_20_link" text:visited-style-name="Visited_20_Internet_20_Link">
65672171_401.jpg</text:a>
", "<text:a xlink:type="simple" xlink:href="https://static.dw.com/image/65669256_401.jpg" text:style-name="Internet_20_link" text:visited-style-name="Visited_20_Internet_20_Link">
65669256_401.jpg</text:a>
"]</text:p>
      <text:p text:style-name="P4">
Subject: 时政风云</text:p>
      <text:p text:style-name="P4">
Subjects: ['奥巴马', '欧债危机', '欧盟', '戴安娜', '岛屿主权争端', '德国', '英国', '英国退欧', '日本', '留学德国']</text:p>
      <text:p text:style-name="P4">
Keywords: ['英国', '日本', 'G7峰会', '半导体', '供应链', '晶片', '印太', '伊丽莎白女王号航空母舰', '美国', '德国', '肖尔茨', '拜登']</text:p>
      <text:p text:style-name="P4">
ID: 65673473</text:p>
      <!--METADATA-->
      <text:p text:style-name="P4">
<text:a xlink:type="simple" xlink:href="https://www.dw.com/zh/overlay/image/article/65673473/65675618" text:style-name="Internet_20_link" text:visited-style-name="Visited_20_Internet_20_Link">
 <draw:frame draw:style-name="fr1" draw:name="Image4" text:anchor-type="as-char" svg:width="6.9236in" svg:height="3.896998in" draw:z-index="0">
<draw:image xlink:href="../Images/dwzh/2023-05-19T03-47-00Z/65675618_303.jpg" xlink:type="simple" xlink:show="embed" xlink:actuate="onLoad" draw:mime-type="image/jpeg"/>
</draw:frame>
</text:a>
</text:p>
      <text:p text:style-name="P4">
广岛7国集团峰会</text:p>
      <text:p text:style-name="P4">
（德國之聲中文網）七國集團（G7）廣島峰會週五（5月19日）登場。彭博社、路透社與英國《金融時報》引述知情人士說法，稱烏克蘭總統澤連斯基（VolodymyrZelensky）將親自出席廣島G7峰會，參加週末的會議。</text:p>
      <text:p text:style-name="P4">
報導指，他此次閃電現身，意在強化西方對烏克蘭的支持，並趁G7的機會呼籲印度、巴西等非會員與會國，加入制裁莫斯科的行列。不過有不具名官員警告，他的訪問仍可能因維安因素而取消。</text:p>
      <text:p text:style-name="P4">
<draw:frame draw:style-name="fr1" draw:name="Image5" text:anchor-type="as-char" svg:width="6.9236in" svg:height="3.896998in" draw:z-index="0">
<draw:image xlink:href="../Images/dwzh/2023-05-19T03-47-00Z/65613995_401.jpg" xlink:type="simple" xlink:show="embed" xlink:actuate="onLoad" draw:mime-type="image/jpeg"/>
</draw:frame>
</text:p>
      <text:p text:style-name="P4">
澤連斯基或將出席廣島G7峰會（資料照）</text:p>
      <text:p text:style-name="P4">
专家指出，如果泽连斯基亲自与会将有助于提升日本的国际地位。日本國際基督教大學政治和國際研究系教授納吉（StephenNagy）对德国之声表示，这使日本在七国集团内部以及在国际社会凸显出其重要性，随着泽连斯基的出现，日本作为此次会议的东道国站到了同俄罗斯斗争的前沿。就乌克兰而言，泽伦斯基则借此机会，得到强有力的支持以及财政援助，带着七国集团实实在在的军援返回乌克兰。</text:p>
      <text:p text:style-name="P4">
台灣東華大學歐盟研究中心訪問助理研究員馮儒莎（Zsuzsa Anna Ferenczy)同意以上观点，泽连斯基亲自到场，给日本在地区发挥更大影响带来契机。</text:p>
      <text:p text:style-name="P4">
不过，《金融時報》提及日本作為此次G7峰會輪值主席國，一直致力確保這場「7年來首次在亞洲舉行」的峰會不會只著重於俄烏戰爭，然而澤倫斯基的出席可能使此事更加複雜化。</text:p>
      <text:p text:style-name="P4">
<draw:frame draw:style-name="fr1" draw:name="Image6" text:anchor-type="as-char" svg:width="6.9236in" svg:height="3.896998in" draw:z-index="0">
<draw:image xlink:href="../Images/dwzh/2023-05-19T03-47-00Z/65673553_401.jpg" xlink:type="simple" xlink:show="embed" xlink:actuate="onLoad" draw:mime-type="image/jpeg"/>
</draw:frame>
</text:p>
      <text:p text:style-name="P4">
G7及歐盟領袖19日上午來到廣島和平紀念公園獻花。</text:p>
      <text:p text:style-name="P4">
19日上午，G7各國領袖來到廣島和平紀念公園，並參訪博物館，回顧廣島在二戰時期遭美軍轟炸的歷史。此前，日本首相岸田文雄曾表示，希望藉此機會強調「沒有核武的世界」願景。</text:p>
      <text:p text:style-name="P4">
除了核武之外，這次峰會的主要焦點還包含G7對俄羅斯的進一步制裁，以及 <text:a xlink:type="simple" xlink:href="https://www.dw.com/zh/zh/g7峰會前瞻-民主國家有辦法共同抗中嗎/a-65667663" text:style-name="Internet_20_link" text:visited-style-name="Visited_20_Internet_20_Link">
 </text:a>
 行為。對此，中國官媒新華社18日發佈報告，批評美國的「脅迫外交及其危害」。</text:p>
      <text:p text:style-name="P4">
在正式領袖峰會前，主辦峰會的岸田文雄已先行會晤各國領袖。這幾場重要會議談了什麼？DW記者也前進廣島參與此次盛會，為您整理以下重點。</text:p>
      <text:h text:style-name="P12" text:outline-level="3">
<text:span text:style-name="T4">
德日會談：重申基於規則的國際秩序重要性</text:span>
</text:h>
      <text:p text:style-name="P4">
19日上午，德國總理肖爾茨（Olaf Scholz）與日本首相岸田文雄舉行了雙邊會談，雙方談話約40分鐘。</text:p>
      <text:p text:style-name="P4">
首先，岸田歡迎肖爾茨造訪日本，並盼能與去年擔任G7主席的肖爾茨共同引導討論，一同強化以法治為基礎的國際秩序。雙方提到與全球南方國家合作的重要性，並就東亞局勢交換意見，在中國、朝鮮帶來的挑戰上密切合作，並提到了包括核能、導彈和綁架等問題。</text:p>
      <text:p text:style-name="P4">
針對烏克蘭局勢，岸田與肖爾茨證實將繼續對俄羅斯施加嚴格制裁，同時提供烏克蘭有力的援助。兩人也表示，將向全球傳達G7堅定維護「基於法治的自由開放國際秩序」的決心。</text:p>
      <text:p text:style-name="P4">
在德日雙邊關係方面，兩國領袖一致同意，今年3月在東京舉行的 <text:a xlink:type="simple" xlink:href="https://www.dw.com/zh/zh/德日举行首次政府间磋商-两国关系提升到新水平/a-65036404" text:style-name="Internet_20_link" text:visited-style-name="Visited_20_Internet_20_Link">
 </text:a>
帶來了重要成果，進一步擴大、深化雙邊合作，特別是在經濟安全領域上。以此為基礎，岸田與肖爾茨表示有意繼續推動具體的合作。</text:p>
      <text:p text:style-name="P4">
<draw:frame draw:style-name="fr1" draw:name="Image7" text:anchor-type="as-char" svg:width="6.9236in" svg:height="3.896998in" draw:z-index="0">
<draw:image xlink:href="../Images/dwzh/2023-05-19T03-47-00Z/65672171_401.jpg" xlink:type="simple" xlink:show="embed" xlink:actuate="onLoad" draw:mime-type="image/jpeg"/>
</draw:frame>
</text:p>
      <text:p text:style-name="P4">
18日，德國總理肖爾茨伉儷抵達日本。</text:p>
      <text:h text:style-name="P12" text:outline-level="3">
<text:span text:style-name="T4">
英日領袖會晤：英國航母將重返印太</text:span>
</text:h>
      <text:p text:style-name="P4">
G7峰會前，岸田文雄也先在週四（18日）會晤英國首相蘇納克（Rishi Sunak），雙方簽署《廣島協議》（HiroshimaAccord），重申歐洲大西洋地區的繁榮跟印太地區密不可分。</text:p>
      <text:p text:style-name="P4">
協議內，英國和日本呼籲中國要做一個「負責任的國際社會成員」，並對南海、東海局勢表達關切，稱「強烈反對在世界任何地方，以武力或脅迫單方面改變現狀」。針對台灣，英日兩國稱基本立場沒有改變，重申台海和平穩定是國際社會安全與繁榮「不可或缺的元素」，呼籲和平解決兩岸問題。</text:p>
      <text:p text:style-name="P4">
英日安全合作方面，雙方將強化跨國聯盟作戰能力（interoperability）；此外，英國還將於2025年派遣伊麗莎白女王號航空母艦（HMS QueenElizabeth）重返太平洋。隨著中國的軍事實力日益增強，英國這艘航母 <text:a xlink:type="simple" xlink:href="https://www.dw.com/zh/zh/英国军舰罕见穿越台湾海峡/a-59328615" text:style-name="Internet_20_link" text:visited-style-name="Visited_20_Internet_20_Link">
</text:a>
 ，並停靠日本橫須賀基地。</text:p>
      <text:h text:style-name="P12" text:outline-level="3">
<text:span text:style-name="T4">
英航空母舰首度停靠日本横须贺基地</text:span>
</text:h>
      <text:p text:style-name="P4">
英相蘇納克表示，未來英國的航母打擊群重回印太，將與日本自衛隊及其他區域夥伴合作，「協助捍衛印太地區的和平穩定」。在G7領袖峰會正式登場前，蘇納克曾前往橫須賀海軍基地參訪，還登上日本的「出雲號」。</text:p>
      <text:p text:style-name="P4">
2022年5月，時任英國首相的約翰遜（Boris Johnson）亦曾訪日，與岸田文雄達成 <text:a xlink:type="simple" xlink:href="https://www.dw.com/zh/zh/英日達成歷史性防衛協議-日相今日烏克蘭明日東亞/a-61702390" text:style-name="Internet_20_link" text:visited-style-name="Visited_20_Internet_20_Link">
</text:a>
 （ReciprocalAccess Agreement）。依此協定，日本和英國部隊能夠共同部署，在印太地區進行訓練和聯合演習。</text:p>
      <text:p text:style-name="P4">
經濟方面，英日兩國著重於供應鏈韌性，並將推動「半導體夥伴關係」，發展聯合研發計劃。蘇納克18日還宣布，日本企業將在英國投資177億英鎊，其中日本綜合商社丸紅（Marubeni）將投資約100億英鎊在離岸風力與氫能項目。</text:p>
      <text:p text:style-name="P4">
英國脫歐之後， <text:a xlink:type="simple" xlink:href="https://www.dw.com/zh/zh/定調對中政策-英外相若台海開戰將衝擊全球/a-65427137" text:style-name="Internet_20_link" text:visited-style-name="Visited_20_Internet_20_Link">
 </text:a>
，尋求與日本等亞洲國家建立更緊密的貿易關係。英國今年3月與《跨太平洋夥伴全面進步協定》（CPTPP）的成員國達成協議，預計7月正式簽署文件， <text:a xlink:type="simple" xlink:href="https://www.dw.com/zh/zh/英國加入cptpp-下一個是台灣/a-65176941" text:style-name="Internet_20_link" text:visited-style-name="Visited_20_Internet_20_Link">
</text:a>
 。</text:p>
      <text:h text:style-name="P12" text:outline-level="3">
<text:span text:style-name="T4">
美國與盟友宣布對俄新一波制裁</text:span>
</text:h>
      <text:p text:style-name="P4">
另一場受到高度關注的雙邊會談，則是岸田與美國總統拜登18日的會晤。根據白宮新聞稿，兩人表明將繼續支持烏克蘭抵抗俄羅斯的殘酷、非法入侵，並承諾密切合作以應對區域挑戰，包含朝鮮的核武與導彈威脅，以及中國的脅迫行為。雙方也重申，反對單方面改變台海現狀，認為應以和平方式解決兩岸問題。</text:p>
      <text:p text:style-name="P4">
拜登說，美日聯盟是印太地區和平與繁榮的基石。雙方將 <text:a xlink:type="simple" xlink:href="https://www.dw.com/zh/zh/抗衡中國-日本將投資印太地區750億美元/a-65056404" text:style-name="Internet_20_link" text:visited-style-name="Visited_20_Internet_20_Link">
 </text:a>
 ，持續就「 <text:a xlink:type="simple" xlink:href="https://www.dw.com/zh/zh/拜登宣布启动印太经济框架-13国为初始成员/a-61896648" text:style-name="Internet_20_link" text:visited-style-name="Visited_20_Internet_20_Link">
</text:a>
 」（IPEF）進行協商。</text:p>
      <text:p text:style-name="P4">
在G7領袖峰會正式舉行前，美國及其盟友也陸續宣布對俄羅斯祭出新一波制裁。美國官員表示，將有70個來自俄羅斯等國的實體被列入美國貿易黑名單，另外還將推出300項個別制裁，對象包含個人、實體、船隻和飛機。英國則宣布禁止俄國的鑽石，以及銅、鋁、鎳的進口；G7各國也可能共同推出相關制裁，限制俄國的鑽石貿易。</text:p>
      <text:p text:style-name="P4">
<draw:frame draw:style-name="fr1" draw:name="Image8" text:anchor-type="as-char" svg:width="6.9236in" svg:height="3.896998in" draw:z-index="0">
<draw:image xlink:href="../Images/dwzh/2023-05-19T03-47-00Z/65669256_401.jpg" xlink:type="simple" xlink:show="embed" xlink:actuate="onLoad" draw:mime-type="image/jpeg"/>
</draw:frame>
</text:p>
      <text:p text:style-name="P4">
18日，美國總統拜登與日本首相岸田文雄會晤。</text:p>
      <text:p text:style-name="P4">
（綜合報導）</text:p>
      <text:p text:style-name="P4">
Source: <text:a xlink:type="simple" xlink:href="https://www.dw.com/zh/澤連斯基將現身廣島-親臨21日g7峰會/a-65673473" text:style-name="Internet_20_link" text:visited-style-name="Visited_20_Internet_20_Link">
https://www.dw.com/zh/澤連斯基將現身廣島-親臨21日g7峰會/a-65673473?maca=chi-rss-chi-all-1127-rdf</text:a>
</text:p>
      <!--NEWS-->
      <text:h text:style-name="P10" text:outline-level="1">
<text:span text:style-name="T4">
破冰契機再現 中美商務部長下週將會面</text:span>
</text:h>
      <text:p text:style-name="P4">
Author: None (Language: zh)</text:p>
      <text:p text:style-name="P4">
Publisher: None</text:p>
      <text:p text:style-name="P4">
Time: 2023-05-19T07:00:00Z</text:p>
      <text:p text:style-name="P4">
Description: 此消息由中國駐美大使館於18日主動釋出，外界推測，中方很可能是在為今年下半年安排「拜習會」鋪路。隨著中美關係跌宕起伏，北京對這場部長級會談有何期待？</text:p>
      <text:p text:style-name="P4">
Videos: []</text:p>
      <text:p text:style-name="P4">
Images: ["<text:a xlink:type="simple" xlink:href="https://static.dw.com/image/58223660_303.jpg" text:style-name="Internet_20_link" text:visited-style-name="Visited_20_Internet_20_Link">
58223660_303.jpg</text:a>
", "<text:a xlink:type="simple" xlink:href="https://static.dw.com/image/56301326_401.jpg" text:style-name="Internet_20_link" text:visited-style-name="Visited_20_Internet_20_Link">
56301326_401.jpg</text:a>
"]</text:p>
      <text:p text:style-name="P4">
Subject: 时政风云</text:p>
      <text:p text:style-name="P4">
Subjects: ['奥巴马', '专题报道：习近平访美', '岛屿主权争端', '专题报道：全景观看“习马会”', '中国', '中共十九大', '人民币', '美国', '德中关系', '南希·佩洛西']</text:p>
      <text:p text:style-name="P4">
Keywords: ['美国', '中国', '中美关系', '中美贸易']</text:p>
      <text:p text:style-name="P4">
ID: 65673854</text:p>
      <!--METADATA-->
      <text:p text:style-name="P4">
<text:a xlink:type="simple" xlink:href="https://www.dw.com/zh/overlay/image/article/65673854/58223660" text:style-name="Internet_20_link" text:visited-style-name="Visited_20_Internet_20_Link">
 <draw:frame draw:style-name="fr1" draw:name="Image9" text:anchor-type="as-char" svg:width="6.9236in" svg:height="3.896998in" draw:z-index="0">
<draw:image xlink:href="../Images/dwzh/2023-05-19T07-00-00Z/58223660_303.jpg" xlink:type="simple" xlink:show="embed" xlink:actuate="onLoad" draw:mime-type="image/jpeg"/>
</draw:frame>
</text:a>
</text:p>
      <text:p text:style-name="P4">
中國商務部長王文濤計劃在華府會晤美國商務部長雷蒙多（Gina Raimondo，上圖）。</text:p>
      <text:p text:style-name="P4">
（德國之聲中文網）中國駐美國大使館週四（5月18日）宣布，中美商務部長和貿易代表將於下週在美國會晤。使館發言人劉鵬宇同日在線上記者會表示，中方對與美國在各層級恢復交流持「開放態度」，但前提是雙方須「相互尊重」。</text:p>
      <text:p text:style-name="P4">
「美方必須對中國建立正確的認識，」劉鵬宇告訴記者：「我們希望美方回歸理性和務實的中國政策，以便兩國都能有更好的發展、共同繁榮。」會後，他另以書面聲明表示，針對中美商務部長的會談內容，雙方目前仍在討論細節。</text:p>
      <text:p text:style-name="P4">
這場會談被視為中美關係的另一破冰契機，不過至截稿前，美國商務部和貿易代表辦公室皆未對此消息作出回應。</text:p>
      <text:p text:style-name="P4">
路透社引述匿名消息人士指出，中國商務部長王文濤計劃在華府會晤美國商務部長雷蒙多（GinaRaimondo），接著5月25日至26日在底特律出席亞太經濟合作組織（APEC）的部長會議，並藉此機會與美國貿易代表戴琪（KatherineTai）會面。</text:p>
      <text:p text:style-name="P4">
而中方正式公布此消息的同一天（18日），美國與台灣也宣布就「21世紀貿易倡議」達成第一階段談判，預計於今年上半年內正式簽署首批協定。路透社指出，此事預料將引起中國強烈抗議。</text:p>
      <text:p text:style-name="P4">
<draw:frame draw:style-name="fr1" draw:name="Image10" text:anchor-type="as-char" svg:width="6.9236in" svg:height="3.896998in" draw:z-index="0">
<draw:image xlink:href="../Images/dwzh/2023-05-19T07-00-00Z/56301326_401.jpg" xlink:type="simple" xlink:show="embed" xlink:actuate="onLoad" draw:mime-type="image/jpeg"/>
</draw:frame>
</text:p>
      <text:p text:style-name="P4">
美國貿易代表戴琪18日表示，台美「21世紀貿易倡議」達成第一階段談判。</text:p>
      <text:p text:style-name="P4">
美國貿易代表戴琪在新聞稿中寫道，這項成果是強化美台經濟關係的重要一步，「期待繼續這些談判，在最終達成一個強有力、高標準的貿易協議，以應對21世紀的經濟挑戰」。</text:p>
      <text:p text:style-name="P4">
台灣行政院經貿談判辦公室也在一份聲明中稱，這是台美雙邊經貿關係「深具歷史意義的一刻」，表示將儘速展開下一輪談判，目標在年底之前完成所有議題的談判。</text:p>
      <text:h text:style-name="P12" text:outline-level="3">
<text:span text:style-name="T4">
中美關係跌宕起伏</text:span>
</text:h>
      <text:p text:style-name="P4">
今年2月， <text:a xlink:type="simple" xlink:href="https://www.dw.com/zh/zh/击落间谍气球后-美国为何推迟对中国的制裁/a-65593443" text:style-name="Internet_20_link" text:visited-style-name="Visited_20_Internet_20_Link">
 </text:a>
，美國國務卿布林肯（Antony Blinken）因此推遲訪中，兩國關係陷入冰點。近期，美國不斷強調有意恢復與中國對話，以免雙方關係走向衝突。5月10日至11日，雙方即舉行了高層會談， <text:a xlink:type="simple" xlink:href="https://www.dw.com/zh/zh/中美關係解凍沙利文與王毅坦率長談8小時/a-65597495" text:style-name="Internet_20_link" text:visited-style-name="Visited_20_Internet_20_Link">
</text:a>
 。</text:p>
      <text:p text:style-name="P4">
然而，目前中美雙方仍未透露何時將 <text:a xlink:type="simple" xlink:href="https://www.dw.com/zh/zh/媒体中国拒绝重新安排布林肯访华行程/a-65334015" text:style-name="Internet_20_link" text:visited-style-name="Visited_20_Internet_20_Link">
 </text:a>
，或兩國元首通話。今年的APEC峰會將於11月在舊金山舉行；據《華爾街日報》15日分析，這可能成為再次舉行「拜習會」的契機，而中國正在為此鋪路。</text:p>
      <text:h text:style-name="P12" text:outline-level="3">
<text:span text:style-name="T4">
拜习同框! 两人见面说了什么</text:span>
</text:h>
      <text:p text:style-name="P4">
美國總統拜登（JoeBiden）上一次與中國國家主席習近平會晤，是在去年11月印尼20國集團（G20）領袖峰會前夕。當時雙方同意將保持戰略溝通、經常磋商。中國駐美使館發言人劉鵬宇18日表示，美方應該把去年「拜習會」達成的協議「付諸實踐」，並妥善處理敏感的台灣問題。</text:p>
      <text:p text:style-name="P4">
劉鵬宇補充說，  美國應與中國合作，為兩國領袖「未來的互動創造有利條件」  。</text:p>
      <text:p text:style-name="P4">
部分美國共和黨國會議會批評，拜登政府積極安排與北京互動，顯示美國對中態度軟化，並強調從過去數十年的雙方互動來看，保持關係也未能改變中國政府在一系列貿易、安全和人權問題上的做法。</text:p>
      <text:p text:style-name="P4">
（路透社、台灣中央社、《華爾街日報》）</text:p>
      <text:p text:style-name="P4">
Source: <text:a xlink:type="simple" xlink:href="https://www.dw.com/zh/破冰契機再現-中美商務部長下週將會面/a-65673854" text:style-name="Internet_20_link" text:visited-style-name="Visited_20_Internet_20_Link">
https://www.dw.com/zh/破冰契機再現-中美商務部長下週將會面/a-65673854?maca=chi-rss-chi-all-1127-rdf</text:a>
</text:p>
      <!--NEWS-->
      <text:h text:style-name="P10" text:outline-level="1">
<text:span text:style-name="T4">
德国将大幅简化和加快外国人入籍程序</text:span>
</text:h>
      <text:p text:style-name="P4">
Author: None (Language: zh)</text:p>
      <text:p text:style-name="P4">
Publisher: None</text:p>
      <text:p text:style-name="P4">
Time: 2023-05-19T10:05:00Z</text:p>
      <text:p text:style-name="P4">
Description: 有报道称，联邦政府已就改革国籍法达成原则性共识。今后外国人申请加入德国籍的手续将变得更为快捷，保留原国籍也将不再是件难事。</text:p>
      <text:p text:style-name="P4">
Videos: []</text:p>
      <text:p text:style-name="P4">
Images: ["<text:a xlink:type="simple" xlink:href="https://static.dw.com/image/63938418_303.jpg" text:style-name="Internet_20_link" text:visited-style-name="Visited_20_Internet_20_Link">
63938418_303.jpg</text:a>
", "<text:a xlink:type="simple" xlink:href="https://static.dw.com/image/61165586_401.jpg" text:style-name="Internet_20_link" text:visited-style-name="Visited_20_Internet_20_Link">
61165586_401.jpg</text:a>
"]</text:p>
      <text:p text:style-name="P4">
Subject: 新闻广角</text:p>
      <text:p text:style-name="P4">
Subjects: ['欧债危机', '欧盟', '德国', '留学德国', '留学德国', '德国联邦大选', '德中关系', '默克尔']</text:p>
      <text:p text:style-name="P4">
Keywords: ['入籍', '德国', '外来移民', '移民 难民 融入 社会 学习 语言', '学德语']</text:p>
      <text:p text:style-name="P4">
ID: 65676241</text:p>
      <!--METADATA-->
      <text:p text:style-name="P4">
<text:a xlink:type="simple" xlink:href="https://www.dw.com/zh/overlay/image/article/65676241/63938418" text:style-name="Internet_20_link" text:visited-style-name="Visited_20_Internet_20_Link">
 <draw:frame draw:style-name="fr1" draw:name="Image11" text:anchor-type="as-char" svg:width="6.9236in" svg:height="3.896998in" draw:z-index="0">
<draw:image xlink:href="../Images/dwzh/2023-05-19T10-05-00Z/63938418_303.jpg" xlink:type="simple" xlink:show="embed" xlink:actuate="onLoad" draw:mime-type="image/jpeg"/>
</draw:frame>
</text:a>
</text:p>
      <text:p text:style-name="P4">
（德国之声中文网)《南德意志报》援引德国内政部一份49页的法律草案报道称，今后外国人加入德国籍的手续将会大幅简化，以方便外来移民更好地融入德国社会。尤其那些已经在德国生活多年的外来移民，<text:a xlink:type="simple" xlink:href="https://www.dw.com/zh/zh/德国计划大幅降低入籍门槛/a-63883720" text:style-name="Internet_20_link" text:visited-style-name="Visited_20_Internet_20_Link">
 </text:a>
</text:p>
      <text:h text:style-name="P12" text:outline-level="3">
<text:span text:style-name="T4">
"融入社会特别成功者"将获加分</text:span>
</text:h>
      <text:p text:style-name="P4">
根据相关的改革计划，移民在德生活届满八年方可入籍的时限，将被缩短至5年。《南德意志报》报道称，对于"融入德国社会特别成功者"，比如掌握良好的德语知识、积极参与公益事业或者在职业岗位有出色表现者，其在德生活满三年，即有机会获得德国国籍。</text:p>
      <text:p text:style-name="P4">
<draw:frame draw:style-name="fr1" draw:name="Image12" text:anchor-type="as-char" svg:width="6.9236in" svg:height="3.896998in" draw:z-index="0">
<draw:image xlink:href="../Images/dwzh/2023-05-19T10-05-00Z/61165586_401.jpg" xlink:type="simple" xlink:show="embed" xlink:actuate="onLoad" draw:mime-type="image/jpeg"/>
</draw:frame>
</text:p>
      <text:p text:style-name="P4">
入籍程序将变得更加快捷，图为参加社会融入班学习的外来移民。</text:p>
      <text:p text:style-name="P4">
在德国出生移民子女的入籍时限也将被大大缩短。 <text:a xlink:type="simple" xlink:href="https://www.dw.com/zh/zh/德国融合部长会议降低移民子女入籍门槛/a-57398901" text:style-name="Internet_20_link" text:visited-style-name="Visited_20_Internet_20_Link">
</text:a>
，迄今为止的时限要求则为八年。《南德意志报》报道称，对于岁数超过67岁的老年移民，司法部计划取消对他们德语文字能力的要求，具有一定的德语听说能力即可入籍。</text:p>
      <text:h text:style-name="P12" text:outline-level="3">
<text:span text:style-name="T4">
双重国籍成为可能选项</text:span>
</text:h>
      <text:p text:style-name="P4">
本次国籍法改革的另一项重大内容是，今后加入德国籍时，放弃原有国籍不再是必要选项。法律草案中称，原有的法律规定已经同现实严重脱节，过去几年当中，很多加入德国籍的外来移民并没有放弃原有国籍。</text:p>
      <text:p text:style-name="P4">
社民党议会党团代表团副主席维泽（Dirk Wiese）对《莱茵邮报》表示，国籍法改革有望在近期内获得通过："重要的细节问题已经得到了澄清。"他表示，那些被证实犯有反犹主义、种族主义、仇外及违背人性罪行的人将不被允许加入德国籍。维泽说："只有尊重我们价值观的人，才可以获得德国国籍。"此前，自由民主党曾强烈敦促，要求将犯有特定罪行的人群排除在入籍者行列之外。</text:p>
      <text:p text:style-name="P4">
（综合报道）</text:p>
      <text:p text:style-name="P4">
Source: <text:a xlink:type="simple" xlink:href="https://www.dw.com/zh/德国将大幅简化和加快外国人入籍程序/a-65676241" text:style-name="Internet_20_link" text:visited-style-name="Visited_20_Internet_20_Link">
https://www.dw.com/zh/德国将大幅简化和加快外国人入籍程序/a-65676241?maca=chi-rss-chi-all-1127-rdf</text:a>
</text:p>
      <!--NEWS-->
      <text:h text:style-name="P10" text:outline-level="1">
<text:span text:style-name="T4">
G7召開的廣島：日本曾經的軍都、岸田的家鄉</text:span>
</text:h>
      <text:p text:style-name="P4">
Author: None (Language: zh)</text:p>
      <text:p text:style-name="P4">
Publisher: None</text:p>
      <text:p text:style-name="P4">
Time: 2023-05-19T12:57:00Z</text:p>
      <text:p text:style-name="P4">
Description: 七國集團廣島峰會19日正式召開，廣島不僅是日本首相岸田的家鄉，也是二戰中唯二遭到原子彈攻擊的城市。在現在核武威脅持續的當今世界，回顧廣島從過去軍都轉變成為和平都市的發展，讓人了解岸田文雄想透過這座城市的變遷，傳達他的理念。</text:p>
      <text:p text:style-name="P4">
Videos: []</text:p>
      <text:p text:style-name="P4">
Images: ["<text:a xlink:type="simple" xlink:href="https://static.dw.com/image/65675633_303.jpg" text:style-name="Internet_20_link" text:visited-style-name="Visited_20_Internet_20_Link">
65675633_303.jpg</text:a>
", "<text:a xlink:type="simple" xlink:href="https://static.dw.com/image/65674352_401.jpg" text:style-name="Internet_20_link" text:visited-style-name="Visited_20_Internet_20_Link">
65674352_401.jpg</text:a>
", "<text:a xlink:type="simple" xlink:href="https://static.dw.com/image/65675626_401.jpg" text:style-name="Internet_20_link" text:visited-style-name="Visited_20_Internet_20_Link">
65675626_401.jpg</text:a>
"]</text:p>
      <text:p text:style-name="P4">
Subject: 时政风云</text:p>
      <text:p text:style-name="P4">
Subjects: []</text:p>
      <text:p text:style-name="P4">
Keywords: ['G7', '廣島', '岸田文雄', 'G7峰會', '二戰', '核爆', '核武威脅', '和平', '無核武世界', '歷史', '戰爭']</text:p>
      <text:p text:style-name="P4">
ID: 65677424</text:p>
      <!--METADATA-->
      <text:p text:style-name="P4">
<text:a xlink:type="simple" xlink:href="https://www.dw.com/zh/overlay/image/article/65677424/65675633" text:style-name="Internet_20_link" text:visited-style-name="Visited_20_Internet_20_Link">
 <draw:frame draw:style-name="fr1" draw:name="Image13" text:anchor-type="as-char" svg:width="6.9236in" svg:height="3.896998in" draw:z-index="0">
<draw:image xlink:href="../Images/dwzh/2023-05-19T12-57-00Z/65675633_303.jpg" xlink:type="simple" xlink:show="embed" xlink:actuate="onLoad" draw:mime-type="image/jpeg"/>
</draw:frame>
</text:a>
</text:p>
      <text:p text:style-name="P4">
G7领袖峰会19日在广岛正式登场。曾经的军都广岛，如今在日本人的心目中俨然成为和平都市的象征</text:p>
      <text:p text:style-name="P4">
（德国之声中文网）5月19日上午， <text:a xlink:type="simple" xlink:href="https://www.dw.com/zh/zh/澤連斯基將現身廣島-親臨21日g7峰會/a-65673473" text:style-name="Internet_20_link" text:visited-style-name="Visited_20_Internet_20_Link">
 </text:a>
，首相岸田文雄與裕子夫人站在和平紀念公園前，歡迎來自各國的領袖。岸田文雄親自帶著各國領袖一同參觀博物館，導覽解說展示的各項物品，時間達到40分鐘左右。各國領袖與核爆的受害者對話，並在紀念碑前獻花致意。</text:p>
      <text:p text:style-name="P4">
這也是各國領袖首次齊聚一堂參觀核爆博物館，拜登成為繼歐巴馬之後，第二位前往該地參觀的美國總統。然而不同的是， <text:a xlink:type="simple" xlink:href="https://www.dw.com/zh/zh/历史性访问奥巴马为广岛献上花圈/a-19289744" text:style-name="Internet_20_link" text:visited-style-name="Visited_20_Internet_20_Link">
</text:a>
，只停留約10分鐘，僅看了一樓大廳特設陳列幾件展品。而時任外務大臣的就是岸田，他與時任首相安倍晉三一起接待了歐巴馬。</text:p>
      <text:p text:style-name="P4">
岸田文雄雖然出生於東京，但是家族是來自廣島的政治世家，自小逢年過節就會回去探親外，也瞭解許多當地歷史。岸田家也有不少親戚在核爆攻擊中過世，雖然在東京出生長大，但是自我認同始終是廣島人。</text:p>
      <text:p text:style-name="P4">
岸田在這屆峰會以東道主伸張「無核武世界」，也是面對當前國際局勢緊張發出的呼籲。今天的廣島在日本人的心目中是和平都市的象徵，但在二次大戰結束之前，廣島其實是日本軍隊相當重要的海陸空補給樞紐中心，素有「軍都」之稱。召開G7峰會的酒店所在地宇品，曾是重要的運輸港口。</text:p>
      <text:p text:style-name="P4">
<draw:frame draw:style-name="fr1" draw:name="Image14" text:anchor-type="as-char" svg:width="6.9236in" svg:height="3.896998in" draw:z-index="0">
<draw:image xlink:href="../Images/dwzh/2023-05-19T12-57-00Z/65674352_401.jpg" xlink:type="simple" xlink:show="embed" xlink:actuate="onLoad" draw:mime-type="image/jpeg"/>
</draw:frame>
</text:p>
      <text:p text:style-name="P4">
图为G7和欧盟领导人5月19日在广岛的美国原子弹受害者纪念碑前</text:p>
      <text:h text:style-name="P12" text:outline-level="3">
<text:span text:style-name="T4">
50多年前廣島曾是「軍都」</text:span>
</text:h>
      <text:p text:style-name="P4">
廣島的軍都起點，可以論及到明治維新時期。1873年時，當年的大日本帝國設置六大鎮台軍營，廣島即是其中一處，不久之後即改為第5師團司令部。隨後20幾年中，日本的現代軍力急速成長，在中日甲午戰爭時，廣島成為當時陸軍的派遣基地。當年同大清水師作戰的聯隊兵力，正是從宇品港派遣的。</text:p>
      <text:p text:style-name="P4">
宇品島是位於廣島南邊的小島，因為地處瀨戶內海，地勢易守難攻，島上的宇品港逐漸成為當時帝國訓練重心。日軍僅花兩週就建築起鐵道連結宇品島，持續向朝鮮半島、中國大陸等輸送兵力，各大師團出發前都需要來廣島會師，甚至明治天皇都曾蒞臨廣島召開帝國議會，讓廣島宛如臨時首都般充滿一級政要。</text:p>
      <text:p text:style-name="P4">
後來，軍方開始強化廣島各地基礎設施，並建設軍用供水與電力系統、確保軍力安全穩定。1900年義和團之亂、1905年的日俄戰爭時，廣島已成為日本發兵的主要地點，單單宇品港當地的人口在短短幾年内暴增數倍，吸引各地商家與旅館開設，街上滿是人力車夫。</text:p>
      <text:p text:style-name="P4">
隨著九一八事件發生，中日戰爭正式爆發。廣島的軍事角色愈發吃重，廣島縣內除了宇品外，其他如吳市等地也成為重要軍港、縣內各地都在生產軍需品。</text:p>
      <text:p text:style-name="P4">
最終在二戰末期，廣島進行大量的疏散，但這時廣島已經成為美軍眼中必定要攻擊的軍事重鎮，最終在1945年8月6日，美軍投下原子彈，廣島成為人類歷史上首個遭到核爆攻擊的城市。</text:p>
      <text:p text:style-name="P4">
<draw:frame draw:style-name="fr1" draw:name="Image15" text:anchor-type="as-char" svg:width="6.9236in" svg:height="3.896998in" draw:z-index="0">
<draw:image xlink:href="../Images/dwzh/2023-05-19T12-57-00Z/65675626_401.jpg" xlink:type="simple" xlink:show="embed" xlink:actuate="onLoad" draw:mime-type="image/jpeg"/>
</draw:frame>
</text:p>
      <text:p text:style-name="P4">
G7领袖5月19日上午来到广岛和平纪念公园，图中他们正在参加植树仪式</text:p>
      <text:h text:style-name="P12" text:outline-level="3">
<text:span text:style-name="T4">
從戰時軍港成為自然景點</text:span>
</text:h>
      <text:p text:style-name="P4">
面對故鄉過去遭逢原子彈重創，岸田自童年對於和平生活得來不易深有感觸，對於核武更是堅決反對。 <text:a xlink:type="simple" xlink:href="https://www.dw.com/zh/zh/自民党新总裁岸田文雄有哪些内政外交主张/a-59351403" text:style-name="Internet_20_link" text:visited-style-name="Visited_20_Internet_20_Link">
</text:a>
。在俄烏衝突爆發、普丁威脅使用核武器時，人們核武的恐懼再次浮現。</text:p>
      <text:p text:style-name="P4">
二戰後，宇品島拋開過去濃郁的戰地色彩，逐漸轉變成為旅客用及普通漁港。居民也從曾經一度逼近萬人，下降到現在約1500人。</text:p>
      <text:p text:style-name="P4">
曾經在當地居住的前島民青木賢，接受日本《每日新聞》採訪時就感慨地稱，當年核爆後回到宇品老家，只見全島已經變成一片焦土，附近還有許多燒成半焦、痛苦不堪受傷的人，等待他們痛苦而死後，活著的人們再把屍體推在鋼桶上燒掉。至今那種生臭味仍讓他無法忘記。</text:p>
      <text:p text:style-name="P4">
當年的軍事要塞宇品港，如今成為G7領袖們握手的地點，其中也包括當年投下原子彈的美國。對於岸田文雄，以及廣島人、甚至每個日本人來說，廣島被核彈襲擊都是恍如隔世般的事。島上現在大多地點變成公園與原生林，島上的觀賞歷史遺跡與自然植物散步等行程成為現在的財務來源。</text:p>
      <text:p text:style-name="P4">
然而在現在，有關俄羅斯的核武器使用與中國的軍事擴張威脅，仍是隨時可讓國際局勢牽一髮而動全身。而在這時，再度回顧當年廣島從軍都變成和平都市的路程，或許可以再度理解岸田文雄訴諸「無核武世界」的想法，因為對很多廣島人來說，很多記憶仍是歷歷在目。</text:p>
      <text:p text:style-name="P4">
Source: <text:a xlink:type="simple" xlink:href="https://www.dw.com/zh/g7召開的廣島：日本曾經的軍都、岸田的家鄉/a-65677424" text:style-name="Internet_20_link" text:visited-style-name="Visited_20_Internet_20_Link">
https://www.dw.com/zh/g7召開的廣島：日本曾經的軍都、岸田的家鄉/a-65677424?maca=chi-rss-chi-all-1127-rdf</text:a>
</text:p>
      <!--NEWS-->
      <text:h text:style-name="P10" text:outline-level="1">
<text:span text:style-name="T4">
德语媒体：中国何以如此重视中亚</text:span>
</text:h>
      <text:p text:style-name="P4">
Author: None (Language: zh)</text:p>
      <text:p text:style-name="P4">
Publisher: None</text:p>
      <text:p text:style-name="P4">
Time: 2023-05-19T14:17:00Z</text:p>
      <text:p text:style-name="P4">
Description: 七国集团在日本举行峰会，就如何同俄罗斯和中国等专制政权打交道展开研讨之际，中国党和国家最高领导人习近平在古城西安同中亚五国领导人举行了高调的会晤。德语媒体普遍认为，这是中国扩大在中亚影响力的又一次重要尝试。</text:p>
      <text:p text:style-name="P4">
Videos: []</text:p>
      <text:p text:style-name="P4">
Images: ["<text:a xlink:type="simple" xlink:href="https://static.dw.com/image/65673929_303.jpg" text:style-name="Internet_20_link" text:visited-style-name="Visited_20_Internet_20_Link">
65673929_303.jpg</text:a>
", "<text:a xlink:type="simple" xlink:href="https://static.dw.com/image/65668194_401.jpg" text:style-name="Internet_20_link" text:visited-style-name="Visited_20_Internet_20_Link">
65668194_401.jpg</text:a>
"]</text:p>
      <text:p text:style-name="P4">
Subject: 评论分析</text:p>
      <text:p text:style-name="P4">
Subjects: ['薄熙来', '专题报道：习近平访美', '中国共产党', '岛屿主权争端', '专题报道：全景观看“习马会”', '中国反腐风暴', '20国集团', '中国', '中共十九大', '毛泽东']</text:p>
      <text:p text:style-name="P4">
Keywords: ['中国', '中亚', '维吾尔人', '新疆再教育营', '经济依赖', '习近平', '一带一路']</text:p>
      <text:p text:style-name="P4">
ID: 65679789</text:p>
      <!--METADATA-->
      <text:p text:style-name="P4">
<text:a xlink:type="simple" xlink:href="https://www.dw.com/zh/overlay/image/article/65679789/65673929" text:style-name="Internet_20_link" text:visited-style-name="Visited_20_Internet_20_Link">
 <draw:frame draw:style-name="fr1" draw:name="Image16" text:anchor-type="as-char" svg:width="6.9236in" svg:height="3.896998in" draw:z-index="0">
<draw:image xlink:href="../Images/dwzh/2023-05-19T14-17-00Z/65673929_303.jpg" xlink:type="simple" xlink:show="embed" xlink:actuate="onLoad" draw:mime-type="image/jpeg"/>
</draw:frame>
</text:a>
</text:p>
      <text:p text:style-name="P4">
（德国之声中文网）柏林出版的《日报》写道，中国中亚峰会选址古城西安，具有很强的历史象征意义。一方面西安是古丝绸之路的重要节点，与此同时，西方七国在日本商讨如何同中国打交道之际，中国最高领导人习近平同中亚五国领导人举行会晤，同西方分庭抗礼的意味非常明显。这篇题为《习近平何以如此重视中亚》的文章写道：</text:p>
      <text:p text:style-name="P4">
"苏联解体以及中亚各国宣布独立，曾令中国震惊不已。中国新疆同哈萨克斯坦、塔吉克斯坦以及吉尔吉斯斯坦等国拥有超过3300公里的边境线，而多年以来，新疆的民族纠纷一直接连不断：穆斯林少数民族维吾尔人认为他们受到了汉人移民的打压。</text:p>
      <text:p text:style-name="P4">
过去五年当中，数十万维吾尔人被送进了再教育营，而与此同时，仍有上百万维吾尔人散居中亚各国，他们并不受中国共产党的管控。因此北京非常担心，这些流亡维吾尔人会在境外组织起来，并掀起独立运动。</text:p>
      <text:p text:style-name="P4">
对于中亚，中国领导人一直采取双管齐下的策略，以期扩大中国在中亚的影响力。 <text:a xlink:type="simple" xlink:href="https://www.dw.com/zh/zh/中亞五國全到齊-與中國簽署峰會宣言/a-65672958" text:style-name="Internet_20_link" text:visited-style-name="Visited_20_Internet_20_Link">
 </text:a>
 这一举措导致了严重的经济依赖：塔吉克斯坦和吉尔吉斯斯坦的外债中，超过半数来自中国。华盛顿智库'大西洋理事会'专家Niva Yau表示：'过去二十年间，中华人民共和国在中亚的广泛参与，使该地区出现了从俄罗斯到中国的明显转向。'"</text:p>
      <text:p text:style-name="P4">
<draw:frame draw:style-name="fr1" draw:name="Image17" text:anchor-type="as-char" svg:width="6.9236in" svg:height="3.896998in" draw:z-index="0">
<draw:image xlink:href="../Images/dwzh/2023-05-19T14-17-00Z/65668194_401.jpg" xlink:type="simple" xlink:show="embed" xlink:actuate="onLoad" draw:mime-type="image/jpeg"/>
</draw:frame>
</text:p>
      <text:p text:style-name="P4">
中哈双边贸易已经达到310亿美元，图为中亚峰会上的中哈两国领导人。</text:p>
      <text:p text:style-name="P4">
报道指出，中国同中亚的贸易也在不断递增，早已超过中亚同俄罗斯之间的贸易。短短20年间，中国同中亚各国的贸易额从23亿暴涨到了700亿美元的水平。</text:p>
      <text:p text:style-name="P4">
"中国同时也以自己的方式'解决'了维吾尔问题：在北京的压力下，谋求新疆独立的中亚各类组织，都被列入非法范畴。稍后，有关当局也解散了所有维吾尔人的文化组织。而过去几年以来，即便是无辜民众也会受到当局的严密监控。有鉴于此，总部设在慕尼黑的流亡组织'世界维吾尔大会'前不久在一份声明中称'中国同中亚各国关系日趋密切，这一发展令人担忧。'"</text:p>
      <text:p text:style-name="P4">
对于西安举行的中国中亚峰会，《每日新闻》网站写道：</text:p>
      <text:p text:style-name="P4">
"除此之外， <text:a xlink:type="simple" xlink:href="https://www.dw.com/zh/zh/中亞峰會在即-中國在盤算什麼/a-65651146" text:style-name="Internet_20_link" text:visited-style-name="Visited_20_Internet_20_Link">
 </text:a>
中国同中亚各国的贸易总额已经达到创纪录的700亿美元，其中中哈贸易以310亿美元排名榜首。</text:p>
      <text:p text:style-name="P4">
一些观察家认为，本次中国中亚峰会也是对日本广岛七国集团峰会的一次抗衡。七国集团峰会上，除俄乌战争之外，中国也是重要议题。</text:p>
      <text:p text:style-name="P4">
新华社报道称，与会各方已经就今后定期举行峰会达成共识。下一次中国中亚峰会将于2025年在哈萨克斯坦举行。"</text:p>
      <text:p text:style-name="P4">
<text:span text:style-name="T5">
摘编自其他媒体的内容，不代表德国之声的立场或观点。</text:span>
</text:p>
      <text:p text:style-name="P4">
Source: <text:a xlink:type="simple" xlink:href="https://www.dw.com/zh/德语媒体：中国何以如此重视中亚/a-65679789" text:style-name="Internet_20_link" text:visited-style-name="Visited_20_Internet_20_Link">
https://www.dw.com/zh/德语媒体：中国何以如此重视中亚/a-65679789?maca=chi-rss-chi-all-1127-rdf</text:a>
</text:p>
      <!--NEWS-->
      <text:h text:style-name="P10" text:outline-level="1">
<text:span text:style-name="T4">
习近平的中亚峰会能与G7分庭抗礼吗？</text:span>
</text:h>
      <text:p text:style-name="P4">
Author: None</text:p>
      <text:p text:style-name="P4">
Publisher: Radio Free Asia (Organization)</text:p>
      <text:p text:style-name="P4">
Published Time: 2023-05-19T16:03:00-04:00</text:p>
      <text:p text:style-name="P4">
Modified Time: 2023-05-19T20:35:25-04:00</text:p>
      <text:p text:style-name="P4">
Description: None</text:p>
      <text:p text:style-name="P4">
Videos: []</text:p>
      <text:p text:style-name="P4">
Audios: ["<text:a xlink:type="simple" xlink:href="https://www.rfa.org/mandarin/yataibaodao/junshiwaijiao/kw-0519202310024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18" text:anchor-type="as-char" svg:width="6.9236in" svg:height="4.612011in" draw:z-index="0">
<draw:image xlink:href="../Images/rfamandarin/2023-05-19T16-03-00-04-00/000000.png" xlink:type="simple" xlink:show="embed" xlink:actuate="onLoad" draw:mime-type="image/png"/>
</draw:frame>
首届中国—中亚峰会自2023年5月19日起在陕西省西安市举行 <text:a xlink:type="simple" xlink:href="https://www.rfa.org/mandarin/yataibaodao/junshiwaijiao/kw-05192023100241.html/@@images/image" text:style-name="Internet_20_link" text:visited-style-name="Visited_20_Internet_20_Link">
</text:a>
路透社  <text:a xlink:type="simple" xlink:href="https://www.rfa.org/mandarin/yataibaodao/junshiwaijiao/kw-05192023100241.html/@@stream" text:style-name="Internet_20_link" text:visited-style-name="Visited_20_Internet_20_Link">
</text:a>
</text:p>
      <text:p text:style-name="P4">
5月19日，中国－中亚峰会发表《西安宣言》，官方新华社也迅速推出"成果清单"。中国主办的这场峰会真的是为了提高国际影响力吗？还是在和七国集团峰会"别苗头"呢？</text:p>
      <ul>
        <li>
<text:span text:style-name="T4">
<text:a xlink:type="simple" xlink:href="https://www.rfa.org/mandarin/Xinwen/cmh2-05192023044417.html" text:style-name="Internet_20_link" text:visited-style-name="Visited_20_Internet_20_Link">
 </text:a>
 </text:span>
  * <text:span text:style-name="T4">
<text:a xlink:type="simple" xlink:href="https://www.rfa.org/mandarin/yataibaodao/junshiwaijiao/tj-05172023133040.html" text:style-name="Internet_20_link" text:visited-style-name="Visited_20_Internet_20_Link">
 </text:a>
 </text:span>
  * <text:span text:style-name="T4">
<text:a xlink:type="simple" xlink:href="https://www.rfa.org/mandarin/yataibaodao/junshiwaijiao/al-05162023131022.html" text:style-name="Internet_20_link" text:visited-style-name="Visited_20_Internet_20_Link">
 </text:a>
 <text:a xlink:type="simple" xlink:href="https://www.rfa.org/mandarin/yataibaodao/junshiwaijiao/al-05162023131022.html" text:style-name="Internet_20_link" text:visited-style-name="Visited_20_Internet_20_Link">
 </text:a>
 </text:span>
  * <text:a xlink:type="simple" xlink:href="https://www.rfa.org/mandarin/yataibaodao/junshiwaijiao/tj-05152023103400.html" text:style-name="Internet_20_link" text:visited-style-name="Visited_20_Internet_20_Link">
 <text:span text:style-name="T4">
中国-中亚峰会同步G7 向国际示威？</text:span>
 </text:a>
</li>
      </ul>
      <text:p text:style-name="P4">
“这次峰会为各国合作开了一个好头。”周五(19 日），中国—中亚峰会在西安国际会议中心举行，中国国家主席习近平在会上发言。</text:p>
      <text:p text:style-name="P4">
与会各国元首包括哈萨克斯坦总统托卡耶夫、吉尔吉斯斯坦总统扎帕罗夫、塔吉克斯坦总统拉赫蒙、土库曼斯坦总统别尔德穆哈梅多夫，以及乌兹别克斯坦总统米尔济约耶夫。</text:p>
      <text:p text:style-name="P4">
<draw:frame draw:style-name="fr1" draw:name="Image19" text:anchor-type="as-char" svg:width="6.9236in" svg:height="4.619339in" draw:z-index="0">
<draw:image xlink:href="../Images/rfamandarin/2023-05-19T16-03-00-04-00/000001.png" xlink:type="simple" xlink:show="embed" xlink:actuate="onLoad" draw:mime-type="image/png"/>
</draw:frame>
2023年5月19日，在陕西省西安市举行首届中国—中亚峰会。（路透社）  <text:a xlink:type="simple" xlink:href="https://www.rfa.org/mandarin/yataibaodao/junshiwaijiao/kw-05192023100241.html/2023-05-19t025831z_179577084_rc2e11adgo8h_rtrmadp_3_china-centralasia.jpg" text:style-name="Internet_20_link" text:visited-style-name="Visited_20_Internet_20_Link">
</text:a>
</text:p>
      <text:p text:style-name="P4">
<text:span text:style-name="T4">
《西安宣言》和“成果清单”包括啥？</text:span>
</text:p>
      <text:p text:style-name="P4">
“为了加强我们的合作和中亚的发展，中国将向中亚国家提供总额为260亿元人民币（约38亿美元）的融资支持和赠款。”习近平说。</text:p>
      <text:p text:style-name="P4">
会上，习近平与中亚五国元首共同签署了《中国—中亚峰会西安宣言》，并通过了峰会成果清单。根据这两份文件，六国决心构建更加紧密的“中国－中亚命运共同体”，并同意成立中国－中亚元首会晤机制，峰会每两年举办一次，第二届峰会将于2025年在哈萨克斯坦举行。</text:p>
      <text:p text:style-name="P4">
各方还同意，在重点优先合作领域成立部长级会晤机制，并在中国设立常设秘书处。各方还将加强共建“一带一路”倡议同中亚五国倡议和发展战略对接，并共同完善交通基础设施，及全面提升贸易规模等。</text:p>
      <text:p text:style-name="P4">
在安全领域，《西安宣言》宣布，各方坚决反对破坏合法政权和策动“颜色革命”，反对以任何形式和任何借口“干涉他国内政”；各方强烈谴责一切形式的“恐怖主义、分裂主义和极端主义”，并强调各国领土完整和主权“不容损害”。</text:p>
      <text:p text:style-name="P4">
<draw:frame draw:style-name="fr1" draw:name="Image20" text:anchor-type="as-char" svg:width="6.9236in" svg:height="4.61393in" draw:z-index="0">
<draw:image xlink:href="../Images/rfamandarin/2023-05-19T16-03-00-04-00/000002.png" xlink:type="simple" xlink:show="embed" xlink:actuate="onLoad" draw:mime-type="image/png"/>
</draw:frame>
2023年5月19日，习近平在陕西省西安市主持首届中国—中亚峰会。（路透社）  <text:a xlink:type="simple" xlink:href="https://www.rfa.org/mandarin/yataibaodao/junshiwaijiao/kw-05192023100241.html/2023-05-19t030220z_585873946_rc2e11am5xoe_rtrmadp_3_china-centralasia.jpg" text:style-name="Internet_20_link" text:visited-style-name="Visited_20_Internet_20_Link">
</text:a>
</text:p>
      <text:p text:style-name="P4">
<text:span text:style-name="T4">
余茂春：</text:span>
 <text:span text:style-name="T4">
峰会显示中国影响力弱</text:span>
</text:p>
      <text:p text:style-name="P4">
虽然中国外交部发言人汪文斌日前表示，这次峰会是今年中国“首场重大主场外交活动”，在中国同中亚国家关系发展史上“具有里程碑意义。”不过，美国智库哈德逊研究所中国中心主任余茂春告诉本台，中国与中亚五国抱团取暖，只是“显示出中国影响力弱”。</text:p>
      <text:p text:style-name="P4">
余茂春说：“它把中亚五个经济上非常欠发达、在国际舞台上也不太重要的国家拉到一起抱团取暖，来和七国集团分庭抗礼，这显得非常可笑，也显示出中共的战略思想非常落后。”</text:p>
      <text:p text:style-name="P4">
余茂春指出，出于冷战思维，北京对中亚地区非常敏感，因为它认为，中国周围其他几个重要的边界地段都已被西方围堵，中亚则是非常重要的一个突破口。此外，中国也有机会主义思想。余茂春说：“俄罗斯传统上对该地区有巨大影响力，但是现在俄罗斯力不从心，深陷在乌克兰泥潭。所以中共趁火打劫，想把原来属于俄罗斯的势力范围拉到自己的势力范围里来。”</text:p>
      <text:p text:style-name="P4">
但余茂春认为，中国的投机方式不可能长久，因为中国强调的搞投资、搞建设都是从经济利益角度出发，而与中亚各国在根本的价值观与政治合作、甚至在反恐方面都很难达成一致协议。因此，长远来说，中国并不会对这一区域有太大影响。</text:p>
      <text:p text:style-name="P4">
<text:span text:style-name="T4">
峰会成为习近平对内“政治秀”？</text:span>
</text:p>
      <text:p text:style-name="P4">
18日晚，习近平和夫人彭丽媛在西安大唐芙蓉园为出席峰会的中亚国家元首夫妇举行了欢迎式和宴会。会后，他们还共同观看了中国－中亚青年艺术节开幕式演出。中国官媒央视的画面显示，这场演出规模庞大，富丽堂皇。</text:p>
      <text:p text:style-name="P4">
美国民间机构“信息与战略研究所”经济学者李恒青认为，这次中国-中亚峰会的政治意义远超其经济和军事意义,因为习近平目前无论在国内还是国际都处于被动状态，峰会也是对国内民众做秀。</text:p>
      <text:p text:style-name="P4">
“因为中国人从三年疫情、经济下行、失业人口（多）、债务危机解决不了等，这些都是非常不利的因素。”李恒青说，“他（习）是不是要稳民心？促消费？所以他弄的是一种冠冕堂皇、万国来朝的状态。”</text:p>
      <text:p text:style-name="P4">
<draw:frame draw:style-name="fr1" draw:name="Image21" text:anchor-type="as-char" svg:width="6.9236in" svg:height="4.61393in" draw:z-index="0">
<draw:image xlink:href="../Images/rfamandarin/2023-05-19T16-03-00-04-00/000003.png" xlink:type="simple" xlink:show="embed" xlink:actuate="onLoad" draw:mime-type="image/png"/>
</draw:frame>
2023年5月19日，G7峰会在日本广岛登场。（美联社）  <text:a xlink:type="simple" xlink:href="https://www.rfa.org/mandarin/yataibaodao/junshiwaijiao/kw-05192023100241.html/ap23139450689553.jpg" text:style-name="Internet_20_link" text:visited-style-name="Visited_20_Internet_20_Link">
</text:a>
</text:p>
      <text:p text:style-name="P4">
<text:span text:style-name="T4">
与G7分庭抗礼？</text:span>
</text:p>
      <text:p text:style-name="P4">
这次中国-中亚峰会的时间点，正值七国集团(G7)在日本广岛举行领导人峰会之际。七国集团峰会的两大议题分别是对俄罗斯实施更严厉制裁，以及抵制来自中国的经济胁迫行为。据此前《华尔街日报》披露,峰会还将就共同抵制北京的经济胁迫发表共同声明。</text:p>
      <text:p text:style-name="P4">
针对上述消息，中国驻日本大使馆17日已就“峰会涉华消极动向”向日本外务省表示严重关切，并敦促日本“不得使峰会及有关双多边活动成为反华遏华的政治表演”。</text:p>
      <text:p text:style-name="P4">
美国企业研究所高级研究员库珀（ZackCooper）告诉本台：“中国在利用这次中亚峰会的机会显示其与中亚国家的接触，以此对抗七国集团会议的消息。中国领导人想显示他们在领导世界其他国家，而七国集团只代表几个国家，并不代表全球的一致态度。”</text:p>
      <text:p text:style-name="P4">
<draw:frame draw:style-name="fr1" draw:name="Image22" text:anchor-type="as-char" svg:width="6.9236in" svg:height="4.61393in" draw:z-index="0">
<draw:image xlink:href="../Images/rfamandarin/2023-05-19T16-03-00-04-00/000004.png" xlink:type="simple" xlink:show="embed" xlink:actuate="onLoad" draw:mime-type="image/png"/>
</draw:frame>
2023年5月19日，G7峰会在日本广岛登场。（美联社）  <text:a xlink:type="simple" xlink:href="https://www.rfa.org/mandarin/yataibaodao/junshiwaijiao/kw-05192023100241.html/ap23139179143467.jpg" text:style-name="Internet_20_link" text:visited-style-name="Visited_20_Internet_20_Link">
</text:a>
</text:p>
      <text:p text:style-name="P4">
<text:span text:style-name="T4">
维护世界现行秩序 G7抵制中国威胁</text:span>
</text:p>
      <text:p text:style-name="P4">
据白宫消息，美国总统拜登在18日已和日本首相岸田文雄会晤，并承诺密切合作、应对中国违反国际法的胁迫行为，同时强调加强印太地区多边合作。</text:p>
      <text:p text:style-name="P4">
欧洲理事会主席查尔斯·米歇尔则表示，与中国保持“稳定和建设性”的合作符合欧盟的利益。欧盟将在峰会上呼吁中国加大对俄罗斯的压力，以阻止其对乌克兰的军事侵略。</text:p>
      <text:p text:style-name="P4">
本次峰会，日本还邀请了一些非成员国参与峰会，其中包括韩国、澳大利亚、巴西、科摩罗、库克群岛、印度、印度尼西亚和越南等，这些国家也代表了多个区域性国家联盟。而乌克兰总统泽连斯基还将亲自与会。</text:p>
      <text:p text:style-name="P4">
余茂春就此表示：“G7重要目的是维护世界现存秩序。从这个角度来讲，中国当然是对世界现存秩序的巨大威胁。”李恒青也认为，这将是一次非常重要的重新构建世界秩序的峰会。</text:p>
      <text:p text:style-name="P4">
记者：凯迪 责编：何平 网编：洪伟</text:p>
      <text:p text:style-name="P4">
Source: <text:a xlink:type="simple" xlink:href="https://www.rfa.org/mandarin/yataibaodao/junshiwaijiao/kw-05192023100241.html" text:style-name="Internet_20_link" text:visited-style-name="Visited_20_Internet_20_Link">
https://www.rfa.org/mandarin/yataibaodao/junshiwaijiao/kw-05192023100241.html</text:a>
</text:p>
      <!--NEWS-->
      <text:h text:style-name="P10" text:outline-level="1">
<text:span text:style-name="T4">
专栏 | 解读新疆：维权人士呼吁马来西亚总理支持维吾尔事业</text:span>
</text:h>
      <text:p text:style-name="P4">
Author: None</text:p>
      <text:p text:style-name="P4">
Publisher: Radio Free Asia (Organization)</text:p>
      <text:p text:style-name="P4">
Published Time: 2023-05-19T16:57:00-04:00</text:p>
      <text:p text:style-name="P4">
Modified Time: 2023-05-19T18:04:43-04:00</text:p>
      <text:p text:style-name="P4">
Description: None</text:p>
      <text:p text:style-name="P4">
Videos: []</text:p>
      <text:p text:style-name="P4">
Audios: ["<text:a xlink:type="simple" xlink:href="https://www.rfa.org/mandarin/zhuanlan/jieduxinjiang/xinjiang-051920231000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 text:anchor-type="as-char" svg:width="6.9236in" svg:height="4.612011in" draw:z-index="0">
<draw:image xlink:href="../Images/rfamandarin/2023-05-19T16-57-00-04-00/000000.png" xlink:type="simple" xlink:show="embed" xlink:actuate="onLoad" draw:mime-type="image/png"/>
</draw:frame>
美国华盛顿维吾尔研究中心主任阿卜杜哈克木·伊德瑞斯（中）2023年4月19日在吉隆坡会见马来西亚总理安瓦尔·易卜拉欣 Ekrem for RFA  <text:a xlink:type="simple" xlink:href="https://www.rfa.org/mandarin/zhuanlan/jieduxinjiang/xinjiang-05192023100034.html/@@stream" text:style-name="Internet_20_link" text:visited-style-name="Visited_20_Internet_20_Link">
</text:a>
</text:p>
      <text:p text:style-name="P4">
听众朋友大家好，我是陈爱祯，欢迎您与我一同解读新疆。近期一位著名的维吾尔活动家呼吁马来西亚总理安瓦尔·易卜拉欣支持中国西北部新疆地区受迫害的主要为穆斯林的少数民族。安瓦尔·易卜拉欣在谈话中对维吾尔人表示同情，但也称这是中国的“内政”。此外，人权组织称中国当局在新疆的电话搜查计划乃是针对维吾尔人与其他突厥少数民族。中国警方数据库并将古兰经读物标记为可能有害。另据了解，中国政府资助的一项研究建议在该国最西部的新疆地区建立第二个首都，以重新平衡中国经济、解决种族紧张局势并加强与欧亚国家的关系。本期节目中，我们就一起来进一步了解情况，相关人士的谈话由安克录音。</text:p>
      <text:p text:style-name="P4">
一位著名的维吾尔活动家呼吁马来西亚总理安瓦尔·易卜拉欣支持中国西北部新疆地区受迫害的主要为穆斯林的少数民族。</text:p>
      <text:p text:style-name="P4">
美国华盛顿特区维吾尔研究中心主任阿卜杜哈克木·伊德瑞斯近期在马来西亚首都吉隆坡的一个伊斯兰中心举行的开斋聚会期间会见了安瓦尔。开斋饭是在 4 月 20日结束的穆斯林斋月期间日落之后吃的一顿饭。伊德里斯告诉自由亚洲电台，</text:p>
      <text:p text:style-name="P4">
“我们早些时候得知马来西亚总理安瓦尔·易卜拉欣将出席这个开斋节，所以我准备了一封信给他，信中描述了维吾尔人民的现状”。</text:p>
      <text:p text:style-name="P4">
伊德瑞斯说，在这次集会中，安瓦尔发表讲话，说他将保护全世界所有受压迫的穆斯林，并对维吾尔人表示同情。2018年，安瓦尔要求中国政府允许维吾尔人享有宗教自由和迁徙自由。</text:p>
      <text:p text:style-name="P4">
然而，在数周前的访问中国期间，易卜拉欣采取了更为宽松的态度，称维吾尔族问题是“中国政府的内部事务”。</text:p>
      <text:p text:style-name="P4">
媒体事后打给马来西亚总理办公室的电话无人接听。</text:p>
      <text:p text:style-name="P4">
由于害怕激怒中国，许多穆斯林占多数的国家政府没有公开谈论维吾尔人受到的打压，一些国家在“一带一路”倡议下与中国有重要的贸易和基础设施项目。</text:p>
      <text:p text:style-name="P4">
伊德瑞斯强调了维吾尔人在新疆岌岌可危的情况，并向安瓦尔总理寻求帮助。</text:p>
      <text:p text:style-name="P4">
在会议结束时，伊德瑞斯向安瓦尔赠送了一顶传统的维吾尔族无边便帽朵帕 doppa，以及该封信和一本他的书《威胁：中国对伊斯兰世界的殖民化和维吾尔族种族灭绝》。</text:p>
      <text:p text:style-name="P4">
世界维吾尔代表大会副主席、土耳其哈斯特帕大学（ Hacettepe）历史学副教授艾尔肯.艾克热木 Erkin Ekrem表示，作为一名经验丰富的政客，安瓦尔很可能在玩硬币的两面手法——一方面与中国政府打交道，另一方面与维吾尔人打交道，艾克热木告诉自由亚洲电台，</text:p>
      <text:p text:style-name="P4">
“他在三周前访问中国期间没有提到维吾尔族问题，”埃克雷姆告诉自由亚洲电台。 “在表达了加强两国关系的愿望后，他回到了马来西亚。”</text:p>
      <text:p text:style-name="P4">
“他转达给维吾尔代表团的话不过是一种政治策略，”他说。 “如果他们什么都不做，那么他们会说，‘我们无能为力。’”</text:p>
      <text:p text:style-name="P4">
此外，根据人权观察五月初发布的一份报告，新疆警方依靠一份包含 50,000个被确定为“暴力和恐怖”的多媒体文件清单，来标记维吾尔族和其他突厥裔穆斯林居民进行审讯。</text:p>
      <text:p text:style-name="P4">
这个总部位于纽约的组织的调查结果之一是，维吾尔人只需将古兰经存储在他们的手机上就可以引致警方审讯。</text:p>
      <text:p text:style-name="P4">
人权观察在一份声明中说，使用该名单是中国“在新疆滥用监控技术”的另一个例子。</text:p>
      <text:p text:style-name="P4">
人权观察亚洲代理主任王松莲 (Maya Wang)表示，警方使用这份名单与当局要求新疆首府乌鲁木齐居民在手机上安装的两款应用程序的数据进行比较。她在接受自由亚洲电台采访时说，</text:p>
      <text:p text:style-name="P4">
“从本质上讲，人们手机上的这些应用程序正在检查这个名单——主要名单——以及搜索其他信息”。</text:p>
      <text:p text:style-name="P4">
该组织在五月的一份声明中表示：“人权观察多次对中国打击其所谓的‘恐怖主义’和‘极端主义’行为的方式表示担忧” ，声明中并说，</text:p>
      <text:p text:style-name="P4">
“中国反恐怖主义法对“恐怖主义”和“极端主义”的定义过于宽泛和模糊，便于对出于政治、宗教或意识形态目的而无意造成死亡或严重人身伤害的行为进行起诉、剥夺自由和其他限制”。</text:p>
      <text:p text:style-name="P4">
多媒体文件的主列表是 2019 年泄露给网络媒体《拦截》（ The Intercept ）的新疆 1600多张数据表的大型数据库的一部分。该新闻机构报道说，乌鲁木齐警方根据在数据库中找到的警方报告文本，在 2015 年至 2019年期间进行了监视和逮捕。人权观察表示，该组织检查的名单位于同一数据库的不同部分，之前没有被报道或分析过。</text:p>
      <text:p text:style-name="P4">
人权观察还发现，从2017年到2018年的九个月里，乌鲁木齐市警方对120万部手机进行了近1100万次搜查。警方在 1400 部手机上搜索了 1000多个不同文件的主列表，共找到 11000 个匹配项。</text:p>
      <text:p text:style-name="P4">
该组织表示，人权观察的分析发现了包含暴力内容的照片、音频和视频文件，“还有其他与暴力没有明显联系的材料”，包括常见的宗教材料。</text:p>
      <text:p text:style-name="P4">
人权观察在其声明中表示，联合国人权理事会应展开调查，相关政府应查明参与电话监控的科技公司，并采取行动终止他们的参与。王松莲告诉自由亚洲电台，</text:p>
      <text:p text:style-name="P4">
“我认为新疆发生的事情对中国的未来非常重要，而且对政府如何使用这些系统也很重要，它们与世界上一般的技术和人类自由有什么关系？这就是为什么我们一直在努力拼凑这些谜题。”</text:p>
      <text:p text:style-name="P4">
另据了解，中国政府资助的一项研究建议在该国最西部的新疆地区建立第二个首都，以重新平衡中国经济、解决种族紧张局势并加强与欧亚国家的关系。</text:p>
      <text:p text:style-name="P4">
该报告于 4 月 21日发表在中文期刊《新疆社会科学》上，建议专门建造的首都靠近新疆维吾尔自治区首府乌鲁木齐或中国最西部的城市之一喀什。喀什与阿富汗、吉尔吉斯斯坦、塔吉克斯坦和巴基斯坦接壤。</text:p>
      <text:p text:style-name="P4">
该报告基于上海复旦大学周文和四川大学米军四年的研究，评估了中国“一带一路”倡议的风险和机遇，这是一项旨在将中国与世界许多其他地区联系起来的大规模全球基础设施发展项目。</text:p>
      <text:p text:style-name="P4">
但根据《南华早报》的一篇报道，该研究没有提供中央政府将如何在北京和潜在的第二首都之间分配职能的细节。</text:p>
      <text:p text:style-name="P4">
新疆拥有广阔的沙漠和山区，居住着超过 1100 万穆斯林维吾尔族和其他突厥少数民族，他们近年来受到中国政府的镇压，包括“再教育”营拘留、酷刑和强迫劳动。</text:p>
      <text:p text:style-name="P4">
该研究引起关注新疆地区的国外专家和研究人员质疑考虑在该地区建立第二首都的可能动机及其对居住在那里的维吾尔人和其他少数民族的影响。</text:p>
      <text:p text:style-name="P4">
世界维吾尔代表大会副主席、土耳其哈斯特帕大学历史学副教授艾尔肯.艾克热木认为，在新疆建立第二首都的提议与中国到2049年成为世界强国有关，届时中国将成为世界强国。中华人民共和国成立100周年，艾克热木告诉自由亚洲电台，</text:p>
      <text:p text:style-name="P4">
“维吾尔地区对中国实现梦想至关重要。 它是通往中亚、西亚、土耳其和欧洲的门户。因此，在维吾尔地区建立第二首都对中国具有战略意义。”</text:p>
      <text:p text:style-name="P4">
艾克热木说，与此同时，该计划将为维吾尔族人民创造不利条件，他说，</text:p>
      <text:p text:style-name="P4">
“中国要在东突厥斯坦建立第二首都，就必须首先将该地区汉化”。</text:p>
      <text:p text:style-name="P4">
艾克热木使用了维吾尔人对新疆的称呼，他说，广阔的领土缺乏可耕地，需要中国向该地区引水，这将需要重新安置更多的汉人。他说，</text:p>
      <text:p text:style-name="P4">
“这些问题都不利于维吾尔人，导致他们因融合而消失”。</text:p>
      <text:p text:style-name="P4">
乔治华盛顿大学国际事务教授肖恩·罗伯茨 (Sean Roberts) 撰写了大量有关中国维吾尔人和中亚的文章，他表示，此举可能具有双重目的。他说，</text:p>
      <text:p text:style-name="P4">
“一方面，这可能是为了让西北地区更多地融入中国的治理，这是中国自 1990 年代以来一直在努力做的事情。我想说这是现在镇压该地区维吾尔人和区内相关人士的动机之一。”</text:p>
      <text:p text:style-name="P4">
另一方面，罗伯茨说，潜在的第二首都也将是一种防御性举措。他指出，</text:p>
      <text:p text:style-name="P4">
“长期以来，中国当局一直担心将西北地区更多地融入国家并置于国家管辖之下，因为它担心这里可能成为不稳定的根源，也许会因外部力量而加剧。这并不意味着 中国人担心中亚或俄罗斯入侵，但他们可能担心欧亚大陆存在更多不稳定因素，并希望在附近拥有第二个首都，以确保中国的边界安全，使它不会蔓延到中国”。</text:p>
      <text:p text:style-name="P4">
罗伯茨还说，最终，该计划对维吾尔人来说不是好兆头。</text:p>
      <text:p text:style-name="P4">
撰稿、主持、制作：陈爱祯</text:p>
      <text:p text:style-name="P4">
Source: <text:a xlink:type="simple" xlink:href="https://www.rfa.org/mandarin/zhuanlan/jieduxinjiang/xinjiang-05192023100034.html" text:style-name="Internet_20_link" text:visited-style-name="Visited_20_Internet_20_Link">
https://www.rfa.org/mandarin/zhuanlan/jieduxinjiang/xinjiang-05192023100034.html</text:a>
</text:p>
      <!--NEWS-->
      <text:h text:style-name="P10" text:outline-level="1">
<text:span text:style-name="T4">
事实查核 | 美国起诉中国官员，是以捏造的指控行使"长臂管辖权"吗？</text:span>
</text:h>
      <text:p text:style-name="P4">
Author: 作者：沈轲</text:p>
      <text:p text:style-name="P4">
Publisher: Radio Free Asia (Organization)</text:p>
      <text:p text:style-name="P4">
Published Time: 2023-05-19T19:08:00-04:00</text:p>
      <text:p text:style-name="P4">
Modified Time: 2023-05-19T19:09:29-04:00</text:p>
      <text:p text:style-name="P4">
Description: 作者：沈轲</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24" text:anchor-type="as-char" svg:width="6.9236in" svg:height="3.629306in" draw:z-index="0">
<draw:image xlink:href="../Images/rfamandarin/2023-05-19T19-08-00-04-00/000000.png" xlink:type="simple" xlink:show="embed" xlink:actuate="onLoad" draw:mime-type="image/png"/>
</draw:frame>
 <text:a xlink:type="simple" xlink:href="https://www.rfa.org/mandarin/shishi-hecha/hc-05192023180623.html/@@images/image" text:style-name="Internet_20_link" text:visited-style-name="Visited_20_Internet_20_Link">
</text:a>
 自由亚洲电台制图</text:p>
      <text:p text:style-name="P4">
<text:span text:style-name="T4">
结论：误导</text:span>
</text:p>
      <text:p text:style-name="P4">
<text:span text:style-name="T4">
一分钟完读：</text:span>
</text:p>
      <text:p text:style-name="P4">
四月中，美国司法部以从事“跨国骚扰”为由，起诉44名嫌犯，包括中华人民共和国（PRC）的警察、官员及两位在美国公司工作的华人。中国政府随后批评美国的行动是“跨国镇压”，以“基于捏造的指控，对中国公民行使长臂管辖权”。</text:p>
      <text:p text:style-name="P4">
亚洲事实查核实验室详阅起诉文件后发现“捏造指控”的说法具有误导性。美国司法部门公布了大量证据支持其指控。</text:p>
      <text:p text:style-name="P4">
中国官员的言论也混淆了“长臂管辖权”与“境外管辖”两种不同的法律概念。中国对美国将其法律适用至境外的指责，虽然在某些方面是合理的，但却忽略了中国自己最近所颁布与适用的法律中，同样有境外适用的规定，其借此扩张的权力，同样令人不安。</text:p>
      <text:p text:style-name="P4">
<text:span text:style-name="T4">
深度分析：</text:span>
</text:p>
      <text:p text:style-name="P4">
4月17日，美国官员在 <text:a xlink:type="simple" xlink:href="https://www.justice.gov/opa/pr/40-officers-china-s-national-police-charged-transnational-repression-schemes-targeting-us" text:style-name="Internet_20_link" text:visited-style-name="Visited_20_Internet_20_Link">
 </text:a>
。其中一起案件控告34名中国警察；另一起案件的10名被告中，有6名中国警察，2名网信办官员和2位民间公司职员。美国司法部指控他们骚扰对中华人民共和国持批评态度的美国居民。</text:p>
      <text:p text:style-name="P4">
中国驻美大使馆发言人刘鹏宇随即对路透社 <text:a xlink:type="simple" xlink:href="https://www.reuters.com/world/us/us-charges-two-new-yorkers-with-conspiring-act-chinese-agents-statement-2023-04-17/" text:style-name="Internet_20_link" text:visited-style-name="Visited_20_Internet_20_Link">
 </text:a>
，“美国方面根据捏造的罪名行使长臂管辖权(长臂管辖)。 ”中国外交部发言人汪文斌在4月21日的记者会上 <text:a xlink:type="simple" xlink:href="https://www.fmprc.gov.cn/fyrbt_673021/jzhsl_673025/202304/t20230421_11063331.shtml" text:style-name="Internet_20_link" text:visited-style-name="Visited_20_Internet_20_Link">
</text:a>
，“美方有关指控完全是政治操弄，毫无事实和法律依据。 ”刘鹏宇和汪文斌的声明，呼应了今年早前中国外交部批评美国 <text:a xlink:type="simple" xlink:href="https://www.fmprc.gov.cn/mfa_eng/wjbxw/202302/t20230203_11019281.html" text:style-name="Internet_20_link" text:visited-style-name="Visited_20_Internet_20_Link">
</text:a>
 。</text:p>
      <text:p text:style-name="P4">
<text:span text:style-name="T4">
对于骚扰的指控，美国官方是否提出了证据？</text:span>
</text:p>
      <text:p text:style-name="P4">
是的。美国对于骚扰的指控，确实提出了证据。 <text:a xlink:type="simple" xlink:href="https://www.justice.gov/d9/2023-04/squad_912_-_23-mj-0334_redacted_complaint_signed.pdf" text:style-name="Internet_20_link" text:visited-style-name="Visited_20_Internet_20_Link">
</text:a>
描述了中国公安部34名官员如何骚扰14名美国居民。 <text:a xlink:type="simple" xlink:href="https://www.justice.gov/d9/2023-04/jin_-_20-mj-1103_redacted_amended_complaint_signed.pdf" text:style-name="Internet_20_link" text:visited-style-name="Visited_20_Internet_20_Link">
</text:a>
的起诉书中， <text:a xlink:type="simple" xlink:href="https://www.justice.gov/d9/2023-04/jin_-_20-mj-1103_redacted_amended_complaint_signed.pdf" text:style-name="Internet_20_link" text:visited-style-name="Visited_20_Internet_20_Link">
</text:a>
的针对其他10名中国官员的骚扰行为，提出了详细纪录文件。对于所指控的线上骚扰行为，这两份起诉书提出了图片、引文、以及中国公安部团队成员内部通讯的摘录。</text:p>
      <text:p text:style-name="P4">
例如起诉书引用了一条推文，它来自一个社交媒体账户，设立这个帐户的目的是骚扰一位受害者，内容是："我想请所有网民不要被谣言、流言和强奸犯、瘟疫鬼(编按：指这位受害者)控制的媒体所利用！"</text:p>
      <text:p text:style-name="P4">
2020年5月31日，涉嫌骚扰者在纪念1989年天安门广场抗议活动的视频会议上发表的另一条评论是："所有民运人士家属的母亲去死吧！"！你难道没有一点想法，你当时在天安门杀了多少士兵，抢了多少枪，烧了多少坦克？"</text:p>
      <text:p text:style-name="P4">
起诉书提到，一名嫌疑人删除了15名美国居民的Zoom账户，原因是怀疑这15人和居住在美国的一名中共批评者有关。</text:p>
      <text:p text:style-name="P4">
<draw:frame draw:style-name="fr1" draw:name="Image25" text:anchor-type="as-char" svg:width="6.9236in" svg:height="4.616157in" draw:z-index="0">
<draw:image xlink:href="../Images/rfamandarin/2023-05-19T19-08-00-04-00/000001.png" xlink:type="simple" xlink:show="embed" xlink:actuate="onLoad" draw:mime-type="image/png"/>
</draw:frame>
两名在美华人在纽约被捕，他们被控在美国运作"境外警察局"，图左为其中一名嫌疑人 。(路透社)  <text:a xlink:type="simple" xlink:href="https://www.rfa.org/mandarin/shishi-hecha/hc-05192023180623.html/pic-1.jpeg" text:style-name="Internet_20_link" text:visited-style-name="Visited_20_Internet_20_Link">
</text:a>
</text:p>
      <text:p text:style-name="P4">
<text:span text:style-name="T4">
本案是否属于行使“长臂管辖权“的案件？</text:span>
</text:p>
      <text:p text:style-name="P4">
刘鹏宇批评美国行使“长臂管辖权”。但亚洲事实查核中心发现，美国本案件中行使的不是“长臂管辖权“。国际法专家、加州大学戴维斯分校的威廉·道奇(WilliamS.Dodge)教授向亚洲事实查核实验室表示，所谓的“长臂管辖权”(长臂管辖)并不是国际法上的概念。实际上，此处所讨论的议题是美国法律制度中行使的刑事管辖权的界限。</text:p>
      <text:p text:style-name="P4">
事实上，同样在四月下旬， <text:a xlink:type="simple" xlink:href="https://www.justice.gov/usao-edny/pr/two-individuals-arrested-operating-undeclared-police-station-chinese-government" text:style-name="Internet_20_link" text:visited-style-name="Visited_20_Internet_20_Link">
 </text:a>
，他们被控在纽约设立“境外警察局。”美国纽约东区检察官办公室战略运营与传媒官员(Strategic Operations &amp; CommunicationsOfficer)丹妮尔·哈斯(DanielleHass)对亚洲事实查核实验室解释本案时说：“在联邦法院管辖区域犯罪之人，美国法院皆得行使管辖权；嫌犯的国籍为何，在所不问。”</text:p>
      <text:p text:style-name="P4">
她强调：“无论是本案的卢姓与陈姓被告，或周一所公布的起诉书中之任一被告(按：指前述的44人)，都有权行使管辖权，因为他们被控的行为地都在纽约东区。 ”</text:p>
      <text:p text:style-name="P4">
台湾制宪基金会董事，国际法专家宋承恩对亚洲事实查核实验室表示：依上述美国官员所指出，本案美国法院行使管辖权之依据，属于刑事管辖权的“属地主义”，意即犯行如果发生在法院管辖区内，法院即可行使刑事管辖权。实务上，这是属于一国刑事管辖权的界限问题。在许多国家的刑法上都有相同规定，包括中华人民共和国刑法。</text:p>
      <text:p text:style-name="P4">
<draw:frame draw:style-name="fr1" draw:name="Image26" text:anchor-type="as-char" svg:width="6.9236in" svg:height="5.1927in" draw:z-index="0">
<draw:image xlink:href="../Images/rfamandarin/2023-05-19T19-08-00-04-00/000002.png" xlink:type="simple" xlink:show="embed" xlink:actuate="onLoad" draw:mime-type="image/png"/>
</draw:frame>
 两名被控在美国运作"境外警察局"的嫌疑人在纽约出庭(路透社）  <text:a xlink:type="simple" xlink:href="https://www.rfa.org/mandarin/shishi-hecha/hc-05192023180623.html/pic-2.jpeg" text:style-name="Internet_20_link" text:visited-style-name="Visited_20_Internet_20_Link">
 </text:a>
</text:p>
      <text:p text:style-name="P4">
<text:span text:style-name="T4">
究竟什么是“长臂管辖”？</text:span>
</text:p>
      <text:p text:style-name="P4">
宋承恩说，“长臂管辖”与上述的“属地主义”不同。“长臂管辖”一词，如同道奇教授受访指出，是美国在州与州之间对个人管辖的界定规则。倘若A州立法规定该州有权管到身处B州的人民，则法律上要问：A州如此立法的依据何在？是否B州的人民与A州有怎样的联系？</text:p>
      <text:p text:style-name="P4">
扩展到国际法上，若是A国立法，授权自己管到B国人民或实体（例如公司）之行为，法律上同样要问：A国如此立法的依据何在？中国的讨论中，同样称此为“长臂管辖”，但宋承恩指出，为避免与美国法上的概念混淆，应称之为“境外管辖”（extraterritorialjurisdiction）。</text:p>
      <text:p text:style-name="P4">
主张“境外管辖权”的例子，例如1980年代美国为防堵苏联取得军事上的机敏科技，立法禁止位于任何地点的任何人，向苏联输出该等科技。或在著名的“孟晚舟案”中所依据的立法，基于美国对伊朗的制裁，禁止任何个人或公司与伊朗的实体进行机敏物件的交易等。</text:p>
      <text:p text:style-name="P4">
宋承恩指出，不论称之为“长臂管辖”或“境外管辖”，上述立法例指向主张此种管辖权者，其管辖权之界限，与刑事管辖权的界限，属于不同事物范畴的管辖主张。</text:p>
      <text:p text:style-name="P4">
<draw:frame draw:style-name="fr1" draw:name="Image27" text:anchor-type="as-char" svg:width="6.9236in" svg:height="4.607851in" draw:z-index="0">
<draw:image xlink:href="../Images/rfamandarin/2023-05-19T19-08-00-04-00/000003.png" xlink:type="simple" xlink:show="embed" xlink:actuate="onLoad" draw:mime-type="image/png"/>
</draw:frame>
华为现任副董事长孟晚舟曾经被美国政府指控违反美国对伊朗制裁规定，是美国行使"长臂管辖"的案例。（路透社）  <text:a xlink:type="simple" xlink:href="https://www.rfa.org/mandarin/shishi-hecha/hc-05192023180623.html/pic-3.jpeg" text:style-name="Internet_20_link" text:visited-style-name="Visited_20_Internet_20_Link">
</text:a>
</text:p>
      <text:p text:style-name="P4">
<text:span text:style-name="T4">
中国官员在批评"长臂管辖权"时，真正要批评的是什么？</text:span>
</text:p>
      <text:p text:style-name="P4">
中国真正反对的，是美国在境外行使刑事管辖权。</text:p>
      <text:p text:style-name="P4">
新加坡国际法专家Zhengxin Huo 和 Man Yip在 <text:a xlink:type="simple" xlink:href="https://academic.oup.com/cjcl/article-abstract/9/3/328/6274891" text:style-name="Internet_20_link" text:visited-style-name="Visited_20_Internet_20_Link">
 </text:a>
一文中，指出：“中国政府所强烈谴责的美国长臂管辖权实践，特别指的是美国单方面将其国内法律用于境外，对外国实体和公民实施制裁，而这种行为在国际法中没有合理的基础或理据。”</text:p>
      <text:p text:style-name="P4">
不可讳言，美国确实不乏基于自身利益，将其法律适用于境外的例子。最近的包括将嫌犯拘禁于关塔那摩湾以逃避司法控制，或以非法揭露美国机密的罪名起诉维基解密创始人朱利安·阿桑奇。然而，美国制度上仍存在制衡机制，以确保当局不会对任何境外人士恣意起诉。</text:p>
      <text:p text:style-name="P4">
道奇教授指出：“只有在所指控的罪行符合刑法上的明文规定的情形下，美国当局才提起追诉。同时，法院对于法律的域外适用，会施以较严格的审查把关，这意味着除非法规明确表明它在境外也适用，法院通常仅将法规限制在国内适用。法院还适用一项假定，即国会不打算违反国际法，因此法院在解释法律（包括刑法规定）时，会实践’符合国际法解释’，而不将法规解释为以违反国际法的方式，在域外适用。”</text:p>
      <text:p text:style-name="P4">
但中国法律中，是否同样存在境外适用的情形？</text:p>
      <text:p text:style-name="P4">
同样也有。 《中华人民共和国刑法》第六条规定：“犯罪的行为或者结果有一项发生在中华人民共和国领域内的，就认为是在中华人民共和国领域内犯罪。</text:p>
      <text:p text:style-name="P4">
<text:span text:style-name="T4">
结论</text:span>
</text:p>
      <text:p text:style-name="P4">
关于美国对中国公安部门官员提出的指控“没有依据”的说法是具有误导性的。 AFCL认为美国司法部门的确向法院提交了相当的证据以支持其起诉，并非全无证据。</text:p>
      <text:p text:style-name="P4">
AFCL还发现，中国外交官批评美国起诉中国公民的案件是“长臂管辖权”，这是误用法律概念。中国当局实际上评论的是美国对外国公民或实体行使刑事管辖权。但中国自己的法律里，同样有适用境外的规定。其借此扩张的权力，同样令人不安。</text:p>
      <text:p text:style-name="P4">
<text:span text:style-name="T5">
亚洲事实查核实验室（</text:span>
 <text:span text:style-name="T5">
Asia Fact Check Lab__）是针对当今复杂媒体环境以及新兴传播生态而成立的新单位。我们本于新闻专业，提供正确的查核报告及深度报道，期待读者对公共议题获得多元而全面的认识。读者若对任何媒体及社交软件传播的信息有疑问，欢迎以电邮__afcl@rfa.org</text:span>
 <text:span text:style-name="T5">
寄给亚洲事实查核实验室，由我们为您查证核实。</text:span>
</text:p>
      <text:p text:style-name="P4">
Source: <text:a xlink:type="simple" xlink:href="https://www.rfa.org/mandarin/shishi-hecha/hc-05192023180623.html" text:style-name="Internet_20_link" text:visited-style-name="Visited_20_Internet_20_Link">
https://www.rfa.org/mandarin/shishi-hecha/hc-05192023180623.html</text:a>
</text:p>
      <!--NEWS-->
      <text:h text:style-name="P10" text:outline-level="1">
<text:span text:style-name="T4">
美宣布新一轮对俄制裁 名单增逾300个人和实体</text:span>
</text:h>
      <text:p text:style-name="P4">
Author: 联合早报 (Person)</text:p>
      <text:p text:style-name="P4">
Publisher: 联合早报 (Organization)</text:p>
      <text:p text:style-name="P4">
Published Time: 2023-05-19T23:23</text:p>
      <text:p text:style-name="P4">
Modified Time: 2023-05-20T11:32</text:p>
      <text:p text:style-name="P4">
Description: 美国政府星期五（5月19日）宣布新一轮对俄制裁，名单新增逾300名个人和实体，以针对俄罗斯规避制裁的破口。路透社报道，美国财政部长耶伦发声明说：“今天的行动将进一步制约（俄罗斯总统...</text:p>
      <text:p text:style-name="P4">
Videos: []</text:p>
      <text:p text:style-name="P4">
Audios: []</text:p>
      <text:p text:style-name="P4">
Images: []</text:p>
      <text:p text:style-name="P4">
Type: NewsArticle</text:p>
      <text:p text:style-name="P4">
Breadcrumbs: ['即时', '国际']</text:p>
      <text:p text:style-name="P4">
Keywords: ['美国', '俄罗斯', '制裁俄罗斯', '制裁']</text:p>
      <!--METADATA-->
      <text:p text:style-name="P4">
美国政府星期五（5月19日）宣布新一轮对俄制裁，名单新增逾300名个人和实体，以针对俄罗斯规避制裁的破口。</text:p>
      <text:p text:style-name="P4">
路透社报道，美国财政部长耶伦发声明说：“今天的行动将进一步制约（俄罗斯总统）普京发动野蛮入侵的能力，并推动（美国）为切断俄罗斯逃避制裁的企图所做的全球努力。”</text:p>
      <text:p text:style-name="P4">
美财政部在声明中说，它将对22名个人和104个实体实施制裁，触点则在20多个国家的管辖范围内，包括向俄罗斯进口、运送或制造电子部件、半导体和微电子的公司；美国国务院则将对近200名个体、实体、船只和飞机实施制裁。</text:p>
      <text:p text:style-name="P4">
美财政部说，新一轮制裁将涉及更多俄罗斯经济领域，包括建筑、制造和施工等，以对相关领域的任何个体或实体实施制裁。</text:p>
      <text:p text:style-name="P4">
同日，拜登政府正式停止向俄出口各种消费品，并将71家俄企列入美商务部的实体名单；美供应商在没有许可证的情况下，不允许向名单中的企业出售美国技术。</text:p>
      <text:p text:style-name="P4">
Source: <text:a xlink:type="simple" xlink:href="https://www.zaobao.com.sg/realtime/world/story20230519-1396361" text:style-name="Internet_20_link" text:visited-style-name="Visited_20_Internet_20_Link">
https://www.zaobao.com.sg/realtime/world/story20230519-1396361</text:a>
</text:p>
      <!--NEWS-->
      <text:h text:style-name="P10" text:outline-level="1">
<text:span text:style-name="T4">
波兰呼吁中国谴责俄入侵乌行为</text:span>
</text:h>
      <text:p text:style-name="P4">
Author: 联合早报 (Person)</text:p>
      <text:p text:style-name="P4">
Publisher: 联合早报 (Organization)</text:p>
      <text:p text:style-name="P4">
Published Time: 2023-05-19T23:41</text:p>
      <text:p text:style-name="P4">
Modified Time: 2023-05-20T11:20</text:p>
      <text:p text:style-name="P4">
Description: 波兰政府星期五（5月19日）在与中国官员会晤时，希望北京谴责俄罗斯入侵乌克兰的行为。综合法新社和路透社报道，波兰外交部发声明称， 波兰外交部副部长戈威尔（Wojciech Gerw...</text:p>
      <text:p text:style-name="P4">
Videos: []</text:p>
      <text:p text:style-name="P4">
Audios: []</text:p>
      <text:p text:style-name="P4">
Images: []</text:p>
      <text:p text:style-name="P4">
Type: NewsArticle</text:p>
      <text:p text:style-name="P4">
Breadcrumbs: ['即时', '国际']</text:p>
      <text:p text:style-name="P4">
Keywords: ['波兰', '中国', '俄乌战争', '乌克兰', '俄罗斯']</text:p>
      <!--METADATA-->
      <text:p text:style-name="P4">
波兰政府星期五（5月19日）在与中国官员会晤时，希望北京谴责俄罗斯入侵乌克兰的行为。</text:p>
      <text:p text:style-name="P4">
综合法新社和路透社报道，波兰外交部发声明称， 波兰外交部副部长戈威尔（Wojciech Gerwel）当天在华沙向中国政府欧亚事务特别代表李辉传达这一想法。</text:p>
      <text:p text:style-name="P4">
戈威尔说：“（波兰）希望中国会谴责俄罗斯的侵略行为，并向俄国施压要求俄方重新遵守国际法原则。”</text:p>
      <text:p text:style-name="P4">
据悉，戈威尔还谴责了俄罗斯频频发出的核威胁。他说：“波兰指望中国对俄罗斯采取具体行动，（避免）这个侵略国使用核武器讹诈世界。”</text:p>
      <text:p text:style-name="P4">
李辉则回应称，中国重视波兰在地区事务中扮演的关键作用，愿意继续与华沙针对解决乌克兰危机进行沟通。李辉承诺，中国将支持建立一个平衡、有效和可持续的欧洲安全架构。</text:p>
      <text:p text:style-name="P4">
数天前，乌克兰外交部长库列巴（Dmytro Kuleba）才在基辅告诉李辉， <text:a xlink:type="simple" xlink:href="https://www.zaobao.com/news/china/story20230518-1395712" text:style-name="Internet_20_link" text:visited-style-name="Visited_20_Internet_20_Link">
</text:a>
 。</text:p>
      <text:p text:style-name="P4">
中国外交部日前宣布，李辉自本月15日起前往乌克兰、波兰、法国、德国和俄罗斯五国，就政治解决乌克兰危机同各方进行沟通。据此前报道，李辉将在华沙停留至星期天（21日）。</text:p>
      <text:p text:style-name="P4">
Source: <text:a xlink:type="simple" xlink:href="https://www.zaobao.com.sg/realtime/world/story20230519-1396366" text:style-name="Internet_20_link" text:visited-style-name="Visited_20_Internet_20_Link">
https://www.zaobao.com.sg/realtime/world/story20230519-1396366</text:a>
</text:p>
      <!--NEWS-->
      <text:h text:style-name="P10" text:outline-level="1">
<text:span text:style-name="T4">
巴特勒表现卓越 带领热火队击败塞尔蒂克</text:span>
</text:h>
      <text:p text:style-name="P4">
Publisher: 法新社</text:p>
      <text:p text:style-name="P4">
Published Time: 2023-05-20T05:02:07+00:00</text:p>
      <text:p text:style-name="P4">
Modified Time: 2023-05-20T04:50:01+00:00</text:p>
      <text:p text:style-name="P4">
Description: （法新社洛杉矶20日电） 迈阿密热火队今天在NBA东区决赛以111-105击败塞尔蒂克，在系列赛中以2-0领先，巴特勒（Jimm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 text:anchor-type="as-char" svg:width="6.9236in" svg:height="3.617581in" draw:z-index="0">
<draw:image xlink:href="../Images/rficn/2023-05-20T05-02-07-00-00/000000.png" xlink:type="simple" xlink:show="embed" xlink:actuate="onLoad" draw:mime-type="image/png"/>
</draw:frame>
</text:p>
      <text:p text:style-name="P4">
热火队护身符巴特勒全场得到27分，身为第8种子的热火是连续第2场在波士顿取得胜利，如果塞尔蒂克想进NBA总决赛，他们还有一座高山要爬。</text:p>
      <text:p text:style-name="P4">
热火队在第4节稍早曾落后多达11分，塞尔蒂克在最后还剩不到7分钟时时，领先多达9分。</text:p>
      <text:p text:style-name="P4">
但巴特勒在第4节最后几分钟带领热火以20-9的惊人表现扭转比赛，让热火只差2胜就可重返NBA总冠军赛，接下来7战4胜的系列赛将转往迈阿密举行第3和第4场。</text:p>
      <text:p text:style-name="P4">
兴高采烈的巴特勒在赛后采访说，「大家从不放弃，从不放弃，我们喜欢和彼此一起打球─我们对彼此充满信心和信任。」</text:p>
      <text:p text:style-name="P4">
巴特勒拿下的27分中，有9分来自第4节的反攻，这位迈阿密球星在第4节中段与塞尔蒂克的威廉斯（GrantWilliams）言语激烈冲突后，似乎整个人的战斗力都爆发出来。</text:p>
      <text:p text:style-name="P4">
比赛末期塞尔蒂克是以96-89领先，但热火队一波毁灭性攻势，扭转了胜负。 巴特勒事后谈到他与威廉姆斯的冲突时说，「只是健康的竞争，我喜欢它。」</text:p>
      <text:p text:style-name="P4">
「我总是来这里比赛，有时我喜欢说话，但只要我们赢了，我就很好。」</text:p>
      <text:p text:style-name="P4">
巴特勒全场也得到板凳球员的火力支援，马丁（Caleb Martin）得到25分，阿德巴约（Bam Adebayo）得22分16篮板和9次助攻。</text:p>
      <text:p text:style-name="P4">
Source: <text:a xlink:type="simple" xlink:href="https://www.rfi.fr/cn/%E8%BF%90%E5%8A%A8%E5%A4%A9%E5%9C%B0/20230520-%E5%B7%B4%E7%89%B9%E5%8B%92%E8%A1%A8%E7%8E%B0%E5%8D%93%E8%B6%8A-%E5%B8%A6%E9%A2%86%E7%83%AD%E7%81%AB%E9%98%9F%E5%87%BB%E8%B4%A5%E5%A1%9E%E5%B0%94%E8%92%82%E5%85%8B" text:style-name="Internet_20_link" text:visited-style-name="Visited_20_Internet_20_Link">
https://www.rfi.fr/cn/%E8%BF%90%E5%8A%A8%E5%A4%A9%E5%9C%B0/20230520-%E5%B7%B4%E7%89%B9%E5%8B%92%E8%A1%A8%E7%8E%B0%E5%8D%93%E8%B6%8A-%E5%B8%A6%E9%A2%86%E7%83%AD%E7%81%AB%E9%98%9F%E5%87%BB%E8%B4%A5%E5%A1%9E%E5%B0%94%E8%92%82%E5%85%8B</text:a>
</text:p>
      <!--NEWS-->
      <text:h text:style-name="P10" text:outline-level="1">
<text:span text:style-name="T4">
联邦参议员史考特拟投入大选 挑战成首位非裔共和党籍总统</text:span>
</text:h>
      <text:p text:style-name="P4">
Publisher: 法新社</text:p>
      <text:p text:style-name="P4">
Published Time: 2023-05-20T05:32:09+00:00</text:p>
      <text:p text:style-name="P4">
Modified Time: 2023-05-20T05:05:02+00:00</text:p>
      <text:p text:style-name="P4">
Description: （法新社华盛顿19日电） 美国南卡罗来纳州联邦参议员史考特（Tim Scott）预计将于22日宣布投入总统选战，争取共和党的党内提名；他一旦当选，将成为美国第一位非裔的共和党籍总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3.617581in" draw:z-index="0">
<draw:image xlink:href="../Images/rficn/2023-05-20T05-32-09-00-00/000000.png" xlink:type="simple" xlink:show="embed" xlink:actuate="onLoad" draw:mime-type="image/png"/>
</draw:frame>
</text:p>
      <text:p text:style-name="P4">
根据今天提交给美国联邦选举委员会（Federal ElectionCommission）的文件显示，57岁的史考特有望投入选战。他自4月成立总统试探委员会以来，外界广泛预期他将参选。史考特计划22日在家乡南卡罗来纳州北查尔斯顿（NorthCharleston）正式对外宣布起跑。</text:p>
      <text:p text:style-name="P4">
史考特近几个月来拜访了数个关键州，这些州有助于他在共和党提名战中建立早期优势。史考特在访问时强调他的基督教信仰，以及成长于贫困单亲家庭中所学到的保守价值观。</text:p>
      <text:p text:style-name="P4">
史考特作为共和党唯一的非裔联邦参议员，他刻意强调自己独特的观点。他昨天推文说：「美国家庭渴望希望。我们需要有信仰。对上帝的信仰，对彼此的信仰，对美国的信仰。」</text:p>
      <text:p text:style-name="P4">
史考特加入了热门的总统大选行列，希望在提名战中击败领先的前总统川普，但这项任务相当艰钜，近日民调显示他的支持率约为2%，平均落后川普34个百分点。</text:p>
      <text:p text:style-name="P4">
其他争取共和党提名的人物，包括川普的首任联合国大使、前南卡罗来纳州州长海利（Nikki Haley）、前阿肯色州州长贺勤森（AsaHutchinson）、企业家拉马斯瓦米（Vivek Ramaswamy），以及谈话性电台节目主持人艾尔德（LarryElder）；艾尔德是第一位投入这场选战的非裔美国人。</text:p>
      <text:p text:style-name="P4">
声势最接近川普的对手是佛罗里达州州长迪尚特（Ron DeSantis），预料他将于下周投入总统选战。</text:p>
      <text:p text:style-name="P4">
史考特被认为是参议院最强的募款人之一。他上个月表示，他的参院竞选帐户中有2200万美元，并在爱荷华州和新罕布什尔州投入600万美元购买广告。</text:p>
      <text:p text:style-name="P4">
Source: <text:a xlink:type="simple" xlink:href="https://www.rfi.fr/cn/%E5%9B%BD%E9%99%85%E6%8A%A5%E9%81%93/20230520-%E8%81%94%E9%82%A6%E5%8F%82%E8%AE%AE%E5%91%98%E5%8F%B2%E8%80%83%E7%89%B9%E6%8B%9F%E6%8A%95%E5%85%A5%E5%A4%A7%E9%80%89-%E6%8C%91%E6%88%98%E6%88%90%E9%A6%96%E4%BD%8D%E9%9D%9E%E8%A3%94%E5%85%B1%E5%92%8C%E5%85%9A%E7%B1%8D%E6%80%BB%E7%BB%9F" text:style-name="Internet_20_link" text:visited-style-name="Visited_20_Internet_20_Link">
https://www.rfi.fr/cn/%E5%9B%BD%E9%99%85%E6%8A%A5%E9%81%93/20230520-%E8%81%94%E9%82%A6%E5%8F%82%E8%AE%AE%E5%91%98%E5%8F%B2%E8%80%83%E7%89%B9%E6%8B%9F%E6%8A%95%E5%85%A5%E5%A4%A7%E9%80%89-%E6%8C%91%E6%88%98%E6%88%90%E9%A6%96%E4%BD%8D%E9%9D%9E%E8%A3%94%E5%85%B1%E5%92%8C%E5%85%9A%E7%B1%8D%E6%80%BB%E7%BB%9F</text:a>
</text:p>
      <!--NEWS-->
      <text:h text:style-name="P10" text:outline-level="1">
<text:span text:style-name="T4">
马来西亚脱口秀演员“罗杰叔叔”调侃北京当局后遭中国社媒禁言</text:span>
</text:h>
      <text:p text:style-name="P4">
Author: chinese@voanews.com (文灏)</text:p>
      <text:p text:style-name="P4">
Publisher: 美国之音中文网 (Type: NewsMediaOrganization)</text:p>
      <text:p text:style-name="P4">
Published Time: 2023-05-20T06:31:35+08:00</text:p>
      <text:p text:style-name="P4">
Modified Time: 2023-05-19 22:31:35Z</text:p>
      <text:p text:style-name="P4">
Description: 脱口秀演员、网红“罗杰叔叔”在中国社交媒体微博上的账号突然遭到禁言。就在几天前，他在推特等社媒上发布了一段调侃中国政府和中国对台政策的表演片段。这是过去一周左右第二位在中国遭到惩罚的脱口秀演员。</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malaysian-comedian-suspended-20230519/7101249.html" text:style-name="Internet_20_link" text:visited-style-name="Visited_20_Internet_20_Link">
https://www.voachinese.com/a/china-malaysian-comedian-suspended-20230519/7101249.html</text:a>
</text:p>
      <!--NEWS-->
      <text:h text:style-name="P10" text:outline-level="1">
<text:span text:style-name="T4">
印度将在克什米尔建成世界最高铁路桥</text:span>
</text:h>
      <text:p text:style-name="P4">
Author: None (Language: zh)</text:p>
      <text:p text:style-name="P4">
Publisher: None</text:p>
      <text:p text:style-name="P4">
Time: 2023-05-20T06:32:00Z</text:p>
      <text:p text:style-name="P4">
Description: 世界上最高的铁路桥预计将很快开通。印度横跨切纳布河的铁路大桥将连接喜马拉雅地区和印度庞大的铁路网。莫迪称赞这座桥体现了“印度在现代工程领域不断增长的实力”。</text:p>
      <text:p text:style-name="P4">
Videos: []</text:p>
      <text:p text:style-name="P4">
Images: ["<text:a xlink:type="simple" xlink:href="https://static.dw.com/image/64685232_303.jpg" text:style-name="Internet_20_link" text:visited-style-name="Visited_20_Internet_20_Link">
64685232_303.jpg</text:a>
", "<text:a xlink:type="simple" xlink:href="https://static.dw.com/image/62824886_401.jpg" text:style-name="Internet_20_link" text:visited-style-name="Visited_20_Internet_20_Link">
62824886_401.jpg</text:a>
", "<text:a xlink:type="simple" xlink:href="https://static.dw.com/image/53841818_303.jpg" text:style-name="Internet_20_link" text:visited-style-name="Visited_20_Internet_20_Link">
53841818_303.jpg</text:a>
", "<text:a xlink:type="simple" xlink:href="https://static.dw.com/image/16287599_303.jpg" text:style-name="Internet_20_link" text:visited-style-name="Visited_20_Internet_20_Link">
16287599_303.jpg</text:a>
", "<text:a xlink:type="simple" xlink:href="https://static.dw.com/image/53825848_303.png" text:style-name="Internet_20_link" text:visited-style-name="Visited_20_Internet_20_Link">
53825848_303.png</text:a>
", "<text:a xlink:type="simple" xlink:href="https://static.dw.com/image/41124050_303.jpg" text:style-name="Internet_20_link" text:visited-style-name="Visited_20_Internet_20_Link">
41124050_303.jpg</text:a>
", "<text:a xlink:type="simple" xlink:href="https://static.dw.com/image/16162720_303.jpg" text:style-name="Internet_20_link" text:visited-style-name="Visited_20_Internet_20_Link">
16162720_303.jpg</text:a>
", "<text:a xlink:type="simple" xlink:href="https://static.dw.com/image/53862211_303.jpg" text:style-name="Internet_20_link" text:visited-style-name="Visited_20_Internet_20_Link">
53862211_303.jpg</text:a>
", "<text:a xlink:type="simple" xlink:href="https://static.dw.com/image/50806090_303.jpg" text:style-name="Internet_20_link" text:visited-style-name="Visited_20_Internet_20_Link">
50806090_303.jpg</text:a>
", "<text:a xlink:type="simple" xlink:href="https://static.dw.com/image/17710314_303.jpg" text:style-name="Internet_20_link" text:visited-style-name="Visited_20_Internet_20_Link">
17710314_303.jpg</text:a>
", "<text:a xlink:type="simple" xlink:href="https://static.dw.com/image/53842067_303.jpg" text:style-name="Internet_20_link" text:visited-style-name="Visited_20_Internet_20_Link">
53842067_303.jpg</text:a>
"]</text:p>
      <text:p text:style-name="P4">
Subject: 时政风云</text:p>
      <text:p text:style-name="P4">
Subjects: []</text:p>
      <text:p text:style-name="P4">
Keywords: ['岛屿主权争端', '专题报道：全景观看“习马会”', '印度', '中国', '中共十九大', '德中关系']</text:p>
      <text:p text:style-name="P4">
ID: 65679735</text:p>
      <!--METADATA-->
      <text:p text:style-name="P4">
<text:a xlink:type="simple" xlink:href="https://www.dw.com/zh/overlay/image/article/65679735/64685232" text:style-name="Internet_20_link" text:visited-style-name="Visited_20_Internet_20_Link">
 <draw:frame draw:style-name="fr1" draw:name="Image30" text:anchor-type="as-char" svg:width="6.9236in" svg:height="3.896998in" draw:z-index="0">
<draw:image xlink:href="../Images/dwzh/2023-05-20T06-32-00Z/64685232_303.jpg" xlink:type="simple" xlink:show="embed" xlink:actuate="onLoad" draw:mime-type="image/jpeg"/>
</draw:frame>
</text:a>
</text:p>
      <text:p text:style-name="P4">
世界上最高的铁路桥矗立在查谟和克什米尔邦的切纳布河上</text:p>
      <text:p text:style-name="P4">
（德国之声中文网）世界上最高的铁路桥预计将很快在印控克什米尔开通，连接起偏远的喜马拉雅地区和印度庞大的铁路网。</text:p>
      <text:p text:style-name="P4">
这座桥高 359 米，长 1315 米，横跨切纳布河（Chenab）。这座铁路桥耗资 1.68 亿美元，建成后比埃菲尔铁塔还要高出 35 米。</text:p>
      <text:p text:style-name="P4">
这座桥是印度雄心勃勃的272公里长的乌德汉普尔-斯利那加-巴拉穆拉（Udhampur-Srinagar-Baramulla） 铁路连接项目 (USBRL)的一部分，建设工作始于二十多年前。</text:p>
      <text:p text:style-name="P4">
这座横跨切纳布河的拱桥建在一个地震活动频繁、地形崎岖、气候条件恶劣的地区。但工程师们说，这座桥的强度足以抵御里氏8级的地震，并预计使用寿命120年。</text:p>
      <text:p text:style-name="P4">
亲自监督该项目的印度总理莫迪称赞这座桥体现了“印度在现代工程和技术领域不断增长的实力”。</text:p>
      <text:p text:style-name="P4">
执政的印度人民党政府也认为这座桥为该地区带来进一步发展至关重要。</text:p>
      <text:p text:style-name="P4">
印度联邦铁路部长瓦什纳（AshwiniVaishnaw）称这是一个战略项目。“通过铁路连接查谟和克什米尔是世界上最艰巨的工程挑战之一。”他说，并补充说通往克什米尔的铁路网将于今年晚些时候或明年初完工。</text:p>
      <text:p text:style-name="P4">
<draw:frame draw:style-name="fr1" draw:name="Image31" text:anchor-type="as-char" svg:width="6.9236in" svg:height="3.896998in" draw:z-index="0">
<draw:image xlink:href="../Images/dwzh/2023-05-20T06-32-00Z/62824886_401.jpg" xlink:type="simple" xlink:show="embed" xlink:actuate="onLoad" draw:mime-type="image/jpeg"/>
</draw:frame>
</text:p>
      <text:p text:style-name="P4">
印度联邦铁路部长说，通往克什米尔的铁路网将于今年晚些时候或明年初完工</text:p>
      <text:h text:style-name="P12" text:outline-level="3">
<text:span text:style-name="T4">
“世界上最艰难的工程之一”</text:span>
</text:h>
      <text:p text:style-name="P4">
一位不愿透露姓名的参与该项目的官员告诉德国之声，穿行在查谟南部地区的村庄之间这座桥梁的建设使用了 28000 吨钢材。</text:p>
      <text:p text:style-name="P4">
这条动员了数千名建筑工人和工程师参与建设的铁路线已经错过了多个最后期限。</text:p>
      <text:p text:style-name="P4">
“这不是一件容易的事。我们不得不一直与恶劣的地形作斗争。”一位参与该项目、要求匿名的工程师告诉德国之声， “整个地区都很敏感，属于高地震带。”</text:p>
      <text:p text:style-name="P4">
据该工程师介绍，目前正在进行试运行和速度测试。</text:p>
      <text:p text:style-name="P4">
最大的挑战是连接查谟的卡特拉和兰班区的巴尼哈尔，该地区由深河峡谷和岩石地形组成。对山体滑坡和恶劣天气的担忧使其建设充满挑战。但这段铁路建设的完工将最终把该地区与印度广阔的铁路网络连接起来。</text:p>
      <text:h text:style-name="P12" text:outline-level="3">
<text:span text:style-name="T4">
有助于旅游业和调动部队</text:span>
</text:h>
      <text:p text:style-name="P4">
斯利那加旅行社的尤尼斯（ Muhammad Unis）告诉德国之声，这条铁路线将改变该地区的旅游业。他说：“这将降低旅行成本，并让游客更容易进入该地区。”</text:p>
      <text:p text:style-name="P4">
作为世界上军事化程度最高的地区之一，这也将有助于印度向该地区调动部队和后勤供给。 <text:a xlink:type="simple" xlink:href="https://www.dw.com/zh/zh/印度外长中印争议边境局势脆弱而危险/a-65034832" text:style-name="Internet_20_link" text:visited-style-name="Visited_20_Internet_20_Link">
</text:a>
 这种部队和装备调动可能会带来重大优势。</text:p>
      <ul>
        <li>
          <draw:frame draw:style-name="fr1" draw:name="Image32" text:anchor-type="as-char" svg:width="6.9236in" svg:height="3.896998in" draw:z-index="0">
            <draw:image xlink:href="../Images/dwzh/2023-05-20T06-32-00Z/53841818_303.jpg" xlink:type="simple" xlink:show="embed" xlink:actuate="onLoad" draw:mime-type="image/jpeg"/>
          </draw:frame>
        </li>
      </ul>
      <h5>
中印边境冲突的渊源</h5>
      <text:h text:style-name="P12" text:outline-level="3">
<text:span text:style-name="T4">
中印2000公里边境, 12万平方公里纠纷</text:span>
</text:h>
      <text:p text:style-name="P4">
中印边界总长近2000公里，另外还有12万平方公里的区域存在领土纠纷。有领土纠纷的边界涉及西段（600公里）、中段（450公里）和东段（650公里）3个部分。2020年5月，中印在锡金北部发生冲突（中段）；6月16日，中印在拉达克的巴勒万河谷（西段）发生士兵肢体冲突，造成数十人伤亡，至少印方称有20名士兵死亡。</text:p>
      <ul>
        <li>
          <draw:frame draw:style-name="fr1" draw:name="Image33" text:anchor-type="as-char" svg:width="6.9236in" svg:height="3.896998in" draw:z-index="0">
            <draw:image xlink:href="../Images/dwzh/2023-05-20T06-32-00Z/16287599_303.jpg" xlink:type="simple" xlink:show="embed" xlink:actuate="onLoad" draw:mime-type="image/jpeg"/>
          </draw:frame>
        </li>
      </ul>
      <h5>
中印边境冲突的渊源</h5>
      <text:h text:style-name="P12" text:outline-level="3">
<text:span text:style-name="T4">
麦克马洪线</text:span>
</text:h>
      <text:p text:style-name="P4">
马克马洪线(McMahonLine，东段线)是一条英国探险家测量印度时画下的一条英属印度同西藏之间的边界。1914年，英国外交官麦克马洪召集中、印、藏三方会议，由于中华民国不同意分割西藏的麦克马洪线、藏方未能得到事先秘议的独立转而也放弃承认麦克马红线，结果中藏均没有签署《西姆拉条约》。印度和缅甸则认为麦克马洪线是历史疆界。时至今日，中华人民共和国虽然拒绝承认麦克马洪线，但把它看作是实际控制线。1962年中印之战中，中国军队虽然一度占领了该地重镇达旺，但后来撤回到实际控制线以北。</text:p>
      <ul>
        <li>
          <draw:frame draw:style-name="fr1" draw:name="Image34" text:anchor-type="as-char" svg:width="6.9236in" svg:height="3.896998in" draw:z-index="0">
            <draw:image xlink:href="../Images/dwzh/2023-05-20T06-32-00Z/53825848_303.png" xlink:type="simple" xlink:show="embed" xlink:actuate="onLoad" draw:mime-type="image/png"/>
          </draw:frame>
        </li>
      </ul>
      <h5>
中印边境冲突的渊源</h5>
      <text:h text:style-name="P12" text:outline-level="3">
<text:span text:style-name="T4">
藏南（印度：阿鲁纳恰尔邦）</text:span>
</text:h>
      <text:p text:style-name="P4">
藏南在印度被称为“阿鲁纳恰尔邦”（ArunachalPradesh，东段线），面积约为6万平方公里，位于喜马拉雅山脉的南侧。它的西面是不丹，东面是缅甸，向南是印度，北边是中国的西藏。中国称该地为藏南，属于西藏自治区行政区划。不过，按照“麦克马洪线”的划分，该地属于印度，印度也实际控制该地，只是藏方以及中华民国当年均拒绝在条约上签字。中华人民共和国成立后延续这一路线。1948年，刚刚独立的印度开始派兵进入这个地区，1960年，印度完全占领了麦线以南部分，中国控制麦线以北。1972年，印度在该地成立阿鲁纳恰尔中央直辖区，1987年，该区改为“阿鲁纳恰尔邦”。</text:p>
      <ul>
        <li>
          <draw:frame draw:style-name="fr1" draw:name="Image35" text:anchor-type="as-char" svg:width="6.9236in" svg:height="3.896998in" draw:z-index="0">
            <draw:image xlink:href="../Images/dwzh/2023-05-20T06-32-00Z/41124050_303.jpg" xlink:type="simple" xlink:show="embed" xlink:actuate="onLoad" draw:mime-type="image/jpeg"/>
          </draw:frame>
        </li>
      </ul>
      <h5>
中印边境冲突的渊源</h5>
      <text:h text:style-name="P12" text:outline-level="3">
<text:span text:style-name="T4">
锡金问题</text:span>
</text:h>
      <text:p text:style-name="P4">
英国于1887年强占锡金国，次年出兵西藏。1950年，独立之后的印度称为锡金的保护国，1975年正式将其纳为“锡金邦”。2003年，印度总理瓦杰帕伊访问中国后，北京承认新德里对锡金的主权，同时印度亦承认中国对西藏主权。2005年之后中国出版的地图上已不再将锡金标注成主权国家。</text:p>
      <ul>
        <li>
          <draw:frame draw:style-name="fr1" draw:name="Image36" text:anchor-type="as-char" svg:width="6.9236in" svg:height="3.896998in" draw:z-index="0">
            <draw:image xlink:href="../Images/dwzh/2023-05-20T06-32-00Z/16162720_303.jpg" xlink:type="simple" xlink:show="embed" xlink:actuate="onLoad" draw:mime-type="image/jpeg"/>
          </draw:frame>
        </li>
      </ul>
      <h5>
中印边境冲突的渊源</h5>
      <text:h text:style-name="P12" text:outline-level="3">
<text:span text:style-name="T4">
1962年中印之战: 印度总理尼赫鲁大败</text:span>
</text:h>
      <text:p text:style-name="P4">
1960年4月，中印两国政府为寻求解决领土争端，由中国总理周恩来与印度总理尼赫鲁在新德里会谈，但未取得共识。1962年中印边境战争爆发。中国军队当年10月20日从边境的东西两处同时发起进攻时，兵力是印度军队的5至10倍。中国军队当时一直深入到印度今天的阿鲁纳恰尔邦省和喜马拉雅地区。整个战争延续了一个月，总共造成2000人丧生。1962年11月20日，中国单方宣布停火，并撤至麦克马洪线后20公里处。战争之后中印关系因边界冲突走入低谷。</text:p>
      <ul>
        <li>
          <draw:frame draw:style-name="fr1" draw:name="Image37" text:anchor-type="as-char" svg:width="6.9236in" svg:height="3.896998in" draw:z-index="0">
            <draw:image xlink:href="../Images/dwzh/2023-05-20T06-32-00Z/53862211_303.jpg" xlink:type="simple" xlink:show="embed" xlink:actuate="onLoad" draw:mime-type="image/jpeg"/>
          </draw:frame>
        </li>
      </ul>
      <h5>
中印边境冲突的渊源</h5>
      <text:h text:style-name="P12" text:outline-level="3">
<text:span text:style-name="T4">
中印关系改善，甘地总理开启总理互访</text:span>
</text:h>
      <text:p text:style-name="P4">
1988年12月19日至23日，印度总理拉吉夫·甘地对中国进行正式访问并与邓小平会晤。这是34年来印度总理首次访问中国。这次访问被看作是中印关系经过多年的紧张期之后开始转暖的标志。1993年，印度总理拉奥（NarasimhaRao）访华期间，双方签署了《关于在中印边境实际控制线地区保持和平与安宁的协定》。这次访问标志着中印关系开启了一个新的时代。自上世纪九十年代以来，中印双方共签署了5个有关和平解决边境冲突的协定。</text:p>
      <ul>
        <li>
          <draw:frame draw:style-name="fr1" draw:name="Image38" text:anchor-type="as-char" svg:width="6.9236in" svg:height="3.896998in" draw:z-index="0">
            <draw:image xlink:href="../Images/dwzh/2023-05-20T06-32-00Z/50806090_303.jpg" xlink:type="simple" xlink:show="embed" xlink:actuate="onLoad" draw:mime-type="image/jpeg"/>
          </draw:frame>
        </li>
      </ul>
      <h5>
中印边境冲突的渊源</h5>
      <text:h text:style-name="P12" text:outline-level="3">
<text:span text:style-name="T4">
特别代表会晤机制，习莫频繁会晤</text:span>
</text:h>
      <text:p text:style-name="P4">
自2003年中印建立边界问题特别代表会晤机制以来，双方已举行22轮特代会晤。印方的特别代表是国家安全顾问，中方最高代表则多为外交部长。中国国家主席习近平同印度总理莫迪之间的互动相当频繁。</text:p>
      <ul>
        <li>
          <draw:frame draw:style-name="fr1" draw:name="Image39" text:anchor-type="as-char" svg:width="6.9236in" svg:height="3.896998in" draw:z-index="0">
            <draw:image xlink:href="../Images/dwzh/2023-05-20T06-32-00Z/17710314_303.jpg" xlink:type="simple" xlink:show="embed" xlink:actuate="onLoad" draw:mime-type="image/jpeg"/>
          </draw:frame>
        </li>
      </ul>
      <h5>
中印边境冲突的渊源</h5>
      <text:h text:style-name="P12" text:outline-level="3">
<text:span text:style-name="T4">
2017年中印洞朗地区对峙</text:span>
</text:h>
      <text:p text:style-name="P4">
占地约100平方公里的洞朗（Doklam）是中国和不丹之间存有争议的地区，印度也从未对该地宣示过主权。2017年6月，印度以“接到不丹政府的求助”、“支持不丹主权”为由，派兵越过中印边界，阻止中国在那里修筑公路，形成同中国军队长达71天的对峙。不丹是中国14个邻国中唯一一个没有与中国建交的国家，其国家的外交权和防务权掌握在印度手中。2014年莫迪以总理身份第一个访问的国家便是不丹。</text:p>
      <ul>
        <li>
          <draw:frame draw:style-name="fr1" draw:name="Image40" text:anchor-type="as-char" svg:width="6.9236in" svg:height="3.896998in" draw:z-index="0">
            <draw:image xlink:href="../Images/dwzh/2023-05-20T06-32-00Z/53842067_303.jpg" xlink:type="simple" xlink:show="embed" xlink:actuate="onLoad" draw:mime-type="image/jpeg"/>
          </draw:frame>
        </li>
      </ul>
      <h5>
中印边境冲突的渊源</h5>
      <text:h text:style-name="P12" text:outline-level="3">
<text:span text:style-name="T4">
2020年中印冲突又起</text:span>
</text:h>
      <text:p text:style-name="P4">
5月5日，在位于拉达克地区的海拔四千多米的班公错湖（Pangong Tsolake，西段），中国和印度军方人员相互投掷石块、木棒、铁棍等，双方都有人员受伤。5月9日，印度锡金邦那图拉山口（中段），中印军人相互投石并发生肢体冲突，有数十人受伤。6月16日，在加勒万河谷（Galwanvalley，西段）的中印士兵冲突中，有3名印度士兵在与解放军的冲突中死亡。当天稍晚时，印度军方宣布印度士兵的死亡人数提升至20人。</text:p>
      <text:p text:style-name="P4">
作者: 李鱼</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铁路连接也为人们提供了一个替代斯利那加-查谟高速公路的途径——后者是一条连接克什米尔和其他州的关键公路，在冬季经常堵塞，而且容易发生山体滑坡，造成致命的事故。</text:p>
      <text:h text:style-name="P12" text:outline-level="3">
<text:span text:style-name="T4">
当地人对外地来客的担忧</text:span>
</text:h>
      <text:p text:style-name="P4">
尽管有这些好处，但一些当地人对这座桥的建成感到担忧。当地私立学校教师尼萨尔 (Maroofa Nisar)告诉德国之声：“我们担心会有更多外地人涌入这个生态脆弱的地区。”</text:p>
      <text:p text:style-name="P4">
2019 年废除赋予该地区特殊宪法地位的第 370条，以及印度人民党政府采取的其他措施，赋予了非本地人在克什米尔创业和购买房产的更多权利——这些权利曾经只属于永久居民。</text:p>
      <text:p text:style-name="P4">
根据官方记录，到目前为止，已有 185 名外地人购买了土地，1559 家公司在该地区投资。</text:p>
      <text:p text:style-name="P4">
该地区的政治分析人士侯赛因 (Sheikh Showkat Hussain)告诉德国之声：“火车将减少物理距离，但不会减少心理隔绝。基础设施减少了物理距离，但没有减少信任赤字和被左右的感觉。”</text:p>
      <text:p text:style-name="P4">
Source: <text:a xlink:type="simple" xlink:href="https://www.dw.com/zh/印度将在克什米尔建成世界最高铁路桥/a-65679735" text:style-name="Internet_20_link" text:visited-style-name="Visited_20_Internet_20_Link">
https://www.dw.com/zh/印度将在克什米尔建成世界最高铁路桥/a-65679735?maca=chi-rss-chi-all-1127-rdf</text:a>
</text:p>
      <!--NEWS-->
      <text:h text:style-name="P10" text:outline-level="1">
<text:span text:style-name="T4">
乌克兰称在巴赫穆特取得渐进式战果；据报道拜登支持培训乌克兰飞行员驾驶F-16计划</text:span>
</text:h>
      <text:p text:style-name="P4">
Author: chinese@voanews.com (美国之音)</text:p>
      <text:p text:style-name="P4">
Publisher: 美国之音中文网 (Type: NewsMediaOrganization)</text:p>
      <text:p text:style-name="P4">
Published Time: 2023-05-20T06:33:16+08:00</text:p>
      <text:p text:style-name="P4">
Modified Time: 2023-05-19 22:42:48Z</text:p>
      <text:p text:style-name="P4">
Description: 乌东城市巴赫穆特的激战仍在持续，乌克兰星期五(5月19日)声称，乌军针对普里戈津在当地的准军事部队取得了渐进式的进展。</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7101267.html" text:style-name="Internet_20_link" text:visited-style-name="Visited_20_Internet_20_Link">
https://www.voachinese.com/a/7101267.html</text:a>
</text:p>
      <!--NEWS-->
      <text:h text:style-name="P10" text:outline-level="1">
<text:span text:style-name="T4">
大众公司获准出售在俄资产</text:span>
</text:h>
      <text:p text:style-name="P4">
Author: None (Language: zh)</text:p>
      <text:p text:style-name="P4">
Publisher: None</text:p>
      <text:p text:style-name="P4">
Time: 2023-05-20T06:51:00Z</text:p>
      <text:p text:style-name="P4">
Description: 俄罗斯官方媒体本周报道称，俄罗斯外资管控委员会已经批准了一家俄罗斯公司以1.25亿英镑价格收购德国大众汽车公司在俄资产的申请。</text:p>
      <text:p text:style-name="P4">
Videos: []</text:p>
      <text:p text:style-name="P4">
Images: ["<text:a xlink:type="simple" xlink:href="https://static.dw.com/image/64865160_303.jpg" text:style-name="Internet_20_link" text:visited-style-name="Visited_20_Internet_20_Link">
64865160_303.jpg</text:a>
", "<text:a xlink:type="simple" xlink:href="https://static.dw.com/image/64865202_401.jpg" text:style-name="Internet_20_link" text:visited-style-name="Visited_20_Internet_20_Link">
64865202_401.jpg</text:a>
"]</text:p>
      <text:p text:style-name="P4">
Subject: 新闻广角</text:p>
      <text:p text:style-name="P4">
Subjects: ['俄罗斯入侵乌克兰']</text:p>
      <text:p text:style-name="P4">
Keywords: ['大众汽车', '俄乌战争', '汽车制造商', '经济制裁', '禁运']</text:p>
      <text:p text:style-name="P4">
ID: 65657714</text:p>
      <!--METADATA-->
      <text:p text:style-name="P4">
<text:a xlink:type="simple" xlink:href="https://www.dw.com/zh/overlay/image/article/65657714/64865160" text:style-name="Internet_20_link" text:visited-style-name="Visited_20_Internet_20_Link">
 <draw:frame draw:style-name="fr1" draw:name="Image41" text:anchor-type="as-char" svg:width="6.9236in" svg:height="3.896998in" draw:z-index="0">
<draw:image xlink:href="../Images/dwzh/2023-05-20T06-51-00Z/64865160_303.jpg" xlink:type="simple" xlink:show="embed" xlink:actuate="onLoad" draw:mime-type="image/jpeg"/>
</draw:frame>
</text:a>
</text:p>
      <text:p text:style-name="P4">
（德国之声中文网）俄罗斯文传电讯社周二援引交易双方的信息报道称，这项资产转售申请已经获得官方外资管控审核机构的批准。德国汽车制造商大众公司多年前就已进入俄罗斯市场，<text:a xlink:type="simple" xlink:href="https://www.dw.com/zh/zh/德国大众汽车在俄罗斯的新厂落成/a-4812997" text:style-name="Internet_20_link" text:visited-style-name="Visited_20_Internet_20_Link">
 </text:a>
  2022年2月，俄罗斯入侵乌克兰之后， <text:a xlink:type="simple" xlink:href="https://www.dw.com/zh/zh/普京所有撤出俄罗斯的西方企业都会被取代/a-62176945" text:style-name="Internet_20_link" text:visited-style-name="Visited_20_Internet_20_Link">
</text:a>
。相关交易完成后，Avilon公司将全面接管大众俄罗斯公司及其子公司，其中包括数家Scania载重汽车的销售公司。</text:p>
      <text:p text:style-name="P4">
大众公司沃尔夫斯堡总部表示："大众公司目前正在出售在大众俄罗斯公司（Volkswagen GroupRus）所持股权，其中包括拥有四千名员工的卡卢加工厂，买家则是俄罗斯一家著名的投资公司。"但大众总部拒绝透露更多细节。</text:p>
      <text:p text:style-name="P4">
<draw:frame draw:style-name="fr1" draw:name="Image42" text:anchor-type="as-char" svg:width="6.9236in" svg:height="3.896998in" draw:z-index="0">
<draw:image xlink:href="../Images/dwzh/2023-05-20T06-51-00Z/64865202_401.jpg" xlink:type="simple" xlink:show="embed" xlink:actuate="onLoad" draw:mime-type="image/jpeg"/>
</draw:frame>
</text:p>
      <text:p text:style-name="P4">
设在卡卢加的大众工厂。</text:p>
      <text:p text:style-name="P4">
大众公司设在卡卢加的现代化工厂，是大众公司在俄罗斯境内的重要资产。俄罗斯副总理曼托罗夫（ DenisManturov）表示，目前正在寻找合适的承包商，以便让这一工厂尽快恢复运营。</text:p>
      <text:p text:style-name="P4">
由于大众公司在俄罗斯的合资伙伴嘎斯公司曾对大众提起诉讼，出售股权的事宜一度拖延。苏联时期，嘎斯公司曾以生产伏尔加牌桥车而闻名。嘎斯公司以大众公司违背合资协定而提出索赔诉讼，但相关诉讼已被俄罗斯一家法庭驳回。</text:p>
      <text:p text:style-name="P4">
西方汽车制造商纷纷离开俄罗斯，使该国的汽车生产受到严重影响。经济协会AEB提供的数据显示，2022年俄罗斯境内的新车销售量为68万7千台，远远低于此前一年的166万7千台。目前，很多西方汽车厂家设在俄罗斯境内的工厂已被俄罗斯投资商以象征性价格收购，但多数情况下母公司保留了回购选项。</text:p>
      <text:p text:style-name="P4">
去年，法国雷诺就以一欧元的价格将其在拉达车制造商 Avtovaz所拥有的多数股权卖给了俄罗斯政府。</text:p>
      <text:p text:style-name="P4">
（德新社）</text:p>
      <text:p text:style-name="P4">
Source: <text:a xlink:type="simple" xlink:href="https://www.dw.com/zh/大众公司获准出售在俄资产/a-65657714" text:style-name="Internet_20_link" text:visited-style-name="Visited_20_Internet_20_Link">
https://www.dw.com/zh/大众公司获准出售在俄资产/a-65657714?maca=chi-rss-chi-all-1127-rdf</text:a>
</text:p>
      <!--NEWS-->
      <text:h text:style-name="P10" text:outline-level="1">
<text:span text:style-name="T4">
拜登态度反转 支持为乌飞行员提供F-16培训</text:span>
</text:h>
      <text:p text:style-name="P4">
Author: 联合早报 (Person)</text:p>
      <text:p text:style-name="P4">
Publisher: 联合早报 (Organization)</text:p>
      <text:p text:style-name="P4">
Published Time: 2023-05-20T06:55</text:p>
      <text:p text:style-name="P4">
Modified Time: 2023-05-20T09:00</text:p>
      <text:p text:style-name="P4">
Description: 美国总统拜登改变立场，将允许乌克兰飞行员接受F-16战机的培训，并计划批准其他国家将美国制造的F-16战机转移到乌克兰。这对寻求增强防空能力的基辅来说是一大支持，将显著提升乌克兰的...</text:p>
      <text:p text:style-name="P4">
Videos: []</text:p>
      <text:p text:style-name="P4">
Audios: []</text:p>
      <text:p text:style-name="P4">
Images: []</text:p>
      <text:p text:style-name="P4">
Type: NewsArticle</text:p>
      <text:p text:style-name="P4">
Breadcrumbs: ['即时', '国际']</text:p>
      <text:p text:style-name="P4">
Keywords: ['美国', '拜登', 'F-16战机', '乌克兰']</text:p>
      <!--METADATA-->
      <text:p text:style-name="P4">
美国总统拜登改变立场，将允许乌克兰飞行员接受F-16战机的培训，并计划批准其他国家将美国制造的F-16战机转移到乌克兰。</text:p>
      <text:p text:style-name="P4">
这对寻求增强防空能力的基辅来说是一大支持，将显著提升乌克兰的战斗力。</text:p>
      <text:p text:style-name="P4">
综合路透社和彭博社报道，拜登星期五（5月19日）在日本广岛举行的七国集团（G7）峰会上，将这个决定告诉其他G7领导人。</text:p>
      <text:p text:style-name="P4">
美国官员说，F-16战机联合培训计划将在几周内启动，并在乌克兰以外的欧洲地点进行，训练和交付F-16战机的时间最快为18个月。</text:p>
      <text:p text:style-name="P4">
其中一名官员说：“参与这项计划的国家联盟将决定何时提供战机，将提供多少架，以及由谁提供。”</text:p>
      <text:p text:style-name="P4">
虽然这名官员没有说明哪些国家将参与，但英国首相苏纳克说，英国将与荷兰、比利时和丹麦合作，“让乌克兰获得它所需要的空中作战能力。”</text:p>
      <text:p text:style-name="P4">
英国、比利时和荷兰对拜登的决定表示欢迎。</text:p>
      <text:p text:style-name="P4">
丹麦国防部在拜登宣布决定后说，它已做好提供F-16战机，供乌克兰飞行员接受培训的准备。丹麦为北约成员国之一。</text:p>
      <text:p text:style-name="P4">
自从俄罗斯入侵乌克兰以来，一些美国国会议员一直敦促政府帮助乌克兰加强防空能力，包括提供战斗机和其他形式的空中支援。 <text:a xlink:type="simple" xlink:href="https://www.zaobao.com/news/world/story20230201-1358463" text:style-name="Internet_20_link" text:visited-style-name="Visited_20_Internet_20_Link">
</text:a>
，称培训乌克兰飞行员需要时间，交付需要更长时间。</text:p>
      <text:p text:style-name="P4">
美国还担心提供F-16战机会占用过多国会拨付的乌克兰军援资金。拜登也担心，提供F-16战机可能被视为挑衅或升级战争。</text:p>
      <text:p text:style-name="P4">
Source: <text:a xlink:type="simple" xlink:href="https://www.zaobao.com.sg/realtime/world/story20230520-1396415" text:style-name="Internet_20_link" text:visited-style-name="Visited_20_Internet_20_Link">
https://www.zaobao.com.sg/realtime/world/story20230520-1396415</text:a>
</text:p>
      <!--NEWS-->
      <text:h text:style-name="P10" text:outline-level="1">
<text:span text:style-name="T4">
白宫：拜登期待在广岛会泽伦斯基</text:span>
</text:h>
      <text:p text:style-name="P4">
Publisher: 法新社</text:p>
      <text:p text:style-name="P4">
Published Time: 2023-05-20T07:02:08+00:00</text:p>
      <text:p text:style-name="P4">
Modified Time: 2023-05-20T06:50:03+00:00</text:p>
      <text:p text:style-name="P4">
Description: （法新社日本广岛20日电） 白宫今天表示，美国总统拜登「期待」在广岛与乌克兰领袖泽伦斯基见面，证实两人将在G7峰会场边会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617581in" draw:z-index="0">
<draw:image xlink:href="../Images/rficn/2023-05-20T07-02-08-00-00/000000.png" xlink:type="simple" xlink:show="embed" xlink:actuate="onLoad" draw:mime-type="image/png"/>
</draw:frame>
</text:p>
      <text:p text:style-name="P4">
美国国家安全顾问苏利文（Jake Sullivan）说，「总统拜登肯定将与他见面…总统期待能有机会坐下来面对面会谈」，但没有提供会谈何时举行的细节。</text:p>
      <text:p text:style-name="P4">
日本媒体报导，泽伦斯基（Volodymyr Zelenskyy）稍早前往沙乌地阿拉伯，预计将于今天抵达日本。</text:p>
      <text:p text:style-name="P4">
在传出泽伦斯基将意外亲身出席七大工业国集团（G7）峰会前，白宫总算宣布同意盟国向乌克兰提供美制F-16战机。</text:p>
      <text:p text:style-name="P4">
乌克兰一直恳求盟国提供F-16，以取代机龄老旧且饱受战火蹂躏的俄制飞机机队，但拜登先前表示美国不会批准援乌F-16。华府担忧此举将激怒莫斯科，且形同美国更直接涉入俄乌战争。</text:p>
      <text:p text:style-name="P4">
苏利文说移交F-16战机给乌克兰，不会打破华府既希望「避免第三次世界大战」又能支持乌克兰的关键平衡。他说F-16战机将只供防御之用。</text:p>
      <text:p text:style-name="P4">
他说：「美国不是在允许或支持对深入俄罗斯境内发动攻击，乌克兰也一直说他们会遵守。」</text:p>
      <text:p text:style-name="P4">
在回应批评美国同意盟国向乌克兰运送F-16拖太久时，苏利文说乌克兰预计几周后发动的反攻不需用到F-16，援乌F-16与所需的飞行员培训只是长期重建乌克兰空军的一部分。</text:p>
      <text:p text:style-name="P4">
他说：「我们已来到往前看且应问『乌克兰需要什么…（日后）才能吓阻与抵御俄罗斯入侵』的时候了。」</text:p>
      <text:p text:style-name="P4">
「F-16是这个多重任务的一部分，第一步显然将是开展训练，然后与盟国、伙伴和乌克兰人合作，以决定在实际提供飞机时该怎么做，好与时俱进。」</text:p>
      <text:p text:style-name="P4">
Source: <text:a xlink:type="simple" xlink:href="https://www.rfi.fr/cn/%E5%9B%BD%E9%99%85%E6%8A%A5%E9%81%93/20230520-%E7%99%BD%E5%AE%AB-%E6%8B%9C%E7%99%BB%E6%9C%9F%E5%BE%85%E5%9C%A8%E5%B9%BF%E5%B2%9B%E4%BC%9A%E6%B3%BD%E4%BC%A6%E6%96%AF%E5%9F%BA" text:style-name="Internet_20_link" text:visited-style-name="Visited_20_Internet_20_Link">
https://www.rfi.fr/cn/%E5%9B%BD%E9%99%85%E6%8A%A5%E9%81%93/20230520-%E7%99%BD%E5%AE%AB-%E6%8B%9C%E7%99%BB%E6%9C%9F%E5%BE%85%E5%9C%A8%E5%B9%BF%E5%B2%9B%E4%BC%9A%E6%B3%BD%E4%BC%A6%E6%96%AF%E5%9F%BA</text:a>
</text:p>
      <!--NEWS-->
      <text:h text:style-name="P10" text:outline-level="1">
<text:span text:style-name="T4">
规模7.1地震袭新喀里多尼亚岛以东海域</text:span>
</text:h>
      <text:p text:style-name="P4">
Publisher: 法新社</text:p>
      <text:p text:style-name="P4">
Published Time: 2023-05-20T07:02:09+00:00</text:p>
      <text:p text:style-name="P4">
Modified Time: 2023-05-20T06:50:02+00:00</text:p>
      <text:p text:style-name="P4">
Description: （法新社雪梨20日电） 美国地质调查所指出，法属新喀里多尼亚岛（New Caledonia）以东的太平洋海域今天发生规模7.1地震。这个地区昨天才发生规模7.7强震，并一度引发海啸警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3.617581in" draw:z-index="0">
<draw:image xlink:href="../Images/rficn/2023-05-20T07-02-09-00-00/000000.png" xlink:type="simple" xlink:show="embed" xlink:actuate="onLoad" draw:mime-type="image/png"/>
</draw:frame>
</text:p>
      <text:p text:style-name="P4">
美国地质调查所（USGS）表示，这起地震震源深度为35公里，震央位于新喀里多尼亚岛以东约300公里处。</text:p>
      <text:p text:style-name="P4">
太平洋海啸警报中心（Pacific Tsunami Warning Center）发布最新更新资讯说，地震引发的海啸波浪预计将低于0.3公尺。</text:p>
      <text:p text:style-name="P4">
太平洋海啸警报中心稍早对震央方圆300公里内的沿岸地区发布警报，表示海啸波浪可能会触及太平洋岛国斐济、吉里巴斯、万那杜、瓦利斯群岛和富图那群岛（Wallisand Futuna）。</text:p>
      <text:p text:style-name="P4">
昨天，同个地区发生规模7.7强震，数个太平洋岛国的居民担忧将掀起巨浪，纷纷仓皇逃到高地避难，所幸海啸警报在数小时后解除。</text:p>
      <text:p text:style-name="P4">
Source: <text:a xlink:type="simple" xlink:href="https://www.rfi.fr/cn/%E5%9B%BD%E9%99%85%E6%8A%A5%E9%81%93/20230520-%E8%A7%84%E6%A8%A17-1%E5%9C%B0%E9%9C%87%E8%A2%AD%E6%96%B0%E5%96%80%E9%87%8C%E5%A4%9A%E5%B0%BC%E4%BA%9A%E5%B2%9B%E4%BB%A5%E4%B8%9C%E6%B5%B7%E5%9F%9F" text:style-name="Internet_20_link" text:visited-style-name="Visited_20_Internet_20_Link">
https://www.rfi.fr/cn/%E5%9B%BD%E9%99%85%E6%8A%A5%E9%81%93/20230520-%E8%A7%84%E6%A8%A17-1%E5%9C%B0%E9%9C%87%E8%A2%AD%E6%96%B0%E5%96%80%E9%87%8C%E5%A4%9A%E5%B0%BC%E4%BA%9A%E5%B2%9B%E4%BB%A5%E4%B8%9C%E6%B5%B7%E5%9F%9F</text:a>
</text:p>
      <!--NEWS-->
      <text:h text:style-name="P10" text:outline-level="1">
<text:span text:style-name="T4">
美墨边境移民国籍和社会背景日趋多样化</text:span>
</text:h>
      <text:p text:style-name="P4">
Author: chinese@voanews.com (艾琳·巴罗斯)</text:p>
      <text:p text:style-name="P4">
Publisher: 美国之音中文网 (Type: NewsMediaOrganization)</text:p>
      <text:p text:style-name="P4">
Published Time: 2023-05-20T07:29:12+08:00</text:p>
      <text:p text:style-name="P4">
Modified Time: 2023-05-19 23:29:12Z</text:p>
      <text:p text:style-name="P4">
Description: 奈瑞斯·厄鲁阿兹(Neris Arruaz)一只手抱着她两岁的孩子，另一只手拿着一个红色的小袋子，里面装着几片尿布。她来到位于墨西哥边境城市马塔莫罗斯的社会服务组织“帮助成功”(Ayudándoles A Triunfar)请求更多帮助。</text:p>
      <text:p text:style-name="P4">
Videos: []</text:p>
      <text:p text:style-name="P4">
Images: []</text:p>
      <text:p text:style-name="P4">
Categories: ['美国', '编辑推荐', '美国移民/难民议题']</text:p>
      <text:p text:style-name="P4">
Type: None</text:p>
      <!--METADATA-->
      <text:p text:style-name="P4">
NoneNone</text:p>
      <text:p text:style-name="P4">
Source: <text:a xlink:type="simple" xlink:href="https://www.voachinese.com/a/diverse-nationalities-professions-among-migrants-at-us-mexico-border-20230519/7101242.html" text:style-name="Internet_20_link" text:visited-style-name="Visited_20_Internet_20_Link">
https://www.voachinese.com/a/diverse-nationalities-professions-among-migrants-at-us-mexico-border-20230519/7101242.html</text:a>
</text:p>
      <!--NEWS-->
      <text:h text:style-name="P10" text:outline-level="1">
<text:span text:style-name="T4">
美政府债限协商停滞 拜登仍有信心化解僵局</text:span>
</text:h>
      <text:p text:style-name="P4">
Publisher: 法新社</text:p>
      <text:p text:style-name="P4">
Published Time: 2023-05-20T07:32:08+00:00</text:p>
      <text:p text:style-name="P4">
Modified Time: 2023-05-20T07:20:04+00:00</text:p>
      <text:p text:style-name="P4">
Description: （法新社广岛20日电） 美国白宫新闻秘书尚皮耶（Karine Jean-Pierre）今天说，虽与共和党间存有「重大分歧」，总统拜登对解决提高债务上限的僵局依旧「抱持信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617581in" draw:z-index="0">
<draw:image xlink:href="../Images/rficn/2023-05-20T07-32-08-00-00/000000.png" xlink:type="simple" xlink:show="embed" xlink:actuate="onLoad" draw:mime-type="image/png"/>
</draw:frame>
</text:p>
      <text:p text:style-name="P4">
民主党籍的拜登目前人在日本广岛参加七大工业国集团（G7）峰会。尚皮耶在广岛表示，虽然「依旧存在重大分歧」，但「总统对于事情会有出路充满信心」。</text:p>
      <text:p text:style-name="P4">
共和党人想要白宫接受大幅预算削减，以换取展延美国政府年度借款授权。谈判陷入僵局升高了国会两党恐无法在美国政府用罄资金、陷入经济灾难性债务违约的所谓「X日」（Xdate）前达成协议的隐忧。</text:p>
      <text:p text:style-name="P4">
然而尚皮耶指出，共和党人喊卡后又愿回谈判桌代表「彼此的确仍保持乐观」。她说至少双方间还有对话，这很重要。</text:p>
      <text:p text:style-name="P4">
拜登强烈反对共和党人利用债务上限的决定作为要求削减预算的筹码，因此双方是否会各退一步仍不得而知。</text:p>
      <text:p text:style-name="P4">
尚皮耶表示，「如果双方都抱持善意」，就能找到解方。</text:p>
      <text:p text:style-name="P4">
Source: <text:a xlink:type="simple" xlink:href="https://www.rfi.fr/cn/%E5%9B%BD%E9%99%85%E6%8A%A5%E9%81%93/20230520-%E7%BE%8E%E6%94%BF%E5%BA%9C%E5%80%BA%E9%99%90%E5%8D%8F%E5%95%86%E5%81%9C%E6%BB%9E-%E6%8B%9C%E7%99%BB%E4%BB%8D%E6%9C%89%E4%BF%A1%E5%BF%83%E5%8C%96%E8%A7%A3%E5%83%B5%E5%B1%80" text:style-name="Internet_20_link" text:visited-style-name="Visited_20_Internet_20_Link">
https://www.rfi.fr/cn/%E5%9B%BD%E9%99%85%E6%8A%A5%E9%81%93/20230520-%E7%BE%8E%E6%94%BF%E5%BA%9C%E5%80%BA%E9%99%90%E5%8D%8F%E5%95%86%E5%81%9C%E6%BB%9E-%E6%8B%9C%E7%99%BB%E4%BB%8D%E6%9C%89%E4%BF%A1%E5%BF%83%E5%8C%96%E8%A7%A3%E5%83%B5%E5%B1%80</text:a>
</text:p>
      <!--NEWS-->
      <text:h text:style-name="P10" text:outline-level="1">
<text:span text:style-name="T4">
美国债务谈判一度中断 共和党称白宫拒绝让步</text:span>
</text:h>
      <text:p text:style-name="P4">
Author: 联合早报 (Person)</text:p>
      <text:p text:style-name="P4">
Publisher: 联合早报 (Organization)</text:p>
      <text:p text:style-name="P4">
Published Time: 2023-05-20T07:35</text:p>
      <text:p text:style-name="P4">
Modified Time: 2023-05-20T07:41</text:p>
      <text:p text:style-name="P4">
Description: 美国白宫和共和党国会代表的联邦债务谈判星期五（5月19日）一度被共和党喊停，称白宫代表拒绝对削减开支做出让步，令金融市场精神紧绷。但众议院议长麦卡锡过后告诉媒体，与白宫的谈判于当天...</text:p>
      <text:p text:style-name="P4">
Videos: []</text:p>
      <text:p text:style-name="P4">
Audios: []</text:p>
      <text:p text:style-name="P4">
Images: []</text:p>
      <text:p text:style-name="P4">
Type: NewsArticle</text:p>
      <text:p text:style-name="P4">
Breadcrumbs: ['即时', '国际']</text:p>
      <text:p text:style-name="P4">
Keywords: ['白宫', '共和党', '债务违约', '麦卡锡', '金融市场', '民主党']</text:p>
      <!--METADATA-->
      <text:p text:style-name="P4">
美国白宫和共和党国会代表的联邦债务谈判星期五（5月19日）一度被共和党喊停，称白宫代表拒绝对削减开支做出让步，令金融市场精神紧绷。</text:p>
      <text:p text:style-name="P4">
但众议院议长麦卡锡过后告诉媒体，与白宫的谈判于当天晚上恢复。</text:p>
      <text:p text:style-name="P4">
白宫一名官员在媒体报道谈判陷入僵局后说，如果双方本着诚意进行谈判，并认识到大家都不可能得到自己所要的一切，双方仍有可能就债务上限达成协议。</text:p>
      <text:p text:style-name="P4">
综合《纽约时报》和路透社报道，白宫与共和党代表星期五早上的闭门会议开始后不久，共和党代表便突然离开。一名共和党领袖称，是时候“按下暂停键”，并抱怨总统拜登的团队不讲理，谈判无法取得任何进展。</text:p>
      <text:p text:style-name="P4">
这对避免美国在6月1日出现债务违约的努力来说是一个挫折。</text:p>
      <text:p text:style-name="P4">
而由极端保守派组成的众议院自由核心小组，星期四（18日）呼吁共和党人应停止与拜登谈判，并坚持维护他们推动的一项立法，以大幅削减开支作为提高联邦债务上限的交换条件。这项立法在民主党控制的参议院肯定不会通过。</text:p>
      <text:p text:style-name="P4">
在白宫与共和党代表的会议中断了多个小时后，麦卡锡接受福克斯商业新闻电视台访问时说：“我们将在今晚恢复谈判。”</text:p>
      <text:p text:style-name="P4">
白宫受询时没有立即做出回应。</text:p>
      <text:p text:style-name="P4">
在麦卡锡发表讲话后不久，有人看到拜登和麦卡锡的团队进入一国会会议室。两方人员都没有回应记者的提问。</text:p>
      <text:p text:style-name="P4">
现在距离6月1日已不到两周时间，美国财政部已经警告，联邦政府的现金即将耗尽，到时将触发美国的首次债务违约，这将波及全球经济。</text:p>
      <text:p text:style-name="P4">
Source: <text:a xlink:type="simple" xlink:href="https://www.zaobao.com.sg/realtime/world/story20230520-1396417" text:style-name="Internet_20_link" text:visited-style-name="Visited_20_Internet_20_Link">
https://www.zaobao.com.sg/realtime/world/story20230520-1396417</text:a>
</text:p>
      <!--NEWS-->
      <text:h text:style-name="P10" text:outline-level="1">
<text:span text:style-name="T4">
西恩潘力挺编剧罢工 批电影界不认真看待AI冲击</text:span>
</text:h>
      <text:p text:style-name="P4">
Publisher: 法新社</text:p>
      <text:p text:style-name="P4">
Published Time: 2023-05-20T08:02:07+00:00</text:p>
      <text:p text:style-name="P4">
Modified Time: 2023-05-20T07:35:02+00:00</text:p>
      <text:p text:style-name="P4">
Description: （法新社坎城19日电） 美国演员西恩潘（Sean Penn）今天全力支持好莱坞编剧罢工行动，说电影制片厂没有认真关切人工智慧（AI）的问题，是「人类令人发指的行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5-20T08-02-07-00-00/000000.png" xlink:type="simple" xlink:show="embed" xlink:actuate="onLoad" draw:mime-type="image/png"/>
</draw:frame>
</text:p>
      <text:p text:style-name="P4">
西恩潘是在坎城影展（Cannes Film Festival）发表上述谈话。他主演的新片「黑蝇」（BlackFlies）昨天在影展上首映，故事描述纽约医护人员的坚忍不拔。</text:p>
      <text:p text:style-name="P4">
被问及颠覆好莱坞电影制作的编剧罢工行动时，西恩潘表示：「很长一段时间以来，其实是整个产业一直颠覆着编剧、演员和导演的工作。在这种情况下，我当然全力支持剧作家协会。」</text:p>
      <text:p text:style-name="P4">
西恩潘说：「人们议论着很多新概念，包括利用人工智慧（创作剧本）。如果没有任何来自制片人的反对，我会觉得这是人类令人发指的行为。」</text:p>
      <text:p text:style-name="P4">
编剧们在影视串流带来混乱，以及对人工智慧与日俱增的使用感到担忧后，要求获得更好的薪酬待遇措施。美国剧作家协会（Writers Guild ofAmerica）和美国主要电影公司协商破裂后，罢工行动于5月3日展开。</text:p>
      <text:p text:style-name="P4">
这场罢工行动是本届影展上的热议话题。</text:p>
      <text:p text:style-name="P4">
电影「印第安纳琼斯之命运轮盘」（Indiana Jones and the Dial of Destiny）导演詹姆斯曼高德（JamesMangold）也支持罢工的编剧们。</text:p>
      <text:p text:style-name="P4">
他对记者们说：「没有好的剧本就不会有电影，没有编剧就不会有好的剧本。我支持他们抗争。」</text:p>
      <text:p text:style-name="P4">
Source: <text:a xlink:type="simple" xlink:href="https://www.rfi.fr/cn/%E7%BC%A4%E7%BA%B7%E4%B8%96%E7%95%8C/20230520-%E8%A5%BF%E6%81%A9%E6%BD%98%E5%8A%9B%E6%8C%BA%E7%BC%96%E5%89%A7%E7%BD%A2%E5%B7%A5-%E6%89%B9%E7%94%B5%E5%BD%B1%E7%95%8C%E4%B8%8D%E8%AE%A4%E7%9C%9F%E7%9C%8B%E5%BE%85ai%E5%86%B2%E5%87%BB" text:style-name="Internet_20_link" text:visited-style-name="Visited_20_Internet_20_Link">
https://www.rfi.fr/cn/%E7%BC%A4%E7%BA%B7%E4%B8%96%E7%95%8C/20230520-%E8%A5%BF%E6%81%A9%E6%BD%98%E5%8A%9B%E6%8C%BA%E7%BC%96%E5%89%A7%E7%BD%A2%E5%B7%A5-%E6%89%B9%E7%94%B5%E5%BD%B1%E7%95%8C%E4%B8%8D%E8%AE%A4%E7%9C%9F%E7%9C%8B%E5%BE%85ai%E5%86%B2%E5%87%BB</text:a>
</text:p>
      <!--NEWS-->
      <text:h text:style-name="P10" text:outline-level="1">
<text:span text:style-name="T4">
美国债务谈判再次中断</text:span>
</text:h>
      <text:p text:style-name="P4">
Author: 联合早报 (Person)</text:p>
      <text:p text:style-name="P4">
Publisher: 联合早报 (Organization)</text:p>
      <text:p text:style-name="P4">
Published Time: 2023-05-20T08:09</text:p>
      <text:p text:style-name="P4">
Modified Time: 2023-05-20T08:21</text:p>
      <text:p text:style-name="P4">
Description: 美国白宫和共和党国会代表的债务谈判再次中断。路透社报道，白宫谈判代表星期五（5月19日）晚上说，他们离开白宫后，将会继续就避免美国债务违约进行工作。共和党众议员麦克亨利（Patri...</text:p>
      <text:p text:style-name="P4">
Videos: []</text:p>
      <text:p text:style-name="P4">
Audios: []</text:p>
      <text:p text:style-name="P4">
Images: []</text:p>
      <text:p text:style-name="P4">
Type: NewsArticle</text:p>
      <text:p text:style-name="P4">
Breadcrumbs: ['即时', '国际']</text:p>
      <text:p text:style-name="P4">
Keywords: ['白宫', '共和党', '债务违约', '麦卡锡']</text:p>
      <!--METADATA-->
      <text:p text:style-name="P4">
美国白宫和共和党国会代表的债务谈判再次中断。</text:p>
      <text:p text:style-name="P4">
路透社报道，白宫谈判代表星期五（5月19日）晚上说，他们离开白宫后，将会继续就避免美国债务违约进行工作。</text:p>
      <text:p text:style-name="P4">
共和党众议员麦克亨利（Patrick McHenry）说，谈判没有进展，并对双方在这个周末就提高债务上限取得突破没有信心。</text:p>
      <text:p text:style-name="P4">
另一共和党众议员格雷夫斯（Garret Graves）说：“无法确定”几时会与白宫举行下一场会议。</text:p>
      <text:p text:style-name="P4">
当天早上，白宫与共和党代表的闭门会议开始后不久，共和党代表便突然离开。一名共和党领袖称，是时候“按下暂停键”，并抱怨总统拜登的团队不讲理，谈判无法取得任何进展。</text:p>
      <text:p text:style-name="P4">
会议中断了多个小时后，麦卡锡接受福克斯商业新闻电视台访问时说：“我们将在今晚恢复谈判。”</text:p>
      <text:p text:style-name="P4">
麦卡锡发表讲话后不久，有人看到拜登和麦卡锡的团队进入一国会会议室。两方人员都没有回应记者的提问。</text:p>
      <text:p text:style-name="P4">
现在距离6月1日已不到两周时间，美国财政部已经警告，联邦政府的现金即将耗尽，到时将触发美国的首次债务违约，这将波及全球经济。</text:p>
      <text:p text:style-name="P4">
Source: <text:a xlink:type="simple" xlink:href="https://www.zaobao.com.sg/realtime/world/story20230520-1396419" text:style-name="Internet_20_link" text:visited-style-name="Visited_20_Internet_20_Link">
https://www.zaobao.com.sg/realtime/world/story20230520-1396419</text:a>
</text:p>
      <!--NEWS-->
      <text:h text:style-name="P10" text:outline-level="1">
<text:span text:style-name="T4">
泽伦斯基：部分阿拉伯领袖对俄罗斯侵略「视而不见」</text:span>
</text:h>
      <text:p text:style-name="P4">
Publisher: 法新社</text:p>
      <text:p text:style-name="P4">
Published Time: 2023-05-20T08:32:07+00:00</text:p>
      <text:p text:style-name="P4">
Modified Time: 2023-05-20T08:20:07+00:00</text:p>
      <text:p text:style-name="P4">
Description: （法新社吉达19日电） 乌克兰总统泽伦斯基今天在阿拉伯联盟（Arab League）峰会发表谈话时指控，部分阿拉伯国家领袖对俄罗斯侵略乌克兰一事「视而不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5-20T08-32-07-00-00/000000.png" xlink:type="simple" xlink:show="embed" xlink:actuate="onLoad" draw:mime-type="image/png"/>
</draw:frame>
</text:p>
      <text:p text:style-name="P4">
法新社报导，泽伦斯基（VolodymyrZelensky）在沙乌地阿拉伯告诉这场峰会的与会者：「不幸地，这世上及此处有一些人，对那些监牢和非法兼并的事情视而不见。」</text:p>
      <text:p text:style-name="P4">
泽伦斯基指出：「克里米亚是第一个在俄罗斯占领下遭受苦难之地，迄今在被占领克里米亚遭受镇压的大多是穆斯林。」</text:p>
      <text:p text:style-name="P4">
这是泽伦斯基自2022年2月俄罗斯全面侵略乌克兰以来首度访问中东，让他有机会向该地区领导人发表谈话。在团结一致支持基辅方面，中东地区远不如坚定的西方。</text:p>
      <text:p text:style-name="P4">
Source: <text:a xlink:type="simple" xlink:href="https://www.rfi.fr/cn/%E5%9B%BD%E9%99%85%E6%8A%A5%E9%81%93/20230520-%E6%B3%BD%E4%BC%A6%E6%96%AF%E5%9F%BA-%E9%83%A8%E5%88%86%E9%98%BF%E6%8B%89%E4%BC%AF%E9%A2%86%E8%A2%96%E5%AF%B9%E4%BF%84%E7%BD%97%E6%96%AF%E4%BE%B5%E7%95%A5-%E8%A7%86%E8%80%8C%E4%B8%8D%E8%A7%81" text:style-name="Internet_20_link" text:visited-style-name="Visited_20_Internet_20_Link">
https://www.rfi.fr/cn/%E5%9B%BD%E9%99%85%E6%8A%A5%E9%81%93/20230520-%E6%B3%BD%E4%BC%A6%E6%96%AF%E5%9F%BA-%E9%83%A8%E5%88%86%E9%98%BF%E6%8B%89%E4%BC%AF%E9%A2%86%E8%A2%96%E5%AF%B9%E4%BF%84%E7%BD%97%E6%96%AF%E4%BE%B5%E7%95%A5-%E8%A7%86%E8%80%8C%E4%B8%8D%E8%A7%81</text:a>
</text:p>
      <!--NEWS-->
      <text:h text:style-name="P10" text:outline-level="1">
<text:span text:style-name="T4">
泽伦斯基搭机抵达日本广岛 准备出席G7峰会</text:span>
</text:h>
      <text:p text:style-name="P4">
Publisher: 法新社</text:p>
      <text:p text:style-name="P4">
Published Time: 2023-05-20T08:32:08+00:00</text:p>
      <text:p text:style-name="P4">
Modified Time: 2023-05-20T08:20:06+00:00</text:p>
      <text:p text:style-name="P4">
Description: （法新社广岛20日电） 外交消息人士告诉法新社，乌克兰总统泽伦斯基（Volodymyr Zelenskyy）已搭机抵达日本广岛，将参加七大工业国集团（G7）峰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5-20T08-32-08-00-00/000000.png" xlink:type="simple" xlink:show="embed" xlink:actuate="onLoad" draw:mime-type="image/png"/>
</draw:frame>
</text:p>
      <text:p text:style-name="P4">
法新社报导，泽伦斯基搭乘的法国飞机被看到降落在广岛机场，工作人员在登机梯下方铺上红地毯。</text:p>
      <text:p text:style-name="P4">
Source: <text:a xlink:type="simple" xlink:href="https://www.rfi.fr/cn/%E5%9B%BD%E9%99%85%E6%8A%A5%E9%81%93/20230520-%E6%B3%BD%E4%BC%A6%E6%96%AF%E5%9F%BA%E6%90%AD%E6%9C%BA%E6%8A%B5%E8%BE%BE%E6%97%A5%E6%9C%AC%E5%B9%BF%E5%B2%9B-%E5%87%86%E5%A4%87%E5%87%BA%E5%B8%ADg7%E5%B3%B0%E4%BC%9A" text:style-name="Internet_20_link" text:visited-style-name="Visited_20_Internet_20_Link">
https://www.rfi.fr/cn/%E5%9B%BD%E9%99%85%E6%8A%A5%E9%81%93/20230520-%E6%B3%BD%E4%BC%A6%E6%96%AF%E5%9F%BA%E6%90%AD%E6%9C%BA%E6%8A%B5%E8%BE%BE%E6%97%A5%E6%9C%AC%E5%B9%BF%E5%B2%9B-%E5%87%86%E5%A4%87%E5%87%BA%E5%B8%ADg7%E5%B3%B0%E4%BC%9A</text:a>
</text:p>
      <!--NEWS-->
      <text:h text:style-name="P10" text:outline-level="1">
<text:span text:style-name="T4">
执政7周年 蔡总统誓维护台海和平与稳定</text:span>
</text:h>
      <text:p text:style-name="P4">
Publisher: 法新社</text:p>
      <text:p text:style-name="P4">
Published Time: 2023-05-20T08:32:11+00:00</text:p>
      <text:p text:style-name="P4">
Modified Time: 2023-05-20T08:20:05+00:00</text:p>
      <text:p text:style-name="P4">
Description: （法新社台北20日电） 总统蔡英文今天矢言，面对中国日益增加的压力，台湾将维护台湾海峡的和平与稳定，并表示「战争不是选项」。</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3.617581in" draw:z-index="0">
<draw:image xlink:href="../Images/rficn/2023-05-20T08-32-11-00-00/000000.png" xlink:type="simple" xlink:show="embed" xlink:actuate="onLoad" draw:mime-type="image/png"/>
</draw:frame>
</text:p>
      <text:p text:style-name="P4">
蔡英文指出，在她的任内，台湾人民已向全世界展现「台湾自我防卫的决心」。</text:p>
      <text:p text:style-name="P4">
蔡总统今天上午在总统府主持「执政七年，重新定义台湾，让世界重新看见台湾」记者会，她表示：「面对中国的文攻武吓，台湾民众冷静不躁进、理性不挑衅，展现出对民主自由前所未有的坚持。」</text:p>
      <text:p text:style-name="P4">
「战争不是选项，任何一方都不能以非和平方式片面改变现状。我们不挑衅、不冒进，也绝不会在压力底下屈服。」</text:p>
      <text:p text:style-name="P4">
Source: <text:a xlink:type="simple" xlink:href="https://www.rfi.fr/cn/%E5%9B%BD%E9%99%85%E6%8A%A5%E9%81%93/20230520-%E6%89%A7%E6%94%BF7%E5%91%A8%E5%B9%B4-%E8%94%A1%E6%80%BB%E7%BB%9F%E8%AA%93%E7%BB%B4%E6%8A%A4%E5%8F%B0%E6%B5%B7%E5%92%8C%E5%B9%B3%E4%B8%8E%E7%A8%B3%E5%AE%9A" text:style-name="Internet_20_link" text:visited-style-name="Visited_20_Internet_20_Link">
https://www.rfi.fr/cn/%E5%9B%BD%E9%99%85%E6%8A%A5%E9%81%93/20230520-%E6%89%A7%E6%94%BF7%E5%91%A8%E5%B9%B4-%E8%94%A1%E6%80%BB%E7%BB%9F%E8%AA%93%E7%BB%B4%E6%8A%A4%E5%8F%B0%E6%B5%B7%E5%92%8C%E5%B9%B3%E4%B8%8E%E7%A8%B3%E5%AE%9A</text:a>
</text:p>
      <!--NEWS-->
      <text:h text:style-name="P10" text:outline-level="1">
<text:span text:style-name="T4">
G7峰会：泽连斯基将与美日领导人会谈</text:span>
</text:h>
      <text:p text:style-name="P4">
Author: 联合早报 (Person)</text:p>
      <text:p text:style-name="P4">
Publisher: 联合早报 (Organization)</text:p>
      <text:p text:style-name="P4">
Published Time: 2023-05-20T08:58</text:p>
      <text:p text:style-name="P4">
Modified Time: 2023-05-20T08:58</text:p>
      <text:p text:style-name="P4">
Description: 日本政府宣布，乌克兰总统泽连斯基星期天（5月21日）将到广岛参加七国集团（G7）实体峰会。路透社报道，日本外交部星期六（20日）发表声明称，泽连斯基在与会期间，将与日本首相岸田文雄...</text:p>
      <text:p text:style-name="P4">
Videos: []</text:p>
      <text:p text:style-name="P4">
Audios: []</text:p>
      <text:p text:style-name="P4">
Images: []</text:p>
      <text:p text:style-name="P4">
Type: NewsArticle</text:p>
      <text:p text:style-name="P4">
Breadcrumbs: ['即时', '国际']</text:p>
      <text:p text:style-name="P4">
Keywords: ['七国集团', '泽连斯基', '日本', '岸田文雄', '拜登', '广岛']</text:p>
      <!--METADATA-->
      <text:p text:style-name="P4">
日本政府宣布，乌克兰总统泽连斯基星期天（5月21日）将到广岛参加七国集团（G7）实体峰会。</text:p>
      <text:p text:style-name="P4">
路透社报道，日本外交部星期六（20日）发表声明称，泽连斯基在与会期间，将与日本首相岸田文雄举行双边会谈。</text:p>
      <text:p text:style-name="P4">
另据法新社报道，泽连斯基的幕僚长叶尔马克接受电视访问时说，泽连斯基将在广岛与美国总统拜登进行会谈。两位领导人将讨论一系列议题，包括国际联盟提供F-16战机的计划。</text:p>
      <text:p text:style-name="P4">
叶尔马克感谢国际联盟的帮助，称乌克兰“将很快拥有保护我们的领空、我们的城市和我们的公民所需要的一切”。</text:p>
      <text:p text:style-name="P4">
<text:a xlink:type="simple" xlink:href="https://www.zaobao.com/realtime/world/story20230520-1396415" text:style-name="Internet_20_link" text:visited-style-name="Visited_20_Internet_20_Link">
 </text:a>
，他决定允许乌克兰飞行员接受F-16战机的培训，并批准其他国家将美国制造的F-16战机转移到乌克兰。</text:p>
      <text:p text:style-name="P4">
泽连斯基过后在推特上颂赞这是一个“历史性的决定”，并表示期待在广岛与拜登讨论落实这项计划的具体安排。</text:p>
      <text:p text:style-name="P4">
Source: <text:a xlink:type="simple" xlink:href="https://www.zaobao.com.sg/realtime/world/story20230520-1396422" text:style-name="Internet_20_link" text:visited-style-name="Visited_20_Internet_20_Link">
https://www.zaobao.com.sg/realtime/world/story20230520-1396422</text:a>
</text:p>
      <!--NEWS-->
      <text:h text:style-name="P10" text:outline-level="1">
<text:span text:style-name="T4">
中国在亚太进行军事化活动 G7领袖警告北京当局</text:span>
</text:h>
      <text:p text:style-name="P4">
Publisher: 法新社</text:p>
      <text:p text:style-name="P4">
Published Time: 2023-05-20T09:02:07+00:00</text:p>
      <text:p text:style-name="P4">
Modified Time: 2023-05-20T08:50:01+00:00</text:p>
      <text:p text:style-name="P4">
Description: （法新社广岛20日电） 七大工业国集团（G7）领导人今天就中国在亚太地区的「军事化活动」警告北京当局，但也说G7仍希望与中国维系「建设性和稳定的关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5-20T09-02-07-00-00/000000.png" xlink:type="simple" xlink:show="embed" xlink:actuate="onLoad" draw:mime-type="image/png"/>
</draw:frame>
</text:p>
      <text:p text:style-name="P4">
G7领导人在日本广岛市会面时发布的最终版本公报中，他们还敦促北京当局「促请俄罗斯停止军事侵略，且立即、完全和无条件地从乌克兰撤军」。</text:p>
      <text:p text:style-name="P4">
Source: <text:a xlink:type="simple" xlink:href="https://www.rfi.fr/cn/%E5%9B%BD%E9%99%85%E6%8A%A5%E9%81%93/20230520-%E4%B8%AD%E5%9B%BD%E5%9C%A8%E4%BA%9A%E5%A4%AA%E8%BF%9B%E8%A1%8C%E5%86%9B%E4%BA%8B%E5%8C%96%E6%B4%BB%E5%8A%A8-g7%E9%A2%86%E8%A2%96%E8%AD%A6%E5%91%8A%E5%8C%97%E4%BA%AC%E5%BD%93%E5%B1%80" text:style-name="Internet_20_link" text:visited-style-name="Visited_20_Internet_20_Link">
https://www.rfi.fr/cn/%E5%9B%BD%E9%99%85%E6%8A%A5%E9%81%93/20230520-%E4%B8%AD%E5%9B%BD%E5%9C%A8%E4%BA%9A%E5%A4%AA%E8%BF%9B%E8%A1%8C%E5%86%9B%E4%BA%8B%E5%8C%96%E6%B4%BB%E5%8A%A8-g7%E9%A2%86%E8%A2%96%E8%AD%A6%E5%91%8A%E5%8C%97%E4%BA%AC%E5%BD%93%E5%B1%80</text:a>
</text:p>
      <!--NEWS-->
      <text:h text:style-name="P10" text:outline-level="1">
<text:span text:style-name="T4">
沙利文：G7峰会将发表对华共同立场声明</text:span>
</text:h>
      <text:p text:style-name="P4">
Author: 联合早报 (Person)</text:p>
      <text:p text:style-name="P4">
Publisher: 联合早报 (Organization)</text:p>
      <text:p text:style-name="P4">
Published Time: 2023-05-20T09:11</text:p>
      <text:p text:style-name="P4">
Modified Time: 2023-05-20T09:57</text:p>
      <text:p text:style-name="P4">
Description: 七国集团（G7）将在日本广岛峰会发表一份对华共同立场声明。路透社报道，美国白宫国家安全顾问沙利文星期六（5月20日）早上说，七国集团领导人计划在联合声明或公报中，概述保护敏感技术的...</text:p>
      <text:p text:style-name="P4">
Videos: []</text:p>
      <text:p text:style-name="P4">
Audios: []</text:p>
      <text:p text:style-name="P4">
Images: []</text:p>
      <text:p text:style-name="P4">
Type: NewsArticle</text:p>
      <text:p text:style-name="P4">
Breadcrumbs: ['即时', '国际']</text:p>
      <text:p text:style-name="P4">
Keywords: ['七国集团', '沙利文', '中国']</text:p>
      <!--METADATA-->
      <text:p text:style-name="P4">
七国集团（G7）将在日本广岛峰会发表一份对华共同立场声明。</text:p>
      <text:p text:style-name="P4">
路透社报道，美国白宫国家安全顾问沙利文星期六（5月20日）早上说，七国集团领导人计划在联合声明或公报中，概述保护敏感技术的步骤，包括对外投资措施。</text:p>
      <text:p text:style-name="P4">
他指这份声明没有敌意，称七国集团寻求的，是降低与中国之间的风险，而不是与中国脱钩。</text:p>
      <text:p text:style-name="P4">
沙利文说，七国集团计划与中国合作，同时也会对一系列领域的重大问题表示关切。</text:p>
      <text:p text:style-name="P4">
他说：“公报将阐明，我们每个国家维持独立的外交关系和处事方式，但我们也有一套共同准则，并对这套准则的立场维持一致。”</text:p>
      <text:p text:style-name="P4">
Source: <text:a xlink:type="simple" xlink:href="https://www.zaobao.com.sg/realtime/world/story20230520-1396426" text:style-name="Internet_20_link" text:visited-style-name="Visited_20_Internet_20_Link">
https://www.zaobao.com.sg/realtime/world/story20230520-1396426</text:a>
</text:p>
      <!--NEWS-->
      <text:h text:style-name="P10" text:outline-level="1">
<text:span text:style-name="T4">
VOA专访美国安会发言人,谈七国集团峰会、债务上限危机、核威慑与美中竞争全球影响力</text:span>
</text:h>
      <text:p text:style-name="P4">
Author: chinese@voanews.com (维达库斯瓦拉)</text:p>
      <text:p text:style-name="P4">
Publisher: 美国之音中文网 (Type: NewsMediaOrganization)</text:p>
      <text:p text:style-name="P4">
Published Time: 2023-05-20T09:41:14+08:00</text:p>
      <text:p text:style-name="P4">
Modified Time: 2023-05-20 02:04:46Z</text:p>
      <text:p text:style-name="P4">
Description: 白宫继续反驳那种七国集团领导人非常担心目前正在进行的债务上限谈判的观点。谈判假如失败，将导致美国债务违约。美国之音(VOA)驻白宫记者站主任维达库斯瓦拉在日本广岛的七国集团峰会会场采访了白宫国家安全委员会战略沟通协调员约翰·科比，谈到了这一问题以及乔·拜登总统取消他的亚太之行第二段行程一事。假如不是因为债务危机谈判，拜登本将在七国集团峰会之后访问巴布亚新几内亚和澳大利亚。</text:p>
      <text:p text:style-name="P4">
Videos: []</text:p>
      <text:p text:style-name="P4">
Images: []</text:p>
      <text:p text:style-name="P4">
Categories: ['亚太', '美中关系', '美国之音专访', '编辑推荐', '一带一路', '全球议题']</text:p>
      <text:p text:style-name="P4">
Type: None</text:p>
      <!--METADATA-->
      <text:p text:style-name="P4">
NoneNone</text:p>
      <text:p text:style-name="P4">
Source: <text:a xlink:type="simple" xlink:href="https://www.voachinese.com/a/white-house-pushes-back-against-debt-ceiling-concerns-at-g7-20230519/7101597.html" text:style-name="Internet_20_link" text:visited-style-name="Visited_20_Internet_20_Link">
https://www.voachinese.com/a/white-house-pushes-back-against-debt-ceiling-concerns-at-g7-20230519/7101597.html</text:a>
</text:p>
      <!--NEWS-->
      <text:h text:style-name="P10" text:outline-level="1">
<text:span text:style-name="T4">
“去风险、不脱钩” G7将发表有关中国的共同声明</text:span>
</text:h>
      <text:p text:style-name="P4">
Author: VOA</text:p>
      <text:p text:style-name="P4">
Publisher: 美国之音中文网 (Type: NewsMediaOrganization)</text:p>
      <text:p text:style-name="P4">
Published Time: 2023-05-20T09:54:52+08:00</text:p>
      <text:p text:style-name="P4">
Modified Time: 2023-05-20 01:54:52Z</text:p>
      <text:p text:style-name="P4">
Description: 白宫国家安全顾问杰克·沙利文星期六（5月20日）早晨在日本广岛表示，七国集团（G7）将发表一份关于对中国采取共同的应对方式的声明。他说，G7成员国正在寻求与中国“去风险，而不是脱钩”。</text:p>
      <text:p text:style-name="P4">
Videos: []</text:p>
      <text:p text:style-name="P4">
Images: []</text:p>
      <text:p text:style-name="P4">
Categories: ['美中关系', '亚太', '中国']</text:p>
      <text:p text:style-name="P4">
Type: None</text:p>
      <!--METADATA-->
      <text:p text:style-name="P4">
NoneNone</text:p>
      <text:p text:style-name="P4">
Source: <text:a xlink:type="simple" xlink:href="https://www.voachinese.com/a/g7-china-de-risk-not-decouple-20230519/7101607.html" text:style-name="Internet_20_link" text:visited-style-name="Visited_20_Internet_20_Link">
https://www.voachinese.com/a/g7-china-de-risk-not-decouple-20230519/7101607.html</text:a>
</text:p>
      <!--NEWS-->
      <text:h text:style-name="P10" text:outline-level="1">
<text:span text:style-name="T4">
台湾立法院院长游锡堃访美期间强调台湾自卫决心</text:span>
</text:h>
      <text:p text:style-name="P4">
Author: chinese@voanews.com (燕青)</text:p>
      <text:p text:style-name="P4">
Publisher: 美国之音中文网 (Type: NewsMediaOrganization)</text:p>
      <text:p text:style-name="P4">
Published Time: 2023-05-20T09:58:53+08:00</text:p>
      <text:p text:style-name="P4">
Modified Time: 2023-05-20 02:13:12Z</text:p>
      <text:p text:style-name="P4">
Description: 台湾立法院院长游锡堃本周访问了华盛顿，他会晤了美国高层议员，并表示假如北京试图入侵，台湾人民将坚决自卫。</text:p>
      <text:p text:style-name="P4">
Videos: []</text:p>
      <text:p text:style-name="P4">
Images: []</text:p>
      <text:p text:style-name="P4">
Categories: ['台湾', '台海两岸关系', '美国之音专访', '编辑推荐']</text:p>
      <text:p text:style-name="P4">
Type: None</text:p>
      <!--METADATA-->
      <text:p text:style-name="P4">
NoneNone</text:p>
      <text:p text:style-name="P4">
Source: <text:a xlink:type="simple" xlink:href="https://www.voachinese.com/a/head-of-taiwanese-legislature-talks-self-defense-in-washington-20230519/7101578.html" text:style-name="Internet_20_link" text:visited-style-name="Visited_20_Internet_20_Link">
https://www.voachinese.com/a/head-of-taiwanese-legislature-talks-self-defense-in-washington-20230519/7101578.html</text:a>
</text:p>
      <!--NEWS-->
      <text:h text:style-name="P10" text:outline-level="1">
<text:span text:style-name="T4">
最后一次520演说，蔡英文：战争不是选项</text:span>
</text:h>
      <text:p text:style-name="P4">
Author: None (Language: zh)</text:p>
      <text:p text:style-name="P4">
Publisher: None</text:p>
      <text:p text:style-name="P4">
Time: 2023-05-20T10:05:00Z</text:p>
      <text:p text:style-name="P4">
Description: 台湾总统蔡英文5月20日发表执政7年最后一次“520”就职周年演说。她称“战争不是选项，任何一方都不能以非和平的方式片面改变现状”，台湾是“负责任的风险管控者”。</text:p>
      <text:p text:style-name="P4">
Videos: []</text:p>
      <text:p text:style-name="P4">
Images: ["<text:a xlink:type="simple" xlink:href="https://static.dw.com/image/65683354_303.jpg" text:style-name="Internet_20_link" text:visited-style-name="Visited_20_Internet_20_Link">
65683354_303.jpg</text:a>
"]</text:p>
      <text:p text:style-name="P4">
Subject: 时政风云</text:p>
      <text:p text:style-name="P4">
Subjects: ['岛屿主权争端', '马英九', '民主进步党', '专题报道：全景观看“习马会”', '专题报道：2016年台湾大选', '台湾']</text:p>
      <text:p text:style-name="P4">
Keywords: ['520演说', '蔡英文', '台湾', '台海', '和平', '稳定', '战争', '两岸局势', '民进党']</text:p>
      <text:p text:style-name="P4">
ID: 65684639</text:p>
      <!--METADATA-->
      <text:p text:style-name="P4">
<text:a xlink:type="simple" xlink:href="https://www.dw.com/zh/overlay/image/article/65684639/65683354" text:style-name="Internet_20_link" text:visited-style-name="Visited_20_Internet_20_Link">
 <draw:frame draw:style-name="fr1" draw:name="Image51" text:anchor-type="as-char" svg:width="6.9236in" svg:height="3.896998in" draw:z-index="0">
<draw:image xlink:href="../Images/dwzh/2023-05-20T10-05-00Z/65683354_303.jpg" xlink:type="simple" xlink:show="embed" xlink:actuate="onLoad" draw:mime-type="image/jpeg"/>
</draw:frame>
</text:a>
</text:p>
      <text:p text:style-name="P4">
2023年5月20日，蔡英文就任台湾总统满7年，她发表了就职周年演说</text:p>
      <text:p text:style-name="P4">
（德国之声中文网）在两岸紧张局势加剧之际，台湾总统蔡英文周六（5月20日）发表执政7年最后一次“520”就职周年演说，承诺维持台海和平稳定的现状。</text:p>
      <text:p text:style-name="P4">
蔡英文在台北总统府发表的这次讲话中说，“面对中国的文攻武吓，台湾人民冷静不躁进、理性不挑衅。”她强调，“战争不是选项，任何一方都不能以非和平的方式片面改变现状。”</text:p>
      <text:h text:style-name="P12" text:outline-level="3">
<text:span text:style-name="T4">
“我们是负责任的风险管控者”</text:span>
</text:h>
      <text:p text:style-name="P4">
蔡英文表示，台湾既不会挑衅，也不会屈服于中国的压力。她说，在她任职期间，台湾人“向世界展现出台湾自我防卫的决心”。</text:p>
      <text:p text:style-name="P4">
这位台湾总统还称，“台湾虽然身处风险中，却绝对不是风险制造者。我们是负责任的风险管控者，台湾会跟全球的民主国家和社群站在一起，共同合作化解风险。”</text:p>
      <text:p text:style-name="P4">
中国政府宣称拥有台湾的主权， <text:a xlink:type="simple" xlink:href="https://www.dw.com/zh/zh/中國新徵兵條例實施-媒體為攻台做準備/a-65487409" text:style-name="Internet_20_link" text:visited-style-name="Visited_20_Internet_20_Link">
 </text:a>
</text:p>
      <text:p text:style-name="P4">
根据日本首相岸田文雄的声明，齐聚日本广岛举行峰会的七国集团（G7）领导人表达了寻求和平解决台湾问题的承诺。</text:p>
      <text:p text:style-name="P4">
蔡英文透露，台湾官员目前正在与美国拜登政府就价值 5 亿美元的武器援助进行讨论，旨在解决因疫情造成的延误。</text:p>
      <text:p text:style-name="P4">
她强调维持台湾在全球供应链的关键地位的重要性。台湾在生产先进半导体芯片方面发挥着至关重要的作用，蔡英文表示，未来，台湾将拿出更多、更有力的行动和作为，“打造出更具韧性的经济和产业，让台湾在全球供应链中的关键地位屹立不摇”。</text:p>
      <text:h text:style-name="P12" text:outline-level="3">
<text:span text:style-name="T4">
如果没有台湾的半导体生产，世界怎么办？</text:span>
</text:h>
      <text:h text:style-name="P12" text:outline-level="3">
<text:span text:style-name="T4">
“不应为了选举利益而贩卖战争恐惧”</text:span>
</text:h>
      <text:p text:style-name="P4">
在 <text:a xlink:type="simple" xlink:href="https://www.dw.com/zh/zh/台灣三腳督總統選戰開打-如何牽動中美/a-65668512" text:style-name="Internet_20_link" text:visited-style-name="Visited_20_Internet_20_Link">
 </text:a>
之前，台湾正面临自中国的进一步军事威胁，两岸关系是竞选议程的焦点。由于任期限制，蔡英文将不会竞选连任。</text:p>
      <text:p text:style-name="P4">
周六， <text:a xlink:type="simple" xlink:href="https://www.dw.com/zh/zh/確定參選台灣總統-國民黨侯友宜怎談兩岸/a-65659181" text:style-name="Internet_20_link" text:visited-style-name="Visited_20_Internet_20_Link">
 </text:a>
表示，在蔡英文的领导下，台湾面临的选择是“和平与战争”。 他承诺通过对话与交流维护地区稳定。</text:p>
      <text:p text:style-name="P4">
对此，蔡英文强调，台湾各政党应就维护和平达成共识，并告诫“政治人物不应为了选举利益而贩卖战争恐惧”。</text:p>
      <text:p text:style-name="P4">
民进党已于今年4月宣布提名 <text:a xlink:type="simple" xlink:href="https://www.dw.com/zh/zh/賴清德如何出線-還有誰想選台灣總統/a-65005404" text:style-name="Internet_20_link" text:visited-style-name="Visited_20_Internet_20_Link">
 </text:a>
 。</text:p>
      <text:p text:style-name="P4">
<text:span text:style-name="T4">
更多阅读——<text:a xlink:type="simple" xlink:href="https://www.dw.com/zh/zh/台灣總統大選戰爭與和平之間的抉擇/a-65415439" text:style-name="Internet_20_link" text:visited-style-name="Visited_20_Internet_20_Link">
 </text:a>
 </text:span>
</text:p>
      <text:p text:style-name="P4">
（法新社、路透社）</text:p>
      <text:p text:style-name="P4">
Source: <text:a xlink:type="simple" xlink:href="https://www.dw.com/zh/最后一次520演说，蔡英文：战争不是选项/a-65684639" text:style-name="Internet_20_link" text:visited-style-name="Visited_20_Internet_20_Link">
https://www.dw.com/zh/最后一次520演说，蔡英文：战争不是选项/a-65684639?maca=chi-rss-chi-all-1127-rdf</text:a>
</text:p>
      <!--NEWS-->
      <text:h text:style-name="P10" text:outline-level="1">
<text:span text:style-name="T4">
美国债务危机 白宫：与共和党仍存在严重分歧</text:span>
</text:h>
      <text:p text:style-name="P4">
Author: 联合早报 (Person)</text:p>
      <text:p text:style-name="P4">
Publisher: 联合早报 (Organization)</text:p>
      <text:p text:style-name="P4">
Published Time: 2023-05-20T10:24</text:p>
      <text:p text:style-name="P4">
Modified Time: 2023-05-20T10:28</text:p>
      <text:p text:style-name="P4">
Description: 美国白宫说，与共和党国会代表对提高债务上限仍存在严重分歧。路透社报道，白宫发言人让-皮埃尔星期六（5月20日）在日本广岛说，双方要在联邦债务问题上达成协议，还是得继续进行艰苦的谈判...</text:p>
      <text:p text:style-name="P4">
Videos: []</text:p>
      <text:p text:style-name="P4">
Audios: []</text:p>
      <text:p text:style-name="P4">
Images: []</text:p>
      <text:p text:style-name="P4">
Type: NewsArticle</text:p>
      <text:p text:style-name="P4">
Breadcrumbs: ['即时', '国际']</text:p>
      <text:p text:style-name="P4">
Keywords: ['白宫', '债务违约', '美国', '拜登']</text:p>
      <!--METADATA-->
      <text:p text:style-name="P4">
美国白宫说， <text:a xlink:type="simple" xlink:href="https://www.zaobao.com/realtime/world/story20230520-1396419" text:style-name="Internet_20_link" text:visited-style-name="Visited_20_Internet_20_Link">
 </text:a>
 。</text:p>
      <text:p text:style-name="P4">
路透社报道，白宫发言人让-皮埃尔星期六（5月20日）在日本广岛说，双方要在联邦债务问题上达成协议，还是得继续进行艰苦的谈判。</text:p>
      <text:p text:style-name="P4">
尽管如此，让-皮埃尔告诉记者，“我们还是感到乐观的。”</text:p>
      <text:p text:style-name="P4">
美国总统拜登正在广岛参加七国集团（G7）峰会。为避免美国出现历史上首次债务违约， <text:a xlink:type="simple" xlink:href="https://www.zaobao.com/realtime/world/story20230517-1395431" text:style-name="Internet_20_link" text:visited-style-name="Visited_20_Internet_20_Link">
</text:a>
，将在星期天（21日）G7峰会结束后就返回华盛顿。</text:p>
      <text:p text:style-name="P4">
Source: <text:a xlink:type="simple" xlink:href="https://www.zaobao.com.sg/realtime/world/story20230520-1396435" text:style-name="Internet_20_link" text:visited-style-name="Visited_20_Internet_20_Link">
https://www.zaobao.com.sg/realtime/world/story20230520-1396435</text:a>
</text:p>
      <!--NEWS-->
      <text:h text:style-name="P10" text:outline-level="1">
<text:span text:style-name="T4">
G7联合公报：政策方针不是为了伤害中国</text:span>
</text:h>
      <text:p text:style-name="P4">
Author: None (Language: zh)</text:p>
      <text:p text:style-name="P4">
Publisher: None</text:p>
      <text:p text:style-name="P4">
Time: 2023-05-20T10:25:00Z</text:p>
      <text:p text:style-name="P4">
Description: 七国集团峰会进入第二天，除了发表联合公报之外，成员国领导人还通过了被视为对中国「统一战线」的反经济胁迫倡议。与此同时，乌克兰总统泽连斯基也抵达了广岛，预计将参加21日的议程。</text:p>
      <text:p text:style-name="P4">
Videos: []</text:p>
      <text:p text:style-name="P4">
Images: ["<text:a xlink:type="simple" xlink:href="https://static.dw.com/image/65683641_303.jpg" text:style-name="Internet_20_link" text:visited-style-name="Visited_20_Internet_20_Link">
65683641_303.jpg</text:a>
", "<text:a xlink:type="simple" xlink:href="https://static.dw.com/image/65684465_401.jpg" text:style-name="Internet_20_link" text:visited-style-name="Visited_20_Internet_20_Link">
65684465_401.jpg</text:a>
"]</text:p>
      <text:p text:style-name="P4">
Subject: 时政风云</text:p>
      <text:p text:style-name="P4">
Subjects: ['乌克兰', '俄罗斯入侵乌克兰']</text:p>
      <text:p text:style-name="P4">
Keywords: ['七国集团', '俄乌战争', '广岛', '泽连斯基', '对华政策', '经济胁迫', '印太和平']</text:p>
      <text:p text:style-name="P4">
ID: 65684805</text:p>
      <!--METADATA-->
      <text:p text:style-name="P4">
<text:a xlink:type="simple" xlink:href="https://www.dw.com/zh/overlay/image/article/65684805/65683641" text:style-name="Internet_20_link" text:visited-style-name="Visited_20_Internet_20_Link">
 <draw:frame draw:style-name="fr1" draw:name="Image52" text:anchor-type="as-char" svg:width="6.9236in" svg:height="3.896998in" draw:z-index="0">
<draw:image xlink:href="../Images/dwzh/2023-05-20T10-25-00Z/65683641_303.jpg" xlink:type="simple" xlink:show="embed" xlink:actuate="onLoad" draw:mime-type="image/jpeg"/>
</draw:frame>
</text:a>
</text:p>
      <text:p text:style-name="P4">
G7峰会第二天发表联合公报，同日还通过了反经济胁迫倡议</text:p>
      <text:p text:style-name="P4">
（德国之声中文网）于日本广岛举办的七国集团（G7）峰会周六（5月20日）发布了峰会联合公报，不仅关注乌克兰和印太地区的安全问题，还涉及了经济、科技与气候变迁议题。</text:p>
      <text:p text:style-name="P4">
联合公报谴责俄罗斯对乌克兰的侵略战争严重违反包括《联合国宪章》在内的国际法，并且重申将加强对乌克兰的外交、财政、人道主义和军事支持，以实现全面、公正和持久的和平。</text:p>
      <text:p text:style-name="P4">
关于印太，联合公报强调了自由开放的印太地区的重要性，称必须确保主权、领土完整、和平解决争端以及基本自由和人权等共同原则。七国集团也在公报中指出：「台湾海峡的和平与稳定对于国际社会的安全与繁荣是不可或缺的。七国集团成员在台湾问题上的基本立场没有改变，包括声明的一个中国政策。我们呼吁和平解决两岸问题。」</text:p>
      <text:h text:style-name="P12" text:outline-level="3">
<text:span text:style-name="T4">
德国工业怎样依赖中国？</text:span>
</text:h>
      <text:h text:style-name="P12" text:outline-level="3">
<text:span text:style-name="T4">
愿与中国建立稳定关系、不脱钩</text:span>
</text:h>
      <text:p text:style-name="P4">
在公报中，七国集团就对华关系作出表态，其中提到：「鉴于中国在国际社会中的作用及其经济规模，有必要与中国在全球挑战以及共同感兴趣的领域进行合作」、「我们准备与中国建立建设性和稳定的关系，认识到与中国坦诚接触并直接向中国表达我们关切的重要性。」</text:p>
      <text:p text:style-name="P4">
公报还强调，七国集团的政策方针不是为了伤害中国，也不是为了阻挠其经济进步和发展，「我们不是在脱钩或向内转」。</text:p>
      <text:p text:style-name="P4">
除此之外，公报也呼吁中国对俄罗斯施加压力，使其停止其军事侵略、从乌克兰撤出其军队。并希望 <text:a xlink:type="simple" xlink:href="https://www.dw.com/zh/zh/战争以来首次习近平与泽连斯基举行电话会谈/a-65440795" text:style-name="Internet_20_link" text:visited-style-name="Visited_20_Internet_20_Link">
</text:a>
，支持以领土完整和《联合国宪章》原则及宗旨为基础的全面、公正和持久的和平。</text:p>
      <text:p text:style-name="P4">
公报中提及的内容还包括经济层面的「促进全球经济复苏，维护金融稳定，促进就业和可持续增长」、环境层面的「加快实现可持续发展目标（SDG）」以及近期相关的热门议题人工智能（AI）技术管理，以实现可靠的人工智能愿景和目标等。</text:p>
      <text:p text:style-name="P4">
<draw:frame draw:style-name="fr1" draw:name="Image53" text:anchor-type="as-char" svg:width="6.9236in" svg:height="3.896998in" draw:z-index="0">
<draw:image xlink:href="../Images/dwzh/2023-05-20T10-25-00Z/65684465_401.jpg" xlink:type="simple" xlink:show="embed" xlink:actuate="onLoad" draw:mime-type="image/jpeg"/>
</draw:frame>
</text:p>
      <text:p text:style-name="P4">
泽连斯基在广岛与义大利总理梅洛尼进行双边会谈</text:p>
      <text:h text:style-name="P12" text:outline-level="3">
<text:span text:style-name="T4">
泽连斯基抵广岛</text:span>
</text:h>
      <text:p text:style-name="P4">
日本政府5月20日上午正式宣布，乌克兰总统泽连斯基将出席G7峰会，并且于21日和七国领导人一同讨论乌克兰情势等议题。此外，泽连斯基也将与岸田文雄和美国总统拜登单独会谈。</text:p>
      <text:p text:style-name="P4">
目前泽连斯基已搭乘法国政府专机抵达广岛，他在个人推特上写道：「日本，七国集团。与乌克兰的伙伴和朋友的重要会议，安全和加强合作是为了我们的胜利，和平将在今天变得更近。」</text:p>
      <text:p text:style-name="P4">
泽连斯基也会出席印度、韩国等八国领袖与会的扩大会议，同时预计和印度总理莫迪会谈，后者在俄乌战争期间与俄罗斯总统普京保持着联系。</text:p>
      <text:h text:style-name="P12" text:outline-level="3">
<text:span text:style-name="T4">
通过反经济胁迫倡议</text:span>
</text:h>
      <text:p text:style-name="P4">
与会的成员国领导人今天也同意了一项反对「经济胁迫」的新倡议，并承诺采取行动，以确保任何试图将经济依赖作为武器的行为者都必须承担后果。</text:p>
      <text:p text:style-name="P4">
七国集团领导人在一份声明中表示，这项被称为「经济胁迫协调平台」（Coordination Platform on EconomicCoercion）的倡议，将对经济胁迫采取早期预警与快速信息共享机制，成员也会定期开会进行磋商。</text:p>
      <text:p text:style-name="P4">
该声明中还提到：「 <text:a xlink:type="simple" xlink:href="https://www.dw.com/zh/zh/美財長g7將聯手反制中國經濟脅迫/a-65597554" text:style-name="Internet_20_link" text:visited-style-name="Visited_20_Internet_20_Link">
 </text:a>
」尽管该声明没有指明中国，但根据路透社稍早获得的倡议概述，英国政府曾指中国在与澳大利亚和立陶宛的政治争端中，试图利用其经济实力进行胁迫。《日经亚洲》报导则称，七国集团此举反映出：「他们希望在中国问题上统一战线，尤其是在美国和欧洲之间」。</text:p>
      <text:p text:style-name="P4">
此前，中国外交部发言人汪文斌本周五回应了关于反「经济胁迫」计划的相关话题。他指出：「如果G7峰会要讨论经济胁迫问题，不妨先讨论一下美国是怎样胁迫其他6个成员国的。」</text:p>
      <text:p text:style-name="P4">
除上述之外，倡议文件也承诺七国集团将在加强供应链方面深化合作，包括支持低收入和中等收入国家发挥其在供应链中的作用；并且同意加强在资讯共享方面的合作，为下一代技术建立新标准。</text:p>
      <text:h text:style-name="P12" text:outline-level="3">
<text:span text:style-name="T4">
中方抨击G7「炒作」</text:span>
</text:h>
      <text:p text:style-name="P4">
5月20日稍晚，一份刊登在中國外交部网站上的声明称七国集团「炒作涉华议题」，并且指出：中方对于「七国集团不顾中方严重关切，执意操弄涉华议题、抹黑攻击中国、粗暴干涉中国内政」表示强烈不满和坚决反对，已经向主办方日本提出严正交涉。    关于G7联合公报上提到的台湾议题，该声明回应指出：「解决台湾问题是中国人自己的事，要由中国人来决定」，也提到「香港、新疆、西藏事务纯属中国内政」。    该声明也反駁了G7成员国通过的反经济胁迫倡议，稱「对于所谓『经济胁迫』，美国大搞单边制裁、『脱钩断链』，才是把经贸关系政治化、武器化的真正『胁迫者』。」    声明二度点名美国，提到「国际社会不接受七国集团主导的、以意识形态和价值观划线的『西方规则』，更不接受服务于『美国第一』和少数国家既得利益的『小圈子规则』。中国外交部在最后呼吁七国集团应「反躬自省，改弦更张」，把精力放到解决自身的各种问题上，停止制造和挑动阵营对抗，回到对话合作的正确道路上来。</text:p>
      <text:p text:style-name="P4">
（综合报导）</text:p>
      <text:p text:style-name="P4">
Source: <text:a xlink:type="simple" xlink:href="https://www.dw.com/zh/g7联合公报：政策方针不是为了伤害中国/a-65684805" text:style-name="Internet_20_link" text:visited-style-name="Visited_20_Internet_20_Link">
https://www.dw.com/zh/g7联合公报：政策方针不是为了伤害中国/a-65684805?maca=chi-rss-chi-all-1127-rdf</text:a>
</text:p>
      <!--NEWS-->
      <text:h text:style-name="P10" text:outline-level="1">
<text:span text:style-name="T4">
南太平洋再发生7.1级地震</text:span>
</text:h>
      <text:p text:style-name="P4">
Author: 联合早报 (Person)</text:p>
      <text:p text:style-name="P4">
Publisher: 联合早报 (Organization)</text:p>
      <text:p text:style-name="P4">
Published Time: 2023-05-20T10:47</text:p>
      <text:p text:style-name="P4">
Modified Time: 2023-05-20T12:51</text:p>
      <text:p text:style-name="P4">
Description: 法属新喀里多尼亚东面的太平洋，星期六（5月20日）发生7.1级地震。路透社报道，美国地质调查局（USGS）说，震源深度为36公里，震中位于新喀里多尼亚群岛（New Caledoni...</text:p>
      <text:p text:style-name="P4">
Videos: []</text:p>
      <text:p text:style-name="P4">
Audios: []</text:p>
      <text:p text:style-name="P4">
Images: []</text:p>
      <text:p text:style-name="P4">
Type: NewsArticle</text:p>
      <text:p text:style-name="P4">
Breadcrumbs: ['即时', '国际']</text:p>
      <text:p text:style-name="P4">
Keywords: ['地震', '南太平洋']</text:p>
      <!--METADATA-->
      <text:p text:style-name="P4">
法属新喀里多尼亚东面的太平洋，星期六（5月20日）发生7.1级地震。</text:p>
      <text:p text:style-name="P4">
路透社报道，美国地质调查局（USGS）说，震源深度为36公里，震中位于新喀里多尼亚群岛（New Caledonia）以东约300公里处。</text:p>
      <text:p text:style-name="P4">
澳大利亚气象局说，澳洲没有海啸威胁。</text:p>
      <text:p text:style-name="P4">
<text:a xlink:type="simple" xlink:href="https://www.zaobao.com/realtime/world/story20230519-1396120" text:style-name="Internet_20_link" text:visited-style-name="Visited_20_Internet_20_Link">
 </text:a>
，震源深度约38公里。太平洋海啸预警中心一度向南太平洋多个国家发布海啸预警，所幸地震引发的浪潮不大。</text:p>
      <text:p text:style-name="P4">
新喀里多尼亚是法国海外属地，由新喀里多尼亚岛、洛亚蒂群岛和切斯特菲尔德群岛组成。</text:p>
      <text:p text:style-name="P4">
Source: <text:a xlink:type="simple" xlink:href="https://www.zaobao.com.sg/realtime/world/story20230520-1396437" text:style-name="Internet_20_link" text:visited-style-name="Visited_20_Internet_20_Link">
https://www.zaobao.com.sg/realtime/world/story20230520-1396437</text:a>
</text:p>
      <!--NEWS-->
      <text:h text:style-name="P10" text:outline-level="1">
<text:span text:style-name="T4">
美中竞争委员会访英 望伦敦对香港强硬并将新疆问题定为种族灭绝</text:span>
</text:h>
      <text:p text:style-name="P4">
Author: chinese@voanews.com (郑乐捷)</text:p>
      <text:p text:style-name="P4">
Publisher: 美国之音中文网 (Type: NewsMediaOrganization)</text:p>
      <text:p text:style-name="P4">
Published Time: 2023-05-20T10:56:38+08:00</text:p>
      <text:p text:style-name="P4">
Modified Time: 2023-05-20 02:56:51Z</text:p>
      <text:p text:style-name="P4">
Description: 美国国会众议院关注与中共竞争的委员会的关键成员访问英国，希望与英国协调对抗中共，并支持加强保卫台湾。</text:p>
      <text:p text:style-name="P4">
Videos: []</text:p>
      <text:p text:style-name="P4">
Images: []</text:p>
      <text:p text:style-name="P4">
Categories: ['美中关系', '欧洲', '港澳', '人权', '新疆西藏问题']</text:p>
      <text:p text:style-name="P4">
Type: None</text:p>
      <!--METADATA-->
      <text:p text:style-name="P4">
NoneNone</text:p>
      <text:p text:style-name="P4">
Source: <text:a xlink:type="simple" xlink:href="https://www.voachinese.com/a/us-china-committee-visits-uk-20230519/7101630.html" text:style-name="Internet_20_link" text:visited-style-name="Visited_20_Internet_20_Link">
https://www.voachinese.com/a/us-china-committee-visits-uk-20230519/7101630.html</text:a>
</text:p>
      <!--NEWS-->
      <text:h text:style-name="P10" text:outline-level="1">
<text:span text:style-name="T4">
又一脱口秀演员在中国遭封杀</text:span>
</text:h>
      <text:p text:style-name="P4">
Author: None (Language: zh)</text:p>
      <text:p text:style-name="P4">
Publisher: None</text:p>
      <text:p text:style-name="P4">
Time: 2023-05-20T11:02:00Z</text:p>
      <text:p text:style-name="P4">
Description: 脱口秀演员、六月四日、辱华。这是一周以来第二个中国全网封杀脱口秀演员事件的关键字。这次遭封杀的“罗杰叔叔”（Uncle Roger）甚至不是中国人，也不是以政治讽刺起家。</text:p>
      <text:p text:style-name="P4">
Videos: []</text:p>
      <text:p text:style-name="P4">
Images: ["<text:a xlink:type="simple" xlink:href="https://static.dw.com/image/64724879_303.jpg" text:style-name="Internet_20_link" text:visited-style-name="Visited_20_Internet_20_Link">
64724879_303.jpg</text:a>
"]</text:p>
      <text:p text:style-name="P4">
Subject: 时政风云</text:p>
      <text:p text:style-name="P4">
Subjects: ['明镜周刊', '言论自由', '社交媒体', '人权', '新闻审查', '微博']</text:p>
      <text:p text:style-name="P4">
Keywords: ['脱口秀', 'house', '李昊石', '罗杰叔叔', 'Uncle Roger', '黃瑾瑜', '辱华', '马来西亚', '封杀', '微博', 'B站', '言论自由', '审查']</text:p>
      <text:p text:style-name="P4">
ID: 65684797</text:p>
      <!--METADATA-->
      <text:p text:style-name="P4">
<text:a xlink:type="simple" xlink:href="https://www.dw.com/zh/overlay/image/article/65684797/64724879" text:style-name="Internet_20_link" text:visited-style-name="Visited_20_Internet_20_Link">
 <draw:frame draw:style-name="fr1" draw:name="Image54" text:anchor-type="as-char" svg:width="6.9236in" svg:height="3.896998in" draw:z-index="0">
<draw:image xlink:href="../Images/dwzh/2023-05-20T11-02-00Z/64724879_303.jpg" xlink:type="simple" xlink:show="embed" xlink:actuate="onLoad" draw:mime-type="image/jpeg"/>
</draw:frame>
</text:a>
</text:p>
      <text:p text:style-name="P4">
在缺乏言论自由的环境中 无法有真正的脱口秀（资料图片）</text:p>
      <text:p text:style-name="P4">
（德国之声中文网）马来西亚华裔脱口秀演员黃瑾瑜（艺名：罗杰叔叔 UncleRoger）近日遭到包括微博、B站在内的中国网络社交媒体的全面封杀。原因是，这位以搞笑评价美食节目出名的Up主，预告了一期即将于6月4日推出的脱口秀节目，其中不乏对中国政府的讽刺和批评。</text:p>
      <text:h text:style-name="P12" text:outline-level="3">
<text:span text:style-name="T4">
黃瑾瑜是谁？</text:span>
</text:h>
      <text:p text:style-name="P4">
黃瑾瑜生于马来西亚，父母皆为马来西亚华人，目前是英国永久居民。专门刻意的用东南亚口音英语调侃其它美食类视频。最有名的节目是点评英国BBC电视台的一期有关如何做鸡蛋炒饭的视频。期间不断用Haiyaa这样的典型东南亚风格感叹词调侃的黃瑾瑜，树立了自己“UncleRoger”的形象。这个视频发布两年来，仅在YouTube上的播放量就超过3400万。</text:p>
      <text:p text:style-name="P4">
考虑到自己的人物定位，黃瑾瑜很少涉足政治话题。2021年1月曾邀请另外一位华人视频博主陈兴（MikeChen）点评饺子食谱。但黃瑾瑜和其团队在了解到陈兴是法轮功组织成员，对中国政府持批判态度后在全网删除了两人的相关节目，并向观众道歉。</text:p>
      <text:p text:style-name="P4">
然而，就在2023年的5月16日，也就是 <text:a xlink:type="simple" xlink:href="https://www.dw.com/zh/zh/被指冒犯解放军-脱口秀演员被警方立案调查/a-65638312" text:style-name="Internet_20_link" text:visited-style-name="Visited_20_Internet_20_Link">
 </text:a>
 一日后。黃瑾瑜在包括推特在内的社交媒体上发布了自己最新脱口秀节目的预告片。身穿标志性橘黄色T恤衫的他，在片中了解到台下一位同样穿橘黄色T恤衫的观众来自广州后，满脸笑容的说“中国！好国家！好国家”，然后瞬间做了个无可奈何的表情。引发台下观众爆笑。然后这位喜欢把观众称为侄子、侄女的脱口秀演员表示：“我们现在必须这么说，不是吗？所有的手机都在窃听，都在窃听。这位侄子的手机是华为的。他们都在听！”</text:p>
      <text:p text:style-name="P4">
从最新发布的预告片中还可以看到，黃瑾瑜在同一个现场表演中问有没有来自台湾的观众。在台下有人响应后。他表示：“（台湾）不是一个真正的国家。我希望有一天你能回到祖国母亲的怀抱。一个中国！”节目中，黃瑾瑜自称“今晚过后，罗杰叔叔就会被禁”。并希望台下的观众在向共产党写报告的时候，要提到罗杰叔叔是个“好同志”。</text:p>
      <text:h text:style-name="P12" text:outline-level="3">
<text:span text:style-name="T4">
中国：全网封杀Uncle Roger</text:span>
</text:h>
      <text:p text:style-name="P4">
之后发生的事情，就在黃瑾瑜的预料之中。他拥有40多万粉丝群的微博账户随后被封。微博官方给出的信息是：“因违反相关法律法规，该用户目前处于禁言状态”。他最后一条公开发布的视频微博日期被锁定在4月21日。同时，黃瑾瑜一样拥有超过40万粉丝数的B站账号也被封禁。</text:p>
      <text:p text:style-name="P4">
黃瑾瑜也是最近一周内，在中国遭到封杀的第二位脱口秀演员。笑果文化公司旗下的脱口秀演员HOUSE（李昊石）13日在北京演出时，说自己领养的两条野狗追松鼠的场景让他想起“作风优良，能打胜仗”8个字。该段子被指冒犯解放军，北京文旅局先无限期暂停其所有在京演出，之后公安机关宣布立案调查。</text:p>
      <text:p text:style-name="P4">
北京的独立政治分析家吴强针对李昊石被禁事件向路透社表示：“脱口秀喜剧一直是人们仍然可以享受有关公共生活娱乐评论的最后堡垒。”。相关演员被严厉处理后，“脱口秀喜剧和公众表达的空间必然会继续收缩。”</text:p>
      <text:p text:style-name="P4">
<text:a xlink:type="simple" xlink:href="https://www.dw.com/zh/zh/长平观察人民子弟兵替谁背了野狗这口黑锅/a-65677086" text:style-name="Internet_20_link" text:visited-style-name="Visited_20_Internet_20_Link">
 </text:a>
</text:p>
      <text:p text:style-name="P4">
美国研究组织——“中国传媒研究计划”的主任班志远（DavidBandurski）则就此向路透社表示，中国的领导层“在国家安全风险问题上营造了一种偏执和恐惧的气氛，这种风险被定义得如此宽泛，以至于任何事情都可以被视为攻击。”</text:p>
      <text:p text:style-name="P4">
（综合报道）</text:p>
      <text:p text:style-name="P4">
Source: <text:a xlink:type="simple" xlink:href="https://www.dw.com/zh/又一脱口秀演员在中国遭封杀/a-65684797" text:style-name="Internet_20_link" text:visited-style-name="Visited_20_Internet_20_Link">
https://www.dw.com/zh/又一脱口秀演员在中国遭封杀/a-65684797?maca=chi-rss-chi-all-1127-rdf</text:a>
</text:p>
      <!--NEWS-->
      <text:h text:style-name="P10" text:outline-level="1">
<text:span text:style-name="T4">
蓝源抢下NASA订单 打造登月计画另一艘登陆器</text:span>
</text:h>
      <text:p text:style-name="P4">
Publisher: 法新社</text:p>
      <text:p text:style-name="P4">
Published Time: 2023-05-20T11:32:07+00:00</text:p>
      <text:p text:style-name="P4">
Modified Time: 2023-05-20T11:20:04+00:00</text:p>
      <text:p text:style-name="P4">
Description: （法新社华盛顿19日电） 美国国家航空暨太空总署（NASA）登月计画2年前与马斯克的太空探索科技公司（SpaceX）签约打造首艘月球登陆器，今天改与对手公司、贝佐斯创立的蓝源签约打造另一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5-20T11-32-07-00-00/000000.png" xlink:type="simple" xlink:show="embed" xlink:actuate="onLoad" draw:mime-type="image/png"/>
</draw:frame>
</text:p>
      <text:p text:style-name="P4">
NASA为了目前订于2029年执行的「阿提米丝5」（Artemis 5）登月任务，选择由蓝源（BlueOrigin）负责制造登陆器。蓝源首先将须证明，其登陆器能在没有搭载机组人员的情况下安全着陆月球。</text:p>
      <text:p text:style-name="P4">
身为亚马逊公司（Amazon）创办人与前执行长的贝佐斯（JeffBezos）在推特（Twitter）写道，他非常「荣幸能与NASA携手踏上这趟将太空人送上月球的旅程，且这一次（太空人）会留下」。</text:p>
      <text:p text:style-name="P4">
这份合约总金额为34亿美元（约新台币1040亿元）。但蓝源负责月球运输业务的副总裁库鲁瑞斯（JohnCouluris）在一场记者会上表示，蓝源将投入「远超过」合约的金额来开发这艘飞行器。</text:p>
      <text:p text:style-name="P4">
「阿提米丝」是NASA睽违50年的重返月球计画，由多项任务组成，每项任务的复杂度递增。</text:p>
      <text:p text:style-name="P4">
NASA在2021年选择马斯克（Elon Musk）的SpaceX为「阿提米丝3」任务建造登陆器，这是系列任务中首度有太空人实际踏上月球表面。</text:p>
      <text:p text:style-name="P4">
当时蓝源也参与争取这份价值29亿美元的合约，并在SpaceX被选为唯一的登陆器供应商后，对NASA提起诉讼。但诉讼已经遭到驳回。</text:p>
      <text:p text:style-name="P4">
NASA去年同样选择由SpaceX的登陆器来执行「阿提米丝4」任务。不过，NASA当时便为计画其余任务向其他公司招标。</text:p>
      <text:p text:style-name="P4">
Source: <text:a xlink:type="simple" xlink:href="https://www.rfi.fr/cn/%E7%A7%91%E5%AD%A6%E6%96%B0%E7%9F%A5/20230520-%E8%93%9D%E6%BA%90%E6%8A%A2%E4%B8%8Bnasa%E8%AE%A2%E5%8D%95-%E6%89%93%E9%80%A0%E7%99%BB%E6%9C%88%E8%AE%A1%E7%94%BB%E5%8F%A6%E4%B8%80%E8%89%98%E7%99%BB%E9%99%86%E5%99%A8" text:style-name="Internet_20_link" text:visited-style-name="Visited_20_Internet_20_Link">
https://www.rfi.fr/cn/%E7%A7%91%E5%AD%A6%E6%96%B0%E7%9F%A5/20230520-%E8%93%9D%E6%BA%90%E6%8A%A2%E4%B8%8Bnasa%E8%AE%A2%E5%8D%95-%E6%89%93%E9%80%A0%E7%99%BB%E6%9C%88%E8%AE%A1%E7%94%BB%E5%8F%A6%E4%B8%80%E8%89%98%E7%99%BB%E9%99%86%E5%99%A8</text:a>
</text:p>
      <!--NEWS-->
      <text:h text:style-name="P10" text:outline-level="1">
<text:span text:style-name="T4">
中国反对印度在克什米尔举行G20会议</text:span>
</text:h>
      <text:p text:style-name="P4">
Author: None (Language: zh)</text:p>
      <text:p text:style-name="P4">
Publisher: None</text:p>
      <text:p text:style-name="P4">
Time: 2023-05-20T11:37:00Z</text:p>
      <text:p text:style-name="P4">
Description: 中国表示反对印度下周在克什米尔举行G20旅游会议，并拒绝出席。此前，控制克什米尔部分地区的巴基斯坦已谴责印度在争议地区举办会议。印度则称可以在自己的领土上自由举行会议。</text:p>
      <text:p text:style-name="P4">
Videos: []</text:p>
      <text:p text:style-name="P4">
Images: ["<text:a xlink:type="simple" xlink:href="https://static.dw.com/image/64685245_303.jpg" text:style-name="Internet_20_link" text:visited-style-name="Visited_20_Internet_20_Link">
64685245_303.jpg</text:a>
", "<text:a xlink:type="simple" xlink:href="https://static.dw.com/image/60347046_404.jpg" text:style-name="Internet_20_link" text:visited-style-name="Visited_20_Internet_20_Link">
60347046_404.jpg</text:a>
", "<text:a xlink:type="simple" xlink:href="https://static.dw.com/image/49935245_303.jpg" text:style-name="Internet_20_link" text:visited-style-name="Visited_20_Internet_20_Link">
49935245_303.jpg</text:a>
", "<text:a xlink:type="simple" xlink:href="https://static.dw.com/image/16050798_303.jpg" text:style-name="Internet_20_link" text:visited-style-name="Visited_20_Internet_20_Link">
16050798_303.jpg</text:a>
", "<text:a xlink:type="simple" xlink:href="https://static.dw.com/image/47710078_303.jpg" text:style-name="Internet_20_link" text:visited-style-name="Visited_20_Internet_20_Link">
47710078_303.jpg</text:a>
", "<text:a xlink:type="simple" xlink:href="https://static.dw.com/image/47688923_303.jpg" text:style-name="Internet_20_link" text:visited-style-name="Visited_20_Internet_20_Link">
47688923_303.jpg</text:a>
", "<text:a xlink:type="simple" xlink:href="https://static.dw.com/image/47519398_303.jpg" text:style-name="Internet_20_link" text:visited-style-name="Visited_20_Internet_20_Link">
47519398_303.jpg</text:a>
", "<text:a xlink:type="simple" xlink:href="https://static.dw.com/image/38367338_303.png" text:style-name="Internet_20_link" text:visited-style-name="Visited_20_Internet_20_Link">
38367338_303.png</text:a>
", "<text:a xlink:type="simple" xlink:href="https://static.dw.com/image/35944834_303.jpg" text:style-name="Internet_20_link" text:visited-style-name="Visited_20_Internet_20_Link">
35944834_303.jpg</text:a>
", "<text:a xlink:type="simple" xlink:href="https://static.dw.com/image/38452788_303.jpg" text:style-name="Internet_20_link" text:visited-style-name="Visited_20_Internet_20_Link">
38452788_303.jpg</text:a>
", "<text:a xlink:type="simple" xlink:href="https://static.dw.com/image/19561601_303.jpg" text:style-name="Internet_20_link" text:visited-style-name="Visited_20_Internet_20_Link">
19561601_303.jpg</text:a>
", "<text:a xlink:type="simple" xlink:href="https://static.dw.com/image/36829473_303.jpg" text:style-name="Internet_20_link" text:visited-style-name="Visited_20_Internet_20_Link">
36829473_303.jpg</text:a>
", "<text:a xlink:type="simple" xlink:href="https://static.dw.com/image/36567689_303.jpg" text:style-name="Internet_20_link" text:visited-style-name="Visited_20_Internet_20_Link">
36567689_303.jpg</text:a>
", "<text:a xlink:type="simple" xlink:href="https://static.dw.com/image/36949223_303.jpg" text:style-name="Internet_20_link" text:visited-style-name="Visited_20_Internet_20_Link">
36949223_303.jpg</text:a>
"]</text:p>
      <text:p text:style-name="P4">
Subject: 时政风云</text:p>
      <text:p text:style-name="P4">
Subjects: ['岛屿主权争端', '专题报道：全景观看“习马会”', '印度', '20国集团', '巴基斯坦', '中国', '中共十九大', '德中关系']</text:p>
      <text:p text:style-name="P4">
Keywords: ['中国', '克什米尔', 'G20', '印度', '边境', '中印关系', '巴基斯坦', '领土争议', '印巴关系']</text:p>
      <text:p text:style-name="P4">
ID: 65685118</text:p>
      <!--METADATA-->
      <text:p text:style-name="P4">
<text:a xlink:type="simple" xlink:href="https://www.dw.com/zh/overlay/image/article/65685118/64685245" text:style-name="Internet_20_link" text:visited-style-name="Visited_20_Internet_20_Link">
 <draw:frame draw:style-name="fr1" draw:name="Image56" text:anchor-type="as-char" svg:width="6.9236in" svg:height="3.896998in" draw:z-index="0">
<draw:image xlink:href="../Images/dwzh/2023-05-20T11-37-00Z/64685245_303.jpg" xlink:type="simple" xlink:show="embed" xlink:actuate="onLoad" draw:mime-type="image/jpeg"/>
</draw:frame>
</text:a>
</text:p>
      <text:p text:style-name="P4">
图为印控克什米尔的夏季首府斯利那加。这里将于5月22日至24日举行G20旅游回应</text:p>
      <text:p text:style-name="P4">
（德国之声中文网）中国在周五（5月19日）表示，反对印度下周在有争议的克什米尔地区举行关于旅游的G20会议，并拒绝出席。</text:p>
      <text:p text:style-name="P4">
今年担任G20主席国的印度已在全国各地组织了一系列会议，为9月份在新德里举行的峰会做准备。查谟和克什米尔邦的夏季首府斯利那加将于5月22日至24日主办G20成员旅游工作组会议。</text:p>
      <text:p text:style-name="P4">
<draw:frame draw:style-name="fr1" draw:name="Image57" text:anchor-type="as-char" svg:width="6.9236in" svg:height="3.889434in" draw:z-index="0">
<draw:image xlink:href="../Images/dwzh/2023-05-20T11-37-00Z/60347046_404.jpg" xlink:type="simple" xlink:show="embed" xlink:actuate="onLoad" draw:mime-type="image/jpeg"/>
</draw:frame>
</text:p>
      <text:p text:style-name="P4">
中国外交部发言人汪文斌：中方坚决反对在领土争议地区举办G20会议，也不会出席这种会议</text:p>
      <text:p text:style-name="P4">
中国外交部发言人汪文斌说：“中方坚决反对在领土争议地区举办任何形式的G20会议，也不会出席这种会议。”</text:p>
      <text:p text:style-name="P4">
此前， <text:a xlink:type="simple" xlink:href="https://www.dw.com/zh/zh/克什米尔危机中国选哪边站/a-50002062" text:style-name="Internet_20_link" text:visited-style-name="Visited_20_Internet_20_Link">
 </text:a>
也对印度将在克什米尔举行G20会议的决定表示反对。巴基斯坦也控制着克什米尔的部分地区。</text:p>
      <text:p text:style-name="P4">
二战结束后，印度和巴基斯坦为争夺克什米尔，爆发过多场战争。巴基斯坦方面本周表示，在印度政府重新审查 <text:a xlink:type="simple" xlink:href="https://www.dw.com/zh/zh/克什米尔问题abc/a-49910509" text:style-name="Internet_20_link" text:visited-style-name="Visited_20_Internet_20_Link">
</text:a>
 之前，不会与印度进行双边接触。</text:p>
      <ul>
        <li>
          <draw:frame draw:style-name="fr1" draw:name="Image58" text:anchor-type="as-char" svg:width="6.9236in" svg:height="3.896998in" draw:z-index="0">
            <draw:image xlink:href="../Images/dwzh/2023-05-20T11-37-00Z/49935245_303.jpg" xlink:type="simple" xlink:show="embed" xlink:actuate="onLoad" draw:mime-type="image/jpeg"/>
          </draw:frame>
        </li>
      </ul>
      <h5>
印巴敌对，克什米尔代价高昂</h5>
      <text:h text:style-name="P12" text:outline-level="3">
<text:span text:style-name="T4">
克什米尔争端激化</text:span>
</text:h>
      <text:p text:style-name="P4">
莫迪领导的新德里政府8月5日向国会提出动议，要求废除查谟和克什米尔邦的自治特权。在此之前，这两个地区的政治人物就已经遭到软禁，网络和电话通讯都被切断。这被看作是近70年来，印度政府在改变地区特殊地位的问题上所采取的最为激烈的手段。伊斯兰堡随后宣布，将驱逐印度大使，并中止与印度的贸易。</text:p>
      <ul>
        <li>
          <draw:frame draw:style-name="fr1" draw:name="Image59" text:anchor-type="as-char" svg:width="6.9236in" svg:height="3.896998in" draw:z-index="0">
            <draw:image xlink:href="../Images/dwzh/2023-05-20T11-37-00Z/16050798_303.jpg" xlink:type="simple" xlink:show="embed" xlink:actuate="onLoad" draw:mime-type="image/jpeg"/>
          </draw:frame>
        </li>
      </ul>
      <h5>
印巴敌对，克什米尔代价高昂</h5>
      <text:h text:style-name="P12" text:outline-level="3">
<text:span text:style-name="T4">
印巴外长 纷纷匆忙访华</text:span>
</text:h>
      <text:p text:style-name="P4">
在印巴围绕克什米尔的争端显著升级后，两国外长在一周内先后访华。巴基斯坦外长库雷先期赶到北京，希望在克什米尔问题上得到中方的支持。印度外长苏杰生也于8月11日开始访华，他在中南海得到中国国家副主席王岐山的接见。</text:p>
      <ul>
        <li>
          <draw:frame draw:style-name="fr1" draw:name="Image60" text:anchor-type="as-char" svg:width="6.9236in" svg:height="3.896998in" draw:z-index="0">
            <draw:image xlink:href="../Images/dwzh/2023-05-20T11-37-00Z/47710078_303.jpg" xlink:type="simple" xlink:show="embed" xlink:actuate="onLoad" draw:mime-type="image/jpeg"/>
          </draw:frame>
        </li>
      </ul>
      <h5>
印巴敌对，克什米尔代价高昂</h5>
      <text:h text:style-name="P12" text:outline-level="3">
<text:span text:style-name="T4">
巴基斯坦击落印度战斗机</text:span>
</text:h>
      <text:p text:style-name="P4">
2月27日，巴基斯坦军方称，在有争议的克什米尔地区击落两架印度战斗机。巴军方一名发言人称，这两架印度战机师在进入巴基斯坦领空后被击落的。这是这两个核国家首次相互发动空袭。</text:p>
      <ul>
        <li>
          <draw:frame draw:style-name="fr1" draw:name="Image61" text:anchor-type="as-char" svg:width="6.9236in" svg:height="3.896998in" draw:z-index="0">
            <draw:image xlink:href="../Images/dwzh/2023-05-20T11-37-00Z/47688923_303.jpg" xlink:type="simple" xlink:show="embed" xlink:actuate="onLoad" draw:mime-type="image/jpeg"/>
          </draw:frame>
        </li>
      </ul>
      <h5>
印巴敌对，克什米尔代价高昂</h5>
      <text:h text:style-name="P12" text:outline-level="3">
<text:span text:style-name="T4">
印度轰炸巴境内目标</text:span>
</text:h>
      <text:p text:style-name="P4">
巴基斯坦军方发布了这张照片，上面显示此前一天印度战机对巴境内目标发动空袭，这是两国1971年战争以来的首次。印度则称，该空袭是对新近印度驻查谟和克什米尔军队遭自杀式袭击的回应。巴方称，印度战机对巴境内的空袭并未造成伤亡。</text:p>
      <ul>
        <li>
          <draw:frame draw:style-name="fr1" draw:name="Image62" text:anchor-type="as-char" svg:width="6.9236in" svg:height="3.896998in" draw:z-index="0">
            <draw:image xlink:href="../Images/dwzh/2023-05-20T11-37-00Z/47519398_303.jpg" xlink:type="simple" xlink:show="embed" xlink:actuate="onLoad" draw:mime-type="image/jpeg"/>
          </draw:frame>
        </li>
      </ul>
      <h5>
印巴敌对，克什米尔代价高昂</h5>
      <text:h text:style-name="P12" text:outline-level="3">
<text:span text:style-name="T4">
暴力不止</text:span>
</text:h>
      <text:p text:style-name="P4">
2月14日，至少41名印度准军事力量成员在印控克什米尔首府附近的一次自杀式炸弹袭击中丧生。位于巴基斯坦境内的伊斯兰极端组织“穆哈默德军”宣称对此负责。这是自1989年克什米尔地区发生叛乱以来，对印度安全力量最严重的袭击。双方紧张关系加剧，并引发对这两个国家可能发生武装冲突的担忧。</text:p>
      <ul>
        <li>
          <draw:frame draw:style-name="fr1" draw:name="Image63" text:anchor-type="as-char" svg:width="6.9236in" svg:height="3.896998in" draw:z-index="0">
            <draw:image xlink:href="../Images/dwzh/2023-05-20T11-37-00Z/38367338_303.png" xlink:type="simple" xlink:show="embed" xlink:actuate="onLoad" draw:mime-type="image/png"/>
          </draw:frame>
        </li>
      </ul>
      <h5>
印巴敌对，克什米尔代价高昂</h5>
      <text:h text:style-name="P12" text:outline-level="3">
<text:span text:style-name="T4">
持久的冲突与惨痛的代价</text:span>
</text:h>
      <text:p text:style-name="P4">
自1989年以来，穆斯林叛乱分子在印控克什米尔地区与印度安全力量作战。该地区有1200万人口，其中七成是穆斯林。自1947年度立以来，印巴之间的三次战争中有两次是围绕克什米尔。双方均宣称对整个克什米尔拥有主权，但都实际控制部分地区。</text:p>
      <ul>
        <li>
          <draw:frame draw:style-name="fr1" draw:name="Image64" text:anchor-type="as-char" svg:width="6.9236in" svg:height="3.896998in" draw:z-index="0">
            <draw:image xlink:href="../Images/dwzh/2023-05-20T11-37-00Z/35944834_303.jpg" xlink:type="simple" xlink:show="embed" xlink:actuate="onLoad" draw:mime-type="image/jpeg"/>
          </draw:frame>
        </li>
      </ul>
      <h5>
印巴敌对，克什米尔代价高昂</h5>
      <text:h text:style-name="P12" text:outline-level="3">
<text:span text:style-name="T4">
印度打击反叛武装</text:span>
</text:h>
      <text:p text:style-name="P4">
2016年10月，印度安全力量对克什米尔武装反叛力量发动攻势，包围苏平（Shopian）地区至少20个村庄。新德里指责伊斯兰堡支持越过印巴“控制线”袭击印度准军事力量的武装分子。</text:p>
      <ul>
        <li>
          <draw:frame draw:style-name="fr1" draw:name="Image65" text:anchor-type="as-char" svg:width="6.9236in" svg:height="3.896998in" draw:z-index="0">
            <draw:image xlink:href="../Images/dwzh/2023-05-20T11-37-00Z/38452788_303.jpg" xlink:type="simple" xlink:show="embed" xlink:actuate="onLoad" draw:mime-type="image/jpeg"/>
          </draw:frame>
        </li>
      </ul>
      <h5>
印巴敌对，克什米尔代价高昂</h5>
      <text:h text:style-name="P12" text:outline-level="3">
<text:span text:style-name="T4">
一名克什米尔分离人士之死</text:span>
</text:h>
      <text:p text:style-name="P4">
2016年7月，一名年轻的分离主义领袖布尔汗·瓦尼（BurhanWani）遇害后，印控克什米尔地区的安全局势恶化。从那之后，反对印度控制的抗议以及分离主义者与安全力量之间的冲突已导致数百人丧生。</text:p>
      <ul>
        <li>
          <draw:frame draw:style-name="fr1" draw:name="Image66" text:anchor-type="as-char" svg:width="6.9236in" svg:height="3.896998in" draw:z-index="0">
            <draw:image xlink:href="../Images/dwzh/2023-05-20T11-37-00Z/19561601_303.jpg" xlink:type="simple" xlink:show="embed" xlink:actuate="onLoad" draw:mime-type="image/jpeg"/>
          </draw:frame>
        </li>
      </ul>
      <h5>
印巴敌对，克什米尔代价高昂</h5>
      <text:h text:style-name="P12" text:outline-level="3">
<text:span text:style-name="T4">
乌里袭击事件</text:span>
</text:h>
      <text:p text:style-name="P4">
2016年9月，伊斯兰武装分子在印控克什米尔杀死至少17名印度士兵，另有30名印度士兵受伤。印度军方称，反叛力量从巴基斯坦渗透入印控克什米尔，初步调查显示武装分子属于巴境内的“穆罕默德军”，后者已在克什米尔活跃了十年有余。</text:p>
      <ul>
        <li>
          <draw:frame draw:style-name="fr1" draw:name="Image67" text:anchor-type="as-char" svg:width="6.9236in" svg:height="3.896998in" draw:z-index="0">
            <draw:image xlink:href="../Images/dwzh/2023-05-20T11-37-00Z/36829473_303.jpg" xlink:type="simple" xlink:show="embed" xlink:actuate="onLoad" draw:mime-type="image/jpeg"/>
          </draw:frame>
        </li>
      </ul>
      <h5>
印巴敌对，克什米尔代价高昂</h5>
      <text:h text:style-name="P12" text:outline-level="3">
<text:span text:style-name="T4">
侵犯人权</text:span>
</text:h>
      <text:p text:style-name="P4">
显示印度安全力量侵犯人权的视频流传开后，印度当局禁止了克什米尔的多个社交媒体网站。其中一则视频显示一名克什米尔抗议者被印度一辆军车当作人肉盾牌，视频在社交媒体上引发愤怒浪潮。</text:p>
      <ul>
        <li>
          <draw:frame draw:style-name="fr1" draw:name="Image68" text:anchor-type="as-char" svg:width="6.9236in" svg:height="3.896998in" draw:z-index="0">
            <draw:image xlink:href="../Images/dwzh/2023-05-20T11-37-00Z/36567689_303.jpg" xlink:type="simple" xlink:show="embed" xlink:actuate="onLoad" draw:mime-type="image/jpeg"/>
          </draw:frame>
        </li>
      </ul>
      <h5>
印巴敌对，克什米尔代价高昂</h5>
      <text:h text:style-name="P12" text:outline-level="3">
<text:span text:style-name="T4">
克什米尔非军事化</text:span>
</text:h>
      <text:p text:style-name="P4">
支持克什米尔独立者希望巴基斯坦和印度能让克什米尔人自己决定未来。查谟与克什米尔自由阵线主席吉拉尼（ToqeerGilani）向德国之声表示：“是时候让印巴宣布撤军时间表并举行国际监督下的公投了。”</text:p>
      <ul>
        <li>
          <draw:frame draw:style-name="fr1" draw:name="Image69" text:anchor-type="as-char" svg:width="6.9236in" svg:height="3.896998in" draw:z-index="0">
            <draw:image xlink:href="../Images/dwzh/2023-05-20T11-37-00Z/36949223_303.jpg" xlink:type="simple" xlink:show="embed" xlink:actuate="onLoad" draw:mime-type="image/jpeg"/>
          </draw:frame>
        </li>
      </ul>
      <h5>
印巴敌对，克什米尔代价高昂</h5>
      <text:h text:style-name="P12" text:outline-level="3">
<text:span text:style-name="T4">
分离无望</text:span>
</text:h>
      <text:p text:style-name="P4">
但大多数克什米尔问题观察家认为，这在近期内不会发生。他们表示，尽管印度严格执行以克什米尔的武装分子和分离分子为目标的战略，并部分取得成效，但新德里迟早需要对这场危机找到政治解决途径。他们说，克什米尔想要分离，没有机会。</text:p>
      <text:p text:style-name="P4">
作者: Shamil Sham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此外，印度与中国也存在领土争端。2019年，印度政府将与中国接壤的佛教徒聚居区拉达克与穆斯林占多数的查馍和克什米尔地区分开，组成两个由新德里直接管辖的联邦区“查谟和克什米尔”以及“拉达克”。拉达克的很大一部分在中国控制之下。<text:a xlink:type="simple" xlink:href="https://www.dw.com/zh/zh/总理莫迪印度生气了/a-53881783" text:style-name="Internet_20_link" text:visited-style-name="Visited_20_Internet_20_Link">
 </text:a>
，导致24名士兵丧生，此后新德里与北京之间的关系一直相对紧张。</text:p>
      <text:p text:style-name="P4">
印度驳斥了有关在印控克什米尔举行会议的反对意见，称可以在自己领土上自由举行会议。印度还在周五表示，边界的和平与安宁对于与中国的正常关系至关重要。</text:p>
      <text:p text:style-name="P4">
（路透社，彭博社，半岛电视台）</text:p>
      <text:p text:style-name="P4">
Source: <text:a xlink:type="simple" xlink:href="https://www.dw.com/zh/中国反对印度在克什米尔举行g20会议/a-65685118" text:style-name="Internet_20_link" text:visited-style-name="Visited_20_Internet_20_Link">
https://www.dw.com/zh/中国反对印度在克什米尔举行g20会议/a-65685118?maca=chi-rss-chi-all-1127-rdf</text:a>
</text:p>
      <!--NEWS-->
      <text:h text:style-name="P10" text:outline-level="1">
<text:span text:style-name="T4">
澤連斯基訪日出席G7峰會背後的運籌帷幄</text:span>
</text:h>
      <text:p text:style-name="P4">
Author: None (Language: zh)</text:p>
      <text:p text:style-name="P4">
Publisher: None</text:p>
      <text:p text:style-name="P4">
Time: 2023-05-20T11:42:00Z</text:p>
      <text:p text:style-name="P4">
Description: 廣島G7峰會進入5月20日，烏克蘭總統澤連斯基在這天下午抵達廣島，在日本掀起一股熱潮。原先預計線上與會的澤連斯基，突然變更行程——舉動看似突然，事實上在背後，也有許多背景考量與運籌帷幄。</text:p>
      <text:p text:style-name="P4">
Videos: []</text:p>
      <text:p text:style-name="P4">
Images: ["<text:a xlink:type="simple" xlink:href="https://static.dw.com/image/65684097_303.jpg" text:style-name="Internet_20_link" text:visited-style-name="Visited_20_Internet_20_Link">
65684097_303.jpg</text:a>
", "<text:a xlink:type="simple" xlink:href="https://static.dw.com/image/65685138_401.jpeg" text:style-name="Internet_20_link" text:visited-style-name="Visited_20_Internet_20_Link">
65685138_401....</text:a>
", "<text:a xlink:type="simple" xlink:href="https://static.dw.com/image/65071248_401.jpg" text:style-name="Internet_20_link" text:visited-style-name="Visited_20_Internet_20_Link">
65071248_401.jpg</text:a>
", "<text:a xlink:type="simple" xlink:href="https://static.dw.com/image/65684377_401.jpg" text:style-name="Internet_20_link" text:visited-style-name="Visited_20_Internet_20_Link">
65684377_401.jpg</text:a>
", "<text:a xlink:type="simple" xlink:href="https://static.dw.com/image/65675615_401.jpg" text:style-name="Internet_20_link" text:visited-style-name="Visited_20_Internet_20_Link">
65675615_401.jpg</text:a>
"]</text:p>
      <text:p text:style-name="P4">
Subject: 时政风云</text:p>
      <text:p text:style-name="P4">
Subjects: []</text:p>
      <text:p text:style-name="P4">
Keywords: ['G7', '七國集團', '澤連斯基', '俄烏戰爭', '岸田文雄', '廣島核爆']</text:p>
      <text:p text:style-name="P4">
ID: 65685102</text:p>
      <!--METADATA-->
      <text:p text:style-name="P4">
<text:a xlink:type="simple" xlink:href="https://www.dw.com/zh/overlay/image/article/65685102/65684097" text:style-name="Internet_20_link" text:visited-style-name="Visited_20_Internet_20_Link">
 <draw:frame draw:style-name="fr1" draw:name="Image70" text:anchor-type="as-char" svg:width="6.9236in" svg:height="3.896998in" draw:z-index="0">
<draw:image xlink:href="../Images/dwzh/2023-05-20T11-42-00Z/65684097_303.jpg" xlink:type="simple" xlink:show="embed" xlink:actuate="onLoad" draw:mime-type="image/jpeg"/>
</draw:frame>
</text:a>
</text:p>
      <text:p text:style-name="P4">
澤連斯基搭乘法國政府專機抵達廣島</text:p>
      <text:p text:style-name="P4">
（德國之聲中文網）日本時間5月20日的下午3點半左右，位於廣島室內的G7媒體中心會場突然出現一陣躁動。各家日本與國際媒體紛紛聚集在大螢幕前，觀看即時轉播，不少人喊著「澤連斯基來了！」各家媒體紛紛拿起手機與攝影機拍攝。</text:p>
      <text:p text:style-name="P4">
烏克蘭總統澤連斯基約在3點45分左右，以輕快地步伐步出機艙，快速下登機梯後直接搭上日本官方安排的禮車。路上國道高速公路一律封鎖、並有數台直升機在高空監視，澤連斯基的車隊約於4點40分左右進入位於廣島南邊宇品島的G7主會場。</text:p>
      <text:p text:style-name="P4">
<draw:frame draw:style-name="fr1" draw:name="Image71" text:anchor-type="as-char" svg:width="6.9236in" svg:height="3.896998in" draw:z-index="0">
<draw:image xlink:href="../Images/dwzh/2023-05-20T11-42-00Z/65685138_401.jpeg" xlink:type="simple" xlink:show="embed" xlink:actuate="onLoad" draw:mime-type="image/jpeg"/>
</draw:frame>
</text:p>
      <text:p text:style-name="P4">
澤連斯基抵達廣島時，媒體中心的各家記者紛紛拿起手機與攝影機拍攝</text:p>
      <text:p text:style-name="P4">
<text:a xlink:type="simple" xlink:href="https://www.dw.com/zh/zh/澤連斯基將現身廣島-親臨21日g7峰會/a-65673473" text:style-name="Internet_20_link" text:visited-style-name="Visited_20_Internet_20_Link">
 </text:a>
。澤連斯基除了與主辦國的日本首相岸田文雄、美國總統拜登以及各國領袖商議對抗俄羅斯的對策外，預計也將參訪和平紀念公園等，親自感受當年廣島遭受到核爆的心路歷程。</text:p>
      <text:p text:style-name="P4">
<text:a xlink:type="simple" xlink:href="https://www.dw.com/zh/zh/岸田突訪烏-澤倫斯基讚國際秩序捍衛者/a-65073082" text:style-name="Internet_20_link" text:visited-style-name="Visited_20_Internet_20_Link">
 </text:a>
然而當時岸田雖然提出邀請，但仍是以線上參與為前提，這次能於短短不到24小時內實現訪問日本，可說迅雷不及掩耳。但與其說閃電訪日，背後仍是有G7各國在檯面下運籌帷幄。</text:p>
      <text:p text:style-name="P4">
<draw:frame draw:style-name="fr1" draw:name="Image72" text:anchor-type="as-char" svg:width="6.9236in" svg:height="3.896998in" draw:z-index="0">
<draw:image xlink:href="../Images/dwzh/2023-05-20T11-42-00Z/65071248_401.jpg" xlink:type="simple" xlink:show="embed" xlink:actuate="onLoad" draw:mime-type="image/jpeg"/>
</draw:frame>
</text:p>
      <text:p text:style-name="P4">
日本首相岸田文雄今年3月21日突訪烏克蘭，以行動表達對基輔的支持</text:p>
      <text:h text:style-name="P12" text:outline-level="3">
<text:span text:style-name="T4">
檯面下的不斷交涉</text:span>
</text:h>
      <text:p text:style-name="P4">
自從俄羅斯於2022年2月底揮軍烏克蘭以來，烏克蘭至今仍有約2成的國土面積遭到佔領。其中當初的俄軍攻勢猛烈，一度連首都基輔都差點遭遇淪陷危機，然而在秋季之後，天氣逐漸轉為寒冷，<text:a xlink:type="simple" xlink:href="https://www.dw.com/zh/zh/俄乌战况俄预备役官兵呼吁普京关心军人疾苦/a-64960318" text:style-name="Internet_20_link" text:visited-style-name="Visited_20_Internet_20_Link">
 </text:a>
</text:p>
      <text:p text:style-name="P4">
就在這年的12月，澤連斯基展開烏克蘭遭侵略後時隔300多天的外交行程，前往美國與拜登總統進行會談。隨後隨著新冠疫情穩定與俄羅斯的戰場陷入僵局，2023年2月起澤連斯基陸續造訪法、英、比利時等國，4月時更前往援助烏克蘭軍事物資最直接的鄰國波蘭，5月則造訪了芬蘭、荷蘭等，直接面對面呼籲一起對抗俄羅斯。</text:p>
      <text:p text:style-name="P4">
從側面來看，去年的此時俄羅斯仍是兵強馬壯，澤連斯基若是擅離職守，很有可能遭到俄羅斯強烈反攻，因此當時在德國舉辦的G7，他僅以線上方式出席。然而一年過去後，俄羅斯不論是軍力或是物資都陷入困境，第一線更是兵力不足。這也讓烏克蘭官方大膽做出決定，可以在此時前往亞洲出席G7峰會。</text:p>
      <text:p text:style-name="P4">
只是，為了確保消息不外流，澤連斯基訪日行程僅由几位日本高層掌握。就連德國之聲19日跟日方高層詢問時，對方僅稱「日本政府尚未對此正式發表」，直到20日早上時才正式公開訪日聲明。就連日本媒體在廣島現場直播澤連斯基下機前，標題都是「澤連斯基總統疑抵達」，不將話說死。</text:p>
      <text:p text:style-name="P4">
<draw:frame draw:style-name="fr1" draw:name="Image73" text:anchor-type="as-char" svg:width="6.9236in" svg:height="3.896998in" draw:z-index="0">
<draw:image xlink:href="../Images/dwzh/2023-05-20T11-42-00Z/65684377_401.jpg" xlink:type="simple" xlink:show="embed" xlink:actuate="onLoad" draw:mime-type="image/jpeg"/>
</draw:frame>
</text:p>
      <text:p text:style-name="P4">
從機場搭車前往G7會場的澤連斯基，日本政府出動大批人力維護安全</text:p>
      <text:h text:style-name="P12" text:outline-level="3">
<text:span text:style-name="T4">
呈現戰爭「進行式」</text:span>
</text:h>
      <text:p text:style-name="P4">
根據日本媒體報導，19日日本警察高層獲悉「澤連斯基可能會來」時，便商討如何進行進一步的警備強化。原先官方說明投入峰會警力為2萬4000人，幾乎各縣市的警力都前來支援，但澤連斯基是「戰爭當事國」領袖，維安非同小可，最後日方加派預備部隊，連東京的烏克蘭大使館的警戒都全面強化。</text:p>
      <text:p text:style-name="P4">
根據日本《富士電視台》報導，原先澤連斯基預計19日、意即峰會首日就會造訪廣島。然而澤連斯基的行程並不固定，原先預計的行程也在臨時變更前往沙烏地阿拉伯參加阿拉伯聯盟峰會，然後再經由法國官方一連串安排下，乘坐飛機低調前來廣島。</text:p>
      <text:p text:style-name="P4">
上次澤連斯基於2019年來日本時，是參加新天皇的即位儀式。然而這次，已經是戰爭國領袖，對於正逢戰爭巨變的烏克蘭來說，澤連斯基的現身無疑是給了西方自由民主陣營一劑強心針。此刻訪問，也讓來自廣島的首相岸田文雄，在政治上的聲勢來到新一波高峰，日方高層私下表示：「無論為何，結果都是雙贏的。」</text:p>
      <text:p text:style-name="P4">
<draw:frame draw:style-name="fr1" draw:name="Image74" text:anchor-type="as-char" svg:width="6.9236in" svg:height="3.896998in" draw:z-index="0">
<draw:image xlink:href="../Images/dwzh/2023-05-20T11-42-00Z/65675615_401.jpg" xlink:type="simple" xlink:show="embed" xlink:actuate="onLoad" draw:mime-type="image/jpeg"/>
</draw:frame>
</text:p>
      <text:p text:style-name="P4">
G7成員國領導人前往廣島和平紀念公園，向1945年原爆受難者致意</text:p>
      <text:p text:style-name="P4">
<text:a xlink:type="simple" xlink:href="https://www.dw.com/zh/zh/g7召開的廣島日本曾經的軍都岸田的家鄉/a-65677424" text:style-name="Internet_20_link" text:visited-style-name="Visited_20_Internet_20_Link">
 </text:a>
。而澤連斯基的烏克蘭，則是正走在戰爭的進行式中。澤連斯基的行程看似飄忽不定，但是在某種程度上，也呈現出了亂世中領袖隨機應變的躍動感。從當初的線上參與，到最後一刻才躍然於G7主舞台前，澤連斯基透過這樣方式，向世界表示烏克蘭政權的安定感跟自信的一面。</text:p>
      <text:p text:style-name="P4">
Source: <text:a xlink:type="simple" xlink:href="https://www.dw.com/zh/澤連斯基訪日出席g7峰會背後的運籌帷幄/a-65685102" text:style-name="Internet_20_link" text:visited-style-name="Visited_20_Internet_20_Link">
https://www.dw.com/zh/澤連斯基訪日出席g7峰會背後的運籌帷幄/a-65685102?maca=chi-rss-chi-all-1127-rdf</text:a>
</text:p>
      <!--NEWS-->
      <text:h text:style-name="P10" text:outline-level="1">
<text:span text:style-name="T4">
美联储主席鲍威尔暗示6月暂停加息</text:span>
</text:h>
      <text:p text:style-name="P4">
Author: 联合早报 (Person)</text:p>
      <text:p text:style-name="P4">
Publisher: 联合早报 (Organization)</text:p>
      <text:p text:style-name="P4">
Published Time: 2023-05-20T11:43</text:p>
      <text:p text:style-name="P4">
Modified Time: 2023-05-20T11:43</text:p>
      <text:p text:style-name="P4">
Description: 美国联邦储备局主席鲍威尔暗示下个月暂停加息，并指信贷环境收紧可能意味着政策利率峰值下降。彭博社报道，美联储本月初上调基准利率25个基点至5%-5.25%，并暗示接下来可能会暂停加息...</text:p>
      <text:p text:style-name="P4">
Videos: []</text:p>
      <text:p text:style-name="P4">
Audios: []</text:p>
      <text:p text:style-name="P4">
Images: []</text:p>
      <text:p text:style-name="P4">
Type: NewsArticle</text:p>
      <text:p text:style-name="P4">
Breadcrumbs: ['即时', '国际']</text:p>
      <text:p text:style-name="P4">
Keywords: ['美国联邦储备局', '鲍威尔', '加息']</text:p>
      <!--METADATA-->
      <text:p text:style-name="P4">
美国联邦储备局主席鲍威尔暗示下个月暂停加息，并指信贷环境收紧可能意味着政策利率峰值下降。</text:p>
      <text:p text:style-name="P4">
彭博社报道，美联储本月初上调基准利率25个基点至5%-5.25%，并暗示接下来可能会暂停加息。下一次议息会议将于6月13日及14日举行。</text:p>
      <text:p text:style-name="P4">
鲍威尔星期五（5月19日）在华盛顿举行的美联储会议上致辞时说：“我们在政策紧缩方面取得了很大进展，而政策立场是限制性的。此外，我们在收紧的滞后效应以及近期银行业压力导致的信贷紧缩中面临了不确定性。”</text:p>
      <text:p text:style-name="P4">
他说：“走到现在，我们可以先看看数据和不断变化的前景，然后进行谨慎的评估。”</text:p>
      <text:p text:style-name="P4">
Nationwide Life Insurance Co首席经济师博斯詹西奇说，鲍威尔星期五的讲话显示，他的基线是6月暂停加息，以评估新的数据。</text:p>
      <text:p text:style-name="P4">
不过，博斯詹西奇也认为，如果下次议息会议前的经济数据，包括消费物价指数的最新数据高于预期，鲍威尔还是可能决定加息。</text:p>
      <text:p text:style-name="P4">
美联储在一年多的时间里已将利率提高了5个百分点。为了抗击通胀，美联储实施了数十年来最激进的紧缩措施 。</text:p>
      <text:p text:style-name="P4">
Source: <text:a xlink:type="simple" xlink:href="https://www.zaobao.com.sg/realtime/world/story20230520-1396446" text:style-name="Internet_20_link" text:visited-style-name="Visited_20_Internet_20_Link">
https://www.zaobao.com.sg/realtime/world/story20230520-1396446</text:a>
</text:p>
      <!--NEWS-->
      <text:h text:style-name="P10" text:outline-level="1">
<text:span text:style-name="T4">
美国安顾问沙利文：美国支持为乌克兰培训F16战机飞行员</text:span>
</text:h>
      <text:p text:style-name="P4">
Author: chinese@voanews.com (黄耀毅)</text:p>
      <text:p text:style-name="P4">
Publisher: 美国之音中文网 (Type: NewsMediaOrganization)</text:p>
      <text:p text:style-name="P4">
Published Time: 2023-05-20T11:56:04+08:00</text:p>
      <text:p text:style-name="P4">
Modified Time: 2023-05-20 03:56:04Z</text:p>
      <text:p text:style-name="P4">
Description: 白宫国家安全顾问沙利文5月20日在日本广岛的记者会上证实美国将加入为乌克兰提供包括F16战机等新一代战机的计划。</text:p>
      <text:p text:style-name="P4">
Videos: []</text:p>
      <text:p text:style-name="P4">
Images: []</text:p>
      <text:p text:style-name="P4">
Categories: ['乌克兰局势', '美国']</text:p>
      <text:p text:style-name="P4">
Type: None</text:p>
      <!--METADATA-->
      <text:p text:style-name="P4">
NoneNone</text:p>
      <text:p text:style-name="P4">
Source: <text:a xlink:type="simple" xlink:href="https://www.voachinese.com/a/nsc-sullivan-f16-zelenskyy-20230520/7101639.html" text:style-name="Internet_20_link" text:visited-style-name="Visited_20_Internet_20_Link">
https://www.voachinese.com/a/nsc-sullivan-f16-zelenskyy-20230520/7101639.html</text:a>
</text:p>
      <!--NEWS-->
      <text:h text:style-name="P10" text:outline-level="1">
<text:span text:style-name="T4">
G7公报称共同抵御中国经济胁迫 中国驻日使馆：煽动分裂</text:span>
</text:h>
      <text:p text:style-name="P4">
Author: None</text:p>
      <text:p text:style-name="P4">
Publisher: Radio Free Asia (Organization)</text:p>
      <text:p text:style-name="P4">
Published Time: 2023-05-20T12:22:00-04:00</text:p>
      <text:p text:style-name="P4">
Modified Time: 2023-05-20T16:12: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4.612011in" draw:z-index="0">
<draw:image xlink:href="../Images/rfamandarin/2023-05-20T12-22-00-04-00/000000.png" xlink:type="simple" xlink:show="embed" xlink:actuate="onLoad" draw:mime-type="image/png"/>
</draw:frame>
 七国集团（G7）广岛峰会领导人 <text:a xlink:type="simple" xlink:href="https://www.rfa.org/mandarin/Xinwen/1-05202023121531.html/@@images/image" text:style-name="Internet_20_link" text:visited-style-name="Visited_20_Internet_20_Link">
</text:a>
美联社图片</text:p>
      <text:p text:style-name="P4">
本届七国集团（G7）广岛峰会领导人5月20日下午发表联合公报。公报在前言中说，“我们七国集团 (G7)领导人比以往任何时候都更加团结一致，决心迎接当下的全球挑战，并为更美好的未来开辟道路。 而我们的工作根植于对联合国宪章和国际伙伴关系的尊重。”</text:p>
      <text:p text:style-name="P4">
公报说，我们共同努力，支持自由开放的印太，反对任何单方面以武力或胁迫改变现状的企图；促进强劲而有弹性的全球经济复苏，维持金融稳定，促进就业和可持续增长；加快实现可持续发展目标(SDG)，认识到减少贫困与应对气候和自然危机是齐头并进的；促进多边开发银行 (MDB)的发展；加强我们与非洲国家的伙伴关系，支持非洲在多边论坛中有更多代表；在国际移民问题上开展合作，加强我们打击人口贩运和走私的共同努力；推进关于包容性人工智能 (AI) 治理和有关操作性的国际讨论，以实现我们共同的愿景和值得信赖的人工智能目标。</text:p>
      <text:p text:style-name="P4">
公报说，将通过以下方式捍卫国际原则和共同价值观：维护和加强以法治为基础的自由开放的国际秩序，尊重联合国宪章，造福于大小国家；强烈反对在世界任何地方以武力或胁迫的方式单方面改变和平确立的领土地位的任何企图，并重申禁止以武力获取领土；促进普遍人权、性别平等和人类尊严；重申多边主义的重要性，包括联合国和国际合作在促进和平、稳定与繁荣方面的作用；加强基于规则的多边贸易体系，跟上数字技术的发展步伐。</text:p>
      <text:p text:style-name="P4">
公报说，我们将与我们的国际伙伴合作，建设一个以人为本、包容和有弹性的世界，不让任何人掉队。本着这种精神，我们欢迎澳大利亚、巴西、科摩罗、库克群岛、印度、印度尼西亚、韩国和越南领导人的参与。</text:p>
      <text:p text:style-name="P4">
公报的第51与52条聚焦中国，强调成员国必须抵御中国经济胁迫，但同时说明不与中国脱钩，而要“去风险”（de-risk）。在台湾、新疆、西藏、香港与南中国海问题上，G7公报再次作出明确表态。公报说，G7国家在与中国的关系方面保持一致立场，准备与中国建立“有建设性且稳定的关系”，并且要在和中国坦诚接触时也能表达关切。公报强调，G7的政策方针并非为了伤害中国，也不是为了阻碍中国的经济进步与发展，并没有寻求与中国脱钩（decoupling），也不会固步自封。但与此同时，各方认识到，要取得经济上的韧性，就必须去风险（de-risking）并寻求多样化。</text:p>
      <text:p text:style-name="P4">
国际媒体的报道援引美国白宫国家安全顾问杰克·沙利文20日在广岛的记者会上说，公报中关于中国的文字“完全直截了当”，“没有敌意，也不是无缘无故的”，是“直接而坦率的”。他说：“在过去两年半的时间里，我认为在关键问题上趋向一致，这是几年前没有看到。但这不是一个过于简化或单一维度的政策，这是一个多维度的复杂政策，用来与一个非常重要的国家建立复杂的关系。”</text:p>
      <text:p text:style-name="P4">
公报说，G7成员将采取单独行动和集体措施，投资于本身的经济活力，来减少在关键供应链中的某些过度依赖，并将努力应对中国扭曲全球经济的非市场政策和做法所带来的挑战。G7成员表示，将打击包括非法技术转让和数据泄露等恶意行为。</text:p>
      <text:p text:style-name="P4">
公报说，必须培养抵御经济胁迫的能力，有必要在不过度限制贸易和投资的情况下，来限制某些可能威胁国家安全的先进技术。</text:p>
      <text:p text:style-name="P4">
今年的公报也再度纳入台湾，重申台海和平与稳定对国际社会的安全与繁荣不可或缺，G7成员的台湾基本立场并无改变，并呼吁和平解决两岸问题。</text:p>
      <text:p text:style-name="P4">
公报说，G7成员国严重关切东海与南中国海局势，并强烈反对任何以武力或胁迫的方式单方面改变现状的企图。</text:p>
      <text:p text:style-name="P4">
G7成员国表示，将继续表达对中国人权状况的关注，包括在西藏和新疆的人权状况，强迫劳动是各国对这一地区的主要关注重点。同时呼吁中国履行其在《中英联合声明》和《基本法》下的承诺，保障香港的权利、自由和高度自治。</text:p>
      <text:p text:style-name="P4">
公报也强调，中国在南中国海广泛的海洋主权主张缺乏法律依据，反对中国在该地区的军事化活动。并且重申，国际仲裁庭于2016年7月12日作出的裁决是一个重要的里程碑，对诉讼各方具有法律约束力，是和平解决各方争端的有益基础。</text:p>
      <text:p text:style-name="P4">
国际仲裁庭裁定，根据《联合国海洋法公约》，中国的“九段线”并没有法律依据，并要求中国停止在南中国海的填海造岛行为。</text:p>
      <text:p text:style-name="P4">
据路透社20日消息，中国驻日本大使馆周六表示，七国集团（G7）峰会煽动了所谓的集团政治，并敦促该集团停止制造对抗和分裂。它还警告首脑会议东道主日本不要违背自己的诚意，以牺牲邻国为代价谋取利益。</text:p>
      <text:p text:style-name="P4">
（责编：梒青）</text:p>
      <text:p text:style-name="P4">
Source: <text:a xlink:type="simple" xlink:href="https://www.rfa.org/mandarin/Xinwen/1-05202023121531.html" text:style-name="Internet_20_link" text:visited-style-name="Visited_20_Internet_20_Link">
https://www.rfa.org/mandarin/Xinwen/1-05202023121531.html</text:a>
</text:p>
      <!--NEWS-->
      <text:h text:style-name="P10" text:outline-level="1">
<text:span text:style-name="T4">
中国-中亚峰会排场大引网友热议</text:span>
</text:h>
      <text:p text:style-name="P4">
Author: None</text:p>
      <text:p text:style-name="P4">
Publisher: Radio Free Asia (Organization)</text:p>
      <text:p text:style-name="P4">
Published Time: 2023-05-20T12:27:20-04:00</text:p>
      <text:p text:style-name="P4">
Modified Time: 2023-05-20T12:27: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4.612011in" draw:z-index="0">
<draw:image xlink:href="../Images/rfamandarin/2023-05-20T12-27-20-04-00/000000.png" xlink:type="simple" xlink:show="embed" xlink:actuate="onLoad" draw:mime-type="image/png"/>
</draw:frame>
中国—中亚峰会自2023年5月19日起在陕西省西安市举行 <text:a xlink:type="simple" xlink:href="https://www.rfa.org/mandarin/Xinwen/2-05202023122331.html/@@images/image" text:style-name="Internet_20_link" text:visited-style-name="Visited_20_Internet_20_Link">
</text:a>
路透社图片</text:p>
      <text:p text:style-name="P4">
据法国媒体20日报道，中国-中亚峰会赶在西方七国集团峰会前一天举行，从欢迎的规模看，非常奢华，远非在日本广岛举行的七国集团峰会的“简洁和寒碜”可比。</text:p>
      <text:p text:style-name="P4">
报道说，北京做足了文章，习近平在象征古丝绸之路起点的古都西安欢迎东亚五国元首，在西安市大唐芙蓉园举行“唐朝式”的传统迎宾仪式。习近平在一张巨大无比的圆桌上与保持等距的哈萨克斯坦总统托卡耶夫、吉尔吉斯斯坦总统扎帕罗夫、塔吉克斯坦总统拉赫蒙、土库曼斯坦总统别尔德穆哈梅多夫、乌兹别克斯坦总统米尔济约耶夫开会，像古代皇帝款待朝拜的国宾。</text:p>
      <text:p text:style-name="P4">
与此形成对比的是，在中国的邻国日本广岛，G7集团的首脑则一如既往，挤在一张小得多的桌子边协商，气氛显得亲密亲切。</text:p>
      <text:p text:style-name="P4">
推特上不少网友把两张照片放在一起对比，区别在哪呢？意见不一：“发达国家和发展中国家的区别就是大”，“独裁国家和民主国家”，“还不承认自己是发达国家，唬谁呢，撒那么多钱。”“20.4%的城镇青年失业，真的假的？”</text:p>
      <text:p text:style-name="P4">
中亚峰会宴会场面也极尽奢华：在题为“习近平和彭丽媛为中亚五国领导人和夫人举行欢迎仪式和欢迎宴会”的截屏上，前有持杖的“古代宫女”，后有高举写着“唐”字红幡的“宫廷侍卫”。红宫，红灯笼，红椅，雕梁画栋，琼楼玉宇……有人问，阿房宫可曾有过如此的豪华和气派？</text:p>
      <text:p text:style-name="P4">
中国官媒对会议的气氛高度赞赏，环球时报也把中亚峰会和G7峰会拉来比较，称中国-中亚峰会展现“你好我也好”的命运与共，让世界看到在西安注入的多边主义清流，与G7在广岛排放的地缘政治与搞小圈子的污水，对比是何等鲜明。</text:p>
      <text:p text:style-name="P4">
习近平选择在西安开这样的会引起国际媒体注意。法国费加罗报说，西安再次成为服务于习近平的欧亚野心的商队出没之地。这个曾经的帝国首都，丝绸之路的起点，周四举办中国国家主席与来自曾经是普京的俄罗斯后院的中亚五个共和国的同行之间的首次峰会。</text:p>
      <text:p text:style-name="P4">
该报称，这个世界第二大国正在其西侧推进棋子，在 "美国围堵 "的时刻寻求战略纵深，与俄罗斯老大哥以前的势力范围展开竞争，并不顾及克里姆林宫的敏感度。</text:p>
      <text:p text:style-name="P4">
纽约时报在“与G7分庭抗礼，中国举办中亚峰会”一文说，2013年，习近平选择哈萨克斯坦作为演讲地点，在那里概述了“一带一路”倡议的愿景，这是一项价值1万亿美元的计划，在发展中国家建设基础设施项目，以将其纳入中国的影响范围。尽管如此，这种关系并不总是一帆风顺。该地区的几个“一带一路”项目已经陷入停滞或卷入丑闻。</text:p>
      <text:p text:style-name="P4">
不少中国网友却直截了当地批评“一带一路”是“大撒币工程”，但是，习近平不这样想。三年清零结束了，习近平的中国要出动了。法新社的报道说，习近平要通过“大发展计划”在中亚扩展势力范围，习近平决定，向中亚国家提供260亿元人民币的金融支持。</text:p>
      <text:p text:style-name="P4">
中亚五国元首的感谢是必不可少的，他们具体说了什么尚不清楚，但中亚五国元首说话的语气和风格与人民日报非常相似。</text:p>
      <text:p text:style-name="P4">
而十多个国家因背中国债务濒临经济崩溃。美联社一篇报导指出，中国的贷款将世界上十多个贫穷国家经济推向崩溃的边缘，这些国家包括巴基斯坦、肯尼亚、赞比亚、老挝及蒙古等。尽管这些贫穷国家担负沉重债务，但中国不愿意免除贷款。</text:p>
      <text:p text:style-name="P4">
（责编：梒青）</text:p>
      <text:p text:style-name="P4">
Source: <text:a xlink:type="simple" xlink:href="https://www.rfa.org/mandarin/Xinwen/2-05202023122331.html" text:style-name="Internet_20_link" text:visited-style-name="Visited_20_Internet_20_Link">
https://www.rfa.org/mandarin/Xinwen/2-05202023122331.html</text:a>
</text:p>
      <!--NEWS-->
      <text:h text:style-name="P10" text:outline-level="1">
<text:span text:style-name="T4">
巴西亚马逊雨林砍伐面积 今年首四个月同比减36%</text:span>
</text:h>
      <text:p text:style-name="P4">
Author: 联合早报 (Person)</text:p>
      <text:p text:style-name="P4">
Publisher: 联合早报 (Organization)</text:p>
      <text:p text:style-name="P4">
Published Time: 2023-05-20T12:29</text:p>
      <text:p text:style-name="P4">
Modified Time: 2023-05-20T12:29</text:p>
      <text:p text:style-name="P4">
Description: 最新数据显示，今年1月至4月，巴西亚马逊树林砍伐面积约为1203平方公里，较去年同期下降了36%。新华社报道，巴西总统卢拉上任时承诺，环境保护，特别是亚马逊地区的保护，是新一届政府...</text:p>
      <text:p text:style-name="P4">
Videos: []</text:p>
      <text:p text:style-name="P4">
Audios: []</text:p>
      <text:p text:style-name="P4">
Images: []</text:p>
      <text:p text:style-name="P4">
Type: NewsArticle</text:p>
      <text:p text:style-name="P4">
Breadcrumbs: ['即时', '国际']</text:p>
      <text:p text:style-name="P4">
Keywords: ['巴西', '亚马逊热带雨林', '森林砍伐']</text:p>
      <!--METADATA-->
      <text:p text:style-name="P4">
最新数据显示，今年1月至4月，巴西亚马逊树林砍伐面积约为1203平方公里，较去年同期下降了36%。</text:p>
      <text:p text:style-name="P4">
新华社报道，巴西总统卢拉上任时承诺，环境保护，特别是亚马逊地区的保护，是新一届政府的优先事项。他已签署多项相关行政法令，恢复亚马逊地区基金运作，打击滥伐森林的行为。</text:p>
      <text:p text:style-name="P4">
但亚马逊人类与环境研究所的报告指出，巴西亚马逊地区森林今年前四个月的受破坏面积，仍居过去15年中的第三高位，仅次于2021年的1963平方公里和2022年的1884平方公里。同时，尽管总体上砍伐面积减少，但部分地区仍出现了同比增长的情况，其中“最紧急的状况”发生在北部的罗赖马州，森林砍伐面积同比增长了73%。</text:p>
      <text:p text:style-name="P4">
亚马逊人类与环境研究所研究员阿莫林说，从历史上看，亚马逊地区森林的砍伐面积往往会在夏季到来后增加，因此必须在压力最大的地区对非法伐木者实施紧急检查、识别和惩罚。</text:p>
      <text:p text:style-name="P4">
研究员比安卡·桑托斯则警告说，目前农业扩张的压力很大，要采取紧急检查等措施以避免砍伐行为重新抬头。</text:p>
      <text:p text:style-name="P4">
Source: <text:a xlink:type="simple" xlink:href="https://www.zaobao.com.sg/realtime/world/story20230520-1396451" text:style-name="Internet_20_link" text:visited-style-name="Visited_20_Internet_20_Link">
https://www.zaobao.com.sg/realtime/world/story20230520-1396451</text:a>
</text:p>
      <!--NEWS-->
      <text:h text:style-name="P10" text:outline-level="1">
<text:span text:style-name="T4">
泽伦斯基抵达广岛G7峰会 场边会见印度总理莫迪</text:span>
</text:h>
      <text:p text:style-name="P4">
Publisher: 法新社</text:p>
      <text:p text:style-name="P4">
Published Time: 2023-05-20T12:32:07+00:00</text:p>
      <text:p text:style-name="P4">
Modified Time: 2023-05-20T12:20:04+00:00</text:p>
      <text:p text:style-name="P4">
Description: （法新社广岛20日电） 乌克兰总统泽伦斯基今天搭机抵达日本广岛参与七大工业国集团（G7）领袖峰会，他在峰会场边会晤了印度总理莫迪。</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5-20T12-32-07-00-00/000000.png" xlink:type="simple" xlink:show="embed" xlink:actuate="onLoad" draw:mime-type="image/png"/>
</draw:frame>
</text:p>
      <text:p text:style-name="P4">
根据印度总理办公室的推特（Twitter）发文，泽伦斯基（Volodymyr Zelenskyy）在G7峰会场边会见莫迪（Narendra Modi）。</text:p>
      <text:p text:style-name="P4">
推文照片显示，泽伦斯基与莫迪握着手，这是俄罗斯去年2月全面入侵乌克兰以来两人首次见面，但印度迄今拒绝谴责俄国发动侵略。</text:p>
      <text:p text:style-name="P4">
Source: <text:a xlink:type="simple" xlink:href="https://www.rfi.fr/cn/%E5%9B%BD%E9%99%85%E6%8A%A5%E9%81%93/20230520-%E6%B3%BD%E4%BC%A6%E6%96%AF%E5%9F%BA%E6%8A%B5%E8%BE%BE%E5%B9%BF%E5%B2%9Bg7%E5%B3%B0%E4%BC%9A-%E5%9C%BA%E8%BE%B9%E4%BC%9A%E8%A7%81%E5%8D%B0%E5%BA%A6%E6%80%BB%E7%90%86%E8%8E%AB%E8%BF%AA" text:style-name="Internet_20_link" text:visited-style-name="Visited_20_Internet_20_Link">
https://www.rfi.fr/cn/%E5%9B%BD%E9%99%85%E6%8A%A5%E9%81%93/20230520-%E6%B3%BD%E4%BC%A6%E6%96%AF%E5%9F%BA%E6%8A%B5%E8%BE%BE%E5%B9%BF%E5%B2%9Bg7%E5%B3%B0%E4%BC%9A-%E5%9C%BA%E8%BE%B9%E4%BC%9A%E8%A7%81%E5%8D%B0%E5%BA%A6%E6%80%BB%E7%90%86%E8%8E%AB%E8%BF%AA</text:a>
</text:p>
      <!--NEWS-->
      <text:h text:style-name="P10" text:outline-level="1">
<text:span text:style-name="T4">
经济学人：中国害怕台湾取得星链系统服务</text:span>
</text:h>
      <text:p text:style-name="P4">
Author: None</text:p>
      <text:p text:style-name="P4">
Publisher: Radio Free Asia (Organization)</text:p>
      <text:p text:style-name="P4">
Published Time: 2023-05-20T12:34:24-04:00</text:p>
      <text:p text:style-name="P4">
Modified Time: 2023-05-20T12:34: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4.221163in" draw:z-index="0">
<draw:image xlink:href="../Images/rfamandarin/2023-05-20T12-34-24-04-00/000000.png" xlink:type="simple" xlink:show="embed" xlink:actuate="onLoad" draw:mime-type="image/png"/>
</draw:frame>
SpaceX创办人马斯克（ElonMusk）在西班牙巴塞罗那举行的世界移动通信大会 (MWC) 的屏幕上发表讲话 <text:a xlink:type="simple" xlink:href="https://www.rfa.org/mandarin/Xinwen/3-05202023122751.html/@@images/image" text:style-name="Internet_20_link" text:visited-style-name="Visited_20_Internet_20_Link">
</text:a>
路透社图片</text:p>
      <text:p text:style-name="P4">
据英国经济学人杂志报导，亿万富豪马斯克的星链（Starlink）系统使俄罗斯入侵乌克兰时陷入不利情况，中国担心如果台湾取得星链系统服务，将大幅增加解放军攻台难度。</text:p>
      <text:p text:style-name="P4">
俄罗斯去年发动全面入侵后，乌克兰取得星链系统服务，星链系统对乌克兰的战事至关重要，而这套系统也难以干扰。</text:p>
      <text:p text:style-name="P4">
就中国的观点，星链系统不仅让中国的朋友俄罗斯陷入不利情况，同时也引发忧心。</text:p>
      <text:p text:style-name="P4">
但中国的担心不仅于此，中国还忧心美国通过星链系统大幅占据低轨道空间，而中国也想成为这个领域的强权，并想取得类似星链等系统提供的能力，所以正在开发其自身版本。</text:p>
      <text:p text:style-name="P4">
有分析人士认为，如果中国入侵台湾，可能会先切断使台湾与世界联系的14条海底网路电缆。台湾正在增加电缆数量，并计划如何防卫登陆点。</text:p>
      <text:p text:style-name="P4">
台湾也正测试在700个地点的天线，有些部署在台湾以外的地点。这些天线将可通过星链系统使用的低轨卫星收发讯号。</text:p>
      <text:p text:style-name="P4">
中国可能更有望让SpaceX创办人马斯克（ElonMusk）拒绝提供台湾星链系统服务，因为毕竟马斯克的另一家公司特斯拉（Tesla）在上海设有大型工厂。</text:p>
      <text:p text:style-name="P4">
但台湾也正在减少对外界的依赖。台湾国家太空中心正在开发自制低轨通讯卫星，并争取在2025年升空。</text:p>
      <text:p text:style-name="P4">
（责编：梒青）</text:p>
      <text:p text:style-name="P4">
Source: <text:a xlink:type="simple" xlink:href="https://www.rfa.org/mandarin/Xinwen/3-05202023122751.html" text:style-name="Internet_20_link" text:visited-style-name="Visited_20_Internet_20_Link">
https://www.rfa.org/mandarin/Xinwen/3-05202023122751.html</text:a>
</text:p>
      <!--NEWS-->
      <text:h text:style-name="P10" text:outline-level="1">
<text:span text:style-name="T4">
中国反对印度在克什米尔举行G20会议  印度驳斥</text:span>
</text:h>
      <text:p text:style-name="P4">
Author: None</text:p>
      <text:p text:style-name="P4">
Publisher: Radio Free Asia (Organization)</text:p>
      <text:p text:style-name="P4">
Published Time: 2023-05-20T12:38:52-04:00</text:p>
      <text:p text:style-name="P4">
Modified Time: 2023-05-20T12:38: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4.612011in" draw:z-index="0">
<draw:image xlink:href="../Images/rfamandarin/2023-05-20T12-38-52-04-00/000000.png" xlink:type="simple" xlink:show="embed" xlink:actuate="onLoad" draw:mime-type="image/png"/>
</draw:frame>
中国表示反对印度下周在克什米尔举行G20旅游会议，并拒绝出席 <text:a xlink:type="simple" xlink:href="https://www.rfa.org/mandarin/Xinwen/4-05202023123501.html/@@images/image" text:style-name="Internet_20_link" text:visited-style-name="Visited_20_Internet_20_Link">
</text:a>
路透社图片</text:p>
      <text:p text:style-name="P4">
中国表示反对印度下周在克什米尔举行G20旅游会议，并拒绝出席。此前，控制克什米尔部分地区的巴基斯坦已谴责印度在争议地区举办会议。印度则称可以在自己的领土上自由举行会议。</text:p>
      <text:p text:style-name="P4">
综合国际媒体20日报道，今年担任G20主席国的印度已在全国各地组织了一系列会议，为9月份在新德里举行的峰会做准备。查谟和克什米尔邦的夏季首府斯利那加将于5月22日至24日主办G20成员旅游工作组会议。</text:p>
      <text:p text:style-name="P4">
中国外交部发言人汪文斌说：“中方坚决反对在领土争议地区举办任何形式的G20会议，也不会出席这种会议。”</text:p>
      <text:p text:style-name="P4">
而此前，中国的盟友巴基斯坦也对印度将在克什米尔举行G20会议的决定表示反对。巴基斯坦也控制着克什米尔的部分地区。</text:p>
      <text:p text:style-name="P4">
二战结束后，印度和巴基斯坦为争夺克什米尔，爆发过多场战争。此外，印度与中国也存在领土争端。</text:p>
      <text:p text:style-name="P4">
印度驳斥了有关在印控克什米尔举行会议的反对意见，称可以在自己领土上自由举行会议。印度还在周五表示，边界的和平与安宁对于与中国的正常关系至关重要。</text:p>
      <text:p text:style-name="P4">
（责编：梒青）</text:p>
      <text:p text:style-name="P4">
Source: <text:a xlink:type="simple" xlink:href="https://www.rfa.org/mandarin/Xinwen/4-05202023123501.html" text:style-name="Internet_20_link" text:visited-style-name="Visited_20_Internet_20_Link">
https://www.rfa.org/mandarin/Xinwen/4-05202023123501.html</text:a>
</text:p>
      <!--NEWS-->
      <text:h text:style-name="P10" text:outline-level="1">
<text:span text:style-name="T4">
蔡英文520演说：战争不是选项</text:span>
</text:h>
      <text:p text:style-name="P4">
Author: None</text:p>
      <text:p text:style-name="P4">
Publisher: Radio Free Asia (Organization)</text:p>
      <text:p text:style-name="P4">
Published Time: 2023-05-20T12:40:29-04:00</text:p>
      <text:p text:style-name="P4">
Modified Time: 2023-05-20T12:40: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4.612011in" draw:z-index="0">
<draw:image xlink:href="../Images/rfamandarin/2023-05-20T12-40-29-04-00/000000.png" xlink:type="simple" xlink:show="embed" xlink:actuate="onLoad" draw:mime-type="image/png"/>
</draw:frame>
台湾的总统蔡英文5月20日发表执政7年最后一次“520”就职周年演说。 <text:a xlink:type="simple" xlink:href="https://www.rfa.org/mandarin/Xinwen/5-05202023123921.html/@@images/image" text:style-name="Internet_20_link" text:visited-style-name="Visited_20_Internet_20_Link">
</text:a>
路透社图片</text:p>
      <text:p text:style-name="P4">
在两岸紧张局势加剧之际，台湾的总统蔡英文5月20日发表执政7年最后一次“520”就职周年演说。综合外电20日消息，她称“战争不是选项，任何一方都不能以非和平的方式片面改变现状”，台湾是“负责任的风险管控者”。</text:p>
      <text:p text:style-name="P4">
蔡英文在台北总统府发表的讲话中说，“面对中国的文攻武吓，台湾人民冷静不躁进、理性不挑衅。”蔡英文表示，台湾既不会挑衅，也不会屈服于中国的压力。她说，在她任职期间，台湾人“向世界展现出台湾自我防卫的决心”。</text:p>
      <text:p text:style-name="P4">
蔡英文还称，“台湾虽然身处风险中，却绝对不是风险制造者。我们是负责任的风险管控者，台湾会跟全球的民主国家和社群站在一起，共同合作化解风险。”</text:p>
      <text:p text:style-name="P4">
中国政府宣称拥有台湾的主权，近期在加强对这个民主管理的岛屿的军事压力。</text:p>
      <text:p text:style-name="P4">
根据日本首相岸田文雄的声明，齐聚日本广岛举行峰会的七国集团（G7）领导人表达了寻求和平解决台湾问题的承诺。</text:p>
      <text:p text:style-name="P4">
蔡英文透露，台湾官员目前正在与美国拜登政府就价值5亿美元的武器援助进行讨论，旨在解决因疫情造成的延误。</text:p>
      <text:p text:style-name="P4">
她强调维持台湾在全球供应链的关键地位的重要性。台湾在生产先进半导体芯片方面发挥着至关重要的作用，蔡英文表示，未来，台湾将拿出更多、更有力的行动和作为，“打造出更具韧性的经济和产业，让台湾在全球供应链中的关键地位屹立不摇”。</text:p>
      <text:p text:style-name="P4">
在2024年1月举行总统大选之前，台湾正面临自中国的进一步军事威胁，两岸关系是竞选议程的焦点。由于任期限制，蔡英文将不会竞选连任。</text:p>
      <text:p text:style-name="P4">
民进党已于今年4月宣布提名现任副总统赖清德参选台湾总统。</text:p>
      <text:p text:style-name="P4">
（责编：梒青）</text:p>
      <text:p text:style-name="P4">
Source: <text:a xlink:type="simple" xlink:href="https://www.rfa.org/mandarin/Xinwen/5-05202023123921.html" text:style-name="Internet_20_link" text:visited-style-name="Visited_20_Internet_20_Link">
https://www.rfa.org/mandarin/Xinwen/5-05202023123921.html</text:a>
</text:p>
      <!--NEWS-->
      <text:h text:style-name="P10" text:outline-level="1">
<text:span text:style-name="T4">
消息：泽连斯基今午乘法国飞机到广岛</text:span>
</text:h>
      <text:p text:style-name="P4">
Author: 联合早报 (Person)</text:p>
      <text:p text:style-name="P4">
Publisher: 联合早报 (Organization)</text:p>
      <text:p text:style-name="P4">
Published Time: 2023-05-20T12:49</text:p>
      <text:p text:style-name="P4">
Modified Time: 2023-05-20T12:49</text:p>
      <text:p text:style-name="P4">
Description: 据报道，乌克兰总统泽连斯基将于星期六（5月20日）抵达日本广岛。法新社引述一外交消息称，泽连斯基将乘一架法国飞机飞抵广岛。消息人士说，泽连斯基将在七国集团（G7）峰会场边，与法国总...</text:p>
      <text:p text:style-name="P4">
Videos: []</text:p>
      <text:p text:style-name="P4">
Audios: []</text:p>
      <text:p text:style-name="P4">
Images: []</text:p>
      <text:p text:style-name="P4">
Type: NewsArticle</text:p>
      <text:p text:style-name="P4">
Breadcrumbs: ['即时', '国际']</text:p>
      <text:p text:style-name="P4">
Keywords: ['泽连斯基', '马克龙', '七国集团', '广岛']</text:p>
      <!--METADATA-->
      <text:p text:style-name="P4">
据报道，乌克兰总统泽连斯基将于星期六（5月20日）抵达日本广岛。</text:p>
      <text:p text:style-name="P4">
法新社引述一外交消息称，泽连斯基将乘一架法国飞机飞抵广岛。</text:p>
      <text:p text:style-name="P4">
消息人士说，泽连斯基将在 <text:a xlink:type="simple" xlink:href="https://www.zaobao.com/keywords/qi-guo-ji-tuan" text:style-name="Internet_20_link" text:visited-style-name="Visited_20_Internet_20_Link">
 </text:a>
峰会场边，与法国总统马克龙举行会谈。</text:p>
      <text:p text:style-name="P4">
其他媒体早前报道，泽连斯基也将在广岛 <text:a xlink:type="simple" xlink:href="https://www.zaobao.com.sg/realtime/world/story20230520-1396422" text:style-name="Internet_20_link" text:visited-style-name="Visited_20_Internet_20_Link">
</text:a>
 。</text:p>
      <text:p text:style-name="P4">
Source: <text:a xlink:type="simple" xlink:href="https://www.zaobao.com.sg/realtime/world/story20230520-1396453" text:style-name="Internet_20_link" text:visited-style-name="Visited_20_Internet_20_Link">
https://www.zaobao.com.sg/realtime/world/story20230520-1396453</text:a>
</text:p>
      <!--NEWS-->
      <text:h text:style-name="P10" text:outline-level="1">
<text:span text:style-name="T4">
泽连斯基出席G7峰会 特别希望与莫迪和卢拉会面</text:span>
</text:h>
      <text:p text:style-name="P4">
Author: 联合早报 (Person)</text:p>
      <text:p text:style-name="P4">
Publisher: 联合早报 (Organization)</text:p>
      <text:p text:style-name="P4">
Published Time: 2023-05-20T13:33</text:p>
      <text:p text:style-name="P4">
Modified Time: 2023-05-20T14:05</text:p>
      <text:p text:style-name="P4">
Description: 乌克兰总统泽连斯基飞越将近9000公里，亲自到日本广岛出席七国集团（G7）峰会，一个主要目标，就是与巴西和印度等国家的领导人面对面交谈，这些国家都对俄罗斯入侵乌克兰采取了中立立场。</text:p>
      <text:p text:style-name="P4">
Videos: []</text:p>
      <text:p text:style-name="P4">
Audios: []</text:p>
      <text:p text:style-name="P4">
Images: []</text:p>
      <text:p text:style-name="P4">
Type: NewsArticle</text:p>
      <text:p text:style-name="P4">
Breadcrumbs: ['即时', '国际']</text:p>
      <text:p text:style-name="P4">
Keywords: ['七国集团', '广岛', '泽连斯基', '印度', '巴西', '拜登']</text:p>
      <!--METADATA-->
      <text:p text:style-name="P4">
乌克兰总统泽连斯基飞越将近9000公里， <text:a xlink:type="simple" xlink:href="https://www.zaobao.com/realtime/world/story20230520-1396453" text:style-name="Internet_20_link" text:visited-style-name="Visited_20_Internet_20_Link">
</text:a>
，一个主要目标，就是与巴西和印度等国家的领导人面对面交谈，这些国家都对俄罗斯入侵乌克兰采取了中立立场。</text:p>
      <text:p text:style-name="P4">
彭博社报道，本届G7峰会东道国日本邀请了多个非G7国家元首参加峰会，包括澳大利亚、巴西、科摩罗、库克群岛、印度、印度尼西亚、韩国和越南。</text:p>
      <text:p text:style-name="P4">
G7国家和乌克兰的官员透露，泽连斯基特别希望与印度总理莫迪和巴西总统卢拉会面。</text:p>
      <text:p text:style-name="P4">
<text:a xlink:type="simple" xlink:href="https://www.zaobao.com/keywords/e-wu-zhan-zheng" text:style-name="Internet_20_link" text:visited-style-name="Visited_20_Internet_20_Link">
 </text:a>
爆发后，印度加强了对俄罗斯能源的采购，并继续向莫斯科寻求购买武器。泽连斯基定星期六（5月20日）与莫迪会面。</text:p>
      <text:p text:style-name="P4">
另外，熟知相关情况的巴西官员说，泽连斯基也正式要求与卢拉会面，卢拉尚未回应。</text:p>
      <text:p text:style-name="P4">
一名巴西官员说，与任何领导人坐下来谈都没有问题，但绝不应强人所难，并指泽连斯基临时宣布出席G7峰会，对于受邀出席的非G7国家来说，是一个潜在的“陷阱”。</text:p>
      <text:p text:style-name="P4">
另据路透社报道，媒体星期六问美国白宫国家安全顾问沙利文，总统拜登会不会向卢拉和莫迪施压，或敦促他们对中国和俄罗斯持更强硬的态度，沙利文说：“我认为用‘施压’这个词是错误的。这不是拜登总统与这些与他有着深厚关系的重要领导人的相处方式。”</text:p>
      <text:p text:style-name="P4">
沙利文说，拜登将会就乌克兰和“神圣不可侵犯”的主权与领土完整议题，与卢拉和莫迪进行对话。</text:p>
      <text:p text:style-name="P4">
Source: <text:a xlink:type="simple" xlink:href="https://www.zaobao.com.sg/realtime/world/story20230520-1396457" text:style-name="Internet_20_link" text:visited-style-name="Visited_20_Internet_20_Link">
https://www.zaobao.com.sg/realtime/world/story20230520-1396457</text:a>
</text:p>
      <!--NEWS-->
      <text:h text:style-name="P10" text:outline-level="1">
<text:span text:style-name="T4">
莫斯科：向乌克兰提供F-16战机将给西方带来“巨大”风险</text:span>
</text:h>
      <text:p text:style-name="P4">
Author: None (Language: zh)</text:p>
      <text:p text:style-name="P4">
Publisher: None</text:p>
      <text:p text:style-name="P4">
Time: 2023-05-20T13:40:00Z</text:p>
      <text:p text:style-name="P4">
Description: 拜登表示，美国将支持其盟友对乌克兰飞行员操作第四代战斗机进行培训，包括美国的F-16战机。同时，美国国家安全顾问沙利文否认华盛顿政策转变。莫斯科则表示，西方国家向乌克兰提供F-16战斗机将带来“巨大的风险”。</text:p>
      <text:p text:style-name="P4">
Videos: []</text:p>
      <text:p text:style-name="P4">
Images: ["<text:a xlink:type="simple" xlink:href="https://static.dw.com/image/65685650_303.jpg" text:style-name="Internet_20_link" text:visited-style-name="Visited_20_Internet_20_Link">
65685650_303.jpg</text:a>
", "<text:a xlink:type="simple" xlink:href="https://static.dw.com/image/60988725_404.jpg" text:style-name="Internet_20_link" text:visited-style-name="Visited_20_Internet_20_Link">
60988725_404.jpg</text:a>
"]</text:p>
      <text:p text:style-name="P4">
Subject: 时政风云</text:p>
      <text:p text:style-name="P4">
Subjects: ['奥巴马', '俄罗斯', '乌克兰', '美国', '普京', '俄罗斯入侵乌克兰']</text:p>
      <text:p text:style-name="P4">
Keywords: ['美国', '乌克兰', 'F-16', '战斗机', '战争升级', '战争', '俄罗斯', '侵略', '战机']</text:p>
      <text:p text:style-name="P4">
ID: 65685682</text:p>
      <!--METADATA-->
      <text:p text:style-name="P4">
<text:a xlink:type="simple" xlink:href="https://www.dw.com/zh/overlay/image/article/65685682/65685650" text:style-name="Internet_20_link" text:visited-style-name="Visited_20_Internet_20_Link">
 <draw:frame draw:style-name="fr1" draw:name="Image81" text:anchor-type="as-char" svg:width="6.9236in" svg:height="3.896998in" draw:z-index="0">
<draw:image xlink:href="../Images/dwzh/2023-05-20T13-40-00Z/65685650_303.jpg" xlink:type="simple" xlink:show="embed" xlink:actuate="onLoad" draw:mime-type="image/jpeg"/>
</draw:frame>
</text:a>
</text:p>
      <text:p text:style-name="P4">
目前美国还没有宣布向乌克兰提供F-16战斗机（图），但表示支持为乌克兰飞行员提供F-16战机培训的计划</text:p>
      <text:p text:style-name="P4">
（德国之声中文网）周六（5月20日）在广岛的G7峰会上，乌克兰总统泽连斯基感谢英国首相苏纳克对组建战机联盟的支持。本周早些时候， <text:a xlink:type="simple" xlink:href="https://www.dw.com/zh/zh/泽连斯基旋风式访欧-苏纳克支持战机联盟思路/a-65626715" text:style-name="Internet_20_link" text:visited-style-name="Visited_20_Internet_20_Link">
</text:a>
 。</text:p>
      <text:p text:style-name="P4">
拜登周五在广岛告知七国集团领导人，美国将支持其盟友对乌克兰飞行员操作第四代战斗机进行培训，包括美制F-16战斗机。培训开始后，参与这项工作的国家联盟将决定何时提供战斗机，提供多少战斗机，以及由谁来提供。</text:p>
      <text:p text:style-name="P4">
在此之前，拜登和美国政府的其他高层官员 <text:a xlink:type="simple" xlink:href="https://www.dw.com/zh/zh/美德明言不会给基辅战机-法国称原则上无禁区/a-64565744" text:style-name="Internet_20_link" text:visited-style-name="Visited_20_Internet_20_Link">
 </text:a>
 ，称乌克兰击退俄罗斯侵略不需要这些飞机。</text:p>
      <text:p text:style-name="P4">
德新社报道指出，拜登政府在努力消除其政策发生了转折的印象。拜登总统的国家安全顾问沙利文在日本广岛G7峰会间歇时说：“没有任何（政策）变化。”沙利文表示，向乌克兰提供武器的决定始终根据战争的需要，白宫一直敞开大门。</text:p>
      <text:p text:style-name="P4">
沙利文还表示，根据美国的评估， <text:a xlink:type="simple" xlink:href="https://www.dw.com/zh/zh/英国防大臣可预见未来不会向乌克兰提供战机/a-65657361" text:style-name="Internet_20_link" text:visited-style-name="Visited_20_Internet_20_Link">
 </text:a>
，而培训只是为了长期准备。他没有就乌克兰飞行员培训的时间、以及何时可能决定向基辅交付战斗机发表意见。</text:p>
      <text:p text:style-name="P4">
美国向若干欧洲国家的军队供应美制F-16战斗机。因为这些战斗机可能被用于攻击俄罗斯领土，当被问及战争升级的可能性，沙利文强调，所有向乌克兰交付的武器都有一个根本性的前提，那就是美国不会促成或支持对俄罗斯领土的攻击。他说，到目前为止，乌克兰都明确遵守了这一前提。</text:p>
      <text:p text:style-name="P4">
<draw:frame draw:style-name="fr1" draw:name="Image82" text:anchor-type="as-char" svg:width="6.9236in" svg:height="3.889434in" draw:z-index="0">
<draw:image xlink:href="../Images/dwzh/2023-05-20T13-40-00Z/60988725_404.jpg" xlink:type="simple" xlink:show="embed" xlink:actuate="onLoad" draw:mime-type="image/jpeg"/>
</draw:frame>
</text:p>
      <text:p text:style-name="P4">
俄罗斯副外长格鲁什科：“我们有一切必要的手段来实现我们的既定目标”</text:p>
      <text:p text:style-name="P4">
俄罗斯塔斯社周六援引俄罗斯副外长格鲁什科（Alexander Grushko）的话说，如果西方国家向乌克兰提供F-16战斗机，他们将面临“巨大的风险”。</text:p>
      <text:p text:style-name="P4">
被问及西方国家可能提供战机的影响时，格鲁什科说：“我们看到，西方国家仍在坚持战争升级的设想。这将给他们自己带来巨大的风险。”</text:p>
      <text:p text:style-name="P4">
他说：“不管怎样，我们在所有的计划中都会考虑到这一点，我们拥有一切必要的手段来实现我们的既定目标。”</text:p>
      <text:p text:style-name="P4">
<text:span text:style-name="T4">
更多阅读——<text:a xlink:type="simple" xlink:href="https://www.dw.com/zh/zh/美军驻欧前总司令-提供战机能帮乌克兰快速获胜/a-64674453" text:style-name="Internet_20_link" text:visited-style-name="Visited_20_Internet_20_Link">
 </text:a>
 </text:span>
</text:p>
      <text:p text:style-name="P4">
（德新社、路透社）</text:p>
      <text:p text:style-name="P4">
Source: <text:a xlink:type="simple" xlink:href="https://www.dw.com/zh/莫斯科：向乌克兰提供f-16战机将给西方带来-巨大-风险/a-65685682" text:style-name="Internet_20_link" text:visited-style-name="Visited_20_Internet_20_Link">
https://www.dw.com/zh/莫斯科：向乌克兰提供f-16战机将给西方带来-巨大-风险/a-65685682?maca=chi-rss-chi-all-1127-rdf</text:a>
</text:p>
      <!--NEWS-->
      <text:h text:style-name="P10" text:outline-level="1">
<text:span text:style-name="T4">
阿斯利康中国总裁：打造“爱党爱国”的企业</text:span>
</text:h>
      <text:p text:style-name="P4">
Author: None (Language: zh)</text:p>
      <text:p text:style-name="P4">
Publisher: None</text:p>
      <text:p text:style-name="P4">
Time: 2023-05-20T14:09:00Z</text:p>
      <text:p text:style-name="P4">
Description: 继许多中国本土公司宣誓向党效忠后，总部位于英国剑桥的全球制药商阿斯利康公司中国区总裁王磊近日表示，阿斯利康力图在中国成为一家“爱党爱国的本土跨国企业”。</text:p>
      <text:p text:style-name="P4">
Videos: []</text:p>
      <text:p text:style-name="P4">
Images: ["<text:a xlink:type="simple" xlink:href="https://static.dw.com/image/56384499_303.jpg" text:style-name="Internet_20_link" text:visited-style-name="Visited_20_Internet_20_Link">
56384499_303.jpg</text:a>
"]</text:p>
      <text:p text:style-name="P4">
Subject: 经济纵横</text:p>
      <text:p text:style-name="P4">
Subjects: ['阿斯利康', '爱党', '爱国', '跨国公司', '中国市场', '效忠']</text:p>
      <text:p text:style-name="P4">
Keywords: ['意见反馈']</text:p>
      <text:p text:style-name="P4">
ID: 65686057</text:p>
      <!--METADATA-->
      <text:p text:style-name="P4">
<text:a xlink:type="simple" xlink:href="https://www.dw.com/zh/overlay/image/article/65686057/56384499" text:style-name="Internet_20_link" text:visited-style-name="Visited_20_Internet_20_Link">
 <draw:frame draw:style-name="fr1" draw:name="Image83" text:anchor-type="as-char" svg:width="6.9236in" svg:height="3.896998in" draw:z-index="0">
<draw:image xlink:href="../Images/dwzh/2023-05-20T14-09-00Z/56384499_303.jpg" xlink:type="simple" xlink:show="embed" xlink:actuate="onLoad" draw:mime-type="image/jpeg"/>
</draw:frame>
</text:a>
</text:p>
      <text:p text:style-name="P4">
阿斯利康（AstraZeneca）是一家全球性生物制药企业，其公司总部在英国剑桥</text:p>
      <text:p text:style-name="P4">
（德国之声中文网）阿斯利康全球执行副总裁、中国区总裁王磊王磊本周五（5月19日）说，“要把阿斯利康打造成一家爱党爱国的本土跨国企业”。现场照片显示，这些文字也出现在他身后屏幕的滚动字幕里。</text:p>
      <text:p text:style-name="P4">
一位知情人士向路透社透露，王磊是在中国东部城市无锡举行的庆祝该制药商进入中国30周年的活动上做出上述表态的。</text:p>
      <text:p text:style-name="P4">
近年来，随着习近平加强对社会和经济的控制， <text:a xlink:type="simple" xlink:href="https://www.dw.com/zh/zh/德语媒体-私企也姓党-经济怎会好/a-56338774" text:style-name="Internet_20_link" text:visited-style-name="Visited_20_Internet_20_Link">
 </text:a>
 ，但外国公司做出这样的表态仍然非同寻常。</text:p>
      <text:p text:style-name="P4">
被路透社问及王磊的“爱国”承诺和演示内容是否得到阿斯利康高层批准的问题时，该公司剑桥总部的发言人拒绝置评。</text:p>
      <text:p text:style-name="P4">
该发言人也拒绝评论王磊的效忠对阿斯利康在中国的商业计划意味着什么。</text:p>
      <text:p text:style-name="P4">
在全球大型药企中，阿斯利康在中国的庞大且不断增长的业务引人注目。</text:p>
      <text:p text:style-name="P4">
去年，该公司13%的销售额来自中国，并且在投资4.5亿美元建立一家工厂，生产用于治疗“吸烟者肺部”的吸入器。</text:p>
      <text:p text:style-name="P4">
自中国在结束清零防疫政策后重新开放边境以来，包括阿斯利康CEO索里奥特（Pascal Soriot  ）和苹果CEO库克（TimCook）在内的许多外国公司的负责人都到访中国，强调他们对中国的承诺。</text:p>
      <text:p text:style-name="P4">
索里奥特在本月的第一季度财报电话会议上表示，阿斯利康对中国经济持乐观态度，已经与中国公司签署了三份许可协议，并有兴趣拓展更多业务。</text:p>
      <text:p text:style-name="P4">
<text:a xlink:type="simple" xlink:href="https://www.dw.com/zh/zh/路透社-北京办事处遭突查后-美思明智-高管撤离香港/a-65676467" text:style-name="Internet_20_link" text:visited-style-name="Visited_20_Internet_20_Link">
 </text:a>
令许多外国公司感到不安。外国公司常常使用此类咨询服务来调研市场潜力。</text:p>
      <text:p text:style-name="P4">
（路透社）</text:p>
      <text:p text:style-name="P4">
Source: <text:a xlink:type="simple" xlink:href="https://www.dw.com/zh/阿斯利康中国总裁：打造-爱党爱国-的企业/a-65686057" text:style-name="Internet_20_link" text:visited-style-name="Visited_20_Internet_20_Link">
https://www.dw.com/zh/阿斯利康中国总裁：打造-爱党爱国-的企业/a-65686057?maca=chi-rss-chi-all-1127-rdf</text:a>
</text:p>
      <!--NEWS-->
      <text:h text:style-name="P10" text:outline-level="1">
<text:span text:style-name="T4">
德语媒体：G7和中国</text:span>
</text:h>
      <text:p text:style-name="P4">
Author: None (Language: zh)</text:p>
      <text:p text:style-name="P4">
Publisher: None</text:p>
      <text:p text:style-name="P4">
Time: 2023-05-20T14:11:00Z</text:p>
      <text:p text:style-name="P4">
Description: 各大德语媒体关注因泽连斯基意外到访，而提前一天问世的G7峰会公报。尤其是其中针对中国的内容。其中最值得注意的是他们对中国的明确批评，同时又向北京伸出了友好的手。</text:p>
      <text:p text:style-name="P4">
Videos: []</text:p>
      <text:p text:style-name="P4">
Images: ["<text:a xlink:type="simple" xlink:href="https://static.dw.com/image/65685264_303.jpg" text:style-name="Internet_20_link" text:visited-style-name="Visited_20_Internet_20_Link">
65685264_303.jpg</text:a>
", "<text:a xlink:type="simple" xlink:href="https://static.dw.com/image/54302458_303.jpg" text:style-name="Internet_20_link" text:visited-style-name="Visited_20_Internet_20_Link">
54302458_303.jpg</text:a>
", "<text:a xlink:type="simple" xlink:href="https://static.dw.com/image/54264747_303.jpg" text:style-name="Internet_20_link" text:visited-style-name="Visited_20_Internet_20_Link">
54264747_303.jpg</text:a>
", "<text:a xlink:type="simple" xlink:href="https://static.dw.com/image/54247320_303.jpg" text:style-name="Internet_20_link" text:visited-style-name="Visited_20_Internet_20_Link">
54247320_303.jpg</text:a>
", "<text:a xlink:type="simple" xlink:href="https://static.dw.com/image/54253900_303.jpg" text:style-name="Internet_20_link" text:visited-style-name="Visited_20_Internet_20_Link">
54253900_303.jpg</text:a>
", "<text:a xlink:type="simple" xlink:href="https://static.dw.com/image/54243257_303.jpg" text:style-name="Internet_20_link" text:visited-style-name="Visited_20_Internet_20_Link">
54243257_303.jpg</text:a>
", "<text:a xlink:type="simple" xlink:href="https://static.dw.com/image/54124805_303.jpg" text:style-name="Internet_20_link" text:visited-style-name="Visited_20_Internet_20_Link">
54124805_303.jpg</text:a>
", "<text:a xlink:type="simple" xlink:href="https://static.dw.com/image/54061528_303.jpg" text:style-name="Internet_20_link" text:visited-style-name="Visited_20_Internet_20_Link">
54061528_303.jpg</text:a>
", "<text:a xlink:type="simple" xlink:href="https://static.dw.com/image/51342446_303.jpg" text:style-name="Internet_20_link" text:visited-style-name="Visited_20_Internet_20_Link">
51342446_303.jpg</text:a>
", "<text:a xlink:type="simple" xlink:href="https://static.dw.com/image/44309446_303.jpg" text:style-name="Internet_20_link" text:visited-style-name="Visited_20_Internet_20_Link">
44309446_303.jpg</text:a>
", "<text:a xlink:type="simple" xlink:href="https://static.dw.com/image/41756865_303.jpg" text:style-name="Internet_20_link" text:visited-style-name="Visited_20_Internet_20_Link">
41756865_303.jpg</text:a>
", "<text:a xlink:type="simple" xlink:href="https://static.dw.com/image/46623624_303.jpg" text:style-name="Internet_20_link" text:visited-style-name="Visited_20_Internet_20_Link">
46623624_303.jpg</text:a>
"]</text:p>
      <text:p text:style-name="P4">
Subject: 评论分析</text:p>
      <text:p text:style-name="P4">
Subjects: ['德中关系', '奥巴马', '明镜周刊', '岛屿主权争端', '专题报道：全景观看“习马会”', '德语媒体', '中国', '中共十九大', '美国']</text:p>
      <text:p text:style-name="P4">
Keywords: ['德语媒体', 'G7', '中国', '峰会', '公告', '脱钩', '竞争', '美国', '明镜周刊', '时代报', '法兰克福汇报']</text:p>
      <text:p text:style-name="P4">
ID: 65686050</text:p>
      <!--METADATA-->
      <text:p text:style-name="P4">
<text:a xlink:type="simple" xlink:href="https://www.dw.com/zh/overlay/image/article/65686050/65685264" text:style-name="Internet_20_link" text:visited-style-name="Visited_20_Internet_20_Link">
 <draw:frame draw:style-name="fr1" draw:name="Image84" text:anchor-type="as-char" svg:width="6.9236in" svg:height="3.896998in" draw:z-index="0">
<draw:image xlink:href="../Images/dwzh/2023-05-20T14-11-00Z/65685264_303.jpg" xlink:type="simple" xlink:show="embed" xlink:actuate="onLoad" draw:mime-type="image/jpeg"/>
</draw:frame>
</text:a>
</text:p>
      <text:p text:style-name="P4">
G7日本峰会在公报中明确提及中国</text:p>
      <text:p text:style-name="P4">
（德国之声中文网）德国《明镜周刊》网络版周六在“G7和中国”的标签下，发表了题为： <text:a xlink:type="simple" xlink:href="https://www.spiegel.de/ausland/g7-und-china-so-offen-wie-noetig-so-unabhaengig-wie-moeglich-a-b66f208d-c812-4e20-af89-2636d61b7d81" text:style-name="Internet_20_link" text:visited-style-name="Visited_20_Internet_20_Link">
</text:a>
。在引言中写道：“G7的闭幕声明中，中国的名字被提及了21次：这个国家既是西方工业国家最大的贸易伙伴，也是其最大的竞争对手。现在，一种共同的对华政策开始显现轮廓。”</text:p>
      <text:p text:style-name="P4">
由于乌克兰总统泽连斯基的突然到访，G7各国领导人提前一天于周六发表了会议的最后公报，好在周日的最后一天会议中集中精力关注乌克兰战争的问题。《明镜周刊》关注公报写道：“对于未来与中国关系的构想，可以用一句话来概括：尽可能开诚布公，尽可能独立自主。对于G7来说，中国既是经济上的对手，也是安全政策上的合作伙伴。”</text:p>
      <text:p text:style-name="P4">
文章指出：“在安全政策上，尤其是美国和中国日益直接的竞争引发了关注。特别是围绕台湾地位的激烈争论，美国保护台湾的独立，但中国声称其为自己的领土，这导致了日益紧张的局势。在南中国海，安全专家多年来视其为冲突最为严重的区域，美国和中国的直接军事竞争越来越频繁。同时，人们也在努力，尽量不要失去中国这个和俄罗斯的调解人。”</text:p>
      <text:h text:style-name="P12" text:outline-level="3">
<text:span text:style-name="T4">
降低中国业务风险</text:span>
</text:h>
      <text:p text:style-name="P4">
德国《时代报》在网络版发表了题为 <text:a xlink:type="simple" xlink:href="https://www.zeit.de/wirtschaft/2023-05/china-politik-g7-staaten-gipfel-treffen-hiroshima" text:style-name="Internet_20_link" text:visited-style-name="Visited_20_Internet_20_Link">
 </text:a>
。指出：“减少依赖，保护敏感技术：G7已经制定了针对中国的策略。他们向这个贸易大国提出发展‘建设性’的关系。”</text:p>
      <text:p text:style-name="P4">
文章写道：“由于美国想要对中国采取更强硬的措辞，在峰会前的几周里有一些讨论。现在强调的是：并没有计划与中国进行经济脱钩。但与此同时G7指出，他们并不天真。‘我们认识到，要想维持自身经济发展的韧性，就必须降低风险并进行多元化。’”</text:p>
      <ul>
        <li>
          <draw:frame draw:style-name="fr1" draw:name="Image85" text:anchor-type="as-char" svg:width="6.9236in" svg:height="3.896998in" draw:z-index="0">
            <draw:image xlink:href="../Images/dwzh/2023-05-20T14-11-00Z/54302458_303.jpg" xlink:type="simple" xlink:show="embed" xlink:actuate="onLoad" draw:mime-type="image/jpeg"/>
          </draw:frame>
        </li>
      </ul>
      <h5>
中美交恶到底在吵什么？</h5>
      <text:h text:style-name="P12" text:outline-level="3">
<text:span text:style-name="T4">
中国关闭美国驻成都总领事馆</text:span>
</text:h>
      <text:p text:style-name="P4">
中国外交部周五 (7月24日)中午针对美国要求北京关闭驻休斯敦总领事馆一事作出回应，决定撤销对美国驻成都总领事馆的设立与运行许可，并要求该总领事馆停止一切业务与活动。</text:p>
      <ul>
        <li>
          <draw:frame draw:style-name="fr1" draw:name="Image86" text:anchor-type="as-char" svg:width="6.9236in" svg:height="3.896998in" draw:z-index="0">
            <draw:image xlink:href="../Images/dwzh/2023-05-20T14-11-00Z/54264747_303.jpg" xlink:type="simple" xlink:show="embed" xlink:actuate="onLoad" draw:mime-type="image/jpeg"/>
          </draw:frame>
        </li>
      </ul>
      <h5>
中美交恶到底在吵什么？</h5>
      <text:h text:style-name="P12" text:outline-level="3">
<text:span text:style-name="T4">
美急关中国驻休斯敦总领馆</text:span>
</text:h>
      <text:p text:style-name="P4">
7月21日，美国下令中国在72小时内关闭休斯敦总领馆，指该领事馆涉嫌协助商业性的间谍行动、窃取科学研究成果。中国称这是美国单方面决定，威胁报复。总领馆人员在院子里用明火焚烧文件，消防人员赶到现场但未被允许进入。</text:p>
      <ul>
        <li>
          <draw:frame draw:style-name="fr1" draw:name="Image87" text:anchor-type="as-char" svg:width="6.9236in" svg:height="3.896998in" draw:z-index="0">
            <draw:image xlink:href="../Images/dwzh/2023-05-20T14-11-00Z/54247320_303.jpg" xlink:type="simple" xlink:show="embed" xlink:actuate="onLoad" draw:mime-type="image/jpeg"/>
          </draw:frame>
        </li>
      </ul>
      <h5>
中美交恶到底在吵什么？</h5>
      <text:h text:style-name="P12" text:outline-level="3">
<text:span text:style-name="T4">
封杀华为游说战</text:span>
</text:h>
      <text:p text:style-name="P4">
美国游说各国封杀华为。英国7月14日宣布禁止华为参与5G建设，现有华为产品2027年前全面拆除。这意味由英美澳纽加组成的「五眼联盟」中，仅剩加拿大未宣布禁用华为。不属「五眼联盟」的法国也在22日宣布不续购华为设备，间接在2028年前让华为退出该国5G市场。</text:p>
      <ul>
        <li>
          <draw:frame draw:style-name="fr1" draw:name="Image88" text:anchor-type="as-char" svg:width="6.9236in" svg:height="3.896998in" draw:z-index="0">
            <draw:image xlink:href="../Images/dwzh/2023-05-20T14-11-00Z/54253900_303.jpg" xlink:type="simple" xlink:show="embed" xlink:actuate="onLoad" draw:mime-type="image/jpeg"/>
          </draw:frame>
        </li>
      </ul>
      <h5>
中美交恶到底在吵什么？</h5>
      <text:h text:style-name="P12" text:outline-level="3">
<text:span text:style-name="T4">
蓬佩奥吁世界共抗中国</text:span>
</text:h>
      <text:p text:style-name="P4">
蓬佩奥一连两天访英，先後与英国首相约翰逊和外相拉布会面，讨论包括香港国安法丶新疆人权及5G通讯网络等问题，盛赞英方对华强硬的措施，并呼吁「整个世界」共同对抗中国。图中，蓬佩奥与约翰逊会晤时保持社交距离。</text:p>
      <ul>
        <li>
          <draw:frame draw:style-name="fr1" draw:name="Image89" text:anchor-type="as-char" svg:width="6.9236in" svg:height="3.896998in" draw:z-index="0">
            <draw:image xlink:href="../Images/dwzh/2023-05-20T14-11-00Z/54243257_303.jpg" xlink:type="simple" xlink:show="embed" xlink:actuate="onLoad" draw:mime-type="image/jpeg"/>
          </draw:frame>
        </li>
      </ul>
      <h5>
中美交恶到底在吵什么？</h5>
      <text:h text:style-name="P12" text:outline-level="3">
<text:span text:style-name="T4">
美起诉中国黑客窃疫苗机密</text:span>
</text:h>
      <text:p text:style-name="P4">
美国司法部7月21日起诉两名中国公民，指他们意图窃取新冠疫苗研发机密。这两名被告分别为34与33岁，涉嫌窃取价值数千万美元的商业机密、知识产权与其他有价值的商业资讯。美方批评中国已成窝藏黑客的天堂。</text:p>
      <ul>
        <li>
          <draw:frame draw:style-name="fr1" draw:name="Image90" text:anchor-type="as-char" svg:width="6.9236in" svg:height="3.896998in" draw:z-index="0">
            <draw:image xlink:href="../Images/dwzh/2023-05-20T14-11-00Z/54124805_303.jpg" xlink:type="simple" xlink:show="embed" xlink:actuate="onLoad" draw:mime-type="image/jpeg"/>
          </draw:frame>
        </li>
      </ul>
      <h5>
中美交恶到底在吵什么？</h5>
      <text:h text:style-name="P12" text:outline-level="3">
<text:span text:style-name="T4">
美列11家涉疆企业进黑名单</text:span>
</text:h>
      <text:p text:style-name="P4">
7月20日，美国称11家中国公司涉嫌侵犯新疆人权，将之列入黑名单。这些公司未经美国政府批准，不能从美国公司购买零部件。名单包括纺织业、发饰业、信息科技与基因分析公司。</text:p>
      <ul>
        <li>
          <draw:frame draw:style-name="fr1" draw:name="Image91" text:anchor-type="as-char" svg:width="6.9236in" svg:height="3.896998in" draw:z-index="0">
            <draw:image xlink:href="../Images/dwzh/2023-05-20T14-11-00Z/54061528_303.jpg" xlink:type="simple" xlink:show="embed" xlink:actuate="onLoad" draw:mime-type="image/jpeg"/>
          </draw:frame>
        </li>
      </ul>
      <h5>
中美交恶到底在吵什么？</h5>
      <text:h text:style-name="P12" text:outline-level="3">
<text:span text:style-name="T4">
美限制华为员工签证</text:span>
</text:h>
      <text:p text:style-name="P4">
美国7月15日宣布，因华为「为那些在全世界侵犯人权的政权提供物资支持」，对华为员工的签证实施限制，蓬佩奥说华为要为违反人权负责。华为则称该公司是一个「私人的、由员工拥有的企业」，独立于政府运作，对于签证禁令感到「非常失望」、「非常不公平」。</text:p>
      <ul>
        <li>
          <draw:frame draw:style-name="fr1" draw:name="Image92" text:anchor-type="as-char" svg:width="6.9236in" svg:height="3.896998in" draw:z-index="0">
            <draw:image xlink:href="../Images/dwzh/2023-05-20T14-11-00Z/51342446_303.jpg" xlink:type="simple" xlink:show="embed" xlink:actuate="onLoad" draw:mime-type="image/jpeg"/>
          </draw:frame>
        </li>
      </ul>
      <h5>
中美交恶到底在吵什么？</h5>
      <text:h text:style-name="P12" text:outline-level="3">
<text:span text:style-name="T4">
美反制《港区国安法》</text:span>
</text:h>
      <text:p text:style-name="P4">
《港区国安法》7月1日实施后，美国随即惩罚中国对香港的「压迫行动」，特朗普7月14日签署《香港自治法》，制裁涉港中国官员与银行，同时签署行政命令终止香港在美国法律下的特殊地位，影响香港的经济待遇以及进口美国敏感技术的资格。</text:p>
      <ul>
        <li>
          <draw:frame draw:style-name="fr1" draw:name="Image93" text:anchor-type="as-char" svg:width="6.9236in" svg:height="3.896998in" draw:z-index="0">
            <draw:image xlink:href="../Images/dwzh/2023-05-20T14-11-00Z/44309446_303.jpg" xlink:type="simple" xlink:show="embed" xlink:actuate="onLoad" draw:mime-type="image/jpeg"/>
          </draw:frame>
        </li>
      </ul>
      <h5>
中美交恶到底在吵什么？</h5>
      <text:h text:style-name="P12" text:outline-level="3">
<text:span text:style-name="T4">
美国制裁涉疆中国高官</text:span>
</text:h>
      <text:p text:style-name="P4">
美国政府7月9日以涉及「重大人权侵犯」为由，制裁政治局委员、新疆党委书记陈全国等4名涉疆中国政府官员，是美国有史以来制裁过最高阶的中国官员。他们被冻结资产及禁止入境美国。</text:p>
      <ul>
        <li>
          <draw:frame draw:style-name="fr1" draw:name="Image94" text:anchor-type="as-char" svg:width="6.9236in" svg:height="3.896998in" draw:z-index="0">
            <draw:image xlink:href="../Images/dwzh/2023-05-20T14-11-00Z/41756865_303.jpg" xlink:type="simple" xlink:show="embed" xlink:actuate="onLoad" draw:mime-type="image/jpeg"/>
          </draw:frame>
        </li>
      </ul>
      <h5>
中美交恶到底在吵什么？</h5>
      <text:h text:style-name="P12" text:outline-level="3">
<text:span text:style-name="T4">
中国「对等」制裁美官员</text:span>
</text:h>
      <text:p text:style-name="P4">
因应美国制裁，中方在7月13日「对等」制裁4名美国政治人物，包括联邦参议员克鲁兹、卢比奥、众议员史密斯、美国际宗教无任所大使布朗巴克、以及美国“国会-行政部门中国委员会”。中方没有透露上述人士使用中国金融系统或取得中国签证将受到何种阻碍。</text:p>
      <ul>
        <li>
          <draw:frame draw:style-name="fr1" draw:name="Image95" text:anchor-type="as-char" svg:width="6.9236in" svg:height="3.896998in" draw:z-index="0">
            <draw:image xlink:href="../Images/dwzh/2023-05-20T14-11-00Z/46623624_303.jpg" xlink:type="simple" xlink:show="embed" xlink:actuate="onLoad" draw:mime-type="image/jpeg"/>
          </draw:frame>
        </li>
      </ul>
      <h5>
中美交恶到底在吵什么？</h5>
      <text:h text:style-name="P12" text:outline-level="3">
<text:span text:style-name="T4">
中美南海军事较量</text:span>
</text:h>
      <text:p text:style-name="P4">
7月1日至5日，中国在西沙群岛军演，恰与美国7月4日国庆日起的航母演习重叠。7月17日，中国在西沙群岛部署了至少8架战机，美方同一时间增派两架B-1B轰炸机到关岛。同日，美国尼米兹号（USSNimitz）和里根号航空母舰（USS RonaldReagan）也在一个月内第二次造访该海域，也是2014年以来美军首次在南海举行双航母军演。图为里根号航空母舰。</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批评和友好</text:span>
</text:h>
      <text:p text:style-name="P4">
<text:a xlink:type="simple" xlink:href="https://www.faz.net/aktuell/politik/ausland/g-7-abschlusserklaerung-deutlich-worte-an-china-18907161.html" text:style-name="Internet_20_link" text:visited-style-name="Visited_20_Internet_20_Link">
 </text:a>
中就此报道称：G7成员国（包括美国、德国、日本、法国、英国、意大利、加拿大以及欧洲联盟）详细地阐述了对中国的共同立场，并要求中国按照国际规则行事。G7发表了的闭幕声明中。最值得注意的是他们对中国的明确批评，同时又向北京伸出了友好的手。</text:p>
      <text:p text:style-name="P4">
作者观察到：在呼吁中国对俄罗斯施加压力，要求其“停止军事侵略，并立即、完全、无条件地撤出乌克兰”的同时，这份文件中的领导人们也在向北京伸出援手。“我们愿意与中国建立富有建设性和稳定的关系”，声明中说。鉴于其在国际社区中的角色以及其经济体量，必须在全球挑战以及共同利益领域与中国合作。峰会公报表态称：“我们的政策不旨在伤害中国，我们没有意图阻碍中国的经济进步和发展”，各国领导人重申。“一个遵守国际规则的中国在全球范围内都是有利的。”</text:p>
      <text:p text:style-name="P4">
<text:span text:style-name="T5">
摘编自其他媒体的内容，不代表德国之声的立场或观点。</text:span>
</text:p>
      <text:p text:style-name="P4">
Source: <text:a xlink:type="simple" xlink:href="https://www.dw.com/zh/德语媒体：g7和中国/a-65686050" text:style-name="Internet_20_link" text:visited-style-name="Visited_20_Internet_20_Link">
https://www.dw.com/zh/德语媒体：g7和中国/a-65686050?maca=chi-rss-chi-all-1127-rdf</text:a>
</text:p>
      <!--NEWS-->
      <text:h text:style-name="P10" text:outline-level="1">
<text:span text:style-name="T4">
泽伦斯基亲临G7峰会 马克宏称可能扭转局势</text:span>
</text:h>
      <text:p text:style-name="P4">
Publisher: 法新社</text:p>
      <text:p text:style-name="P4">
Published Time: 2023-05-20T14:32:05+00:00</text:p>
      <text:p text:style-name="P4">
Modified Time: 2023-05-20T14:05:02+00:00</text:p>
      <text:p text:style-name="P4">
Description: （法新社广岛20日电） 法国总统马克宏今天在七大工业国集团（G7）领袖峰会场合与乌克兰总统泽伦斯基会面，并表示泽伦斯基亲自来到日本广岛与多国领袖会晤，可能会是「扭转局势」因素。</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5-20T14-32-05-00-00/000000.png" xlink:type="simple" xlink:show="embed" xlink:actuate="onLoad" draw:mime-type="image/png"/>
</draw:frame>
</text:p>
      <text:p text:style-name="P4">
泽伦斯基（Volodymyr Zelenskyy）意外亲临广岛G7峰会，除了与成员国盟邦领袖会晤，也见到一些获邀出席的开发中国家领袖，例如巴西与印度。</text:p>
      <text:p text:style-name="P4">
马克宏（EmmanuelMacron）对此表示，这提供泽伦斯基「独一无二的机会」来「表达你的处境、传达你的讯息及分享你的观点」，「我确信这能够成为扭转局势因素」。</text:p>
      <text:p text:style-name="P4">
Source: <text:a xlink:type="simple" xlink:href="https://www.rfi.fr/cn/%E5%9B%BD%E9%99%85%E6%8A%A5%E9%81%93/20230520-%E6%B3%BD%E4%BC%A6%E6%96%AF%E5%9F%BA%E4%BA%B2%E4%B8%B4g7%E5%B3%B0%E4%BC%9A-%E9%A9%AC%E5%85%8B%E5%AE%8F%E7%A7%B0%E5%8F%AF%E8%83%BD%E6%89%AD%E8%BD%AC%E5%B1%80%E5%8A%BF" text:style-name="Internet_20_link" text:visited-style-name="Visited_20_Internet_20_Link">
https://www.rfi.fr/cn/%E5%9B%BD%E9%99%85%E6%8A%A5%E9%81%93/20230520-%E6%B3%BD%E4%BC%A6%E6%96%AF%E5%9F%BA%E4%BA%B2%E4%B8%B4g7%E5%B3%B0%E4%BC%9A-%E9%A9%AC%E5%85%8B%E5%AE%8F%E7%A7%B0%E5%8F%AF%E8%83%BD%E6%89%AD%E8%BD%AC%E5%B1%80%E5%8A%BF</text:a>
</text:p>
      <!--NEWS-->
      <text:h text:style-name="P10" text:outline-level="1">
<text:span text:style-name="T4">
拜登仍乐观认为美国能够避免债务违约</text:span>
</text:h>
      <text:p text:style-name="P4">
Author: 联合早报 (Person)</text:p>
      <text:p text:style-name="P4">
Publisher: 联合早报 (Organization)</text:p>
      <text:p text:style-name="P4">
Published Time: 2023-05-20T14:37</text:p>
      <text:p text:style-name="P4">
Modified Time: 2023-05-20T14:37</text:p>
      <text:p text:style-name="P4">
Description: 美国总统拜登乐观的认为，一定有办法避免美国联邦债务违约。法新社报道，拜登星期六（5月20日）继续在日本广岛出席七国集团（G7）峰会，他向媒体讲话时说：“我依然相信我们可以避免债务违...</text:p>
      <text:p text:style-name="P4">
Videos: []</text:p>
      <text:p text:style-name="P4">
Audios: []</text:p>
      <text:p text:style-name="P4">
Images: []</text:p>
      <text:p text:style-name="P4">
Type: NewsArticle</text:p>
      <text:p text:style-name="P4">
Breadcrumbs: ['即时', '国际']</text:p>
      <text:p text:style-name="P4">
Keywords: ['美国', '债务违约', '拜登', '共和党', '麦卡锡', '白宫']</text:p>
      <!--METADATA-->
      <text:p text:style-name="P4">
美国总统拜登乐观的认为，一定有办法避免美国联邦债务违约。</text:p>
      <text:p text:style-name="P4">
法新社报道，拜登星期六（5月20日）继续在日本广岛出席七国集团（G7）峰会，他向媒体讲话时说：“我依然相信我们可以避免债务违约。”</text:p>
      <text:p text:style-name="P4">
<text:a xlink:type="simple" xlink:href="https://www.zaobao.com/realtime/world/story20230520-1396417" text:style-name="Internet_20_link" text:visited-style-name="Visited_20_Internet_20_Link">
 </text:a>
，共和党的代表突然离开。一名共和党领袖称，是时候“按下暂停键”，并抱怨拜登的团队不讲理，谈判无法取得任何进展。</text:p>
      <text:p text:style-name="P4">
麦卡锡过后告诉媒体，与白宫的谈判将在当天晚上恢复。但星期五晚上的谈判却再次中断。</text:p>
      <text:p text:style-name="P4">
白宫谈判代表在离开会议时说，他们晚上还会加班，设法打破谈判僵局。</text:p>
      <text:p text:style-name="P4">
共和党众议员麦克亨利（Patrick McHenry）说，谈判没有进展，并对双方在这个周末就提高债务上限取得突破没有信心。</text:p>
      <text:p text:style-name="P4">
另一共和党众议员格雷夫斯（Garret Graves）则说：“无法确定”几时会与白宫举行下一场会议。</text:p>
      <text:p text:style-name="P4">
Source: <text:a xlink:type="simple" xlink:href="https://www.zaobao.com.sg/realtime/world/story20230520-1396461" text:style-name="Internet_20_link" text:visited-style-name="Visited_20_Internet_20_Link">
https://www.zaobao.com.sg/realtime/world/story20230520-1396461</text:a>
</text:p>
      <!--NEWS-->
      <text:h text:style-name="P10" text:outline-level="1">
<text:span text:style-name="T4">
七国集团同意向乌克兰提供F16战斗机、将发表“中国经济胁迫”声明</text:span>
</text:h>
      <text:p text:style-name="P4">
Author: chinese@voanews.com (维达库斯瓦拉)</text:p>
      <text:p text:style-name="P4">
Publisher: 美国之音中文网 (Type: NewsMediaOrganization)</text:p>
      <text:p text:style-name="P4">
Published Time: 2023-05-20T14:46:42+08:00</text:p>
      <text:p text:style-name="P4">
Modified Time: 2023-05-20 06:46:42Z</text:p>
      <text:p text:style-name="P4">
Description: 白宫星期五表示，美国及其盟友正计划向乌克兰提供F-16战斗机，并训练乌克兰飞行员驾驶，这与拜登总统数月来拒绝乌克兰总统泽连斯基的飞机请求的立场是一个转变。</text:p>
      <text:p text:style-name="P4">
Videos: []</text:p>
      <text:p text:style-name="P4">
Images: []</text:p>
      <text:p text:style-name="P4">
Categories: ['美中关系', '亚太', '经济·金融·贸易', '欧洲', '乌克兰局势']</text:p>
      <text:p text:style-name="P4">
Type: None</text:p>
      <!--METADATA-->
      <text:p text:style-name="P4">
NoneNone</text:p>
      <text:p text:style-name="P4">
Source: <text:a xlink:type="simple" xlink:href="https://www.voachinese.com/a/biden-g7-saturday-20230520/7101652.html" text:style-name="Internet_20_link" text:visited-style-name="Visited_20_Internet_20_Link">
https://www.voachinese.com/a/biden-g7-saturday-20230520/7101652.html</text:a>
</text:p>
      <!--NEWS-->
      <text:h text:style-name="P10" text:outline-level="1">
<text:span text:style-name="T4">
泽连斯基抵达日本广岛</text:span>
</text:h>
      <text:p text:style-name="P4">
Author: 联合早报 (Person)</text:p>
      <text:p text:style-name="P4">
Publisher: 联合早报 (Organization)</text:p>
      <text:p text:style-name="P4">
Published Time: 2023-05-20T15:05</text:p>
      <text:p text:style-name="P4">
Modified Time: 2023-05-20T15:17</text:p>
      <text:p text:style-name="P4">
Description: 乌克兰总统泽连斯基已抵达日本广岛。泽连斯基说，到广岛出席七国集团（G7）峰会，“和平将离我们更近”。路透社报道，泽连斯基乘坐的一架法国飞机星期六（5月20日）下午降落在广岛机场。机...</text:p>
      <text:p text:style-name="P4">
Videos: []</text:p>
      <text:p text:style-name="P4">
Audios: []</text:p>
      <text:p text:style-name="P4">
Images: []</text:p>
      <text:p text:style-name="P4">
Type: NewsArticle</text:p>
      <text:p text:style-name="P4">
Breadcrumbs: ['即时', '国际']</text:p>
      <text:p text:style-name="P4">
Keywords: ['日本', '广岛', '泽连斯基', '七国集团']</text:p>
      <!--METADATA-->
      <text:p text:style-name="P4">
乌克兰总统泽连斯基已抵达日本广岛。泽连斯基说，到广岛出席七国集团（G7）峰会，“和平将离我们更近”。</text:p>
      <text:p text:style-name="P4">
路透社报道， <text:a xlink:type="simple" xlink:href="https://www.zaobao.com/realtime/world/story20230520-1396453" text:style-name="Internet_20_link" text:visited-style-name="Visited_20_Internet_20_Link">
 </text:a>
星期六（5月20日）下午降落在广岛机场。机场的停机坪上铺了红地毯迎接泽连斯基。</text:p>
      <text:p text:style-name="P4">
泽连斯基在社交媒体平台上说：“日本。G7。与乌克兰的伙伴和朋友的重要会议。安全和加强合作是为了我们的胜利。今天，和平将离我们更近。”</text:p>
      <text:p text:style-name="P4">
Source: <text:a xlink:type="simple" xlink:href="https://www.zaobao.com.sg/realtime/world/story20230520-1396563" text:style-name="Internet_20_link" text:visited-style-name="Visited_20_Internet_20_Link">
https://www.zaobao.com.sg/realtime/world/story20230520-1396563</text:a>
</text:p>
      <!--NEWS-->
      <text:h text:style-name="P10" text:outline-level="1">
<text:span text:style-name="T4">
俄外长：G7峰会决议寻求围堵俄罗斯中国</text:span>
</text:h>
      <text:p text:style-name="P4">
Publisher: 法新社</text:p>
      <text:p text:style-name="P4">
Published Time: 2023-05-20T15:32:08+00:00</text:p>
      <text:p text:style-name="P4">
Modified Time: 2023-05-20T15:05:02+00:00</text:p>
      <text:p text:style-name="P4">
Description: （法新社莫斯科20日电） 俄罗斯外交部长拉夫罗夫今天表示，七大工业国集团（G7）领袖在本周末召开的峰会上，为了协助结束乌克兰冲突所做的各项宣布，显露出他们决心要「围堵」俄罗斯和中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3.617581in" draw:z-index="0">
<draw:image xlink:href="../Images/rficn/2023-05-20T15-32-08-00-00/000000.png" xlink:type="simple" xlink:show="embed" xlink:actuate="onLoad" draw:mime-type="image/png"/>
</draw:frame>
</text:p>
      <text:p text:style-name="P4">
拉夫罗夫（Sergei Lavrov）在一场电视播出的会议中说道：「看看今天在日本广岛G7峰会上讨论和做出的决定，目的都是要围堵俄罗斯和中国。」</text:p>
      <text:p text:style-name="P4">
Source: <text:a xlink:type="simple" xlink:href="https://www.rfi.fr/cn/%E5%9B%BD%E9%99%85%E6%8A%A5%E9%81%93/20230520-%E4%BF%84%E5%A4%96%E9%95%BF-g7%E5%B3%B0%E4%BC%9A%E5%86%B3%E8%AE%AE%E5%AF%BB%E6%B1%82%E5%9B%B4%E5%A0%B5%E4%BF%84%E7%BD%97%E6%96%AF%E4%B8%AD%E5%9B%BD" text:style-name="Internet_20_link" text:visited-style-name="Visited_20_Internet_20_Link">
https://www.rfi.fr/cn/%E5%9B%BD%E9%99%85%E6%8A%A5%E9%81%93/20230520-%E4%BF%84%E5%A4%96%E9%95%BF-g7%E5%B3%B0%E4%BC%9A%E5%86%B3%E8%AE%AE%E5%AF%BB%E6%B1%82%E5%9B%B4%E5%A0%B5%E4%BF%84%E7%BD%97%E6%96%AF%E4%B8%AD%E5%9B%BD</text:a>
</text:p>
      <!--NEWS-->
      <text:h text:style-name="P10" text:outline-level="1">
<text:span text:style-name="T4">
G7领导人提出对抗经济胁迫新倡议</text:span>
</text:h>
      <text:p text:style-name="P4">
Author: 联合早报 (Person)</text:p>
      <text:p text:style-name="P4">
Publisher: 联合早报 (Organization)</text:p>
      <text:p text:style-name="P4">
Published Time: 2023-05-20T15:55</text:p>
      <text:p text:style-name="P4">
Modified Time: 2023-05-20T16:10</text:p>
      <text:p text:style-name="P4">
Description: 七国集团（G7）领导人对一项对抗经济胁迫的新倡议达成一致。G7领导人誓言，任何试图将经济依赖武器化者，必将面临失败与后果。路透社报道，G7领导人星期六（5月20日）在日本广岛举行会...</text:p>
      <text:p text:style-name="P4">
Videos: []</text:p>
      <text:p text:style-name="P4">
Audios: []</text:p>
      <text:p text:style-name="P4">
Images: []</text:p>
      <text:p text:style-name="P4">
Type: NewsArticle</text:p>
      <text:p text:style-name="P4">
Breadcrumbs: ['即时', '国际']</text:p>
      <text:p text:style-name="P4">
Keywords: ['七国集团', '经济', '中国', '供应链']</text:p>
      <!--METADATA-->
      <text:p text:style-name="P4">
七国集团（G7）领导人对一项对抗经济胁迫的新倡议达成一致。</text:p>
      <text:p text:style-name="P4">
G7领导人誓言，任何试图将经济依赖武器化者，必将面临失败与后果。</text:p>
      <text:p text:style-name="P4">
路透社报道，G7领导人星期六（5月20日）在日本广岛举行会议后，宣布成立一个“经济胁迫协调平台”，为成员国提供这方面的预警机制和快速信息共享，并定期举行会议和协商。</text:p>
      <text:p text:style-name="P4">
G7领导人在一份声明中说：“世界上利用经济脆弱性制造的经济胁迫事件，正出现令人不安的上升。”</text:p>
      <text:p text:style-name="P4">
声明没有点名中国，但在星期五（19日）公布的概述拟议倡议细节中，英国政府指中国曾利用其经济实力，胁迫澳大利亚和立陶宛等国家解决与北京的政治争端。</text:p>
      <text:p text:style-name="P4">
G7领导人在声明中承诺，他们将在加强供应链方面深化合作，并呼吁低收入国家在促进经济韧性方面发挥更大作用。</text:p>
      <text:p text:style-name="P4">
他们也敦促所有国家在建设供应链网络时，坚持“透明、多样化、安全、可持续、可信与可靠”的原则。</text:p>
      <text:p text:style-name="P4">
G7领导人还同意深化信息共享方面的合作，以为下一代技术建立新的标准。</text:p>
      <text:p text:style-name="P4">
Source: <text:a xlink:type="simple" xlink:href="https://www.zaobao.com.sg/realtime/world/story20230520-1396567" text:style-name="Internet_20_link" text:visited-style-name="Visited_20_Internet_20_Link">
https://www.zaobao.com.sg/realtime/world/story20230520-1396567</text:a>
</text:p>
      <!--NEWS-->
      <text:h text:style-name="P10" text:outline-level="1">
<text:span text:style-name="T4">
G7希望与中国建立稳定关系 警告“军事化活动”</text:span>
</text:h>
      <text:p text:style-name="P4">
Author: 联合早报 (Person)</text:p>
      <text:p text:style-name="P4">
Publisher: 联合早报 (Organization)</text:p>
      <text:p text:style-name="P4">
Published Time: 2023-05-20T16:30</text:p>
      <text:p text:style-name="P4">
Modified Time: 2023-05-20T16:30</text:p>
      <text:p text:style-name="P4">
Description: 七国集团（G7）领导人对中国在亚太地区的“军事化活动”提出警告，但也表明希望与北京建立“具建设性和稳定的关系”。法新社报道，G7领导人星期六（5月20日）在日本广岛举行会议后，各国...</text:p>
      <text:p text:style-name="P4">
Videos: []</text:p>
      <text:p text:style-name="P4">
Audios: []</text:p>
      <text:p text:style-name="P4">
Images: []</text:p>
      <text:p text:style-name="P4">
Type: NewsArticle</text:p>
      <text:p text:style-name="P4">
Breadcrumbs: ['即时', '国际']</text:p>
      <text:p text:style-name="P4">
Keywords: ['七国集团', '中国', '军事']</text:p>
      <!--METADATA-->
      <text:p text:style-name="P4">
七国集团（G7）领导人对中国在亚太地区的“军事化活动”提出警告，但也表明希望与北京建立“具建设性和稳定的关系”。</text:p>
      <text:p text:style-name="P4">
法新社报道，G7领导人星期六（5月20日）在日本广岛举行会议后，各国在公报中对中国的经济和军事活动提出了一系列关切。但他们仍希望保留合作空间，避免中国与G7和日本的紧张关系升级。</text:p>
      <text:p text:style-name="P4">
G7领导人说：“我们准备与中国建立建设性和稳定的关系，并了解与中国坦诚接触和直接向中国表达我们关切的重要性。”</text:p>
      <text:p text:style-name="P4">
声明说：“我们的政策方针不是为了伤害中国，也不是为了阻挠中国的经济进步和发展。”声明还说，G7国家无意与中国“脱钩或向内转”，但认为经济韧性须“去风险化和多元化”。</text:p>
      <text:p text:style-name="P4">
G7对中国大陆在南中国海的 “军事化“提出警告，并重申台湾海峡的“和平与稳定“对全球安全是“不可或缺的”。G7领导人呼吁中国利用对俄罗斯的影响力，“停止它的军事侵略，并立即、完全和无条件地从乌克兰撤军”。</text:p>
      <text:p text:style-name="P4">
Source: <text:a xlink:type="simple" xlink:href="https://www.zaobao.com.sg/realtime/world/story20230520-1396568" text:style-name="Internet_20_link" text:visited-style-name="Visited_20_Internet_20_Link">
https://www.zaobao.com.sg/realtime/world/story20230520-1396568</text:a>
</text:p>
      <!--NEWS-->
      <text:h text:style-name="P10" text:outline-level="1">
<text:span text:style-name="T4">
金融时报：瓦格纳集团不顾制裁从中国购买头盔</text:span>
</text:h>
      <text:p text:style-name="P4">
Author: None</text:p>
      <text:p text:style-name="P4">
Publisher: Radio Free Asia (Organization)</text:p>
      <text:p text:style-name="P4">
Published Time: 2023-05-20T16:44:26-04:00</text:p>
      <text:p text:style-name="P4">
Modified Time: 2023-05-20T16:44: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3.874983in" draw:z-index="0">
<draw:image xlink:href="../Images/rfamandarin/2023-05-20T16-44-26-04-00/000000.png" xlink:type="simple" xlink:show="embed" xlink:actuate="onLoad" draw:mime-type="image/png"/>
</draw:frame>
 俄罗斯雇佣军集团总头目普里戈津(中) <text:a xlink:type="simple" xlink:href="https://www.rfa.org/mandarin/Xinwen/6-05202023164029.html/@@images/image" text:style-name="Internet_20_link" text:visited-style-name="Visited_20_Internet_20_Link">
</text:a>
路透社图片</text:p>
      <text:p text:style-name="P4">
俄罗斯雇佣兵集团瓦格纳的一家影子公司，从中国购买了数万个防护头盔。据英国金融时报报道，一家名为 Broker Expert的俄罗斯瓦格纳关联公司于去年11月和12月从一家名为杭州阳光雨林进出口有限公司（Hangzhou Shinerain Import And ExportCo）的小型中国公司购买了20,000个聚合物头盔。中国公司声称他们是为了“游戏用途”。</text:p>
      <text:p text:style-name="P4">
这些头盔分为四批，申报价值略高于200万美元。当时瓦格纳集团的主管和出资人普里戈津正在招募数以万计的俄罗斯罪犯送往乌克兰前线。从那以后，大量的瓦格纳部队在旨在夺取巴赫穆特市控制权的残酷消耗战中丧生，美国最近估计，自去年12 月以来，已有 20,000 多名俄罗斯战士在乌克兰丧生。</text:p>
      <text:p text:style-name="P4">
瓦格纳集团头目普里戈津通过旗下餐饮集团发送给《金融时报》的语音信息显示，他“从未听说过参与购买头盔的公司名称”。</text:p>
      <text:p text:style-name="P4">
圣安德鲁斯大学全球法律和治理中心研究员马塞尔‧普利赫塔（MarcelPlichta）说：“普里戈津仍然能够在乌克兰和至少三个非洲国家派驻武装承包商，从中国购买设备，并走私资源，这表明他建立了一个多么有弹性的网络。”</text:p>
      <text:p text:style-name="P4">
根据一份被泄露的美国情报报告，瓦格纳在今年年初要求中国提供武器，但未获成功。</text:p>
      <text:p text:style-name="P4">
BrokerExpert的中国供应商杭州Shinerain公司位于浙江省。根据该公司在阿里巴巴出售商品的页面信息，该公司有5到15名员工，主要业务是销售女装。</text:p>
      <text:p text:style-name="P4">
这家中国公司还表示，不了解普里戈津或瓦格纳集团，也不知道BrokerExpert与瓦格纳的关系。“我们只是服务于我们收到的订单，我们遵守法律，我们不会运送任何非法物品。”</text:p>
      <text:p text:style-name="P4">
根据海关数据，Broker Expert在俄罗斯全面入侵乌克兰期间从中国大量采购。</text:p>
      <text:p text:style-name="P4">
（责编：梒青）</text:p>
      <text:p text:style-name="P4">
Source: <text:a xlink:type="simple" xlink:href="https://www.rfa.org/mandarin/Xinwen/6-05202023164029.html" text:style-name="Internet_20_link" text:visited-style-name="Visited_20_Internet_20_Link">
https://www.rfa.org/mandarin/Xinwen/6-05202023164029.html</text:a>
</text:p>
      <!--NEWS-->
      <text:h text:style-name="P10" text:outline-level="1">
<text:span text:style-name="T4">
中朝贸易飙升   G7警告朝鲜永远不会享有有核国家地位</text:span>
</text:h>
      <text:p text:style-name="P4">
Author: None</text:p>
      <text:p text:style-name="P4">
Publisher: Radio Free Asia (Organization)</text:p>
      <text:p text:style-name="P4">
Published Time: 2023-05-20T16:45:00-04:00</text:p>
      <text:p text:style-name="P4">
Modified Time: 2023-05-20T16:55: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4.980525in" draw:z-index="0">
<draw:image xlink:href="../Images/rfamandarin/2023-05-20T16-45-00-04-00/000000.png" xlink:type="simple" xlink:show="embed" xlink:actuate="onLoad" draw:mime-type="image/png"/>
</draw:frame>
四月份，中国对朝鲜的出口和双边贸易额都出现了大幅度增长 <text:a xlink:type="simple" xlink:href="https://www.rfa.org/mandarin/Xinwen/9-05202023162312.html/@@images/image" text:style-name="Internet_20_link" text:visited-style-name="Visited_20_Internet_20_Link">
</text:a>
路透社图片</text:p>
      <text:p text:style-name="P4">
中国海关周六公布的数字显示，四月份，中国对朝鲜的出口和双边贸易额都出现了大幅度增长。工业七国集团敦促平壤停止导弹试射和核试验，并警告说，朝鲜永远不会享有国际法所规定的“有核国家”地位。</text:p>
      <text:p text:style-name="P4">
中国海关总署报告说，四月份中国向朝鲜的出境货物总量飙升了69%，达1.66亿美元。出口量最大的商品是假发和假发制作中使用的羊毛，其金额约1160万美元。排在假发之后的商品是用途广泛的化肥磷酸氢二铵，总额为884万美元。</text:p>
      <text:p text:style-name="P4">
四月份，朝鲜还从中国购买了总额约五百多万美元的大米。一至四月份，中国对朝鲜出口从一年前的2.7亿美元猛增至6.03亿美元。</text:p>
      <text:p text:style-name="P4">
中国海关总署公布的新数据还显示，四月份，朝鲜对中国的出口也出现了大幅度上涨，达到五年来的最高点。消息说，这可能跟新冠病毒大流疫结束，朝中边界运输恢复正常有关。</text:p>
      <text:p text:style-name="P4">
据国际媒体20日报道，从去年以来，朝鲜的导弹试射和核武器试验的速度明显加快。今年四月中旬，朝鲜进行了固态燃料洲际弹道导弹“火星-18”的试射。美国军方认为，朝鲜的导弹发射能力明显提高，已经从液态燃料短程弹道导弹发展到固态燃料远程导弹。</text:p>
      <text:p text:style-name="P4">
美国太平洋空军司令肯·威尔斯巴赫（KennethWilsbach）将军最近对媒体表示，为因应这一重大变化，美军可能会派出战略轰炸机定期去朝鲜半岛执行任务，并可能会在美国驻韩军事基地降落。</text:p>
      <text:p text:style-name="P4">
七国集团在广岛峰会结束后发表联合声明，敦促朝鲜彻底放弃其导弹和核武项目，承诺“不再使用弹道导弹技术进行核试验或者核试射。”声明说，“朝鲜不能，也永远不会拥有国际核条约规定的有核国家地位”。</text:p>
      <text:p text:style-name="P4">
（责编：梒青）</text:p>
      <text:p text:style-name="P4">
Source: <text:a xlink:type="simple" xlink:href="https://www.rfa.org/mandarin/Xinwen/9-05202023162312.html" text:style-name="Internet_20_link" text:visited-style-name="Visited_20_Internet_20_Link">
https://www.rfa.org/mandarin/Xinwen/9-05202023162312.html</text:a>
</text:p>
      <!--NEWS-->
      <text:h text:style-name="P10" text:outline-level="1">
<text:span text:style-name="T4">
获刑8年的诗人、法轮功学员许娜二审被维持原判</text:span>
</text:h>
      <text:p text:style-name="P4">
Author: None</text:p>
      <text:p text:style-name="P4">
Publisher: Radio Free Asia (Organization)</text:p>
      <text:p text:style-name="P4">
Published Time: 2023-05-20T16:45:03-04:00</text:p>
      <text:p text:style-name="P4">
Modified Time: 2023-05-20T16:45: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8.900176in" draw:z-index="0">
<draw:image xlink:href="../Images/rfamandarin/2023-05-20T16-45-03-04-00/000000.png" xlink:type="simple" xlink:show="embed" xlink:actuate="onLoad" draw:mime-type="image/png"/>
</draw:frame>
 诗人、艺术家、法轮功学员许娜（又名许那） <text:a xlink:type="simple" xlink:href="https://www.rfa.org/mandarin/Xinwen/7-05202023161939.html/@@images/image" text:style-name="Internet_20_link" text:visited-style-name="Visited_20_Internet_20_Link">
</text:a>
网络截图/维权网</text:p>
      <text:p text:style-name="P4">
据海外维权网20日报道，因疫情期间发布一些国内疫情照片的诗人、艺术家、法轮功学员许娜（又名许那），于2022年1月16日一审获刑8年。2023年5月18日，许娜二审开庭，驳回上诉，维持原判。</text:p>
      <text:p text:style-name="P4">
许娜又名许那，1968年11月8日出生，是吉林省长春市人，89六四亲历者、广场静坐绝食学生，北京独立画家、艺术家和诗人，法轮功信仰者，中国在押良心犯。</text:p>
      <text:p text:style-name="P4">
许娜曾就读于北京广播学院（现更名为中国传媒大学）文艺编导专业，毕业后进行诗词和美术创作，成为可独立举办画展的艺术家。</text:p>
      <text:p text:style-name="P4">
后来她因追求自由信仰，成为一名忠实的法轮功修炼者，遭到北京当局的打击和迫害。2001年，曾被北京市当局以信仰邪教罪判刑5年，至2006年刑满出狱。</text:p>
      <text:p text:style-name="P4">
2020年7月19日，许娜与另12名法轮功信仰者一起，被北京市顺义区空港派出所警方抓走，家遭查抄，一些电子设备被搜走。7月26日，许娜被北京市东城区警方以涉嫌“破坏法律实施罪”转为刑拘；同年9月1日，被北京市东城区检察院以同一罪名正式批捕，指控其在疫情期间发布相关国内疫情照片和其信仰法轮功等信息，言行属于违法。</text:p>
      <text:p text:style-name="P4">
2022年1月14日-16日，该案在北京市东城区法院庭审宣判，她被以“破坏法律实施罪”重判有期徒刑8年，并处罚金2万元，剥夺政治权利1年，刑期至2028年7月18日。</text:p>
      <text:p text:style-name="P4">
目前许娜被羁押于北京市东城区看守所。</text:p>
      <text:p text:style-name="P4">
（责编：梒青）</text:p>
      <text:p text:style-name="P4">
Source: <text:a xlink:type="simple" xlink:href="https://www.rfa.org/mandarin/Xinwen/7-05202023161939.html" text:style-name="Internet_20_link" text:visited-style-name="Visited_20_Internet_20_Link">
https://www.rfa.org/mandarin/Xinwen/7-05202023161939.html</text:a>
</text:p>
      <!--NEWS-->
      <text:h text:style-name="P10" text:outline-level="1">
<text:span text:style-name="T4">
G7将发表有关中国的共同声明：寻求去风险、不脱钩</text:span>
</text:h>
      <text:p text:style-name="P4">
Author: None</text:p>
      <text:p text:style-name="P4">
Publisher: Radio Free Asia (Organization)</text:p>
      <text:p text:style-name="P4">
Published Time: 2023-05-20T16:45:12-04:00</text:p>
      <text:p text:style-name="P4">
Modified Time: 2023-05-20T16:45: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4.50034in" draw:z-index="0">
<draw:image xlink:href="../Images/rfamandarin/2023-05-20T16-45-12-04-00/000000.png" xlink:type="simple" xlink:show="embed" xlink:actuate="onLoad" draw:mime-type="image/png"/>
</draw:frame>
 白宫国家安全顾问杰克·沙利文（JakeSullivan） <text:a xlink:type="simple" xlink:href="https://www.rfa.org/mandarin/Xinwen/8-05202023162022.html/@@images/image" text:style-name="Internet_20_link" text:visited-style-name="Visited_20_Internet_20_Link">
</text:a>
路透社图片</text:p>
      <text:p text:style-name="P4">
白宫国家安全顾问杰克·沙利文周六在日本广岛表示，七国集团（G7）将发表一份关于对中国采取共同的应对方式的声明。他说，G7成员国正在寻求与中国“去风险，而不是脱钩”。</text:p>
      <text:p text:style-name="P4">
据路透社的报道，沙利文表示，七国集团领导人计划在联合声明或公报中概述保护敏感技术的措施，包括对外投资措施。</text:p>
      <text:p text:style-name="P4">
在谈到G7如何在与中国合作的同时、解决一系列领域的重大关切问题时，沙利文表示：“公报将指出，每个国家都有各自独立的关系和方式，但我们在一系列共同因素上团结一致。”</text:p>
      <text:p text:style-name="P4">
（责编：梒青）</text:p>
      <text:p text:style-name="P4">
Source: <text:a xlink:type="simple" xlink:href="https://www.rfa.org/mandarin/Xinwen/8-05202023162022.html" text:style-name="Internet_20_link" text:visited-style-name="Visited_20_Internet_20_Link">
https://www.rfa.org/mandarin/Xinwen/8-05202023162022.html</text:a>
</text:p>
      <!--NEWS-->
      <text:h text:style-name="P10" text:outline-level="1">
<text:span text:style-name="T4">
江苏人权捍卫者王默因声援王爱忠被广州警方刑拘</text:span>
</text:h>
      <text:p text:style-name="P4">
Author: None</text:p>
      <text:p text:style-name="P4">
Publisher: Radio Free Asia (Organization)</text:p>
      <text:p text:style-name="P4">
Published Time: 2023-05-20T16:47:21-04:00</text:p>
      <text:p text:style-name="P4">
Modified Time: 2023-05-20T16:47: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2" text:anchor-type="as-char" svg:width="6.9236in" svg:height="7.772299in" draw:z-index="0">
<draw:image xlink:href="../Images/rfamandarin/2023-05-20T16-47-21-04-00/000000.png" xlink:type="simple" xlink:show="embed" xlink:actuate="onLoad" draw:mime-type="image/png"/>
</draw:frame>
 江苏人权捍卫者王默 <text:a xlink:type="simple" xlink:href="https://www.rfa.org/mandarin/Xinwen/10-05202023164600.html/@@images/image" text:style-name="Internet_20_link" text:visited-style-name="Visited_20_Internet_20_Link">
</text:a>
网络截图/维权网</text:p>
      <text:p text:style-name="P4">
据海外维权网20日披露，江苏人权捍卫者王默的父亲已经接到警方电话通知，得知他已经被广州警方以涉嫌寻衅滋事罪刑事拘留。王默今年5月18日到广州声援王爱忠开庭，在广州地铁13号线官湖站被自称广州市局的人带走，后获悉其被刑事拘留。羁押在广州市天河区看守所。</text:p>
      <text:p text:style-name="P4">
王默1972年出生，江苏省淮安市人，网名“菜刀王默”，人称“黑犬”，南方街头运动践行者和人权捍卫者。近年来，因追求民主常在网上及南方街头发表积极言论和走出网络参与现实抗争，而为民间所熟知。</text:p>
      <text:p text:style-name="P4">
（责编：梒青）</text:p>
      <text:p text:style-name="P4">
Source: <text:a xlink:type="simple" xlink:href="https://www.rfa.org/mandarin/Xinwen/10-05202023164600.html" text:style-name="Internet_20_link" text:visited-style-name="Visited_20_Internet_20_Link">
https://www.rfa.org/mandarin/Xinwen/10-05202023164600.html</text:a>
</text:p>
      <!--NEWS-->
      <text:h text:style-name="P10" text:outline-level="1">
<text:span text:style-name="T4">
G7誓言到2030年实现公路部门高度去碳化</text:span>
</text:h>
      <text:p text:style-name="P4">
Author: 联合早报 (Person)</text:p>
      <text:p text:style-name="P4">
Publisher: 联合早报 (Organization)</text:p>
      <text:p text:style-name="P4">
Published Time: 2023-05-20T17:45</text:p>
      <text:p text:style-name="P4">
Modified Time: 2023-05-20T17:59</text:p>
      <text:p text:style-name="P4">
Description: 七国集团（G7）领导人誓言到2030年实现公路部门高度脱碳，并致力于到2050年实现公路净零排放的目标。路透社报道，G7领导人星期六（5月20日）发声明强调各国正在采取的各种行动，...</text:p>
      <text:p text:style-name="P4">
Videos: []</text:p>
      <text:p text:style-name="P4">
Audios: []</text:p>
      <text:p text:style-name="P4">
Images: []</text:p>
      <text:p text:style-name="P4">
Type: NewsArticle</text:p>
      <text:p text:style-name="P4">
Breadcrumbs: ['即时', '国际']</text:p>
      <text:p text:style-name="P4">
Keywords: ['七国集团', '净零']</text:p>
      <!--METADATA-->
      <text:p text:style-name="P4">
七国集团（G7）领导人誓言到2030年实现公路部门高度脱碳，并致力于到2050年实现公路净零排放的目标。</text:p>
      <text:p text:style-name="P4">
路透社报道，G7领导人星期六（5月20日）发声明强调各国正在采取的各种行动，包括到2035年及以后，在轻型车辆（LDV）类别中实现100%或绝大部分零排放车辆销售的政策。</text:p>
      <text:p text:style-name="P4">
G7领导人正在日本广岛举行会议。声明说，上述政策包括到2035年实现新乘用车销售100%电气化，以及推广基础设施和可持续碳中性燃料，包括可持续生物和合成燃料。</text:p>
      <text:p text:style-name="P4">
声明说：“这些政策提供了机会，来促进公路部门的高度去碳化，包括到2030年在全球销售的零排放LDV中占有超过50%的份额。”</text:p>
      <text:p text:style-name="P4">
Source: <text:a xlink:type="simple" xlink:href="https://www.zaobao.com.sg/realtime/world/story20230520-1396578" text:style-name="Internet_20_link" text:visited-style-name="Visited_20_Internet_20_Link">
https://www.zaobao.com.sg/realtime/world/story20230520-1396578</text:a>
</text:p>
      <!--NEWS-->
      <text:h text:style-name="P10" text:outline-level="1">
<text:span text:style-name="T4">
泽连斯基抵达日本G7峰会之际 乌克兰多地遭俄空袭</text:span>
</text:h>
      <text:p text:style-name="P4">
Author: chinese@voanews.com (自由欧洲电台/自由电台)</text:p>
      <text:p text:style-name="P4">
Publisher: 美国之音中文网 (Type: NewsMediaOrganization)</text:p>
      <text:p text:style-name="P4">
Published Time: 2023-05-20T18:14:48+08:00</text:p>
      <text:p text:style-name="P4">
Modified Time: 2023-05-20 10:14:48Z</text:p>
      <text:p text:style-name="P4">
Description: 乌克兰总统泽连斯基抵达日本参加七国集团（G7）峰会之际，俄罗斯一夜之间空袭了乌克兰的多个地点，包括首都基辅。</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us-russia-ukraine-20230520/7101695.html" text:style-name="Internet_20_link" text:visited-style-name="Visited_20_Internet_20_Link">
https://www.voachinese.com/a/us-russia-ukraine-20230520/7101695.html</text:a>
</text:p>
      <!--NEWS-->
      <text:h text:style-name="P10" text:outline-level="1">
<text:span text:style-name="T4">
泽连斯基与苏纳克在G7峰会会面</text:span>
</text:h>
      <text:p text:style-name="P4">
Author: 联合早报 (Person)</text:p>
      <text:p text:style-name="P4">
Publisher: 联合早报 (Organization)</text:p>
      <text:p text:style-name="P4">
Published Time: 2023-05-20T18:29</text:p>
      <text:p text:style-name="P4">
Modified Time: 2023-05-20T18:30</text:p>
      <text:p text:style-name="P4">
Description: 乌克兰总统泽连斯基与英国首相苏纳克在七国集团（G7）峰会期间会面。路透社报道，泽连斯基和苏纳克星期六（5月20日）在日本广岛举行的G7峰会会面时热情相拥，并并肩坐在一起进行讨论，媒...</text:p>
      <text:p text:style-name="P4">
Videos: []</text:p>
      <text:p text:style-name="P4">
Audios: []</text:p>
      <text:p text:style-name="P4">
Images: []</text:p>
      <text:p text:style-name="P4">
Type: NewsArticle</text:p>
      <text:p text:style-name="P4">
Breadcrumbs: ['即时', '国际']</text:p>
      <text:p text:style-name="P4">
Keywords: ['泽连斯基', '苏纳克', '七国集团']</text:p>
      <!--METADATA-->
      <text:p text:style-name="P4">
乌克兰总统泽连斯基与英国首相苏纳克在七国集团（G7）峰会期间会面。</text:p>
      <text:p text:style-name="P4">
路透社报道，泽连斯基和苏纳克星期六（5月20日）在日本广岛举行的G7峰会会面时热情相拥，并并肩坐在一起进行讨论，媒体随后被要求离场。</text:p>
      <text:p text:style-name="P4">
泽连斯基乘坐的一架法国飞机星期六下午降落在广岛机场。他抵达后已与意大利总理梅洛尼会面。</text:p>
      <text:p text:style-name="P4">
Source: <text:a xlink:type="simple" xlink:href="https://www.zaobao.com.sg/realtime/world/story20230520-1396588" text:style-name="Internet_20_link" text:visited-style-name="Visited_20_Internet_20_Link">
https://www.zaobao.com.sg/realtime/world/story20230520-1396588</text:a>
</text:p>
      <!--NEWS-->
      <text:h text:style-name="P10" text:outline-level="1">
<text:span text:style-name="T4">
G7呼吁继续并全面执行黑海谷物协议</text:span>
</text:h>
      <text:p text:style-name="P4">
Author: 联合早报 (Person)</text:p>
      <text:p text:style-name="P4">
Publisher: 联合早报 (Organization)</text:p>
      <text:p text:style-name="P4">
Published Time: 2023-05-20T18:33</text:p>
      <text:p text:style-name="P4">
Modified Time: 2023-05-20T18:33</text:p>
      <text:p text:style-name="P4">
Description: 七国集团（G7）领导人呼吁《黑海谷物出口倡议》的所有参与者“在必要的情况下，以最大潜力继续并全面实施它的平稳运作”。路透社报道，七国集团星期五（5月19日）针对全球粮食安全发声明时...</text:p>
      <text:p text:style-name="P4">
Videos: []</text:p>
      <text:p text:style-name="P4">
Audios: []</text:p>
      <text:p text:style-name="P4">
Images: []</text:p>
      <text:p text:style-name="P4">
Type: NewsArticle</text:p>
      <text:p text:style-name="P4">
Breadcrumbs: ['即时', '国际']</text:p>
      <text:p text:style-name="P4">
Keywords: ['七国集团', '埃尔多安', '粮食']</text:p>
      <!--METADATA-->
      <text:p text:style-name="P4">
七国集团（G7）领导人呼吁《黑海谷物出口倡议》的所有参与者“在必要的情况下，以最大潜力继续并全面实施它的平稳运作”。</text:p>
      <text:p text:style-name="P4">
路透社报道，七国集团星期五（5月19日）针对全球粮食安全发声明时也强调了“允许谷物继续到达最需要的人手中的重要性”。</text:p>
      <text:p text:style-name="P4">
土耳其总统埃尔多安星期三（17日）宣布，帮助乌克兰在战时出口粮食的《黑海谷物出口倡议》将再延长两个月。这项倡议于2022年由联合国、俄罗斯、土耳其和乌克兰四方达成，已经过两次延期，原本将于星期四（18日）到期。</text:p>
      <text:p text:style-name="P4">
Source: <text:a xlink:type="simple" xlink:href="https://www.zaobao.com.sg/realtime/world/story20230520-1396592" text:style-name="Internet_20_link" text:visited-style-name="Visited_20_Internet_20_Link">
https://www.zaobao.com.sg/realtime/world/story20230520-1396592</text:a>
</text:p>
      <!--NEWS-->
      <text:h text:style-name="P10" text:outline-level="1">
<text:span text:style-name="T4">
泽连斯基与莫迪在广岛会面</text:span>
</text:h>
      <text:p text:style-name="P4">
Author: 联合早报 (Person)</text:p>
      <text:p text:style-name="P4">
Publisher: 联合早报 (Organization)</text:p>
      <text:p text:style-name="P4">
Published Time: 2023-05-20T19:26</text:p>
      <text:p text:style-name="P4">
Modified Time: 2023-05-20T20:27</text:p>
      <text:p text:style-name="P4">
Description: 乌克兰总统泽连斯基星期六（5月20日）与印度总理莫迪在七国集团（G7）峰会期间会面。法新社报道，印度总理办公室官方推特账号发布的一张照片显示两位领导人握手，这是俄罗斯入侵乌克兰后的...</text:p>
      <text:p text:style-name="P4">
Videos: []</text:p>
      <text:p text:style-name="P4">
Audios: []</text:p>
      <text:p text:style-name="P4">
Images: []</text:p>
      <text:p text:style-name="P4">
Type: NewsArticle</text:p>
      <text:p text:style-name="P4">
Breadcrumbs: ['即时', '国际']</text:p>
      <text:p text:style-name="P4">
Keywords: ['泽连斯基', '莫迪', '七国集团']</text:p>
      <!--METADATA-->
      <text:p text:style-name="P4">
乌克兰总统泽连斯基星期六（5月20日）与印度总理莫迪在七国集团（G7）峰会期间会面。</text:p>
      <text:p text:style-name="P4">
法新社报道，印度总理办公室官方推特账号发布的一张照片显示两位领导人握手，这是俄罗斯入侵乌克兰后的首次会面；印度迄今拒绝谴责俄罗斯的入侵。</text:p>
      <text:p text:style-name="Quotations">

<text:p text:style-name="P4">
<text:a xlink:type="simple" xlink:href="https://twitter.com/PMOIndia/statuses/1659857486147637249" text:style-name="Internet_20_link" text:visited-style-name="Visited_20_Internet_20_Link">
 </text:a>
</text:p>

</text:p>
      <text:p text:style-name="P4">
据两人会后的一份声明说，泽连斯基感谢莫迪向乌克兰提供的人道主义援助。泽连斯基再次提出了他所建议的和平之路，包括俄罗斯军队的完全撤出和恢复乌克兰的领土完整，以及其他国家的安全保证，并希望莫迪支持他的建议。</text:p>
      <text:p text:style-name="P4">
在新闻机构ANI发布的视频中，莫迪告诉泽连斯基，战争是整个世界的事情。莫迪说：“我不认为它是一个政治或经济问题。对我来说，这是一个人类的问题，一个人类价值观的问题。”</text:p>
      <text:p text:style-name="P4">
泽连斯基星期六抵达日本广岛出席G7峰会。G7国家和乌克兰的官员较早前透露，泽连斯基特别希望与莫迪和巴西总统卢拉会面。</text:p>
      <text:p text:style-name="P4">
Source: <text:a xlink:type="simple" xlink:href="https://www.zaobao.com.sg/realtime/world/story20230520-1396597" text:style-name="Internet_20_link" text:visited-style-name="Visited_20_Internet_20_Link">
https://www.zaobao.com.sg/realtime/world/story20230520-1396597</text:a>
</text:p>
      <!--NEWS-->
      <text:h text:style-name="P10" text:outline-level="1">
<text:span text:style-name="T4">
七国集团公报：抵御中国经济胁迫立场一致，不脱钩但要去风险</text:span>
</text:h>
      <text:p text:style-name="P4">
Author: chinese@voanews.com (黄耀毅)</text:p>
      <text:p text:style-name="P4">
Publisher: 美国之音中文网 (Type: NewsMediaOrganization)</text:p>
      <text:p text:style-name="P4">
Published Time: 2023-05-20T19:29:19+08:00</text:p>
      <text:p text:style-name="P4">
Modified Time: 2023-05-20 17:07:54Z</text:p>
      <text:p text:style-name="P4">
Description: 本届七国集团（G7）广岛峰会的领导人联合公报5月20日下午发表。公报的第51与52条聚焦中国，强调成员国必须抵御中国经济胁迫，但同时明确说明不与中国脱钩，而要“去风险”（de-risk）。在台湾、新疆、西藏、香港与南中国海问题上，G7公报再次作出明确表态。</text:p>
      <text:p text:style-name="P4">
Videos: []</text:p>
      <text:p text:style-name="P4">
Images: []</text:p>
      <text:p text:style-name="P4">
Categories: ['亚太', '经济·金融·贸易', '欧洲', '美中关系']</text:p>
      <text:p text:style-name="P4">
Type: None</text:p>
      <!--METADATA-->
      <text:p text:style-name="P4">
NoneNone</text:p>
      <text:p text:style-name="P4">
Source: <text:a xlink:type="simple" xlink:href="https://www.voachinese.com/a/g7-communique-china-20230530/7101718.html" text:style-name="Internet_20_link" text:visited-style-name="Visited_20_Internet_20_Link">
https://www.voachinese.com/a/g7-communique-china-20230530/7101718.html</text:a>
</text:p>
      <!--NEWS-->
      <text:h text:style-name="P10" text:outline-level="1">
<text:span text:style-name="T4">
俄副外长：供乌F-16战机将为西方带来巨大风险</text:span>
</text:h>
      <text:p text:style-name="P4">
Author: 联合早报 (Person)</text:p>
      <text:p text:style-name="P4">
Publisher: 联合早报 (Organization)</text:p>
      <text:p text:style-name="P4">
Published Time: 2023-05-20T21:01</text:p>
      <text:p text:style-name="P4">
Modified Time: 2023-05-20T21:07</text:p>
      <text:p text:style-name="P4">
Description: 塔斯社星期六（5月20日）引述俄罗斯副外交部长格鲁什科说，如果西方国家向乌克兰提供F-16战斗机，他们将面临“巨大的风险”。格鲁什科（Alexander Grushko）在回答有关...</text:p>
      <text:p text:style-name="P4">
Videos: []</text:p>
      <text:p text:style-name="P4">
Audios: []</text:p>
      <text:p text:style-name="P4">
Images: []</text:p>
      <text:p text:style-name="P4">
Type: NewsArticle</text:p>
      <text:p text:style-name="P4">
Breadcrumbs: ['即时', '国际']</text:p>
      <text:p text:style-name="P4">
Keywords: ['俄罗斯', '乌克兰', '美国', '战斗机', 'F-16战机']</text:p>
      <!--METADATA-->
      <text:p text:style-name="P4">
塔斯社星期六（5月20日）引述俄罗斯副外交部长格鲁什科说，如果西方国家向乌克兰提供F-16战斗机，他们将面临“巨大的风险”。</text:p>
      <text:p text:style-name="P4">
格鲁什科（AlexanderGrushko）在回答有关提供军事飞机的影响的问题时作出上述说明；乌克兰一直在向北约国家请求提供这些飞机。格鲁什科说：“我们看到，西方国家仍在坚持升级的设想。这给他们自己带来了巨大的风险。无论如何，我们的所有计划都会考虑到这一点，我们有一切必要的手段来实现我们设定的目标。”</text:p>
      <text:p text:style-name="P4">
美国总统拜登星期五（19日）在日本广岛举行的七国集团（G7）峰会上告诉其他G7领导人，他将允许乌克兰飞行员接受F-16战机的培训，并计划批准其他国家将美国制造的F-16战机转移到乌克兰。美国官员说，F-16战机联合培训计划将在几周内启动，并在乌克兰以外的欧洲地点进行，训练和交付F-16战机的时间最快为18个月。</text:p>
      <text:p text:style-name="P4">
其中一名官员说：“参与这项计划的国家联盟将决定何时提供战机，将提供多少架，以及由谁提供。”虽然这名官员没有说明哪些国家将参与，但英国首相苏纳克说，英国将与荷兰、比利时和丹麦合作，“让乌克兰获得它所需要的空中作战能力”。英国、比利时和荷兰对拜登的决定表示欢迎。</text:p>
      <text:p text:style-name="P4">
丹麦国防部在拜登宣布决定后说，它已做好提供F-16战机，供乌克兰飞行员接受培训的准备。丹麦为北约成员国之一。</text:p>
      <text:p text:style-name="P4">
Source: <text:a xlink:type="simple" xlink:href="https://www.zaobao.com.sg/realtime/world/story20230520-1396607" text:style-name="Internet_20_link" text:visited-style-name="Visited_20_Internet_20_Link">
https://www.zaobao.com.sg/realtime/world/story20230520-1396607</text:a>
</text:p>
      <!--NEWS-->
      <text:h text:style-name="P10" text:outline-level="1">
<text:span text:style-name="T4">
法内政部长：欧洲恐怖威胁将卷土重来</text:span>
</text:h>
      <text:p text:style-name="P4">
Author: 联合早报 (Person)</text:p>
      <text:p text:style-name="P4">
Publisher: 联合早报 (Organization)</text:p>
      <text:p text:style-name="P4">
Published Time: 2023-05-20T21:27</text:p>
      <text:p text:style-name="P4">
Modified Time: 2023-05-20T21:41</text:p>
      <text:p text:style-name="P4">
Description: 法国内政部长达尔马宁警告，欧洲的恐怖威胁即将卷土重来，他已要求美国在2024年巴黎奥运会之前加强合作。 达尔马宁星期五（5月19日）访问美国期间接受法新社采访时指出，美国从阿富汗撤...</text:p>
      <text:p text:style-name="P4">
Videos: []</text:p>
      <text:p text:style-name="P4">
Audios: []</text:p>
      <text:p text:style-name="P4">
Images: []</text:p>
      <text:p text:style-name="P4">
Type: NewsArticle</text:p>
      <text:p text:style-name="P4">
Breadcrumbs: ['即时', '国际']</text:p>
      <text:p text:style-name="P4">
Keywords: ['法国', '美国', '恐怖主义']</text:p>
      <!--METADATA-->
      <text:p text:style-name="P4">
法国内政部长达尔马宁警告，欧洲的恐怖威胁即将卷土重来，他已要求美国在2024年巴黎奥运会之前加强合作。</text:p>
      <text:p text:style-name="P4">
达尔马宁星期五（5月19日）访问美国期间接受法新社采访时指出，美国从阿富汗撤军、法国在非洲的足迹减少，及伊斯兰国（IS）在黎凡特的“重建”，这些都是“重大风险时期”。</text:p>
      <text:p text:style-name="P4">
达尔马宁正结束对华盛顿和纽约为期两天的访问，旨在促进法国和美国在打击恐怖主义和严重犯罪方面的警务和司法合作。</text:p>
      <text:p text:style-name="P4">
达尔马宁在纽约接受采访时说：“我们来提醒他们，对欧洲人来说，对法国来说，主要风险是逊尼派伊斯兰恐怖主义，情报部门之间的反恐合作是绝对必要的。”</text:p>
      <text:p text:style-name="P4">
他说，正当美国人或许将挑战聚焦在国内时，如白人至上主义、不断发生的枪击事件及阴谋，“他们决不能忘记在我们欧洲看来是首要威胁的东西： 逊尼派恐怖主义”。</text:p>
      <text:p text:style-name="P4">
达尔马宁在访问期间与美国司法部副部长摩纳哥和国土安全部部长马约尔卡斯交谈，并参观了弗吉尼亚州匡提科的联邦调查局（FBI）培训中心。在纽约，他会见了警察局长苏维尔，讨论重大国际活动的公共秩序和安全安排，并说法国正在为2024年7月的奥运会、橄榄球世界杯和教宗方济各今年晚些时候对马赛的访问做准备。</text:p>
      <text:p text:style-name="P4">
Source: <text:a xlink:type="simple" xlink:href="https://www.zaobao.com.sg/realtime/world/story20230520-1396615" text:style-name="Internet_20_link" text:visited-style-name="Visited_20_Internet_20_Link">
https://www.zaobao.com.sg/realtime/world/story20230520-1396615</text:a>
</text:p>
      <!--NEWS-->
      <text:h text:style-name="P10" text:outline-level="1">
<text:span text:style-name="T4">
中朝贸易飙升，七国集团警告朝鲜永远不会享有有核国家地位</text:span>
</text:h>
      <text:p text:style-name="P4">
Author: chinese@voanews.com (美国之音)</text:p>
      <text:p text:style-name="P4">
Publisher: 美国之音中文网 (Type: NewsMediaOrganization)</text:p>
      <text:p text:style-name="P4">
Published Time: 2023-05-20T22:07:48+08:00</text:p>
      <text:p text:style-name="P4">
Modified Time: 2023-05-20 14:07:48Z</text:p>
      <text:p text:style-name="P4">
Description: 中国海关周六（5月20日）公布的数字显示，四月份，中国对朝鲜的出口和双边贸易额都出现了大幅度增长。工业七国集团敦促平壤停止导弹试射和核试验，并警告说，朝鲜永远不会享有国际法所规定的“有核国家”地位</text:p>
      <text:p text:style-name="P4">
Videos: []</text:p>
      <text:p text:style-name="P4">
Images: []</text:p>
      <text:p text:style-name="P4">
Categories: ['朝鲜半岛局势', '亚太', '经济·金融·贸易', '人权', '中国', '军事', '新疆西藏问题']</text:p>
      <text:p text:style-name="P4">
Type: None</text:p>
      <!--METADATA-->
      <text:p text:style-name="P4">
NoneNone</text:p>
      <text:p text:style-name="P4">
Source: <text:a xlink:type="simple" xlink:href="https://www.voachinese.com/a/china-s-exports-to-north-korea-surge-in-april-20230520/7101809.html" text:style-name="Internet_20_link" text:visited-style-name="Visited_20_Internet_20_Link">
https://www.voachinese.com/a/china-s-exports-to-north-korea-surge-in-april-20230520/7101809.html</text:a>
</text:p>
      <!--NEWS-->
      <text:h text:style-name="P10" text:outline-level="1">
<text:span text:style-name="T4">
意大利总理将提前离开G7峰会应对洪灾</text:span>
</text:h>
      <text:p text:style-name="P4">
Author: 联合早报 (Person)</text:p>
      <text:p text:style-name="P4">
Publisher: 联合早报 (Organization)</text:p>
      <text:p text:style-name="P4">
Published Time: 2023-05-20T22:26</text:p>
      <text:p text:style-name="P4">
Modified Time: 2023-05-20T22:28</text:p>
      <text:p text:style-name="P4">
Description: 消息人士称，意大利总理梅洛尼将提前一天离开日本举办的七国集团（G7）广岛峰会，以应对本周袭击意大利北部的洪水。综合路透社和彭博社报道，意大利北部艾米利亚—罗马涅区近日暴雨成灾，引发...</text:p>
      <text:p text:style-name="P4">
Videos: []</text:p>
      <text:p text:style-name="P4">
Audios: []</text:p>
      <text:p text:style-name="P4">
Images: []</text:p>
      <text:p text:style-name="P4">
Type: NewsArticle</text:p>
      <text:p text:style-name="P4">
Breadcrumbs: ['即时', '国际']</text:p>
      <text:p text:style-name="P4">
Keywords: ['七国集团', '意大利', '洪水']</text:p>
      <!--METADATA-->
      <text:p text:style-name="P4">
消息人士称，意大利总理梅洛尼将提前一天离开日本举办的七国集团（G7）广岛峰会，以应对本周袭击意大利北部的洪水。</text:p>
      <text:p text:style-name="P4">
综合路透社和彭博社报道，意大利北部艾米利亚—罗马涅区近日暴雨成灾，引发洪水和泥石流，迄今已造成14人死亡、一万人流离失所、价值数十亿欧元的损失，对农业的打击尤为严重。</text:p>
      <text:p text:style-name="P4">
意大利政府将于星期二（5月23日）举行内阁会议，以决定帮助人民应对洪水的措施。</text:p>
      <text:p text:style-name="P4">
梅洛尼星期六（20日）较早前感谢G7领导人和各国与会者对洪灾的关切。她发推文说：”你们的亲近是我们在困难时期凝聚力的一个有形标志。谢谢你们。”</text:p>
      <text:p text:style-name="P4">
Source: <text:a xlink:type="simple" xlink:href="https://www.zaobao.com.sg/realtime/world/story20230520-1396624" text:style-name="Internet_20_link" text:visited-style-name="Visited_20_Internet_20_Link">
https://www.zaobao.com.sg/realtime/world/story20230520-1396624</text:a>
</text:p>
      <!--NEWS-->
      <text:h text:style-name="P10" text:outline-level="1">
<text:span text:style-name="T4">
俄瓦格纳雇佣军声称完全控制乌东巴赫穆特</text:span>
</text:h>
      <text:p text:style-name="P4">
Author: 联合早报 (Person)</text:p>
      <text:p text:style-name="P4">
Publisher: 联合早报 (Organization)</text:p>
      <text:p text:style-name="P4">
Published Time: 2023-05-20T23:09</text:p>
      <text:p text:style-name="P4">
Modified Time: 2023-05-20T23:14</text:p>
      <text:p text:style-name="P4">
Description: 俄罗斯瓦格纳雇佣军创办人普里戈津声称，已完全控制了乌克兰东部前线城市巴赫穆特。路透社报道，普里戈津（Yevgeny Prigozhin）星期六（5月20日）发布一则视频，身着作战服...</text:p>
      <text:p text:style-name="P4">
Videos: []</text:p>
      <text:p text:style-name="P4">
Audios: []</text:p>
      <text:p text:style-name="P4">
Images: []</text:p>
      <text:p text:style-name="P4">
Type: NewsArticle</text:p>
      <text:p text:style-name="P4">
Breadcrumbs: ['即时', '国际']</text:p>
      <text:p text:style-name="P4">
Keywords: ['乌克兰', '俄罗斯', '泽连斯基', '俄乌战争']</text:p>
      <!--METADATA-->
      <text:p text:style-name="P4">
俄罗斯瓦格纳雇佣军创办人普里戈津声称，已完全控制了乌克兰东部前线城市巴赫穆特。</text:p>
      <text:p text:style-name="P4">
路透社报道，普里戈津（YevgenyPrigozhin）星期六（5月20日）发布一则视频，身着作战服出现在一排手持俄罗斯国旗和瓦格纳旗帜的士兵面前。他在视频中说：“今天（20日）中午12时（新加坡时间下午5时），巴赫穆特被完全占领了。我们完全占领了整个城市、每一栋房子。”</text:p>
      <text:p text:style-name="P4">
普里戈津说，他的部队将从5月25日起撤出巴赫穆特，以休息和再训练，并将控制权移交给俄罗斯正规军。在视频中，当普里戈津讲话时，背景中可以听到遥远的爆炸声。</text:p>
      <text:p text:style-name="P4">
乌克兰国防部副部长马里亚尔星期六说，巴赫穆特的局势十分危急，乌军在当地西南部维持防御。她在Telegram应用上说：“巴赫穆特发生了激烈的战斗。局势很危急。到目前为止，我们的士兵控制了这一地区的一些工业和基础设施以及私营部门。”</text:p>
      <text:p text:style-name="P4">
普里戈津嘲弄乌克兰总统泽连斯基和美国总统拜登。泽连斯基和拜登正在日本广岛参加七国集团（G7）峰会；普里戈津在视频中对泽连斯基说：“今天当你看到拜登时，亲吻他的头顶，替我向他问好。”</text:p>
      <text:p text:style-name="P4">
Source: <text:a xlink:type="simple" xlink:href="https://www.zaobao.com.sg/realtime/world/story20230520-1396628" text:style-name="Internet_20_link" text:visited-style-name="Visited_20_Internet_20_Link">
https://www.zaobao.com.sg/realtime/world/story20230520-1396628</text:a>
</text:p>
      <!--NEWS-->
      <text:h text:style-name="P10" text:outline-level="1">
<text:span text:style-name="T4">
蔡英文发表最后一次就职周年演讲，强调战争不是选项</text:span>
</text:h>
      <text:p text:style-name="P4">
Author: chinese@voanews.com (美国之音)</text:p>
      <text:p text:style-name="P4">
Publisher: 美国之音中文网 (Type: NewsMediaOrganization)</text:p>
      <text:p text:style-name="P4">
Published Time: 2023-05-20T23:24:52+08:00</text:p>
      <text:p text:style-name="P4">
Modified Time: 2023-05-20 16:10:36Z</text:p>
      <text:p text:style-name="P4">
Description: 台湾总统蔡英文周六（5月20日）承诺，尽管中国方面不断向台湾施加军事压力，台海两岸关系高度紧张，但台湾将继续努力维持台海的和平与稳定。</text:p>
      <text:p text:style-name="P4">
Videos: []</text:p>
      <text:p text:style-name="P4">
Images: []</text:p>
      <text:p text:style-name="P4">
Categories: ['台湾', '台海两岸关系']</text:p>
      <text:p text:style-name="P4">
Type: None</text:p>
      <!--METADATA-->
      <text:p text:style-name="P4">
NoneNone</text:p>
      <text:p text:style-name="P4">
Source: <text:a xlink:type="simple" xlink:href="https://www.voachinese.com/a/war-is-not-an-option-taiwan-president-says-amid-china-tensions-20230520/7101863.html" text:style-name="Internet_20_link" text:visited-style-name="Visited_20_Internet_20_Link">
https://www.voachinese.com/a/war-is-not-an-option-taiwan-president-says-amid-china-tensions-20230520/7101863.html</text:a>
</text:p>
      <!--NEWS-->
      <text:h text:style-name="P10" text:outline-level="1">
<text:span text:style-name="T4">
世卫：慢性病的伤害巨大且不断增加</text:span>
</text:h>
      <text:p text:style-name="P4">
Author: 联合早报 (Person)</text:p>
      <text:p text:style-name="P4">
Publisher: 联合早报 (Organization)</text:p>
      <text:p text:style-name="P4">
Published Time: 2023-05-20T23:57</text:p>
      <text:p text:style-name="P4">
Modified Time: 2023-05-21T00:01</text:p>
      <text:p text:style-name="P4">
Description: 世界卫生组织发布的2023年《世界卫生统计》报告指出，近年来关键健康指标的进展停滞不前，报告还提醒人们注意非传染性疾病和气候变化日益严重的威胁。世界卫生组织星期五（5月19日）发布...</text:p>
      <text:p text:style-name="P4">
Videos: []</text:p>
      <text:p text:style-name="P4">
Audios: []</text:p>
      <text:p text:style-name="P4">
Images: []</text:p>
      <text:p text:style-name="P4">
Type: NewsArticle</text:p>
      <text:p text:style-name="P4">
Breadcrumbs: ['即时', '国际']</text:p>
      <text:p text:style-name="P4">
Keywords: ['世界卫生组织', '慢性病', '传染病']</text:p>
      <!--METADATA-->
      <text:p text:style-name="P4">
世界卫生组织发布的2023年《世界卫生统计》报告指出，近年来关键健康指标的进展停滞不前，报告还提醒人们注意非传染性疾病和气候变化日益严重的威胁。</text:p>
      <text:p text:style-name="P4">
世界卫生组织星期五（5月19日）发布的这份数据截至2022年的报告强调，与2000年至2015年的趋势相比，近年来关键健康指标的进展停滞不前。报告呼吁各国进行协调，加强应对措施。</text:p>
      <text:p text:style-name="P4">
联合国新闻中心报道，报告记录了冠病疫情对全球健康造成损失的最新数据，这些损失导致可持续发展目标的进展持续下降。2020年至2021年间，冠病在全球造成了3.368亿年的生命损失，这相当于每多死亡一人平均损失22年的生命。</text:p>
      <text:p text:style-name="P4">
自2000年以来，孕产妇和儿童的死亡人数分别下降了三分之一和二分之一。艾滋病毒、结核病和疟疾等传染病的发病率也有所下降，因非传染性疾病和受伤而过早死亡的风险也有所降低。这些进展使全球预期寿命从2000年的67岁增加到2019年的73岁。</text:p>
      <text:p text:style-name="P4">
世卫组织总干事谭德塞说：“报告就非传染性疾病的威胁发出了严峻的信息，这些疾病对生命、生计、卫生系统、社区、经济和社会造成了巨大且日益严重的损失。该报告呼吁各国大幅增加对健康与卫生系统的投资，以重回实现可持续发展目标的轨道。”</text:p>
      <text:p text:style-name="P4">
数据显示，尽管总体健康状况有所改善，但非传染性疾病每年造成的死亡比例一直在增长，目前每年因疾病死亡的人中有近四分之三是由于非传染性疾病导致。</text:p>
      <text:p text:style-name="P4">
如果这种趋势持续下去，预计到本世纪中叶，非传染性疾病将占每年9000万死亡人数的86%左右，即其中7700万的死亡将归因于非传染性疾病。自2019年以来，绝对数字增加了近90%。</text:p>
      <text:p text:style-name="P4">
尽管吸烟、饮酒、暴力、不安全的水和卫生设施以及儿童发育迟缓方面的健康风险有所减少，但进展仍不足，空气污染等问题的风险仍然很高。正在上升的肥胖的患病率没有逆转的迹象。</text:p>
      <text:p text:style-name="P4">
Source: <text:a xlink:type="simple" xlink:href="https://www.zaobao.com.sg/realtime/world/story20230520-1396637" text:style-name="Internet_20_link" text:visited-style-name="Visited_20_Internet_20_Link">
https://www.zaobao.com.sg/realtime/world/story20230520-1396637</text:a>
</text:p>
      <!--NEWS-->
      <text:h text:style-name="P10" text:outline-level="1">
<text:span text:style-name="T4">
美国债务上限谈判仍未有进展，白宫和众议院共和党分歧难以弥合</text:span>
</text:h>
      <text:p text:style-name="P4">
Author: chinese@voanews.com (美国之音)</text:p>
      <text:p text:style-name="P4">
Publisher: 美国之音中文网 (Type: NewsMediaOrganization)</text:p>
      <text:p text:style-name="P4">
Published Time: 2023-05-21T01:19:15+08:00</text:p>
      <text:p text:style-name="P4">
Modified Time: 2023-05-20 17:19:15Z</text:p>
      <text:p text:style-name="P4">
Description: 美国行政当局和国会之间就提高联邦政府债务上限的第二次谈判在周五（5月19日）结束，没有取得进展，也没有就后续谈判作出安排。</text:p>
      <text:p text:style-name="P4">
Videos: []</text:p>
      <text:p text:style-name="P4">
Images: []</text:p>
      <text:p text:style-name="P4">
Categories: ['美国', '经济·金融·贸易']</text:p>
      <text:p text:style-name="P4">
Type: None</text:p>
      <!--METADATA-->
      <text:p text:style-name="P4">
NoneNone</text:p>
      <text:p text:style-name="P4">
Source: <text:a xlink:type="simple" xlink:href="https://www.voachinese.com/a/white-house-republicans-make-no-progress-on-debt-ceiling-20230520/7101940.html" text:style-name="Internet_20_link" text:visited-style-name="Visited_20_Internet_20_Link">
https://www.voachinese.com/a/white-house-republicans-make-no-progress-on-debt-ceiling-20230520/7101940.html</text:a>
</text:p>
      <!--NEWS-->
      <text:h text:style-name="P10" text:outline-level="1">
<text:span text:style-name="T4">
七国集团公报加大对中国和俄罗斯施压</text:span>
</text:h>
      <text:p text:style-name="P4">
Author: chinese@voanews.com (维达库斯瓦拉)</text:p>
      <text:p text:style-name="P4">
Publisher: 美国之音中文网 (Type: NewsMediaOrganization)</text:p>
      <text:p text:style-name="P4">
Published Time: 2023-05-21T03:46:09+08:00</text:p>
      <text:p text:style-name="P4">
Modified Time: 2023-05-20 19:46:09Z</text:p>
      <text:p text:style-name="P4">
Description: 工业七国集团星期六加大谴责中国正在增长的军事和经济安全威胁，同时敦促北京要俄罗斯停止军事入侵，并从乌克兰撤军。</text:p>
      <text:p text:style-name="P4">
Videos: []</text:p>
      <text:p text:style-name="P4">
Images: []</text:p>
      <text:p text:style-name="P4">
Categories: ['全球议题', '经济·金融·贸易', '中国', '台湾']</text:p>
      <text:p text:style-name="P4">
Type: None</text:p>
      <!--METADATA-->
      <text:p text:style-name="P4">
NoneNone</text:p>
      <text:p text:style-name="P4">
Source: <text:a xlink:type="simple" xlink:href="https://www.voachinese.com/a/g7-amps-up-pressure-2023-0520/7102031.html" text:style-name="Internet_20_link" text:visited-style-name="Visited_20_Internet_20_Link">
https://www.voachinese.com/a/g7-amps-up-pressure-2023-0520/7102031.html</text:a>
</text:p>
      <!--NEWS-->
      <text:h text:style-name="P10" text:outline-level="1">
<text:span text:style-name="T4">
苏丹首都喀土穆郊区遭受空袭</text:span>
</text:h>
      <text:p text:style-name="P4">
Author: chinese@voanews.com (美国之音)</text:p>
      <text:p text:style-name="P4">
Publisher: 美国之音中文网 (Type: NewsMediaOrganization)</text:p>
      <text:p text:style-name="P4">
Published Time: 2023-05-21T04:39:01+08:00</text:p>
      <text:p text:style-name="P4">
Modified Time: 2023-05-20 20:39:01Z</text:p>
      <text:p text:style-name="P4">
Description: 苏丹首都喀土穆的外围地区星期六临晨和上午遭受空袭，冲突同时进入第六个星期。</text:p>
      <text:p text:style-name="P4">
Videos: []</text:p>
      <text:p text:style-name="P4">
Images: []</text:p>
      <text:p text:style-name="P4">
Categories: ['非洲', '军事']</text:p>
      <text:p text:style-name="P4">
Type: None</text:p>
      <!--METADATA-->
      <text:p text:style-name="P4">
NoneNone</text:p>
      <text:p text:style-name="P4">
Source: <text:a xlink:type="simple" xlink:href="https://www.voachinese.com/a/airstrikes-hit-khartoum-20230520/7102055.html" text:style-name="Internet_20_link" text:visited-style-name="Visited_20_Internet_20_Link">
https://www.voachinese.com/a/airstrikes-hit-khartoum-20230520/7102055.html</text:a>
</text:p>
      <!--NEWS-->
      <text:h text:style-name="P10" text:outline-level="1">
<text:span text:style-name="T4">
马里乌波尔沦陷一周年之际，亚速钢铁厂的幸存者回忆投降</text:span>
</text:h>
      <text:p text:style-name="P4">
Author: chinese@voanews.com (美国之音)</text:p>
      <text:p text:style-name="P4">
Publisher: 美国之音中文网 (Type: NewsMediaOrganization)</text:p>
      <text:p text:style-name="P4">
Published Time: 2023-05-21T05:33:34+08:00</text:p>
      <text:p text:style-name="P4">
Modified Time: 2023-05-20 21:33:34Z</text:p>
      <text:p text:style-name="P4">
Description: 乌克兰马里乌波尔市的警察韦尔希宁（Mikhailo Vershinin）被俄罗斯人被捕后四个月出现了。</text:p>
      <text:p text:style-name="P4">
Videos: []</text:p>
      <text:p text:style-name="P4">
Images: []</text:p>
      <text:p text:style-name="P4">
Categories: ['乌克兰局势', '军事']</text:p>
      <text:p text:style-name="P4">
Type: None</text:p>
      <!--METADATA-->
      <text:p text:style-name="P4">
NoneNone</text:p>
      <text:p text:style-name="P4">
Source: <text:a xlink:type="simple" xlink:href="https://www.voachinese.com/a/azovstal-survivors-reflect-on-surrender-20230520/7102075.html" text:style-name="Internet_20_link" text:visited-style-name="Visited_20_Internet_20_Link">
https://www.voachinese.com/a/azovstal-survivors-reflect-on-surrender-20230520/7102075.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